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997.63pt" svg:height="617.41pt" svg:x="503.49pt" svg:y="6.01pt">
            <draw:object draw:notify-on-update-of-ranges="'relay1.comm.sub.network'.E2:'relay1.comm.sub.network'.E492 'relay1.comm.sub.network'.F2:'relay1.comm.sub.network'.F49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30379.53104" calcext:value-type="float">
            <text:p>1456030379.53104</text:p>
          </table:table-cell>
          <table:table-cell office:value-type="float" office:value="1456030379.53153" calcext:value-type="float">
            <text:p>1456030379.53153</text:p>
          </table:table-cell>
          <table:table-cell office:value-type="float" office:value="7872" calcext:value-type="float">
            <text:p>7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30379.62945" calcext:value-type="float">
            <text:p>1456030379.62945</text:p>
          </table:table-cell>
          <table:table-cell office:value-type="float" office:value="1456030379.62973" calcext:value-type="float">
            <text:p>1456030379.62973</text:p>
          </table:table-cell>
          <table:table-cell office:value-type="float" office:value="7856" calcext:value-type="float">
            <text:p>7856</text:p>
          </table:table-cell>
          <table:table-cell table:formula="of:=[.B3]-[.B$2]" office:value-type="float" office:value="0.0984129905700684" calcext:value-type="float">
            <text:p>0.0984129906</text:p>
          </table:table-cell>
          <table:table-cell table:formula="of:=[.D3]/([.E3]-[.E2])" office:value-type="float" office:value="79826.8597925257" calcext:value-type="float">
            <text:p>79826.8597925257</text:p>
          </table:table-cell>
          <table:table-cell table:formula="of:=[.E3]-[.E2]" office:value-type="float" office:value="0.0984129905700684" calcext:value-type="float">
            <text:p>0.09841299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30379.72871" calcext:value-type="float">
            <text:p>1456030379.72871</text:p>
          </table:table-cell>
          <table:table-cell office:value-type="float" office:value="1456030379.72898" calcext:value-type="float">
            <text:p>1456030379.72898</text:p>
          </table:table-cell>
          <table:table-cell office:value-type="float" office:value="7824" calcext:value-type="float">
            <text:p>7824</text:p>
          </table:table-cell>
          <table:table-cell table:formula="of:=[.B4]-[.B$2]" office:value-type="float" office:value="0.197667837142944" calcext:value-type="float">
            <text:p>0.1976678371</text:p>
          </table:table-cell>
          <table:table-cell table:formula="of:=[.D4]/([.E4]-[.E3])" office:value-type="float" office:value="78827.3849605458" calcext:value-type="float">
            <text:p>78827.3849605458</text:p>
          </table:table-cell>
          <table:table-cell table:formula="of:=[.E4]-[.E3]" office:value-type="float" office:value="0.099254846572876" calcext:value-type="float">
            <text:p>0.09925484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30379.82934" calcext:value-type="float">
            <text:p>1456030379.82934</text:p>
          </table:table-cell>
          <table:table-cell office:value-type="float" office:value="1456030379.82962" calcext:value-type="float">
            <text:p>1456030379.82962</text:p>
          </table:table-cell>
          <table:table-cell office:value-type="float" office:value="7784" calcext:value-type="float">
            <text:p>7784</text:p>
          </table:table-cell>
          <table:table-cell table:formula="of:=[.B5]-[.B$2]" office:value-type="float" office:value="0.298298835754395" calcext:value-type="float">
            <text:p>0.2982988358</text:p>
          </table:table-cell>
          <table:table-cell table:formula="of:=[.D5]/([.E5]-[.E4])" office:value-type="float" office:value="77351.9105186968" calcext:value-type="float">
            <text:p>77351.9105186968</text:p>
          </table:table-cell>
          <table:table-cell table:formula="of:=[.E5]-[.E4]" office:value-type="float" office:value="0.10063099861145" calcext:value-type="float">
            <text:p>0.10063099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30380.02905" calcext:value-type="float">
            <text:p>1456030380.02905</text:p>
          </table:table-cell>
          <table:table-cell office:value-type="float" office:value="1456030380.02933" calcext:value-type="float">
            <text:p>1456030380.02933</text:p>
          </table:table-cell>
          <table:table-cell office:value-type="float" office:value="7744" calcext:value-type="float">
            <text:p>7744</text:p>
          </table:table-cell>
          <table:table-cell table:formula="of:=[.B6]-[.B$2]" office:value-type="float" office:value="0.498010158538818" calcext:value-type="float">
            <text:p>0.4980101585</text:p>
          </table:table-cell>
          <table:table-cell table:formula="of:=[.D6]/([.E6]-[.E5])" office:value-type="float" office:value="38775.9686933684" calcext:value-type="float">
            <text:p>38775.9686933684</text:p>
          </table:table-cell>
          <table:table-cell table:formula="of:=[.E6]-[.E5]" office:value-type="float" office:value="0.199711322784424" calcext:value-type="float">
            <text:p>0.1997113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30380.12968" calcext:value-type="float">
            <text:p>1456030380.12968</text:p>
          </table:table-cell>
          <table:table-cell office:value-type="float" office:value="1456030380.12996" calcext:value-type="float">
            <text:p>1456030380.12996</text:p>
          </table:table-cell>
          <table:table-cell office:value-type="float" office:value="7688" calcext:value-type="float">
            <text:p>7688</text:p>
          </table:table-cell>
          <table:table-cell table:formula="of:=[.B7]-[.B$2]" office:value-type="float" office:value="0.598636627197266" calcext:value-type="float">
            <text:p>0.5986366272</text:p>
          </table:table-cell>
          <table:table-cell table:formula="of:=[.D7]/([.E7]-[.E6])" office:value-type="float" office:value="76401.3693662956" calcext:value-type="float">
            <text:p>76401.3693662956</text:p>
          </table:table-cell>
          <table:table-cell table:formula="of:=[.E7]-[.E6]" office:value-type="float" office:value="0.100626468658447" calcext:value-type="float">
            <text:p>0.10062646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30380.22911" calcext:value-type="float">
            <text:p>1456030380.22911</text:p>
          </table:table-cell>
          <table:table-cell office:value-type="float" office:value="1456030380.22939" calcext:value-type="float">
            <text:p>1456030380.22939</text:p>
          </table:table-cell>
          <table:table-cell office:value-type="float" office:value="7624" calcext:value-type="float">
            <text:p>7624</text:p>
          </table:table-cell>
          <table:table-cell table:formula="of:=[.B8]-[.B$2]" office:value-type="float" office:value="0.698071241378784" calcext:value-type="float">
            <text:p>0.6980712414</text:p>
          </table:table-cell>
          <table:table-cell table:formula="of:=[.D8]/([.E8]-[.E7])" office:value-type="float" office:value="76673.5011017626" calcext:value-type="float">
            <text:p>76673.5011017626</text:p>
          </table:table-cell>
          <table:table-cell table:formula="of:=[.E8]-[.E7]" office:value-type="float" office:value="0.0994346141815186" calcext:value-type="float">
            <text:p>0.09943461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30380.32871" calcext:value-type="float">
            <text:p>1456030380.32871</text:p>
          </table:table-cell>
          <table:table-cell office:value-type="float" office:value="1456030380.32898" calcext:value-type="float">
            <text:p>1456030380.32898</text:p>
          </table:table-cell>
          <table:table-cell office:value-type="float" office:value="7552" calcext:value-type="float">
            <text:p>7552</text:p>
          </table:table-cell>
          <table:table-cell table:formula="of:=[.B9]-[.B$2]" office:value-type="float" office:value="0.797665596008301" calcext:value-type="float">
            <text:p>0.797665596</text:p>
          </table:table-cell>
          <table:table-cell table:formula="of:=[.D9]/([.E9]-[.E8])" office:value-type="float" office:value="75827.5911128986" calcext:value-type="float">
            <text:p>75827.5911128986</text:p>
          </table:table-cell>
          <table:table-cell table:formula="of:=[.E9]-[.E8]" office:value-type="float" office:value="0.0995943546295166" calcext:value-type="float">
            <text:p>0.09959435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30380.43144" calcext:value-type="float">
            <text:p>1456030380.43144</text:p>
          </table:table-cell>
          <table:table-cell office:value-type="float" office:value="1456030380.43172" calcext:value-type="float">
            <text:p>1456030380.43172</text:p>
          </table:table-cell>
          <table:table-cell office:value-type="float" office:value="7480" calcext:value-type="float">
            <text:p>7480</text:p>
          </table:table-cell>
          <table:table-cell table:formula="of:=[.B10]-[.B$2]" office:value-type="float" office:value="0.900400638580322" calcext:value-type="float">
            <text:p>0.9004006386</text:p>
          </table:table-cell>
          <table:table-cell table:formula="of:=[.D10]/([.E10]-[.E9])" office:value-type="float" office:value="72808.6523617899" calcext:value-type="float">
            <text:p>72808.6523617899</text:p>
          </table:table-cell>
          <table:table-cell table:formula="of:=[.E10]-[.E9]" office:value-type="float" office:value="0.102735042572021" calcext:value-type="float">
            <text:p>0.10273504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30380.54404" calcext:value-type="float">
            <text:p>1456030380.54404</text:p>
          </table:table-cell>
          <table:table-cell office:value-type="float" office:value="1456030380.54433" calcext:value-type="float">
            <text:p>1456030380.54433</text:p>
          </table:table-cell>
          <table:table-cell office:value-type="float" office:value="7392" calcext:value-type="float">
            <text:p>7392</text:p>
          </table:table-cell>
          <table:table-cell table:formula="of:=[.B11]-[.B$2]" office:value-type="float" office:value="1.01300001144409" calcext:value-type="float">
            <text:p>1.0130000114</text:p>
          </table:table-cell>
          <table:table-cell table:formula="of:=[.D11]/([.E11]-[.E10])" office:value-type="float" office:value="65648.6782474655" calcext:value-type="float">
            <text:p>65648.6782474655</text:p>
          </table:table-cell>
          <table:table-cell table:formula="of:=[.E11]-[.E10]" office:value-type="float" office:value="0.11259937286377" calcext:value-type="float">
            <text:p>0.11259937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30380.72948" calcext:value-type="float">
            <text:p>1456030380.72948</text:p>
          </table:table-cell>
          <table:table-cell office:value-type="float" office:value="1456030380.72976" calcext:value-type="float">
            <text:p>1456030380.72976</text:p>
          </table:table-cell>
          <table:table-cell office:value-type="float" office:value="7304" calcext:value-type="float">
            <text:p>7304</text:p>
          </table:table-cell>
          <table:table-cell table:formula="of:=[.B12]-[.B$2]" office:value-type="float" office:value="1.19844198226929" calcext:value-type="float">
            <text:p>1.1984419823</text:p>
          </table:table-cell>
          <table:table-cell table:formula="of:=[.D12]/([.E12]-[.E11])" office:value-type="float" office:value="39386.9843353047" calcext:value-type="float">
            <text:p>39386.9843353047</text:p>
          </table:table-cell>
          <table:table-cell table:formula="of:=[.E12]-[.E11]" office:value-type="float" office:value="0.185441970825195" calcext:value-type="float">
            <text:p>0.1854419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30380.82917" calcext:value-type="float">
            <text:p>1456030380.82917</text:p>
          </table:table-cell>
          <table:table-cell office:value-type="float" office:value="1456030380.82945" calcext:value-type="float">
            <text:p>1456030380.82945</text:p>
          </table:table-cell>
          <table:table-cell office:value-type="float" office:value="7208" calcext:value-type="float">
            <text:p>7208</text:p>
          </table:table-cell>
          <table:table-cell table:formula="of:=[.B13]-[.B$2]" office:value-type="float" office:value="1.29812693595886" calcext:value-type="float">
            <text:p>1.298126936</text:p>
          </table:table-cell>
          <table:table-cell table:formula="of:=[.D13]/([.E13]-[.E12])" office:value-type="float" office:value="72307.8030657077" calcext:value-type="float">
            <text:p>72307.8030657077</text:p>
          </table:table-cell>
          <table:table-cell table:formula="of:=[.E13]-[.E12]" office:value-type="float" office:value="0.0996849536895752" calcext:value-type="float">
            <text:p>0.09968495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30380.92963" calcext:value-type="float">
            <text:p>1456030380.92963</text:p>
          </table:table-cell>
          <table:table-cell office:value-type="float" office:value="1456030380.92989" calcext:value-type="float">
            <text:p>1456030380.92989</text:p>
          </table:table-cell>
          <table:table-cell office:value-type="float" office:value="7104" calcext:value-type="float">
            <text:p>7104</text:p>
          </table:table-cell>
          <table:table-cell table:formula="of:=[.B14]-[.B$2]" office:value-type="float" office:value="1.39858412742615" calcext:value-type="float">
            <text:p>1.3985841274</text:p>
          </table:table-cell>
          <table:table-cell table:formula="of:=[.D14]/([.E14]-[.E13])" office:value-type="float" office:value="70716.6893304347" calcext:value-type="float">
            <text:p>70716.6893304347</text:p>
          </table:table-cell>
          <table:table-cell table:formula="of:=[.E14]-[.E13]" office:value-type="float" office:value="0.100457191467285" calcext:value-type="float">
            <text:p>0.10045719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30381.02925" calcext:value-type="float">
            <text:p>1456030381.02925</text:p>
          </table:table-cell>
          <table:table-cell office:value-type="float" office:value="1456030381.02952" calcext:value-type="float">
            <text:p>1456030381.02952</text:p>
          </table:table-cell>
          <table:table-cell office:value-type="float" office:value="7000" calcext:value-type="float">
            <text:p>7000</text:p>
          </table:table-cell>
          <table:table-cell table:formula="of:=[.B15]-[.B$2]" office:value-type="float" office:value="1.49821043014526" calcext:value-type="float">
            <text:p>1.4982104301</text:p>
          </table:table-cell>
          <table:table-cell table:formula="of:=[.D15]/([.E15]-[.E14])" office:value-type="float" office:value="70262.5693109943" calcext:value-type="float">
            <text:p>70262.5693109943</text:p>
          </table:table-cell>
          <table:table-cell table:formula="of:=[.E15]-[.E14]" office:value-type="float" office:value="0.0996263027191162" calcext:value-type="float">
            <text:p>0.09962630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30381.12878" calcext:value-type="float">
            <text:p>1456030381.12878</text:p>
          </table:table-cell>
          <table:table-cell office:value-type="float" office:value="1456030381.12905" calcext:value-type="float">
            <text:p>1456030381.12905</text:p>
          </table:table-cell>
          <table:table-cell office:value-type="float" office:value="6888" calcext:value-type="float">
            <text:p>6888</text:p>
          </table:table-cell>
          <table:table-cell table:formula="of:=[.B16]-[.B$2]" office:value-type="float" office:value="1.59773802757263" calcext:value-type="float">
            <text:p>1.5977380276</text:p>
          </table:table-cell>
          <table:table-cell table:formula="of:=[.D16]/([.E16]-[.E15])" office:value-type="float" office:value="69206.935343" calcext:value-type="float">
            <text:p>69206.935343</text:p>
          </table:table-cell>
          <table:table-cell table:formula="of:=[.E16]-[.E15]" office:value-type="float" office:value="0.0995275974273682" calcext:value-type="float">
            <text:p>0.09952759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30381.22924" calcext:value-type="float">
            <text:p>1456030381.22924</text:p>
          </table:table-cell>
          <table:table-cell office:value-type="float" office:value="1456030381.22952" calcext:value-type="float">
            <text:p>1456030381.22952</text:p>
          </table:table-cell>
          <table:table-cell office:value-type="float" office:value="6776" calcext:value-type="float">
            <text:p>6776</text:p>
          </table:table-cell>
          <table:table-cell table:formula="of:=[.B17]-[.B$2]" office:value-type="float" office:value="1.69819664955139" calcext:value-type="float">
            <text:p>1.6981966496</text:p>
          </table:table-cell>
          <table:table-cell table:formula="of:=[.D17]/([.E17]-[.E16])" office:value-type="float" office:value="67450.6564646354" calcext:value-type="float">
            <text:p>67450.6564646354</text:p>
          </table:table-cell>
          <table:table-cell table:formula="of:=[.E17]-[.E16]" office:value-type="float" office:value="0.10045862197876" calcext:value-type="float">
            <text:p>0.1004586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30381.32967" calcext:value-type="float">
            <text:p>1456030381.32967</text:p>
          </table:table-cell>
          <table:table-cell office:value-type="float" office:value="1456030381.32995" calcext:value-type="float">
            <text:p>1456030381.32995</text:p>
          </table:table-cell>
          <table:table-cell office:value-type="float" office:value="6656" calcext:value-type="float">
            <text:p>6656</text:p>
          </table:table-cell>
          <table:table-cell table:formula="of:=[.B18]-[.B$2]" office:value-type="float" office:value="1.79863119125366" calcext:value-type="float">
            <text:p>1.7986311913</text:p>
          </table:table-cell>
          <table:table-cell table:formula="of:=[.D18]/([.E18]-[.E17])" office:value-type="float" office:value="66272.0204342758" calcext:value-type="float">
            <text:p>66272.0204342758</text:p>
          </table:table-cell>
          <table:table-cell table:formula="of:=[.E18]-[.E17]" office:value-type="float" office:value="0.100434541702271" calcext:value-type="float">
            <text:p>0.10043454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30381.4294" calcext:value-type="float">
            <text:p>1456030381.4294</text:p>
          </table:table-cell>
          <table:table-cell office:value-type="float" office:value="1456030381.42967" calcext:value-type="float">
            <text:p>1456030381.42967</text:p>
          </table:table-cell>
          <table:table-cell office:value-type="float" office:value="6536" calcext:value-type="float">
            <text:p>6536</text:p>
          </table:table-cell>
          <table:table-cell table:formula="of:=[.B19]-[.B$2]" office:value-type="float" office:value="1.89836001396179" calcext:value-type="float">
            <text:p>1.898360014</text:p>
          </table:table-cell>
          <table:table-cell table:formula="of:=[.D19]/([.E19]-[.E18])" office:value-type="float" office:value="65537.7234235333" calcext:value-type="float">
            <text:p>65537.7234235333</text:p>
          </table:table-cell>
          <table:table-cell table:formula="of:=[.E19]-[.E18]" office:value-type="float" office:value="0.0997288227081299" calcext:value-type="float">
            <text:p>0.09972882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30381.52883" calcext:value-type="float">
            <text:p>1456030381.52883</text:p>
          </table:table-cell>
          <table:table-cell office:value-type="float" office:value="1456030381.5291" calcext:value-type="float">
            <text:p>1456030381.5291</text:p>
          </table:table-cell>
          <table:table-cell office:value-type="float" office:value="6416" calcext:value-type="float">
            <text:p>6416</text:p>
          </table:table-cell>
          <table:table-cell table:formula="of:=[.B20]-[.B$2]" office:value-type="float" office:value="1.99778890609741" calcext:value-type="float">
            <text:p>1.9977889061</text:p>
          </table:table-cell>
          <table:table-cell table:formula="of:=[.D20]/([.E20]-[.E19])" office:value-type="float" office:value="64528.5274952942" calcext:value-type="float">
            <text:p>64528.5274952942</text:p>
          </table:table-cell>
          <table:table-cell table:formula="of:=[.E20]-[.E19]" office:value-type="float" office:value="0.0994288921356201" calcext:value-type="float">
            <text:p>0.09942889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30381.62909" calcext:value-type="float">
            <text:p>1456030381.62909</text:p>
          </table:table-cell>
          <table:table-cell office:value-type="float" office:value="1456030381.62937" calcext:value-type="float">
            <text:p>1456030381.62937</text:p>
          </table:table-cell>
          <table:table-cell office:value-type="float" office:value="6288" calcext:value-type="float">
            <text:p>6288</text:p>
          </table:table-cell>
          <table:table-cell table:formula="of:=[.B21]-[.B$2]" office:value-type="float" office:value="2.09805202484131" calcext:value-type="float">
            <text:p>2.0980520248</text:p>
          </table:table-cell>
          <table:table-cell table:formula="of:=[.D21]/([.E21]-[.E20])" office:value-type="float" office:value="62714.9851189202" calcext:value-type="float">
            <text:p>62714.9851189202</text:p>
          </table:table-cell>
          <table:table-cell table:formula="of:=[.E21]-[.E20]" office:value-type="float" office:value="0.100263118743896" calcext:value-type="float">
            <text:p>0.10026311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30381.7286" calcext:value-type="float">
            <text:p>1456030381.7286</text:p>
          </table:table-cell>
          <table:table-cell office:value-type="float" office:value="1456030381.72888" calcext:value-type="float">
            <text:p>1456030381.72888</text:p>
          </table:table-cell>
          <table:table-cell office:value-type="float" office:value="6168" calcext:value-type="float">
            <text:p>6168</text:p>
          </table:table-cell>
          <table:table-cell table:formula="of:=[.B22]-[.B$2]" office:value-type="float" office:value="2.19756174087524" calcext:value-type="float">
            <text:p>2.1975617409</text:p>
          </table:table-cell>
          <table:table-cell table:formula="of:=[.D22]/([.E22]-[.E21])" office:value-type="float" office:value="61983.8971090677" calcext:value-type="float">
            <text:p>61983.8971090677</text:p>
          </table:table-cell>
          <table:table-cell table:formula="of:=[.E22]-[.E21]" office:value-type="float" office:value="0.0995097160339356" calcext:value-type="float">
            <text:p>0.0995097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30381.8295" calcext:value-type="float">
            <text:p>1456030381.8295</text:p>
          </table:table-cell>
          <table:table-cell office:value-type="float" office:value="1456030381.82979" calcext:value-type="float">
            <text:p>1456030381.82979</text:p>
          </table:table-cell>
          <table:table-cell office:value-type="float" office:value="6040" calcext:value-type="float">
            <text:p>6040</text:p>
          </table:table-cell>
          <table:table-cell table:formula="of:=[.B23]-[.B$2]" office:value-type="float" office:value="2.29846096038818" calcext:value-type="float">
            <text:p>2.2984609604</text:p>
          </table:table-cell>
          <table:table-cell table:formula="of:=[.D23]/([.E23]-[.E22])" office:value-type="float" office:value="59861.711806655" calcext:value-type="float">
            <text:p>59861.711806655</text:p>
          </table:table-cell>
          <table:table-cell table:formula="of:=[.E23]-[.E22]" office:value-type="float" office:value="0.100899219512939" calcext:value-type="float">
            <text:p>0.10089921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30381.92913" calcext:value-type="float">
            <text:p>1456030381.92913</text:p>
          </table:table-cell>
          <table:table-cell office:value-type="float" office:value="1456030381.92941" calcext:value-type="float">
            <text:p>1456030381.92941</text:p>
          </table:table-cell>
          <table:table-cell office:value-type="float" office:value="5912" calcext:value-type="float">
            <text:p>5912</text:p>
          </table:table-cell>
          <table:table-cell table:formula="of:=[.B24]-[.B$2]" office:value-type="float" office:value="2.39809203147888" calcext:value-type="float">
            <text:p>2.3980920315</text:p>
          </table:table-cell>
          <table:table-cell table:formula="of:=[.D24]/([.E24]-[.E23])" office:value-type="float" office:value="59338.9184245351" calcext:value-type="float">
            <text:p>59338.9184245351</text:p>
          </table:table-cell>
          <table:table-cell table:formula="of:=[.E24]-[.E23]" office:value-type="float" office:value="0.0996310710906982" calcext:value-type="float">
            <text:p>0.09963107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30382.02962" calcext:value-type="float">
            <text:p>1456030382.02962</text:p>
          </table:table-cell>
          <table:table-cell office:value-type="float" office:value="1456030382.0299" calcext:value-type="float">
            <text:p>1456030382.0299</text:p>
          </table:table-cell>
          <table:table-cell office:value-type="float" office:value="5792" calcext:value-type="float">
            <text:p>5792</text:p>
          </table:table-cell>
          <table:table-cell table:formula="of:=[.B25]-[.B$2]" office:value-type="float" office:value="2.49858021736145" calcext:value-type="float">
            <text:p>2.4985802174</text:p>
          </table:table-cell>
          <table:table-cell table:formula="of:=[.D25]/([.E25]-[.E24])" office:value-type="float" office:value="57638.61641177" calcext:value-type="float">
            <text:p>57638.61641177</text:p>
          </table:table-cell>
          <table:table-cell table:formula="of:=[.E25]-[.E24]" office:value-type="float" office:value="0.100488185882568" calcext:value-type="float">
            <text:p>0.10048818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30382.12893" calcext:value-type="float">
            <text:p>1456030382.12893</text:p>
          </table:table-cell>
          <table:table-cell office:value-type="float" office:value="1456030382.1292" calcext:value-type="float">
            <text:p>1456030382.1292</text:p>
          </table:table-cell>
          <table:table-cell office:value-type="float" office:value="5664" calcext:value-type="float">
            <text:p>5664</text:p>
          </table:table-cell>
          <table:table-cell table:formula="of:=[.B26]-[.B$2]" office:value-type="float" office:value="2.59788703918457" calcext:value-type="float">
            <text:p>2.5978870392</text:p>
          </table:table-cell>
          <table:table-cell table:formula="of:=[.D26]/([.E26]-[.E25])" office:value-type="float" office:value="57035.3566453713" calcext:value-type="float">
            <text:p>57035.3566453713</text:p>
          </table:table-cell>
          <table:table-cell table:formula="of:=[.E26]-[.E25]" office:value-type="float" office:value="0.0993068218231201" calcext:value-type="float">
            <text:p>0.09930682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30382.14084" calcext:value-type="float">
            <text:p>1456030382.14084</text:p>
          </table:table-cell>
          <table:table-cell office:value-type="float" office:value="1456030382.14254" calcext:value-type="float">
            <text:p>1456030382.14254</text:p>
          </table:table-cell>
          <table:table-cell office:value-type="float" office:value="5544" calcext:value-type="float">
            <text:p>5544</text:p>
          </table:table-cell>
          <table:table-cell table:formula="of:=[.B27]-[.B$2]" office:value-type="float" office:value="2.60979509353638" calcext:value-type="float">
            <text:p>2.6097950935</text:p>
          </table:table-cell>
          <table:table-cell table:formula="of:=[.D27]/([.E27]-[.E26])" office:value-type="float" office:value="465567.240139351" calcext:value-type="float">
            <text:p>465567.240139351</text:p>
          </table:table-cell>
          <table:table-cell table:formula="of:=[.E27]-[.E26]" office:value-type="float" office:value="0.0119080543518066" calcext:value-type="float">
            <text:p>0.01190805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30382.22953" calcext:value-type="float">
            <text:p>1456030382.22953</text:p>
          </table:table-cell>
          <table:table-cell office:value-type="float" office:value="1456030382.2298" calcext:value-type="float">
            <text:p>1456030382.2298</text:p>
          </table:table-cell>
          <table:table-cell office:value-type="float" office:value="5424" calcext:value-type="float">
            <text:p>5424</text:p>
          </table:table-cell>
          <table:table-cell table:formula="of:=[.B28]-[.B$2]" office:value-type="float" office:value="2.69849109649658" calcext:value-type="float">
            <text:p>2.6984910965</text:p>
          </table:table-cell>
          <table:table-cell table:formula="of:=[.D28]/([.E28]-[.E27])" office:value-type="float" office:value="61152.6993210006" calcext:value-type="float">
            <text:p>61152.6993210006</text:p>
          </table:table-cell>
          <table:table-cell table:formula="of:=[.E28]-[.E27]" office:value-type="float" office:value="0.0886960029602051" calcext:value-type="float">
            <text:p>0.0886960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30382.32894" calcext:value-type="float">
            <text:p>1456030382.32894</text:p>
          </table:table-cell>
          <table:table-cell office:value-type="float" office:value="1456030382.32921" calcext:value-type="float">
            <text:p>1456030382.32921</text:p>
          </table:table-cell>
          <table:table-cell office:value-type="float" office:value="5312" calcext:value-type="float">
            <text:p>5312</text:p>
          </table:table-cell>
          <table:table-cell table:formula="of:=[.B29]-[.B$2]" office:value-type="float" office:value="2.79789805412292" calcext:value-type="float">
            <text:p>2.7978980541</text:p>
          </table:table-cell>
          <table:table-cell table:formula="of:=[.D29]/([.E29]-[.E28])" office:value-type="float" office:value="53436.9034808115" calcext:value-type="float">
            <text:p>53436.9034808115</text:p>
          </table:table-cell>
          <table:table-cell table:formula="of:=[.E29]-[.E28]" office:value-type="float" office:value="0.0994069576263428" calcext:value-type="float">
            <text:p>0.09940695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30382.42969" calcext:value-type="float">
            <text:p>1456030382.42969</text:p>
          </table:table-cell>
          <table:table-cell office:value-type="float" office:value="1456030382.42997" calcext:value-type="float">
            <text:p>1456030382.42997</text:p>
          </table:table-cell>
          <table:table-cell office:value-type="float" office:value="5200" calcext:value-type="float">
            <text:p>5200</text:p>
          </table:table-cell>
          <table:table-cell table:formula="of:=[.B30]-[.B$2]" office:value-type="float" office:value="2.89865136146545" calcext:value-type="float">
            <text:p>2.8986513615</text:p>
          </table:table-cell>
          <table:table-cell table:formula="of:=[.D30]/([.E30]-[.E29])" office:value-type="float" office:value="51611.2089732365" calcext:value-type="float">
            <text:p>51611.2089732365</text:p>
          </table:table-cell>
          <table:table-cell table:formula="of:=[.E30]-[.E29]" office:value-type="float" office:value="0.100753307342529" calcext:value-type="float">
            <text:p>0.10075330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30382.52902" calcext:value-type="float">
            <text:p>1456030382.52902</text:p>
          </table:table-cell>
          <table:table-cell office:value-type="float" office:value="1456030382.52931" calcext:value-type="float">
            <text:p>1456030382.52931</text:p>
          </table:table-cell>
          <table:table-cell office:value-type="float" office:value="5096" calcext:value-type="float">
            <text:p>5096</text:p>
          </table:table-cell>
          <table:table-cell table:formula="of:=[.B31]-[.B$2]" office:value-type="float" office:value="2.99798035621643" calcext:value-type="float">
            <text:p>2.9979803562</text:p>
          </table:table-cell>
          <table:table-cell table:formula="of:=[.D31]/([.E31]-[.E30])" office:value-type="float" office:value="51304.2542389155" calcext:value-type="float">
            <text:p>51304.2542389155</text:p>
          </table:table-cell>
          <table:table-cell table:formula="of:=[.E31]-[.E30]" office:value-type="float" office:value="0.0993289947509766" calcext:value-type="float">
            <text:p>0.09932899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30382.54429" calcext:value-type="float">
            <text:p>1456030382.54429</text:p>
          </table:table-cell>
          <table:table-cell office:value-type="float" office:value="1456030382.54456" calcext:value-type="float">
            <text:p>1456030382.54456</text:p>
          </table:table-cell>
          <table:table-cell office:value-type="float" office:value="4992" calcext:value-type="float">
            <text:p>4992</text:p>
          </table:table-cell>
          <table:table-cell table:formula="of:=[.B32]-[.B$2]" office:value-type="float" office:value="3.01325106620789" calcext:value-type="float">
            <text:p>3.0132510662</text:p>
          </table:table-cell>
          <table:table-cell table:formula="of:=[.D32]/([.E32]-[.E31])" office:value-type="float" office:value="326900.321124122" calcext:value-type="float">
            <text:p>326900.321124122</text:p>
          </table:table-cell>
          <table:table-cell table:formula="of:=[.E32]-[.E31]" office:value-type="float" office:value="0.0152707099914551" calcext:value-type="float">
            <text:p>0.015270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30382.62965" calcext:value-type="float">
            <text:p>1456030382.62965</text:p>
          </table:table-cell>
          <table:table-cell office:value-type="float" office:value="1456030382.62992" calcext:value-type="float">
            <text:p>1456030382.62992</text:p>
          </table:table-cell>
          <table:table-cell office:value-type="float" office:value="4896" calcext:value-type="float">
            <text:p>4896</text:p>
          </table:table-cell>
          <table:table-cell table:formula="of:=[.B33]-[.B$2]" office:value-type="float" office:value="3.09860587120056" calcext:value-type="float">
            <text:p>3.0986058712</text:p>
          </table:table-cell>
          <table:table-cell table:formula="of:=[.D33]/([.E33]-[.E32])" office:value-type="float" office:value="57360.5668763478" calcext:value-type="float">
            <text:p>57360.5668763478</text:p>
          </table:table-cell>
          <table:table-cell table:formula="of:=[.E33]-[.E32]" office:value-type="float" office:value="0.0853548049926758" calcext:value-type="float">
            <text:p>0.0853548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30382.72922" calcext:value-type="float">
            <text:p>1456030382.72922</text:p>
          </table:table-cell>
          <table:table-cell office:value-type="float" office:value="1456030382.72951" calcext:value-type="float">
            <text:p>1456030382.72951</text:p>
          </table:table-cell>
          <table:table-cell office:value-type="float" office:value="4800" calcext:value-type="float">
            <text:p>4800</text:p>
          </table:table-cell>
          <table:table-cell table:formula="of:=[.B34]-[.B$2]" office:value-type="float" office:value="3.19817900657654" calcext:value-type="float">
            <text:p>3.1981790066</text:p>
          </table:table-cell>
          <table:table-cell table:formula="of:=[.D34]/([.E34]-[.E33])" office:value-type="float" office:value="48205.7733933531" calcext:value-type="float">
            <text:p>48205.7733933531</text:p>
          </table:table-cell>
          <table:table-cell table:formula="of:=[.E34]-[.E33]" office:value-type="float" office:value="0.0995731353759766" calcext:value-type="float">
            <text:p>0.09957313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30382.82957" calcext:value-type="float">
            <text:p>1456030382.82957</text:p>
          </table:table-cell>
          <table:table-cell office:value-type="float" office:value="1456030382.82983" calcext:value-type="float">
            <text:p>1456030382.82983</text:p>
          </table:table-cell>
          <table:table-cell office:value-type="float" office:value="4720" calcext:value-type="float">
            <text:p>4720</text:p>
          </table:table-cell>
          <table:table-cell table:formula="of:=[.B35]-[.B$2]" office:value-type="float" office:value="3.29852604866028" calcext:value-type="float">
            <text:p>3.2985260487</text:p>
          </table:table-cell>
          <table:table-cell table:formula="of:=[.D35]/([.E35]-[.E34])" office:value-type="float" office:value="47036.7626388143" calcext:value-type="float">
            <text:p>47036.7626388143</text:p>
          </table:table-cell>
          <table:table-cell table:formula="of:=[.E35]-[.E34]" office:value-type="float" office:value="0.10034704208374" calcext:value-type="float">
            <text:p>0.10034704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30382.92926" calcext:value-type="float">
            <text:p>1456030382.92926</text:p>
          </table:table-cell>
          <table:table-cell office:value-type="float" office:value="1456030382.92953" calcext:value-type="float">
            <text:p>1456030382.92953</text:p>
          </table:table-cell>
          <table:table-cell office:value-type="float" office:value="4640" calcext:value-type="float">
            <text:p>4640</text:p>
          </table:table-cell>
          <table:table-cell table:formula="of:=[.B36]-[.B$2]" office:value-type="float" office:value="3.39822006225586" calcext:value-type="float">
            <text:p>3.3982200623</text:p>
          </table:table-cell>
          <table:table-cell table:formula="of:=[.D36]/([.E36]-[.E35])" office:value-type="float" office:value="46542.4134574683" calcext:value-type="float">
            <text:p>46542.4134574683</text:p>
          </table:table-cell>
          <table:table-cell table:formula="of:=[.E36]-[.E35]" office:value-type="float" office:value="0.0996940135955811" calcext:value-type="float">
            <text:p>0.09969401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30383.02848" calcext:value-type="float">
            <text:p>1456030383.02848</text:p>
          </table:table-cell>
          <table:table-cell office:value-type="float" office:value="1456030383.02876" calcext:value-type="float">
            <text:p>1456030383.02876</text:p>
          </table:table-cell>
          <table:table-cell office:value-type="float" office:value="4568" calcext:value-type="float">
            <text:p>4568</text:p>
          </table:table-cell>
          <table:table-cell table:formula="of:=[.B37]-[.B$2]" office:value-type="float" office:value="3.49744319915771" calcext:value-type="float">
            <text:p>3.4974431992</text:p>
          </table:table-cell>
          <table:table-cell table:formula="of:=[.D37]/([.E37]-[.E36])" office:value-type="float" office:value="46037.6495102986" calcext:value-type="float">
            <text:p>46037.6495102986</text:p>
          </table:table-cell>
          <table:table-cell table:formula="of:=[.E37]-[.E36]" office:value-type="float" office:value="0.0992231369018555" calcext:value-type="float">
            <text:p>0.09922313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30383.12895" calcext:value-type="float">
            <text:p>1456030383.12895</text:p>
          </table:table-cell>
          <table:table-cell office:value-type="float" office:value="1456030383.12933" calcext:value-type="float">
            <text:p>1456030383.12933</text:p>
          </table:table-cell>
          <table:table-cell office:value-type="float" office:value="4504" calcext:value-type="float">
            <text:p>4504</text:p>
          </table:table-cell>
          <table:table-cell table:formula="of:=[.B38]-[.B$2]" office:value-type="float" office:value="3.59790897369385" calcext:value-type="float">
            <text:p>3.5979089737</text:p>
          </table:table-cell>
          <table:table-cell table:formula="of:=[.D38]/([.E38]-[.E37])" office:value-type="float" office:value="44831.1877432461" calcext:value-type="float">
            <text:p>44831.1877432461</text:p>
          </table:table-cell>
          <table:table-cell table:formula="of:=[.E38]-[.E37]" office:value-type="float" office:value="0.100465774536133" calcext:value-type="float">
            <text:p>0.10046577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30383.22948" calcext:value-type="float">
            <text:p>1456030383.22948</text:p>
          </table:table-cell>
          <table:table-cell office:value-type="float" office:value="1456030383.22986" calcext:value-type="float">
            <text:p>1456030383.22986</text:p>
          </table:table-cell>
          <table:table-cell office:value-type="float" office:value="4448" calcext:value-type="float">
            <text:p>4448</text:p>
          </table:table-cell>
          <table:table-cell table:formula="of:=[.B39]-[.B$2]" office:value-type="float" office:value="3.69843792915344" calcext:value-type="float">
            <text:p>3.6984379292</text:p>
          </table:table-cell>
          <table:table-cell table:formula="of:=[.D39]/([.E39]-[.E38])" office:value-type="float" office:value="44245.9585864072" calcext:value-type="float">
            <text:p>44245.9585864072</text:p>
          </table:table-cell>
          <table:table-cell table:formula="of:=[.E39]-[.E38]" office:value-type="float" office:value="0.100528955459595" calcext:value-type="float">
            <text:p>0.10052895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30383.32901" calcext:value-type="float">
            <text:p>1456030383.32901</text:p>
          </table:table-cell>
          <table:table-cell office:value-type="float" office:value="1456030383.32928" calcext:value-type="float">
            <text:p>1456030383.32928</text:p>
          </table:table-cell>
          <table:table-cell office:value-type="float" office:value="4400" calcext:value-type="float">
            <text:p>4400</text:p>
          </table:table-cell>
          <table:table-cell table:formula="of:=[.B40]-[.B$2]" office:value-type="float" office:value="3.79796600341797" calcext:value-type="float">
            <text:p>3.7979660034</text:p>
          </table:table-cell>
          <table:table-cell table:formula="of:=[.D40]/([.E40]-[.E39])" office:value-type="float" office:value="44208.6319112902" calcext:value-type="float">
            <text:p>44208.6319112902</text:p>
          </table:table-cell>
          <table:table-cell table:formula="of:=[.E40]-[.E39]" office:value-type="float" office:value="0.0995280742645264" calcext:value-type="float">
            <text:p>0.09952807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30383.42948" calcext:value-type="float">
            <text:p>1456030383.42948</text:p>
          </table:table-cell>
          <table:table-cell office:value-type="float" office:value="1456030383.42977" calcext:value-type="float">
            <text:p>1456030383.42977</text:p>
          </table:table-cell>
          <table:table-cell office:value-type="float" office:value="4368" calcext:value-type="float">
            <text:p>4368</text:p>
          </table:table-cell>
          <table:table-cell table:formula="of:=[.B41]-[.B$2]" office:value-type="float" office:value="3.89843916893005" calcext:value-type="float">
            <text:p>3.8984391689</text:p>
          </table:table-cell>
          <table:table-cell table:formula="of:=[.D41]/([.E41]-[.E40])" office:value-type="float" office:value="43474.294631183" calcext:value-type="float">
            <text:p>43474.294631183</text:p>
          </table:table-cell>
          <table:table-cell table:formula="of:=[.E41]-[.E40]" office:value-type="float" office:value="0.100473165512085" calcext:value-type="float">
            <text:p>0.10047316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30383.52902" calcext:value-type="float">
            <text:p>1456030383.52902</text:p>
          </table:table-cell>
          <table:table-cell office:value-type="float" office:value="1456030383.52929" calcext:value-type="float">
            <text:p>1456030383.52929</text:p>
          </table:table-cell>
          <table:table-cell office:value-type="float" office:value="4336" calcext:value-type="float">
            <text:p>4336</text:p>
          </table:table-cell>
          <table:table-cell table:formula="of:=[.B42]-[.B$2]" office:value-type="float" office:value="3.99797916412354" calcext:value-type="float">
            <text:p>3.9979791641</text:p>
          </table:table-cell>
          <table:table-cell table:formula="of:=[.D42]/([.E42]-[.E41])" office:value-type="float" office:value="43560.3798410064" calcext:value-type="float">
            <text:p>43560.3798410064</text:p>
          </table:table-cell>
          <table:table-cell table:formula="of:=[.E42]-[.E41]" office:value-type="float" office:value="0.0995399951934814" calcext:value-type="float">
            <text:p>0.09953999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30383.62955" calcext:value-type="float">
            <text:p>1456030383.62955</text:p>
          </table:table-cell>
          <table:table-cell office:value-type="float" office:value="1456030383.62984" calcext:value-type="float">
            <text:p>1456030383.62984</text:p>
          </table:table-cell>
          <table:table-cell office:value-type="float" office:value="4312" calcext:value-type="float">
            <text:p>4312</text:p>
          </table:table-cell>
          <table:table-cell table:formula="of:=[.B43]-[.B$2]" office:value-type="float" office:value="4.09851145744324" calcext:value-type="float">
            <text:p>4.0985114574</text:p>
          </table:table-cell>
          <table:table-cell table:formula="of:=[.D43]/([.E43]-[.E42])" office:value-type="float" office:value="42891.6903973078" calcext:value-type="float">
            <text:p>42891.6903973078</text:p>
          </table:table-cell>
          <table:table-cell table:formula="of:=[.E43]-[.E42]" office:value-type="float" office:value="0.100532293319702" calcext:value-type="float">
            <text:p>0.10053229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30383.72916" calcext:value-type="float">
            <text:p>1456030383.72916</text:p>
          </table:table-cell>
          <table:table-cell office:value-type="float" office:value="1456030383.72943" calcext:value-type="float">
            <text:p>1456030383.72943</text:p>
          </table:table-cell>
          <table:table-cell office:value-type="float" office:value="4296" calcext:value-type="float">
            <text:p>4296</text:p>
          </table:table-cell>
          <table:table-cell table:formula="of:=[.B44]-[.B$2]" office:value-type="float" office:value="4.19811749458313" calcext:value-type="float">
            <text:p>4.1981174946</text:p>
          </table:table-cell>
          <table:table-cell table:formula="of:=[.D44]/([.E44]-[.E43])" office:value-type="float" office:value="43129.9158500448" calcext:value-type="float">
            <text:p>43129.9158500448</text:p>
          </table:table-cell>
          <table:table-cell table:formula="of:=[.E44]-[.E43]" office:value-type="float" office:value="0.0996060371398926" calcext:value-type="float">
            <text:p>0.09960603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30383.82957" calcext:value-type="float">
            <text:p>1456030383.82957</text:p>
          </table:table-cell>
          <table:table-cell office:value-type="float" office:value="1456030383.82985" calcext:value-type="float">
            <text:p>1456030383.82985</text:p>
          </table:table-cell>
          <table:table-cell office:value-type="float" office:value="4296" calcext:value-type="float">
            <text:p>4296</text:p>
          </table:table-cell>
          <table:table-cell table:formula="of:=[.B45]-[.B$2]" office:value-type="float" office:value="4.29853010177612" calcext:value-type="float">
            <text:p>4.2985301018</text:p>
          </table:table-cell>
          <table:table-cell table:formula="of:=[.D45]/([.E45]-[.E44])" office:value-type="float" office:value="42783.4723158127" calcext:value-type="float">
            <text:p>42783.4723158127</text:p>
          </table:table-cell>
          <table:table-cell table:formula="of:=[.E45]-[.E44]" office:value-type="float" office:value="0.100412607192993" calcext:value-type="float">
            <text:p>0.10041260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30383.9293" calcext:value-type="float">
            <text:p>1456030383.9293</text:p>
          </table:table-cell>
          <table:table-cell office:value-type="float" office:value="1456030383.92958" calcext:value-type="float">
            <text:p>1456030383.92958</text:p>
          </table:table-cell>
          <table:table-cell office:value-type="float" office:value="4296" calcext:value-type="float">
            <text:p>4296</text:p>
          </table:table-cell>
          <table:table-cell table:formula="of:=[.B46]-[.B$2]" office:value-type="float" office:value="4.3982629776001" calcext:value-type="float">
            <text:p>4.3982629776</text:p>
          </table:table-cell>
          <table:table-cell table:formula="of:=[.D46]/([.E46]-[.E45])" office:value-type="float" office:value="43075.0639095408" calcext:value-type="float">
            <text:p>43075.0639095408</text:p>
          </table:table-cell>
          <table:table-cell table:formula="of:=[.E46]-[.E45]" office:value-type="float" office:value="0.0997328758239746" calcext:value-type="float">
            <text:p>0.09973287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30384.02969" calcext:value-type="float">
            <text:p>1456030384.02969</text:p>
          </table:table-cell>
          <table:table-cell office:value-type="float" office:value="1456030384.03021" calcext:value-type="float">
            <text:p>1456030384.03021</text:p>
          </table:table-cell>
          <table:table-cell office:value-type="float" office:value="4312" calcext:value-type="float">
            <text:p>4312</text:p>
          </table:table-cell>
          <table:table-cell table:formula="of:=[.B47]-[.B$2]" office:value-type="float" office:value="4.49864721298218" calcext:value-type="float">
            <text:p>4.498647213</text:p>
          </table:table-cell>
          <table:table-cell table:formula="of:=[.D47]/([.E47]-[.E46])" office:value-type="float" office:value="42954.9518765349" calcext:value-type="float">
            <text:p>42954.9518765349</text:p>
          </table:table-cell>
          <table:table-cell table:formula="of:=[.E47]-[.E46]" office:value-type="float" office:value="0.10038423538208" calcext:value-type="float">
            <text:p>0.10038423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30384.12894" calcext:value-type="float">
            <text:p>1456030384.12894</text:p>
          </table:table-cell>
          <table:table-cell office:value-type="float" office:value="1456030384.12921" calcext:value-type="float">
            <text:p>1456030384.12921</text:p>
          </table:table-cell>
          <table:table-cell office:value-type="float" office:value="4328" calcext:value-type="float">
            <text:p>4328</text:p>
          </table:table-cell>
          <table:table-cell table:formula="of:=[.B48]-[.B$2]" office:value-type="float" office:value="4.59790134429932" calcext:value-type="float">
            <text:p>4.5979013443</text:p>
          </table:table-cell>
          <table:table-cell table:formula="of:=[.D48]/([.E48]-[.E47])" office:value-type="float" office:value="43605.2378129339" calcext:value-type="float">
            <text:p>43605.2378129339</text:p>
          </table:table-cell>
          <table:table-cell table:formula="of:=[.E48]-[.E47]" office:value-type="float" office:value="0.0992541313171387" calcext:value-type="float">
            <text:p>0.09925413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30384.22943" calcext:value-type="float">
            <text:p>1456030384.22943</text:p>
          </table:table-cell>
          <table:table-cell office:value-type="float" office:value="1456030384.22971" calcext:value-type="float">
            <text:p>1456030384.22971</text:p>
          </table:table-cell>
          <table:table-cell office:value-type="float" office:value="4360" calcext:value-type="float">
            <text:p>4360</text:p>
          </table:table-cell>
          <table:table-cell table:formula="of:=[.B49]-[.B$2]" office:value-type="float" office:value="4.69838523864746" calcext:value-type="float">
            <text:p>4.6983852386</text:p>
          </table:table-cell>
          <table:table-cell table:formula="of:=[.D49]/([.E49]-[.E48])" office:value-type="float" office:value="43390.0380581787" calcext:value-type="float">
            <text:p>43390.0380581787</text:p>
          </table:table-cell>
          <table:table-cell table:formula="of:=[.E49]-[.E48]" office:value-type="float" office:value="0.100483894348145" calcext:value-type="float">
            <text:p>0.10048389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30384.32897" calcext:value-type="float">
            <text:p>1456030384.32897</text:p>
          </table:table-cell>
          <table:table-cell office:value-type="float" office:value="1456030384.32925" calcext:value-type="float">
            <text:p>1456030384.32925</text:p>
          </table:table-cell>
          <table:table-cell office:value-type="float" office:value="4400" calcext:value-type="float">
            <text:p>4400</text:p>
          </table:table-cell>
          <table:table-cell table:formula="of:=[.B50]-[.B$2]" office:value-type="float" office:value="4.7979302406311" calcext:value-type="float">
            <text:p>4.7979302406</text:p>
          </table:table-cell>
          <table:table-cell table:formula="of:=[.D50]/([.E50]-[.E49])" office:value-type="float" office:value="44201.1141927851" calcext:value-type="float">
            <text:p>44201.1141927851</text:p>
          </table:table-cell>
          <table:table-cell table:formula="of:=[.E50]-[.E49]" office:value-type="float" office:value="0.0995450019836426" calcext:value-type="float">
            <text:p>0.0995450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30384.42954" calcext:value-type="float">
            <text:p>1456030384.42954</text:p>
          </table:table-cell>
          <table:table-cell office:value-type="float" office:value="1456030384.42983" calcext:value-type="float">
            <text:p>1456030384.42983</text:p>
          </table:table-cell>
          <table:table-cell office:value-type="float" office:value="4448" calcext:value-type="float">
            <text:p>4448</text:p>
          </table:table-cell>
          <table:table-cell table:formula="of:=[.B51]-[.B$2]" office:value-type="float" office:value="4.89849495887756" calcext:value-type="float">
            <text:p>4.8984949589</text:p>
          </table:table-cell>
          <table:table-cell table:formula="of:=[.D51]/([.E51]-[.E50])" office:value-type="float" office:value="44230.2238554383" calcext:value-type="float">
            <text:p>44230.2238554383</text:p>
          </table:table-cell>
          <table:table-cell table:formula="of:=[.E51]-[.E50]" office:value-type="float" office:value="0.10056471824646" calcext:value-type="float">
            <text:p>0.10056471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30384.52911" calcext:value-type="float">
            <text:p>1456030384.52911</text:p>
          </table:table-cell>
          <table:table-cell office:value-type="float" office:value="1456030384.52939" calcext:value-type="float">
            <text:p>1456030384.52939</text:p>
          </table:table-cell>
          <table:table-cell office:value-type="float" office:value="4496" calcext:value-type="float">
            <text:p>4496</text:p>
          </table:table-cell>
          <table:table-cell table:formula="of:=[.B52]-[.B$2]" office:value-type="float" office:value="4.99806809425354" calcext:value-type="float">
            <text:p>4.9980680943</text:p>
          </table:table-cell>
          <table:table-cell table:formula="of:=[.D52]/([.E52]-[.E51])" office:value-type="float" office:value="45152.7410784408" calcext:value-type="float">
            <text:p>45152.7410784408</text:p>
          </table:table-cell>
          <table:table-cell table:formula="of:=[.E52]-[.E51]" office:value-type="float" office:value="0.0995731353759766" calcext:value-type="float">
            <text:p>0.09957313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30384.62942" calcext:value-type="float">
            <text:p>1456030384.62942</text:p>
          </table:table-cell>
          <table:table-cell office:value-type="float" office:value="1456030384.62969" calcext:value-type="float">
            <text:p>1456030384.62969</text:p>
          </table:table-cell>
          <table:table-cell office:value-type="float" office:value="4560" calcext:value-type="float">
            <text:p>4560</text:p>
          </table:table-cell>
          <table:table-cell table:formula="of:=[.B53]-[.B$2]" office:value-type="float" office:value="5.09838032722473" calcext:value-type="float">
            <text:p>5.0983803272</text:p>
          </table:table-cell>
          <table:table-cell table:formula="of:=[.D53]/([.E53]-[.E52])" office:value-type="float" office:value="45458.0649332129" calcext:value-type="float">
            <text:p>45458.0649332129</text:p>
          </table:table-cell>
          <table:table-cell table:formula="of:=[.E53]-[.E52]" office:value-type="float" office:value="0.100312232971191" calcext:value-type="float">
            <text:p>0.1003122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30384.72927" calcext:value-type="float">
            <text:p>1456030384.72927</text:p>
          </table:table-cell>
          <table:table-cell office:value-type="float" office:value="1456030384.72954" calcext:value-type="float">
            <text:p>1456030384.72954</text:p>
          </table:table-cell>
          <table:table-cell office:value-type="float" office:value="4632" calcext:value-type="float">
            <text:p>4632</text:p>
          </table:table-cell>
          <table:table-cell table:formula="of:=[.B54]-[.B$2]" office:value-type="float" office:value="5.19822430610657" calcext:value-type="float">
            <text:p>5.1982243061</text:p>
          </table:table-cell>
          <table:table-cell table:formula="of:=[.D54]/([.E54]-[.E53])" office:value-type="float" office:value="46392.3819130036" calcext:value-type="float">
            <text:p>46392.3819130036</text:p>
          </table:table-cell>
          <table:table-cell table:formula="of:=[.E54]-[.E53]" office:value-type="float" office:value="0.0998439788818359" calcext:value-type="float">
            <text:p>0.09984397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30384.82937" calcext:value-type="float">
            <text:p>1456030384.82937</text:p>
          </table:table-cell>
          <table:table-cell office:value-type="float" office:value="1456030384.82965" calcext:value-type="float">
            <text:p>1456030384.82965</text:p>
          </table:table-cell>
          <table:table-cell office:value-type="float" office:value="4704" calcext:value-type="float">
            <text:p>4704</text:p>
          </table:table-cell>
          <table:table-cell table:formula="of:=[.B55]-[.B$2]" office:value-type="float" office:value="5.29833126068115" calcext:value-type="float">
            <text:p>5.2983312607</text:p>
          </table:table-cell>
          <table:table-cell table:formula="of:=[.D55]/([.E55]-[.E54])" office:value-type="float" office:value="46989.742321002" calcext:value-type="float">
            <text:p>46989.742321002</text:p>
          </table:table-cell>
          <table:table-cell table:formula="of:=[.E55]-[.E54]" office:value-type="float" office:value="0.100106954574585" calcext:value-type="float">
            <text:p>0.10010695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30384.92904" calcext:value-type="float">
            <text:p>1456030384.92904</text:p>
          </table:table-cell>
          <table:table-cell office:value-type="float" office:value="1456030384.92931" calcext:value-type="float">
            <text:p>1456030384.92931</text:p>
          </table:table-cell>
          <table:table-cell office:value-type="float" office:value="4792" calcext:value-type="float">
            <text:p>4792</text:p>
          </table:table-cell>
          <table:table-cell table:formula="of:=[.B56]-[.B$2]" office:value-type="float" office:value="5.39800000190735" calcext:value-type="float">
            <text:p>5.3980000019</text:p>
          </table:table-cell>
          <table:table-cell table:formula="of:=[.D56]/([.E56]-[.E55])" office:value-type="float" office:value="48079.2667896211" calcext:value-type="float">
            <text:p>48079.2667896211</text:p>
          </table:table-cell>
          <table:table-cell table:formula="of:=[.E56]-[.E55]" office:value-type="float" office:value="0.0996687412261963" calcext:value-type="float">
            <text:p>0.09966874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30385.02981" calcext:value-type="float">
            <text:p>1456030385.02981</text:p>
          </table:table-cell>
          <table:table-cell office:value-type="float" office:value="1456030385.03009" calcext:value-type="float">
            <text:p>1456030385.03009</text:p>
          </table:table-cell>
          <table:table-cell office:value-type="float" office:value="4880" calcext:value-type="float">
            <text:p>4880</text:p>
          </table:table-cell>
          <table:table-cell table:formula="of:=[.B57]-[.B$2]" office:value-type="float" office:value="5.49877142906189" calcext:value-type="float">
            <text:p>5.4987714291</text:p>
          </table:table-cell>
          <table:table-cell table:formula="of:=[.D57]/([.E57]-[.E56])" office:value-type="float" office:value="48426.4254044565" calcext:value-type="float">
            <text:p>48426.4254044565</text:p>
          </table:table-cell>
          <table:table-cell table:formula="of:=[.E57]-[.E56]" office:value-type="float" office:value="0.100771427154541" calcext:value-type="float">
            <text:p>0.10077142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30385.12904" calcext:value-type="float">
            <text:p>1456030385.12904</text:p>
          </table:table-cell>
          <table:table-cell office:value-type="float" office:value="1456030385.12931" calcext:value-type="float">
            <text:p>1456030385.12931</text:p>
          </table:table-cell>
          <table:table-cell office:value-type="float" office:value="4976" calcext:value-type="float">
            <text:p>4976</text:p>
          </table:table-cell>
          <table:table-cell table:formula="of:=[.B58]-[.B$2]" office:value-type="float" office:value="5.59800004959106" calcext:value-type="float">
            <text:p>5.5980000496</text:p>
          </table:table-cell>
          <table:table-cell table:formula="of:=[.D58]/([.E58]-[.E57])" office:value-type="float" office:value="50146.822292435" calcext:value-type="float">
            <text:p>50146.822292435</text:p>
          </table:table-cell>
          <table:table-cell table:formula="of:=[.E58]-[.E57]" office:value-type="float" office:value="0.0992286205291748" calcext:value-type="float">
            <text:p>0.09922862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30385.22862" calcext:value-type="float">
            <text:p>1456030385.22862</text:p>
          </table:table-cell>
          <table:table-cell office:value-type="float" office:value="1456030385.2289" calcext:value-type="float">
            <text:p>1456030385.2289</text:p>
          </table:table-cell>
          <table:table-cell office:value-type="float" office:value="5080" calcext:value-type="float">
            <text:p>5080</text:p>
          </table:table-cell>
          <table:table-cell table:formula="of:=[.B59]-[.B$2]" office:value-type="float" office:value="5.69757843017578" calcext:value-type="float">
            <text:p>5.6975784302</text:p>
          </table:table-cell>
          <table:table-cell table:formula="of:=[.D59]/([.E59]-[.E58])" office:value-type="float" office:value="51015.0895221495" calcext:value-type="float">
            <text:p>51015.0895221495</text:p>
          </table:table-cell>
          <table:table-cell table:formula="of:=[.E59]-[.E58]" office:value-type="float" office:value="0.0995783805847168" calcext:value-type="float">
            <text:p>0.09957838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30385.32916" calcext:value-type="float">
            <text:p>1456030385.32916</text:p>
          </table:table-cell>
          <table:table-cell office:value-type="float" office:value="1456030385.32943" calcext:value-type="float">
            <text:p>1456030385.32943</text:p>
          </table:table-cell>
          <table:table-cell office:value-type="float" office:value="5184" calcext:value-type="float">
            <text:p>5184</text:p>
          </table:table-cell>
          <table:table-cell table:formula="of:=[.B60]-[.B$2]" office:value-type="float" office:value="5.79812049865723" calcext:value-type="float">
            <text:p>5.7981204987</text:p>
          </table:table-cell>
          <table:table-cell table:formula="of:=[.D60]/([.E60]-[.E59])" office:value-type="float" office:value="51560.5067440669" calcext:value-type="float">
            <text:p>51560.5067440669</text:p>
          </table:table-cell>
          <table:table-cell table:formula="of:=[.E60]-[.E59]" office:value-type="float" office:value="0.100542068481445" calcext:value-type="float">
            <text:p>0.10054206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30385.4289" calcext:value-type="float">
            <text:p>1456030385.4289</text:p>
          </table:table-cell>
          <table:table-cell office:value-type="float" office:value="1456030385.42921" calcext:value-type="float">
            <text:p>1456030385.42921</text:p>
          </table:table-cell>
          <table:table-cell office:value-type="float" office:value="5296" calcext:value-type="float">
            <text:p>5296</text:p>
          </table:table-cell>
          <table:table-cell table:formula="of:=[.B61]-[.B$2]" office:value-type="float" office:value="5.89785647392273" calcext:value-type="float">
            <text:p>5.8978564739</text:p>
          </table:table-cell>
          <table:table-cell table:formula="of:=[.D61]/([.E61]-[.E60])" office:value-type="float" office:value="53100.1976558784" calcext:value-type="float">
            <text:p>53100.1976558784</text:p>
          </table:table-cell>
          <table:table-cell table:formula="of:=[.E61]-[.E60]" office:value-type="float" office:value="0.0997359752655029" calcext:value-type="float">
            <text:p>0.09973597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30385.52905" calcext:value-type="float">
            <text:p>1456030385.52905</text:p>
          </table:table-cell>
          <table:table-cell office:value-type="float" office:value="1456030385.52932" calcext:value-type="float">
            <text:p>1456030385.52932</text:p>
          </table:table-cell>
          <table:table-cell office:value-type="float" office:value="5408" calcext:value-type="float">
            <text:p>5408</text:p>
          </table:table-cell>
          <table:table-cell table:formula="of:=[.B62]-[.B$2]" office:value-type="float" office:value="5.99801063537598" calcext:value-type="float">
            <text:p>5.9980106354</text:p>
          </table:table-cell>
          <table:table-cell table:formula="of:=[.D62]/([.E62]-[.E61])" office:value-type="float" office:value="53996.7578134485" calcext:value-type="float">
            <text:p>53996.7578134485</text:p>
          </table:table-cell>
          <table:table-cell table:formula="of:=[.E62]-[.E61]" office:value-type="float" office:value="0.100154161453247" calcext:value-type="float">
            <text:p>0.10015416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30385.62958" calcext:value-type="float">
            <text:p>1456030385.62958</text:p>
          </table:table-cell>
          <table:table-cell office:value-type="float" office:value="1456030385.62986" calcext:value-type="float">
            <text:p>1456030385.62986</text:p>
          </table:table-cell>
          <table:table-cell office:value-type="float" office:value="5528" calcext:value-type="float">
            <text:p>5528</text:p>
          </table:table-cell>
          <table:table-cell table:formula="of:=[.B63]-[.B$2]" office:value-type="float" office:value="6.09853744506836" calcext:value-type="float">
            <text:p>6.0985374451</text:p>
          </table:table-cell>
          <table:table-cell table:formula="of:=[.D63]/([.E63]-[.E62])" office:value-type="float" office:value="54990.3057394934" calcext:value-type="float">
            <text:p>54990.3057394934</text:p>
          </table:table-cell>
          <table:table-cell table:formula="of:=[.E63]-[.E62]" office:value-type="float" office:value="0.100526809692383" calcext:value-type="float">
            <text:p>0.10052680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30385.72909" calcext:value-type="float">
            <text:p>1456030385.72909</text:p>
          </table:table-cell>
          <table:table-cell office:value-type="float" office:value="1456030385.72937" calcext:value-type="float">
            <text:p>1456030385.72937</text:p>
          </table:table-cell>
          <table:table-cell office:value-type="float" office:value="5648" calcext:value-type="float">
            <text:p>5648</text:p>
          </table:table-cell>
          <table:table-cell table:formula="of:=[.B64]-[.B$2]" office:value-type="float" office:value="6.19805121421814" calcext:value-type="float">
            <text:p>6.1980512142</text:p>
          </table:table-cell>
          <table:table-cell table:formula="of:=[.D64]/([.E64]-[.E63])" office:value-type="float" office:value="56755.9650112245" calcext:value-type="float">
            <text:p>56755.9650112245</text:p>
          </table:table-cell>
          <table:table-cell table:formula="of:=[.E64]-[.E63]" office:value-type="float" office:value="0.0995137691497803" calcext:value-type="float">
            <text:p>0.09951376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30385.82943" calcext:value-type="float">
            <text:p>1456030385.82943</text:p>
          </table:table-cell>
          <table:table-cell office:value-type="float" office:value="1456030385.82972" calcext:value-type="float">
            <text:p>1456030385.82972</text:p>
          </table:table-cell>
          <table:table-cell office:value-type="float" office:value="5768" calcext:value-type="float">
            <text:p>5768</text:p>
          </table:table-cell>
          <table:table-cell table:formula="of:=[.B65]-[.B$2]" office:value-type="float" office:value="6.29839253425598" calcext:value-type="float">
            <text:p>6.2983925343</text:p>
          </table:table-cell>
          <table:table-cell table:formula="of:=[.D65]/([.E65]-[.E64])" office:value-type="float" office:value="57483.7962847679" calcext:value-type="float">
            <text:p>57483.7962847679</text:p>
          </table:table-cell>
          <table:table-cell table:formula="of:=[.E65]-[.E64]" office:value-type="float" office:value="0.100341320037842" calcext:value-type="float">
            <text:p>0.100341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30385.92917" calcext:value-type="float">
            <text:p>1456030385.92917</text:p>
          </table:table-cell>
          <table:table-cell office:value-type="float" office:value="1456030385.92944" calcext:value-type="float">
            <text:p>1456030385.92944</text:p>
          </table:table-cell>
          <table:table-cell office:value-type="float" office:value="5896" calcext:value-type="float">
            <text:p>5896</text:p>
          </table:table-cell>
          <table:table-cell table:formula="of:=[.B66]-[.B$2]" office:value-type="float" office:value="6.39812636375427" calcext:value-type="float">
            <text:p>6.3981263638</text:p>
          </table:table-cell>
          <table:table-cell table:formula="of:=[.D66]/([.E66]-[.E65])" office:value-type="float" office:value="59117.3529549573" calcext:value-type="float">
            <text:p>59117.3529549573</text:p>
          </table:table-cell>
          <table:table-cell table:formula="of:=[.E66]-[.E65]" office:value-type="float" office:value="0.099733829498291" calcext:value-type="float">
            <text:p>0.09973382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30386.02952" calcext:value-type="float">
            <text:p>1456030386.02952</text:p>
          </table:table-cell>
          <table:table-cell office:value-type="float" office:value="1456030386.03001" calcext:value-type="float">
            <text:p>1456030386.03001</text:p>
          </table:table-cell>
          <table:table-cell office:value-type="float" office:value="6024" calcext:value-type="float">
            <text:p>6024</text:p>
          </table:table-cell>
          <table:table-cell table:formula="of:=[.B67]-[.B$2]" office:value-type="float" office:value="6.4984781742096" calcext:value-type="float">
            <text:p>6.4984781742</text:p>
          </table:table-cell>
          <table:table-cell table:formula="of:=[.D67]/([.E67]-[.E66])" office:value-type="float" office:value="60028.812361905" calcext:value-type="float">
            <text:p>60028.812361905</text:p>
          </table:table-cell>
          <table:table-cell table:formula="of:=[.E67]-[.E66]" office:value-type="float" office:value="0.100351810455322" calcext:value-type="float">
            <text:p>0.10035181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30386.12923" calcext:value-type="float">
            <text:p>1456030386.12923</text:p>
          </table:table-cell>
          <table:table-cell office:value-type="float" office:value="1456030386.1295" calcext:value-type="float">
            <text:p>1456030386.1295</text:p>
          </table:table-cell>
          <table:table-cell office:value-type="float" office:value="6144" calcext:value-type="float">
            <text:p>6144</text:p>
          </table:table-cell>
          <table:table-cell table:formula="of:=[.B68]-[.B$2]" office:value-type="float" office:value="6.59818649291992" calcext:value-type="float">
            <text:p>6.5981864929</text:p>
          </table:table-cell>
          <table:table-cell table:formula="of:=[.D68]/([.E68]-[.E67])" office:value-type="float" office:value="61619.7332325858" calcext:value-type="float">
            <text:p>61619.7332325858</text:p>
          </table:table-cell>
          <table:table-cell table:formula="of:=[.E68]-[.E67]" office:value-type="float" office:value="0.0997083187103272" calcext:value-type="float">
            <text:p>0.09970831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30386.22955" calcext:value-type="float">
            <text:p>1456030386.22955</text:p>
          </table:table-cell>
          <table:table-cell office:value-type="float" office:value="1456030386.22983" calcext:value-type="float">
            <text:p>1456030386.22983</text:p>
          </table:table-cell>
          <table:table-cell office:value-type="float" office:value="6272" calcext:value-type="float">
            <text:p>6272</text:p>
          </table:table-cell>
          <table:table-cell table:formula="of:=[.B69]-[.B$2]" office:value-type="float" office:value="6.69851112365723" calcext:value-type="float">
            <text:p>6.6985111237</text:p>
          </table:table-cell>
          <table:table-cell table:formula="of:=[.D69]/([.E69]-[.E68])" office:value-type="float" office:value="62517.0504382213" calcext:value-type="float">
            <text:p>62517.0504382213</text:p>
          </table:table-cell>
          <table:table-cell table:formula="of:=[.E69]-[.E68]" office:value-type="float" office:value="0.100324630737305" calcext:value-type="float">
            <text:p>0.10032463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30386.32918" calcext:value-type="float">
            <text:p>1456030386.32918</text:p>
          </table:table-cell>
          <table:table-cell office:value-type="float" office:value="1456030386.32947" calcext:value-type="float">
            <text:p>1456030386.32947</text:p>
          </table:table-cell>
          <table:table-cell office:value-type="float" office:value="6392" calcext:value-type="float">
            <text:p>6392</text:p>
          </table:table-cell>
          <table:table-cell table:formula="of:=[.B70]-[.B$2]" office:value-type="float" office:value="6.7981424331665" calcext:value-type="float">
            <text:p>6.7981424332</text:p>
          </table:table-cell>
          <table:table-cell table:formula="of:=[.D70]/([.E70]-[.E69])" office:value-type="float" office:value="64156.5390586861" calcext:value-type="float">
            <text:p>64156.5390586861</text:p>
          </table:table-cell>
          <table:table-cell table:formula="of:=[.E70]-[.E69]" office:value-type="float" office:value="0.0996313095092773" calcext:value-type="float">
            <text:p>0.09963130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30386.42878" calcext:value-type="float">
            <text:p>1456030386.42878</text:p>
          </table:table-cell>
          <table:table-cell office:value-type="float" office:value="1456030386.42907" calcext:value-type="float">
            <text:p>1456030386.42907</text:p>
          </table:table-cell>
          <table:table-cell office:value-type="float" office:value="6520" calcext:value-type="float">
            <text:p>6520</text:p>
          </table:table-cell>
          <table:table-cell table:formula="of:=[.B71]-[.B$2]" office:value-type="float" office:value="6.89774227142334" calcext:value-type="float">
            <text:p>6.8977422714</text:p>
          </table:table-cell>
          <table:table-cell table:formula="of:=[.D71]/([.E71]-[.E70])" office:value-type="float" office:value="65461.9536950152" calcext:value-type="float">
            <text:p>65461.9536950152</text:p>
          </table:table-cell>
          <table:table-cell table:formula="of:=[.E71]-[.E70]" office:value-type="float" office:value="0.0995998382568359" calcext:value-type="float">
            <text:p>0.09959983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30386.52899" calcext:value-type="float">
            <text:p>1456030386.52899</text:p>
          </table:table-cell>
          <table:table-cell office:value-type="float" office:value="1456030386.52927" calcext:value-type="float">
            <text:p>1456030386.52927</text:p>
          </table:table-cell>
          <table:table-cell office:value-type="float" office:value="6640" calcext:value-type="float">
            <text:p>6640</text:p>
          </table:table-cell>
          <table:table-cell table:formula="of:=[.B72]-[.B$2]" office:value-type="float" office:value="6.99795126914978" calcext:value-type="float">
            <text:p>6.9979512691</text:p>
          </table:table-cell>
          <table:table-cell table:formula="of:=[.D72]/([.E72]-[.E71])" office:value-type="float" office:value="66261.5149402699" calcext:value-type="float">
            <text:p>66261.5149402699</text:p>
          </table:table-cell>
          <table:table-cell table:formula="of:=[.E72]-[.E71]" office:value-type="float" office:value="0.10020899772644" calcext:value-type="float">
            <text:p>0.10020899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30386.62955" calcext:value-type="float">
            <text:p>1456030386.62955</text:p>
          </table:table-cell>
          <table:table-cell office:value-type="float" office:value="1456030386.62982" calcext:value-type="float">
            <text:p>1456030386.62982</text:p>
          </table:table-cell>
          <table:table-cell office:value-type="float" office:value="6760" calcext:value-type="float">
            <text:p>6760</text:p>
          </table:table-cell>
          <table:table-cell table:formula="of:=[.B73]-[.B$2]" office:value-type="float" office:value="7.09850692749023" calcext:value-type="float">
            <text:p>7.0985069275</text:p>
          </table:table-cell>
          <table:table-cell table:formula="of:=[.D73]/([.E73]-[.E72])" office:value-type="float" office:value="67226.4506201379" calcext:value-type="float">
            <text:p>67226.4506201379</text:p>
          </table:table-cell>
          <table:table-cell table:formula="of:=[.E73]-[.E72]" office:value-type="float" office:value="0.100555658340454" calcext:value-type="float">
            <text:p>0.10055565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30386.72879" calcext:value-type="float">
            <text:p>1456030386.72879</text:p>
          </table:table-cell>
          <table:table-cell office:value-type="float" office:value="1456030386.72906" calcext:value-type="float">
            <text:p>1456030386.72906</text:p>
          </table:table-cell>
          <table:table-cell office:value-type="float" office:value="6872" calcext:value-type="float">
            <text:p>6872</text:p>
          </table:table-cell>
          <table:table-cell table:formula="of:=[.B74]-[.B$2]" office:value-type="float" office:value="7.19775247573853" calcext:value-type="float">
            <text:p>7.1977524757</text:p>
          </table:table-cell>
          <table:table-cell table:formula="of:=[.D74]/([.E74]-[.E73])" office:value-type="float" office:value="69242.4005035242" calcext:value-type="float">
            <text:p>69242.4005035242</text:p>
          </table:table-cell>
          <table:table-cell table:formula="of:=[.E74]-[.E73]" office:value-type="float" office:value="0.099245548248291" calcext:value-type="float">
            <text:p>0.09924554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030386.82933" calcext:value-type="float">
            <text:p>1456030386.82933</text:p>
          </table:table-cell>
          <table:table-cell office:value-type="float" office:value="1456030386.8296" calcext:value-type="float">
            <text:p>1456030386.8296</text:p>
          </table:table-cell>
          <table:table-cell office:value-type="float" office:value="6984" calcext:value-type="float">
            <text:p>6984</text:p>
          </table:table-cell>
          <table:table-cell table:formula="of:=[.B75]-[.B$2]" office:value-type="float" office:value="7.2982861995697" calcext:value-type="float">
            <text:p>7.2982861996</text:p>
          </table:table-cell>
          <table:table-cell table:formula="of:=[.D75]/([.E75]-[.E74])" office:value-type="float" office:value="69469.2261845191" calcext:value-type="float">
            <text:p>69469.2261845191</text:p>
          </table:table-cell>
          <table:table-cell table:formula="of:=[.E75]-[.E74]" office:value-type="float" office:value="0.100533723831177" calcext:value-type="float">
            <text:p>0.10053372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030386.92886" calcext:value-type="float">
            <text:p>1456030386.92886</text:p>
          </table:table-cell>
          <table:table-cell office:value-type="float" office:value="1456030386.92913" calcext:value-type="float">
            <text:p>1456030386.92913</text:p>
          </table:table-cell>
          <table:table-cell office:value-type="float" office:value="7088" calcext:value-type="float">
            <text:p>7088</text:p>
          </table:table-cell>
          <table:table-cell table:formula="of:=[.B76]-[.B$2]" office:value-type="float" office:value="7.39782071113586" calcext:value-type="float">
            <text:p>7.3978207111</text:p>
          </table:table-cell>
          <table:table-cell table:formula="of:=[.D76]/([.E76]-[.E75])" office:value-type="float" office:value="71211.4812085906" calcext:value-type="float">
            <text:p>71211.4812085906</text:p>
          </table:table-cell>
          <table:table-cell table:formula="of:=[.E76]-[.E75]" office:value-type="float" office:value="0.0995345115661621" calcext:value-type="float">
            <text:p>0.09953451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030387.02931" calcext:value-type="float">
            <text:p>1456030387.02931</text:p>
          </table:table-cell>
          <table:table-cell office:value-type="float" office:value="1456030387.02958" calcext:value-type="float">
            <text:p>1456030387.02958</text:p>
          </table:table-cell>
          <table:table-cell office:value-type="float" office:value="7192" calcext:value-type="float">
            <text:p>7192</text:p>
          </table:table-cell>
          <table:table-cell table:formula="of:=[.B77]-[.B$2]" office:value-type="float" office:value="7.49826693534851" calcext:value-type="float">
            <text:p>7.4982669353</text:p>
          </table:table-cell>
          <table:table-cell table:formula="of:=[.D77]/([.E77]-[.E76])" office:value-type="float" office:value="71600.5012271482" calcext:value-type="float">
            <text:p>71600.5012271482</text:p>
          </table:table-cell>
          <table:table-cell table:formula="of:=[.E77]-[.E76]" office:value-type="float" office:value="0.100446224212646" calcext:value-type="float">
            <text:p>0.10044622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030387.12866" calcext:value-type="float">
            <text:p>1456030387.12866</text:p>
          </table:table-cell>
          <table:table-cell office:value-type="float" office:value="1456030387.12893" calcext:value-type="float">
            <text:p>1456030387.12893</text:p>
          </table:table-cell>
          <table:table-cell office:value-type="float" office:value="7288" calcext:value-type="float">
            <text:p>7288</text:p>
          </table:table-cell>
          <table:table-cell table:formula="of:=[.B78]-[.B$2]" office:value-type="float" office:value="7.59762024879456" calcext:value-type="float">
            <text:p>7.5976202488</text:p>
          </table:table-cell>
          <table:table-cell table:formula="of:=[.D78]/([.E78]-[.E77])" office:value-type="float" office:value="73354.3728660629" calcext:value-type="float">
            <text:p>73354.3728660629</text:p>
          </table:table-cell>
          <table:table-cell table:formula="of:=[.E78]-[.E77]" office:value-type="float" office:value="0.0993533134460449" calcext:value-type="float">
            <text:p>0.09935331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030387.22901" calcext:value-type="float">
            <text:p>1456030387.22901</text:p>
          </table:table-cell>
          <table:table-cell office:value-type="float" office:value="1456030387.22929" calcext:value-type="float">
            <text:p>1456030387.22929</text:p>
          </table:table-cell>
          <table:table-cell office:value-type="float" office:value="7384" calcext:value-type="float">
            <text:p>7384</text:p>
          </table:table-cell>
          <table:table-cell table:formula="of:=[.B79]-[.B$2]" office:value-type="float" office:value="7.69796681404114" calcext:value-type="float">
            <text:p>7.697966814</text:p>
          </table:table-cell>
          <table:table-cell table:formula="of:=[.D79]/([.E79]-[.E78])" office:value-type="float" office:value="73584.980032503" calcext:value-type="float">
            <text:p>73584.980032503</text:p>
          </table:table-cell>
          <table:table-cell table:formula="of:=[.E79]-[.E78]" office:value-type="float" office:value="0.100346565246582" calcext:value-type="float">
            <text:p>0.10034656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030387.32962" calcext:value-type="float">
            <text:p>1456030387.32962</text:p>
          </table:table-cell>
          <table:table-cell office:value-type="float" office:value="1456030387.32989" calcext:value-type="float">
            <text:p>1456030387.32989</text:p>
          </table:table-cell>
          <table:table-cell office:value-type="float" office:value="7464" calcext:value-type="float">
            <text:p>7464</text:p>
          </table:table-cell>
          <table:table-cell table:formula="of:=[.B80]-[.B$2]" office:value-type="float" office:value="7.79858040809631" calcext:value-type="float">
            <text:p>7.7985804081</text:p>
          </table:table-cell>
          <table:table-cell table:formula="of:=[.D80]/([.E80]-[.E79])" office:value-type="float" office:value="74184.8064378537" calcext:value-type="float">
            <text:p>74184.8064378537</text:p>
          </table:table-cell>
          <table:table-cell table:formula="of:=[.E80]-[.E79]" office:value-type="float" office:value="0.100613594055176" calcext:value-type="float">
            <text:p>0.10061359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030387.43791" calcext:value-type="float">
            <text:p>1456030387.43791</text:p>
          </table:table-cell>
          <table:table-cell office:value-type="float" office:value="1456030387.43853" calcext:value-type="float">
            <text:p>1456030387.43853</text:p>
          </table:table-cell>
          <table:table-cell office:value-type="float" office:value="7544" calcext:value-type="float">
            <text:p>7544</text:p>
          </table:table-cell>
          <table:table-cell table:formula="of:=[.B81]-[.B$2]" office:value-type="float" office:value="7.9068648815155" calcext:value-type="float">
            <text:p>7.9068648815</text:p>
          </table:table-cell>
          <table:table-cell table:formula="of:=[.D81]/([.E81]-[.E80])" office:value-type="float" office:value="69668.3445169075" calcext:value-type="float">
            <text:p>69668.3445169075</text:p>
          </table:table-cell>
          <table:table-cell table:formula="of:=[.E81]-[.E80]" office:value-type="float" office:value="0.108284473419189" calcext:value-type="float">
            <text:p>0.10828447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030387.62898" calcext:value-type="float">
            <text:p>1456030387.62898</text:p>
          </table:table-cell>
          <table:table-cell office:value-type="float" office:value="1456030387.62924" calcext:value-type="float">
            <text:p>1456030387.62924</text:p>
          </table:table-cell>
          <table:table-cell office:value-type="float" office:value="7616" calcext:value-type="float">
            <text:p>7616</text:p>
          </table:table-cell>
          <table:table-cell table:formula="of:=[.B82]-[.B$2]" office:value-type="float" office:value="8.09793710708618" calcext:value-type="float">
            <text:p>8.0979371071</text:p>
          </table:table-cell>
          <table:table-cell table:formula="of:=[.D82]/([.E82]-[.E81])" office:value-type="float" office:value="39859.2729908973" calcext:value-type="float">
            <text:p>39859.2729908973</text:p>
          </table:table-cell>
          <table:table-cell table:formula="of:=[.E82]-[.E81]" office:value-type="float" office:value="0.191072225570679" calcext:value-type="float">
            <text:p>0.19107222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030387.72949" calcext:value-type="float">
            <text:p>1456030387.72949</text:p>
          </table:table-cell>
          <table:table-cell office:value-type="float" office:value="1456030387.72976" calcext:value-type="float">
            <text:p>1456030387.72976</text:p>
          </table:table-cell>
          <table:table-cell office:value-type="float" office:value="7680" calcext:value-type="float">
            <text:p>7680</text:p>
          </table:table-cell>
          <table:table-cell table:formula="of:=[.B83]-[.B$2]" office:value-type="float" office:value="8.19845390319824" calcext:value-type="float">
            <text:p>8.1984539032</text:p>
          </table:table-cell>
          <table:table-cell table:formula="of:=[.D83]/([.E83]-[.E82])" office:value-type="float" office:value="76405.1412008596" calcext:value-type="float">
            <text:p>76405.1412008596</text:p>
          </table:table-cell>
          <table:table-cell table:formula="of:=[.E83]-[.E82]" office:value-type="float" office:value="0.100516796112061" calcext:value-type="float">
            <text:p>0.10051679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30387.8292" calcext:value-type="float">
            <text:p>1456030387.8292</text:p>
          </table:table-cell>
          <table:table-cell office:value-type="float" office:value="1456030387.82947" calcext:value-type="float">
            <text:p>1456030387.82947</text:p>
          </table:table-cell>
          <table:table-cell office:value-type="float" office:value="7736" calcext:value-type="float">
            <text:p>7736</text:p>
          </table:table-cell>
          <table:table-cell table:formula="of:=[.B84]-[.B$2]" office:value-type="float" office:value="8.29816389083862" calcext:value-type="float">
            <text:p>8.2981638908</text:p>
          </table:table-cell>
          <table:table-cell table:formula="of:=[.D84]/([.E84]-[.E83])" office:value-type="float" office:value="77585.0061069213" calcext:value-type="float">
            <text:p>77585.0061069213</text:p>
          </table:table-cell>
          <table:table-cell table:formula="of:=[.E84]-[.E83]" office:value-type="float" office:value="0.0997099876403809" calcext:value-type="float">
            <text:p>0.09970998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030387.92971" calcext:value-type="float">
            <text:p>1456030387.92971</text:p>
          </table:table-cell>
          <table:table-cell office:value-type="float" office:value="1456030387.93" calcext:value-type="float">
            <text:p>1456030387.93</text:p>
          </table:table-cell>
          <table:table-cell office:value-type="float" office:value="7784" calcext:value-type="float">
            <text:p>7784</text:p>
          </table:table-cell>
          <table:table-cell table:formula="of:=[.B85]-[.B$2]" office:value-type="float" office:value="8.39867353439331" calcext:value-type="float">
            <text:p>8.3986735344</text:p>
          </table:table-cell>
          <table:table-cell table:formula="of:=[.D85]/([.E85]-[.E84])" office:value-type="float" office:value="77445.3049946865" calcext:value-type="float">
            <text:p>77445.3049946865</text:p>
          </table:table-cell>
          <table:table-cell table:formula="of:=[.E85]-[.E84]" office:value-type="float" office:value="0.100509643554688" calcext:value-type="float">
            <text:p>0.10050964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030388.03907" calcext:value-type="float">
            <text:p>1456030388.03907</text:p>
          </table:table-cell>
          <table:table-cell office:value-type="float" office:value="1456030388.03938" calcext:value-type="float">
            <text:p>1456030388.03938</text:p>
          </table:table-cell>
          <table:table-cell office:value-type="float" office:value="7816" calcext:value-type="float">
            <text:p>7816</text:p>
          </table:table-cell>
          <table:table-cell table:formula="of:=[.B86]-[.B$2]" office:value-type="float" office:value="8.50802898406982" calcext:value-type="float">
            <text:p>8.5080289841</text:p>
          </table:table-cell>
          <table:table-cell table:formula="of:=[.D86]/([.E86]-[.E85])" office:value-type="float" office:value="71473.3469902108" calcext:value-type="float">
            <text:p>71473.3469902108</text:p>
          </table:table-cell>
          <table:table-cell table:formula="of:=[.E86]-[.E85]" office:value-type="float" office:value="0.109355449676514" calcext:value-type="float">
            <text:p>0.10935544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030388.22911" calcext:value-type="float">
            <text:p>1456030388.22911</text:p>
          </table:table-cell>
          <table:table-cell office:value-type="float" office:value="1456030388.22938" calcext:value-type="float">
            <text:p>1456030388.22938</text:p>
          </table:table-cell>
          <table:table-cell office:value-type="float" office:value="7848" calcext:value-type="float">
            <text:p>7848</text:p>
          </table:table-cell>
          <table:table-cell table:formula="of:=[.B87]-[.B$2]" office:value-type="float" office:value="8.69806838035584" calcext:value-type="float">
            <text:p>8.6980683804</text:p>
          </table:table-cell>
          <table:table-cell table:formula="of:=[.D87]/([.E87]-[.E86])" office:value-type="float" office:value="41296.7003335914" calcext:value-type="float">
            <text:p>41296.7003335914</text:p>
          </table:table-cell>
          <table:table-cell table:formula="of:=[.E87]-[.E86]" office:value-type="float" office:value="0.190039396286011" calcext:value-type="float">
            <text:p>0.19003939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030388.32965" calcext:value-type="float">
            <text:p>1456030388.32965</text:p>
          </table:table-cell>
          <table:table-cell office:value-type="float" office:value="1456030388.32993" calcext:value-type="float">
            <text:p>1456030388.32993</text:p>
          </table:table-cell>
          <table:table-cell office:value-type="float" office:value="7872" calcext:value-type="float">
            <text:p>7872</text:p>
          </table:table-cell>
          <table:table-cell table:formula="of:=[.B88]-[.B$2]" office:value-type="float" office:value="8.79861402511597" calcext:value-type="float">
            <text:p>8.7986140251</text:p>
          </table:table-cell>
          <table:table-cell table:formula="of:=[.D88]/([.E88]-[.E87])" office:value-type="float" office:value="78292.7994422827" calcext:value-type="float">
            <text:p>78292.7994422827</text:p>
          </table:table-cell>
          <table:table-cell table:formula="of:=[.E88]-[.E87]" office:value-type="float" office:value="0.100545644760132" calcext:value-type="float">
            <text:p>0.10054564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030388.4294" calcext:value-type="float">
            <text:p>1456030388.4294</text:p>
          </table:table-cell>
          <table:table-cell office:value-type="float" office:value="1456030388.42968" calcext:value-type="float">
            <text:p>1456030388.42968</text:p>
          </table:table-cell>
          <table:table-cell office:value-type="float" office:value="7888" calcext:value-type="float">
            <text:p>7888</text:p>
          </table:table-cell>
          <table:table-cell table:formula="of:=[.B89]-[.B$2]" office:value-type="float" office:value="8.89836239814758" calcext:value-type="float">
            <text:p>8.8983623981</text:p>
          </table:table-cell>
          <table:table-cell table:formula="of:=[.D89]/([.E89]-[.E88])" office:value-type="float" office:value="79078.9840501942" calcext:value-type="float">
            <text:p>79078.9840501942</text:p>
          </table:table-cell>
          <table:table-cell table:formula="of:=[.E89]-[.E88]" office:value-type="float" office:value="0.0997483730316162" calcext:value-type="float">
            <text:p>0.0997483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030388.53102" calcext:value-type="float">
            <text:p>1456030388.53102</text:p>
          </table:table-cell>
          <table:table-cell office:value-type="float" office:value="1456030388.5313" calcext:value-type="float">
            <text:p>1456030388.5313</text:p>
          </table:table-cell>
          <table:table-cell office:value-type="float" office:value="7888" calcext:value-type="float">
            <text:p>7888</text:p>
          </table:table-cell>
          <table:table-cell table:formula="of:=[.B90]-[.B$2]" office:value-type="float" office:value="8.99998164176941" calcext:value-type="float">
            <text:p>8.9999816418</text:p>
          </table:table-cell>
          <table:table-cell table:formula="of:=[.D90]/([.E90]-[.E89])" office:value-type="float" office:value="77623.0930172539" calcext:value-type="float">
            <text:p>77623.0930172539</text:p>
          </table:table-cell>
          <table:table-cell table:formula="of:=[.E90]-[.E89]" office:value-type="float" office:value="0.101619243621826" calcext:value-type="float">
            <text:p>0.10161924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030388.72971" calcext:value-type="float">
            <text:p>1456030388.72971</text:p>
          </table:table-cell>
          <table:table-cell office:value-type="float" office:value="1456030388.73001" calcext:value-type="float">
            <text:p>1456030388.73001</text:p>
          </table:table-cell>
          <table:table-cell office:value-type="float" office:value="7888" calcext:value-type="float">
            <text:p>7888</text:p>
          </table:table-cell>
          <table:table-cell table:formula="of:=[.B91]-[.B$2]" office:value-type="float" office:value="9.19866943359375" calcext:value-type="float">
            <text:p>9.1986694336</text:p>
          </table:table-cell>
          <table:table-cell table:formula="of:=[.D91]/([.E91]-[.E90])" office:value-type="float" office:value="39700.4764488689" calcext:value-type="float">
            <text:p>39700.4764488689</text:p>
          </table:table-cell>
          <table:table-cell table:formula="of:=[.E91]-[.E90]" office:value-type="float" office:value="0.198687791824341" calcext:value-type="float">
            <text:p>0.19868779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030388.8293" calcext:value-type="float">
            <text:p>1456030388.8293</text:p>
          </table:table-cell>
          <table:table-cell office:value-type="float" office:value="1456030388.82958" calcext:value-type="float">
            <text:p>1456030388.82958</text:p>
          </table:table-cell>
          <table:table-cell office:value-type="float" office:value="7872" calcext:value-type="float">
            <text:p>7872</text:p>
          </table:table-cell>
          <table:table-cell table:formula="of:=[.B92]-[.B$2]" office:value-type="float" office:value="9.29826188087463" calcext:value-type="float">
            <text:p>9.2982618809</text:p>
          </table:table-cell>
          <table:table-cell table:formula="of:=[.D92]/([.E92]-[.E91])" office:value-type="float" office:value="79042.1383842326" calcext:value-type="float">
            <text:p>79042.1383842326</text:p>
          </table:table-cell>
          <table:table-cell table:formula="of:=[.E92]-[.E91]" office:value-type="float" office:value="0.0995924472808838" calcext:value-type="float">
            <text:p>0.09959244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030388.92875" calcext:value-type="float">
            <text:p>1456030388.92875</text:p>
          </table:table-cell>
          <table:table-cell office:value-type="float" office:value="1456030388.92902" calcext:value-type="float">
            <text:p>1456030388.92902</text:p>
          </table:table-cell>
          <table:table-cell office:value-type="float" office:value="7856" calcext:value-type="float">
            <text:p>7856</text:p>
          </table:table-cell>
          <table:table-cell table:formula="of:=[.B93]-[.B$2]" office:value-type="float" office:value="9.39770531654358" calcext:value-type="float">
            <text:p>9.3977053165</text:p>
          </table:table-cell>
          <table:table-cell table:formula="of:=[.D93]/([.E93]-[.E92])" office:value-type="float" office:value="78999.6840631413" calcext:value-type="float">
            <text:p>78999.6840631413</text:p>
          </table:table-cell>
          <table:table-cell table:formula="of:=[.E93]-[.E92]" office:value-type="float" office:value="0.0994434356689453" calcext:value-type="float">
            <text:p>0.09944343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030389.03058" calcext:value-type="float">
            <text:p>1456030389.03058</text:p>
          </table:table-cell>
          <table:table-cell office:value-type="float" office:value="1456030389.03086" calcext:value-type="float">
            <text:p>1456030389.03086</text:p>
          </table:table-cell>
          <table:table-cell office:value-type="float" office:value="7824" calcext:value-type="float">
            <text:p>7824</text:p>
          </table:table-cell>
          <table:table-cell table:formula="of:=[.B94]-[.B$2]" office:value-type="float" office:value="9.4995436668396" calcext:value-type="float">
            <text:p>9.4995436668</text:p>
          </table:table-cell>
          <table:table-cell table:formula="of:=[.D94]/([.E94]-[.E93])" office:value-type="float" office:value="76827.6388733463" calcext:value-type="float">
            <text:p>76827.6388733463</text:p>
          </table:table-cell>
          <table:table-cell table:formula="of:=[.E94]-[.E93]" office:value-type="float" office:value="0.101838350296021" calcext:value-type="float">
            <text:p>0.10183835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030389.22888" calcext:value-type="float">
            <text:p>1456030389.22888</text:p>
          </table:table-cell>
          <table:table-cell office:value-type="float" office:value="1456030389.22916" calcext:value-type="float">
            <text:p>1456030389.22916</text:p>
          </table:table-cell>
          <table:table-cell office:value-type="float" office:value="7784" calcext:value-type="float">
            <text:p>7784</text:p>
          </table:table-cell>
          <table:table-cell table:formula="of:=[.B95]-[.B$2]" office:value-type="float" office:value="9.69784307479858" calcext:value-type="float">
            <text:p>9.6978430748</text:p>
          </table:table-cell>
          <table:table-cell table:formula="of:=[.D95]/([.E95]-[.E94])" office:value-type="float" office:value="39253.7732720312" calcext:value-type="float">
            <text:p>39253.7732720312</text:p>
          </table:table-cell>
          <table:table-cell table:formula="of:=[.E95]-[.E94]" office:value-type="float" office:value="0.198299407958984" calcext:value-type="float">
            <text:p>0.1982994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030389.32938" calcext:value-type="float">
            <text:p>1456030389.32938</text:p>
          </table:table-cell>
          <table:table-cell office:value-type="float" office:value="1456030389.32966" calcext:value-type="float">
            <text:p>1456030389.32966</text:p>
          </table:table-cell>
          <table:table-cell office:value-type="float" office:value="7744" calcext:value-type="float">
            <text:p>7744</text:p>
          </table:table-cell>
          <table:table-cell table:formula="of:=[.B96]-[.B$2]" office:value-type="float" office:value="9.79834294319153" calcext:value-type="float">
            <text:p>9.7983429432</text:p>
          </table:table-cell>
          <table:table-cell table:formula="of:=[.D96]/([.E96]-[.E95])" office:value-type="float" office:value="77054.8272732233" calcext:value-type="float">
            <text:p>77054.8272732233</text:p>
          </table:table-cell>
          <table:table-cell table:formula="of:=[.E96]-[.E95]" office:value-type="float" office:value="0.100499868392944" calcext:value-type="float">
            <text:p>0.10049986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030389.42894" calcext:value-type="float">
            <text:p>1456030389.42894</text:p>
          </table:table-cell>
          <table:table-cell office:value-type="float" office:value="1456030389.42922" calcext:value-type="float">
            <text:p>1456030389.42922</text:p>
          </table:table-cell>
          <table:table-cell office:value-type="float" office:value="7688" calcext:value-type="float">
            <text:p>7688</text:p>
          </table:table-cell>
          <table:table-cell table:formula="of:=[.B97]-[.B$2]" office:value-type="float" office:value="9.89790081977844" calcext:value-type="float">
            <text:p>9.8979008198</text:p>
          </table:table-cell>
          <table:table-cell table:formula="of:=[.D97]/([.E97]-[.E96])" office:value-type="float" office:value="77221.4139509934" calcext:value-type="float">
            <text:p>77221.4139509934</text:p>
          </table:table-cell>
          <table:table-cell table:formula="of:=[.E97]-[.E96]" office:value-type="float" office:value="0.0995578765869141" calcext:value-type="float">
            <text:p>0.09955787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030389.52952" calcext:value-type="float">
            <text:p>1456030389.52952</text:p>
          </table:table-cell>
          <table:table-cell office:value-type="float" office:value="1456030389.5298" calcext:value-type="float">
            <text:p>1456030389.5298</text:p>
          </table:table-cell>
          <table:table-cell office:value-type="float" office:value="7624" calcext:value-type="float">
            <text:p>7624</text:p>
          </table:table-cell>
          <table:table-cell table:formula="of:=[.B98]-[.B$2]" office:value-type="float" office:value="9.99848365783691" calcext:value-type="float">
            <text:p>9.9984836578</text:p>
          </table:table-cell>
          <table:table-cell table:formula="of:=[.D98]/([.E98]-[.E97])" office:value-type="float" office:value="75798.2191312593" calcext:value-type="float">
            <text:p>75798.2191312593</text:p>
          </table:table-cell>
          <table:table-cell table:formula="of:=[.E98]-[.E97]" office:value-type="float" office:value="0.100582838058472" calcext:value-type="float">
            <text:p>0.10058283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030389.63582" calcext:value-type="float">
            <text:p>1456030389.63582</text:p>
          </table:table-cell>
          <table:table-cell office:value-type="float" office:value="1456030389.63609" calcext:value-type="float">
            <text:p>1456030389.63609</text:p>
          </table:table-cell>
          <table:table-cell office:value-type="float" office:value="7552" calcext:value-type="float">
            <text:p>7552</text:p>
          </table:table-cell>
          <table:table-cell table:formula="of:=[.B99]-[.B$2]" office:value-type="float" office:value="10.1047787666321" calcext:value-type="float">
            <text:p>10.1047787666</text:p>
          </table:table-cell>
          <table:table-cell table:formula="of:=[.D99]/([.E99]-[.E98])" office:value-type="float" office:value="71047.4836104918" calcext:value-type="float">
            <text:p>71047.4836104918</text:p>
          </table:table-cell>
          <table:table-cell table:formula="of:=[.E99]-[.E98]" office:value-type="float" office:value="0.106295108795166" calcext:value-type="float">
            <text:p>0.10629510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030389.82932" calcext:value-type="float">
            <text:p>1456030389.82932</text:p>
          </table:table-cell>
          <table:table-cell office:value-type="float" office:value="1456030389.82959" calcext:value-type="float">
            <text:p>1456030389.82959</text:p>
          </table:table-cell>
          <table:table-cell office:value-type="float" office:value="7480" calcext:value-type="float">
            <text:p>7480</text:p>
          </table:table-cell>
          <table:table-cell table:formula="of:=[.B100]-[.B$2]" office:value-type="float" office:value="10.2982769012451" calcext:value-type="float">
            <text:p>10.2982769012</text:p>
          </table:table-cell>
          <table:table-cell table:formula="of:=[.D100]/([.E100]-[.E99])" office:value-type="float" office:value="38656.7034093569" calcext:value-type="float">
            <text:p>38656.7034093569</text:p>
          </table:table-cell>
          <table:table-cell table:formula="of:=[.E100]-[.E99]" office:value-type="float" office:value="0.193498134613037" calcext:value-type="float">
            <text:p>0.19349813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030389.92891" calcext:value-type="float">
            <text:p>1456030389.92891</text:p>
          </table:table-cell>
          <table:table-cell office:value-type="float" office:value="1456030389.9292" calcext:value-type="float">
            <text:p>1456030389.9292</text:p>
          </table:table-cell>
          <table:table-cell office:value-type="float" office:value="7392" calcext:value-type="float">
            <text:p>7392</text:p>
          </table:table-cell>
          <table:table-cell table:formula="of:=[.B101]-[.B$2]" office:value-type="float" office:value="10.3978686332703" calcext:value-type="float">
            <text:p>10.3978686333</text:p>
          </table:table-cell>
          <table:table-cell table:formula="of:=[.D101]/([.E101]-[.E100])" office:value-type="float" office:value="74223.0288567886" calcext:value-type="float">
            <text:p>74223.0288567886</text:p>
          </table:table-cell>
          <table:table-cell table:formula="of:=[.E101]-[.E100]" office:value-type="float" office:value="0.0995917320251465" calcext:value-type="float">
            <text:p>0.0995917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030390.02914" calcext:value-type="float">
            <text:p>1456030390.02914</text:p>
          </table:table-cell>
          <table:table-cell office:value-type="float" office:value="1456030390.02941" calcext:value-type="float">
            <text:p>1456030390.02941</text:p>
          </table:table-cell>
          <table:table-cell office:value-type="float" office:value="7304" calcext:value-type="float">
            <text:p>7304</text:p>
          </table:table-cell>
          <table:table-cell table:formula="of:=[.B102]-[.B$2]" office:value-type="float" office:value="10.4980957508087" calcext:value-type="float">
            <text:p>10.4980957508</text:p>
          </table:table-cell>
          <table:table-cell table:formula="of:=[.D102]/([.E102]-[.E101])" office:value-type="float" office:value="72874.4892538471" calcext:value-type="float">
            <text:p>72874.4892538471</text:p>
          </table:table-cell>
          <table:table-cell table:formula="of:=[.E102]-[.E101]" office:value-type="float" office:value="0.100227117538452" calcext:value-type="float">
            <text:p>0.10022711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030390.12966" calcext:value-type="float">
            <text:p>1456030390.12966</text:p>
          </table:table-cell>
          <table:table-cell office:value-type="float" office:value="1456030390.12993" calcext:value-type="float">
            <text:p>1456030390.12993</text:p>
          </table:table-cell>
          <table:table-cell office:value-type="float" office:value="7208" calcext:value-type="float">
            <text:p>7208</text:p>
          </table:table-cell>
          <table:table-cell table:formula="of:=[.B103]-[.B$2]" office:value-type="float" office:value="10.5986156463623" calcext:value-type="float">
            <text:p>10.5986156464</text:p>
          </table:table-cell>
          <table:table-cell table:formula="of:=[.D103]/([.E103]-[.E102])" office:value-type="float" office:value="71707.1974687567" calcext:value-type="float">
            <text:p>71707.1974687567</text:p>
          </table:table-cell>
          <table:table-cell table:formula="of:=[.E103]-[.E102]" office:value-type="float" office:value="0.100519895553589" calcext:value-type="float">
            <text:p>0.10051989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030390.22921" calcext:value-type="float">
            <text:p>1456030390.22921</text:p>
          </table:table-cell>
          <table:table-cell office:value-type="float" office:value="1456030390.22948" calcext:value-type="float">
            <text:p>1456030390.22948</text:p>
          </table:table-cell>
          <table:table-cell office:value-type="float" office:value="7104" calcext:value-type="float">
            <text:p>7104</text:p>
          </table:table-cell>
          <table:table-cell table:formula="of:=[.B104]-[.B$2]" office:value-type="float" office:value="10.6981644630432" calcext:value-type="float">
            <text:p>10.698164463</text:p>
          </table:table-cell>
          <table:table-cell table:formula="of:=[.D104]/([.E104]-[.E103])" office:value-type="float" office:value="71361.9733197936" calcext:value-type="float">
            <text:p>71361.9733197936</text:p>
          </table:table-cell>
          <table:table-cell table:formula="of:=[.E104]-[.E103]" office:value-type="float" office:value="0.0995488166809082" calcext:value-type="float">
            <text:p>0.09954881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030390.32978" calcext:value-type="float">
            <text:p>1456030390.32978</text:p>
          </table:table-cell>
          <table:table-cell office:value-type="float" office:value="1456030390.33004" calcext:value-type="float">
            <text:p>1456030390.33004</text:p>
          </table:table-cell>
          <table:table-cell office:value-type="float" office:value="7000" calcext:value-type="float">
            <text:p>7000</text:p>
          </table:table-cell>
          <table:table-cell table:formula="of:=[.B105]-[.B$2]" office:value-type="float" office:value="10.7987365722656" calcext:value-type="float">
            <text:p>10.7987365723</text:p>
          </table:table-cell>
          <table:table-cell table:formula="of:=[.D105]/([.E105]-[.E104])" office:value-type="float" office:value="69601.80167366" calcext:value-type="float">
            <text:p>69601.80167366</text:p>
          </table:table-cell>
          <table:table-cell table:formula="of:=[.E105]-[.E104]" office:value-type="float" office:value="0.100572109222412" calcext:value-type="float">
            <text:p>0.10057210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030390.42941" calcext:value-type="float">
            <text:p>1456030390.42941</text:p>
          </table:table-cell>
          <table:table-cell office:value-type="float" office:value="1456030390.42969" calcext:value-type="float">
            <text:p>1456030390.42969</text:p>
          </table:table-cell>
          <table:table-cell office:value-type="float" office:value="6888" calcext:value-type="float">
            <text:p>6888</text:p>
          </table:table-cell>
          <table:table-cell table:formula="of:=[.B106]-[.B$2]" office:value-type="float" office:value="10.8983738422394" calcext:value-type="float">
            <text:p>10.8983738422</text:p>
          </table:table-cell>
          <table:table-cell table:formula="of:=[.D106]/([.E106]-[.E105])" office:value-type="float" office:value="69130.7580166974" calcext:value-type="float">
            <text:p>69130.7580166974</text:p>
          </table:table-cell>
          <table:table-cell table:formula="of:=[.E106]-[.E105]" office:value-type="float" office:value="0.0996372699737549" calcext:value-type="float">
            <text:p>0.099637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030390.52893" calcext:value-type="float">
            <text:p>1456030390.52893</text:p>
          </table:table-cell>
          <table:table-cell office:value-type="float" office:value="1456030390.52921" calcext:value-type="float">
            <text:p>1456030390.52921</text:p>
          </table:table-cell>
          <table:table-cell office:value-type="float" office:value="6776" calcext:value-type="float">
            <text:p>6776</text:p>
          </table:table-cell>
          <table:table-cell table:formula="of:=[.B107]-[.B$2]" office:value-type="float" office:value="10.9978935718536" calcext:value-type="float">
            <text:p>10.9978935719</text:p>
          </table:table-cell>
          <table:table-cell table:formula="of:=[.D107]/([.E107]-[.E106])" office:value-type="float" office:value="68087.0017057324" calcext:value-type="float">
            <text:p>68087.0017057324</text:p>
          </table:table-cell>
          <table:table-cell table:formula="of:=[.E107]-[.E106]" office:value-type="float" office:value="0.0995197296142578" calcext:value-type="float">
            <text:p>0.09951972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030390.62952" calcext:value-type="float">
            <text:p>1456030390.62952</text:p>
          </table:table-cell>
          <table:table-cell office:value-type="float" office:value="1456030390.62979" calcext:value-type="float">
            <text:p>1456030390.62979</text:p>
          </table:table-cell>
          <table:table-cell office:value-type="float" office:value="6656" calcext:value-type="float">
            <text:p>6656</text:p>
          </table:table-cell>
          <table:table-cell table:formula="of:=[.B108]-[.B$2]" office:value-type="float" office:value="11.0984797477722" calcext:value-type="float">
            <text:p>11.0984797478</text:p>
          </table:table-cell>
          <table:table-cell table:formula="of:=[.D108]/([.E108]-[.E107])" office:value-type="float" office:value="66172.1149970727" calcext:value-type="float">
            <text:p>66172.1149970727</text:p>
          </table:table-cell>
          <table:table-cell table:formula="of:=[.E108]-[.E107]" office:value-type="float" office:value="0.100586175918579" calcext:value-type="float">
            <text:p>0.10058617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030390.72868" calcext:value-type="float">
            <text:p>1456030390.72868</text:p>
          </table:table-cell>
          <table:table-cell office:value-type="float" office:value="1456030390.72895" calcext:value-type="float">
            <text:p>1456030390.72895</text:p>
          </table:table-cell>
          <table:table-cell office:value-type="float" office:value="6536" calcext:value-type="float">
            <text:p>6536</text:p>
          </table:table-cell>
          <table:table-cell table:formula="of:=[.B109]-[.B$2]" office:value-type="float" office:value="11.197634935379" calcext:value-type="float">
            <text:p>11.1976349354</text:p>
          </table:table-cell>
          <table:table-cell table:formula="of:=[.D109]/([.E109]-[.E108])" office:value-type="float" office:value="65916.8739200793" calcext:value-type="float">
            <text:p>65916.8739200793</text:p>
          </table:table-cell>
          <table:table-cell table:formula="of:=[.E109]-[.E108]" office:value-type="float" office:value="0.0991551876068115" calcext:value-type="float">
            <text:p>0.09915518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030390.82914" calcext:value-type="float">
            <text:p>1456030390.82914</text:p>
          </table:table-cell>
          <table:table-cell office:value-type="float" office:value="1456030390.82941" calcext:value-type="float">
            <text:p>1456030390.82941</text:p>
          </table:table-cell>
          <table:table-cell office:value-type="float" office:value="6416" calcext:value-type="float">
            <text:p>6416</text:p>
          </table:table-cell>
          <table:table-cell table:formula="of:=[.B110]-[.B$2]" office:value-type="float" office:value="11.2981026172638" calcext:value-type="float">
            <text:p>11.2981026173</text:p>
          </table:table-cell>
          <table:table-cell table:formula="of:=[.D110]/([.E110]-[.E109])" office:value-type="float" office:value="63861.3321183126" calcext:value-type="float">
            <text:p>63861.3321183126</text:p>
          </table:table-cell>
          <table:table-cell table:formula="of:=[.E110]-[.E109]" office:value-type="float" office:value="0.100467681884766" calcext:value-type="float">
            <text:p>0.10046768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030390.92982" calcext:value-type="float">
            <text:p>1456030390.92982</text:p>
          </table:table-cell>
          <table:table-cell office:value-type="float" office:value="1456030390.93011" calcext:value-type="float">
            <text:p>1456030390.93011</text:p>
          </table:table-cell>
          <table:table-cell office:value-type="float" office:value="6288" calcext:value-type="float">
            <text:p>6288</text:p>
          </table:table-cell>
          <table:table-cell table:formula="of:=[.B111]-[.B$2]" office:value-type="float" office:value="11.398784160614" calcext:value-type="float">
            <text:p>11.3987841606</text:p>
          </table:table-cell>
          <table:table-cell table:formula="of:=[.D111]/([.E111]-[.E110])" office:value-type="float" office:value="62454.3465541371" calcext:value-type="float">
            <text:p>62454.3465541371</text:p>
          </table:table-cell>
          <table:table-cell table:formula="of:=[.E111]-[.E110]" office:value-type="float" office:value="0.10068154335022" calcext:value-type="float">
            <text:p>0.10068154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030391.02901" calcext:value-type="float">
            <text:p>1456030391.02901</text:p>
          </table:table-cell>
          <table:table-cell office:value-type="float" office:value="1456030391.02928" calcext:value-type="float">
            <text:p>1456030391.02928</text:p>
          </table:table-cell>
          <table:table-cell office:value-type="float" office:value="6168" calcext:value-type="float">
            <text:p>6168</text:p>
          </table:table-cell>
          <table:table-cell table:formula="of:=[.B112]-[.B$2]" office:value-type="float" office:value="11.4979643821716" calcext:value-type="float">
            <text:p>11.4979643822</text:p>
          </table:table-cell>
          <table:table-cell table:formula="of:=[.D112]/([.E112]-[.E111])" office:value-type="float" office:value="62189.8187272832" calcext:value-type="float">
            <text:p>62189.8187272832</text:p>
          </table:table-cell>
          <table:table-cell table:formula="of:=[.E112]-[.E111]" office:value-type="float" office:value="0.0991802215576172" calcext:value-type="float">
            <text:p>0.09918022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030391.1295" calcext:value-type="float">
            <text:p>1456030391.1295</text:p>
          </table:table-cell>
          <table:table-cell office:value-type="float" office:value="1456030391.12978" calcext:value-type="float">
            <text:p>1456030391.12978</text:p>
          </table:table-cell>
          <table:table-cell office:value-type="float" office:value="6040" calcext:value-type="float">
            <text:p>6040</text:p>
          </table:table-cell>
          <table:table-cell table:formula="of:=[.B113]-[.B$2]" office:value-type="float" office:value="11.5984632968903" calcext:value-type="float">
            <text:p>11.5984632969</text:p>
          </table:table-cell>
          <table:table-cell table:formula="of:=[.D113]/([.E113]-[.E112])" office:value-type="float" office:value="60100.1514982575" calcext:value-type="float">
            <text:p>60100.1514982575</text:p>
          </table:table-cell>
          <table:table-cell table:formula="of:=[.E113]-[.E112]" office:value-type="float" office:value="0.100498914718628" calcext:value-type="float">
            <text:p>0.10049891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030391.22914" calcext:value-type="float">
            <text:p>1456030391.22914</text:p>
          </table:table-cell>
          <table:table-cell office:value-type="float" office:value="1456030391.22941" calcext:value-type="float">
            <text:p>1456030391.22941</text:p>
          </table:table-cell>
          <table:table-cell office:value-type="float" office:value="5912" calcext:value-type="float">
            <text:p>5912</text:p>
          </table:table-cell>
          <table:table-cell table:formula="of:=[.B114]-[.B$2]" office:value-type="float" office:value="11.6980996131897" calcext:value-type="float">
            <text:p>11.6980996132</text:p>
          </table:table-cell>
          <table:table-cell table:formula="of:=[.D114]/([.E114]-[.E113])" office:value-type="float" office:value="59335.7946136084" calcext:value-type="float">
            <text:p>59335.7946136084</text:p>
          </table:table-cell>
          <table:table-cell table:formula="of:=[.E114]-[.E113]" office:value-type="float" office:value="0.0996363162994385" calcext:value-type="float">
            <text:p>0.09963631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030391.32977" calcext:value-type="float">
            <text:p>1456030391.32977</text:p>
          </table:table-cell>
          <table:table-cell office:value-type="float" office:value="1456030391.33005" calcext:value-type="float">
            <text:p>1456030391.33005</text:p>
          </table:table-cell>
          <table:table-cell office:value-type="float" office:value="5792" calcext:value-type="float">
            <text:p>5792</text:p>
          </table:table-cell>
          <table:table-cell table:formula="of:=[.B115]-[.B$2]" office:value-type="float" office:value="11.7987287044525" calcext:value-type="float">
            <text:p>11.7987287045</text:p>
          </table:table-cell>
          <table:table-cell table:formula="of:=[.D115]/([.E115]-[.E114])" office:value-type="float" office:value="57557.9082282755" calcext:value-type="float">
            <text:p>57557.9082282755</text:p>
          </table:table-cell>
          <table:table-cell table:formula="of:=[.E115]-[.E114]" office:value-type="float" office:value="0.100629091262817" calcext:value-type="float">
            <text:p>0.10062909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030391.43" calcext:value-type="float">
            <text:p>1456030391.43</text:p>
          </table:table-cell>
          <table:table-cell office:value-type="float" office:value="1456030391.43026" calcext:value-type="float">
            <text:p>1456030391.43026</text:p>
          </table:table-cell>
          <table:table-cell office:value-type="float" office:value="5664" calcext:value-type="float">
            <text:p>5664</text:p>
          </table:table-cell>
          <table:table-cell table:formula="of:=[.B116]-[.B$2]" office:value-type="float" office:value="11.8989551067352" calcext:value-type="float">
            <text:p>11.8989551067</text:p>
          </table:table-cell>
          <table:table-cell table:formula="of:=[.D116]/([.E116]-[.E115])" office:value-type="float" office:value="56512.0554165279" calcext:value-type="float">
            <text:p>56512.0554165279</text:p>
          </table:table-cell>
          <table:table-cell table:formula="of:=[.E116]-[.E115]" office:value-type="float" office:value="0.100226402282715" calcext:value-type="float">
            <text:p>0.10022640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030391.52965" calcext:value-type="float">
            <text:p>1456030391.52965</text:p>
          </table:table-cell>
          <table:table-cell office:value-type="float" office:value="1456030391.52993" calcext:value-type="float">
            <text:p>1456030391.52993</text:p>
          </table:table-cell>
          <table:table-cell office:value-type="float" office:value="5544" calcext:value-type="float">
            <text:p>5544</text:p>
          </table:table-cell>
          <table:table-cell table:formula="of:=[.B117]-[.B$2]" office:value-type="float" office:value="11.9986114501953" calcext:value-type="float">
            <text:p>11.9986114502</text:p>
          </table:table-cell>
          <table:table-cell table:formula="of:=[.D117]/([.E117]-[.E116])" office:value-type="float" office:value="55631.1801889523" calcext:value-type="float">
            <text:p>55631.1801889523</text:p>
          </table:table-cell>
          <table:table-cell table:formula="of:=[.E117]-[.E116]" office:value-type="float" office:value="0.099656343460083" calcext:value-type="float">
            <text:p>0.09965634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030391.62896" calcext:value-type="float">
            <text:p>1456030391.62896</text:p>
          </table:table-cell>
          <table:table-cell office:value-type="float" office:value="1456030391.62924" calcext:value-type="float">
            <text:p>1456030391.62924</text:p>
          </table:table-cell>
          <table:table-cell office:value-type="float" office:value="5424" calcext:value-type="float">
            <text:p>5424</text:p>
          </table:table-cell>
          <table:table-cell table:formula="of:=[.B118]-[.B$2]" office:value-type="float" office:value="12.0979237556458" calcext:value-type="float">
            <text:p>12.0979237556</text:p>
          </table:table-cell>
          <table:table-cell table:formula="of:=[.D118]/([.E118]-[.E117])" office:value-type="float" office:value="54615.5884248078" calcext:value-type="float">
            <text:p>54615.5884248078</text:p>
          </table:table-cell>
          <table:table-cell table:formula="of:=[.E118]-[.E117]" office:value-type="float" office:value="0.0993123054504395" calcext:value-type="float">
            <text:p>0.09931230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030391.64095" calcext:value-type="float">
            <text:p>1456030391.64095</text:p>
          </table:table-cell>
          <table:table-cell office:value-type="float" office:value="1456030391.64267" calcext:value-type="float">
            <text:p>1456030391.64267</text:p>
          </table:table-cell>
          <table:table-cell office:value-type="float" office:value="5312" calcext:value-type="float">
            <text:p>5312</text:p>
          </table:table-cell>
          <table:table-cell table:formula="of:=[.B119]-[.B$2]" office:value-type="float" office:value="12.10990858078" calcext:value-type="float">
            <text:p>12.1099085808</text:p>
          </table:table-cell>
          <table:table-cell table:formula="of:=[.D119]/([.E119]-[.E118])" office:value-type="float" office:value="443227.159385693" calcext:value-type="float">
            <text:p>443227.159385693</text:p>
          </table:table-cell>
          <table:table-cell table:formula="of:=[.E119]-[.E118]" office:value-type="float" office:value="0.0119848251342773" calcext:value-type="float">
            <text:p>0.01198482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030391.72863" calcext:value-type="float">
            <text:p>1456030391.72863</text:p>
          </table:table-cell>
          <table:table-cell office:value-type="float" office:value="1456030391.72891" calcext:value-type="float">
            <text:p>1456030391.72891</text:p>
          </table:table-cell>
          <table:table-cell office:value-type="float" office:value="5200" calcext:value-type="float">
            <text:p>5200</text:p>
          </table:table-cell>
          <table:table-cell table:formula="of:=[.B120]-[.B$2]" office:value-type="float" office:value="12.1975939273834" calcext:value-type="float">
            <text:p>12.1975939274</text:p>
          </table:table-cell>
          <table:table-cell table:formula="of:=[.D120]/([.E120]-[.E119])" office:value-type="float" office:value="59302.9531321799" calcext:value-type="float">
            <text:p>59302.9531321799</text:p>
          </table:table-cell>
          <table:table-cell table:formula="of:=[.E120]-[.E119]" office:value-type="float" office:value="0.0876853466033936" calcext:value-type="float">
            <text:p>0.08768534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030391.82909" calcext:value-type="float">
            <text:p>1456030391.82909</text:p>
          </table:table-cell>
          <table:table-cell office:value-type="float" office:value="1456030391.82938" calcext:value-type="float">
            <text:p>1456030391.82938</text:p>
          </table:table-cell>
          <table:table-cell office:value-type="float" office:value="5096" calcext:value-type="float">
            <text:p>5096</text:p>
          </table:table-cell>
          <table:table-cell table:formula="of:=[.B121]-[.B$2]" office:value-type="float" office:value="12.2980499267578" calcext:value-type="float">
            <text:p>12.2980499268</text:p>
          </table:table-cell>
          <table:table-cell table:formula="of:=[.D121]/([.E121]-[.E120])" office:value-type="float" office:value="50728.6775477461" calcext:value-type="float">
            <text:p>50728.6775477461</text:p>
          </table:table-cell>
          <table:table-cell table:formula="of:=[.E121]-[.E120]" office:value-type="float" office:value="0.10045599937439" calcext:value-type="float">
            <text:p>0.10045599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030391.9297" calcext:value-type="float">
            <text:p>1456030391.9297</text:p>
          </table:table-cell>
          <table:table-cell office:value-type="float" office:value="1456030391.92997" calcext:value-type="float">
            <text:p>1456030391.92997</text:p>
          </table:table-cell>
          <table:table-cell office:value-type="float" office:value="4992" calcext:value-type="float">
            <text:p>4992</text:p>
          </table:table-cell>
          <table:table-cell table:formula="of:=[.B122]-[.B$2]" office:value-type="float" office:value="12.3986546993256" calcext:value-type="float">
            <text:p>12.3986546993</text:p>
          </table:table-cell>
          <table:table-cell table:formula="of:=[.D122]/([.E122]-[.E121])" office:value-type="float" office:value="49619.9123817739" calcext:value-type="float">
            <text:p>49619.9123817739</text:p>
          </table:table-cell>
          <table:table-cell table:formula="of:=[.E122]-[.E121]" office:value-type="float" office:value="0.100604772567749" calcext:value-type="float">
            <text:p>0.10060477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030392.02928" calcext:value-type="float">
            <text:p>1456030392.02928</text:p>
          </table:table-cell>
          <table:table-cell office:value-type="float" office:value="1456030392.02956" calcext:value-type="float">
            <text:p>1456030392.02956</text:p>
          </table:table-cell>
          <table:table-cell office:value-type="float" office:value="4896" calcext:value-type="float">
            <text:p>4896</text:p>
          </table:table-cell>
          <table:table-cell table:formula="of:=[.B123]-[.B$2]" office:value-type="float" office:value="12.4982435703278" calcext:value-type="float">
            <text:p>12.4982435703</text:p>
          </table:table-cell>
          <table:table-cell table:formula="of:=[.D123]/([.E123]-[.E122])" office:value-type="float" office:value="49162.1197301451" calcext:value-type="float">
            <text:p>49162.1197301451</text:p>
          </table:table-cell>
          <table:table-cell table:formula="of:=[.E123]-[.E122]" office:value-type="float" office:value="0.0995888710021973" calcext:value-type="float">
            <text:p>0.09958887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030392.04141" calcext:value-type="float">
            <text:p>1456030392.04141</text:p>
          </table:table-cell>
          <table:table-cell office:value-type="float" office:value="1456030392.0432" calcext:value-type="float">
            <text:p>1456030392.0432</text:p>
          </table:table-cell>
          <table:table-cell office:value-type="float" office:value="4800" calcext:value-type="float">
            <text:p>4800</text:p>
          </table:table-cell>
          <table:table-cell table:formula="of:=[.B124]-[.B$2]" office:value-type="float" office:value="12.5103669166565" calcext:value-type="float">
            <text:p>12.5103669167</text:p>
          </table:table-cell>
          <table:table-cell table:formula="of:=[.D124]/([.E124]-[.E123])" office:value-type="float" office:value="395930.287714606" calcext:value-type="float">
            <text:p>395930.287714606</text:p>
          </table:table-cell>
          <table:table-cell table:formula="of:=[.E124]-[.E123]" office:value-type="float" office:value="0.0121233463287354" calcext:value-type="float">
            <text:p>0.01212334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030392.12876" calcext:value-type="float">
            <text:p>1456030392.12876</text:p>
          </table:table-cell>
          <table:table-cell office:value-type="float" office:value="1456030392.12903" calcext:value-type="float">
            <text:p>1456030392.12903</text:p>
          </table:table-cell>
          <table:table-cell office:value-type="float" office:value="4720" calcext:value-type="float">
            <text:p>4720</text:p>
          </table:table-cell>
          <table:table-cell table:formula="of:=[.B125]-[.B$2]" office:value-type="float" office:value="12.5977170467377" calcext:value-type="float">
            <text:p>12.5977170467</text:p>
          </table:table-cell>
          <table:table-cell table:formula="of:=[.D125]/([.E125]-[.E124])" office:value-type="float" office:value="54035.4089411611" calcext:value-type="float">
            <text:p>54035.4089411611</text:p>
          </table:table-cell>
          <table:table-cell table:formula="of:=[.E125]-[.E124]" office:value-type="float" office:value="0.0873501300811768" calcext:value-type="float">
            <text:p>0.08735013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030392.2291" calcext:value-type="float">
            <text:p>1456030392.2291</text:p>
          </table:table-cell>
          <table:table-cell office:value-type="float" office:value="1456030392.22938" calcext:value-type="float">
            <text:p>1456030392.22938</text:p>
          </table:table-cell>
          <table:table-cell office:value-type="float" office:value="4640" calcext:value-type="float">
            <text:p>4640</text:p>
          </table:table-cell>
          <table:table-cell table:formula="of:=[.B126]-[.B$2]" office:value-type="float" office:value="12.6980631351471" calcext:value-type="float">
            <text:p>12.6980631351</text:p>
          </table:table-cell>
          <table:table-cell table:formula="of:=[.D126]/([.E126]-[.E125])" office:value-type="float" office:value="46239.9688273673" calcext:value-type="float">
            <text:p>46239.9688273673</text:p>
          </table:table-cell>
          <table:table-cell table:formula="of:=[.E126]-[.E125]" office:value-type="float" office:value="0.100346088409424" calcext:value-type="float">
            <text:p>0.10034608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030392.24092" calcext:value-type="float">
            <text:p>1456030392.24092</text:p>
          </table:table-cell>
          <table:table-cell office:value-type="float" office:value="1456030392.24258" calcext:value-type="float">
            <text:p>1456030392.24258</text:p>
          </table:table-cell>
          <table:table-cell office:value-type="float" office:value="4568" calcext:value-type="float">
            <text:p>4568</text:p>
          </table:table-cell>
          <table:table-cell table:formula="of:=[.B127]-[.B$2]" office:value-type="float" office:value="12.7098805904388" calcext:value-type="float">
            <text:p>12.7098805904</text:p>
          </table:table-cell>
          <table:table-cell table:formula="of:=[.D127]/([.E127]-[.E126])" office:value-type="float" office:value="386546.840011298" calcext:value-type="float">
            <text:p>386546.840011298</text:p>
          </table:table-cell>
          <table:table-cell table:formula="of:=[.E127]-[.E126]" office:value-type="float" office:value="0.011817455291748" calcext:value-type="float">
            <text:p>0.011817455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030392.32977" calcext:value-type="float">
            <text:p>1456030392.32977</text:p>
          </table:table-cell>
          <table:table-cell office:value-type="float" office:value="1456030392.33005" calcext:value-type="float">
            <text:p>1456030392.33005</text:p>
          </table:table-cell>
          <table:table-cell office:value-type="float" office:value="4504" calcext:value-type="float">
            <text:p>4504</text:p>
          </table:table-cell>
          <table:table-cell table:formula="of:=[.B128]-[.B$2]" office:value-type="float" office:value="12.7987298965454" calcext:value-type="float">
            <text:p>12.7987298965</text:p>
          </table:table-cell>
          <table:table-cell table:formula="of:=[.D128]/([.E128]-[.E127])" office:value-type="float" office:value="50692.5737224985" calcext:value-type="float">
            <text:p>50692.5737224985</text:p>
          </table:table-cell>
          <table:table-cell table:formula="of:=[.E128]-[.E127]" office:value-type="float" office:value="0.0888493061065674" calcext:value-type="float">
            <text:p>0.08884930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030392.42918" calcext:value-type="float">
            <text:p>1456030392.42918</text:p>
          </table:table-cell>
          <table:table-cell office:value-type="float" office:value="1456030392.42947" calcext:value-type="float">
            <text:p>1456030392.42947</text:p>
          </table:table-cell>
          <table:table-cell office:value-type="float" office:value="4448" calcext:value-type="float">
            <text:p>4448</text:p>
          </table:table-cell>
          <table:table-cell table:formula="of:=[.B129]-[.B$2]" office:value-type="float" office:value="12.8981356620789" calcext:value-type="float">
            <text:p>12.8981356621</text:p>
          </table:table-cell>
          <table:table-cell table:formula="of:=[.D129]/([.E129]-[.E128])" office:value-type="float" office:value="44745.8955336285" calcext:value-type="float">
            <text:p>44745.8955336285</text:p>
          </table:table-cell>
          <table:table-cell table:formula="of:=[.E129]-[.E128]" office:value-type="float" office:value="0.0994057655334473" calcext:value-type="float">
            <text:p>0.099405765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030392.52842" calcext:value-type="float">
            <text:p>1456030392.52842</text:p>
          </table:table-cell>
          <table:table-cell office:value-type="float" office:value="1456030392.5287" calcext:value-type="float">
            <text:p>1456030392.5287</text:p>
          </table:table-cell>
          <table:table-cell office:value-type="float" office:value="4400" calcext:value-type="float">
            <text:p>4400</text:p>
          </table:table-cell>
          <table:table-cell table:formula="of:=[.B130]-[.B$2]" office:value-type="float" office:value="12.9973788261414" calcext:value-type="float">
            <text:p>12.9973788261</text:p>
          </table:table-cell>
          <table:table-cell table:formula="of:=[.D130]/([.E130]-[.E129])" office:value-type="float" office:value="44335.5473554736" calcext:value-type="float">
            <text:p>44335.5473554736</text:p>
          </table:table-cell>
          <table:table-cell table:formula="of:=[.E130]-[.E129]" office:value-type="float" office:value="0.0992431640625" calcext:value-type="float">
            <text:p>0.09924316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030392.5412" calcext:value-type="float">
            <text:p>1456030392.5412</text:p>
          </table:table-cell>
          <table:table-cell office:value-type="float" office:value="1456030392.54294" calcext:value-type="float">
            <text:p>1456030392.54294</text:p>
          </table:table-cell>
          <table:table-cell office:value-type="float" office:value="4368" calcext:value-type="float">
            <text:p>4368</text:p>
          </table:table-cell>
          <table:table-cell table:formula="of:=[.B131]-[.B$2]" office:value-type="float" office:value="13.0101609230042" calcext:value-type="float">
            <text:p>13.010160923</text:p>
          </table:table-cell>
          <table:table-cell table:formula="of:=[.D131]/([.E131]-[.E130])" office:value-type="float" office:value="341727.968962173" calcext:value-type="float">
            <text:p>341727.968962173</text:p>
          </table:table-cell>
          <table:table-cell table:formula="of:=[.E131]-[.E130]" office:value-type="float" office:value="0.012782096862793" calcext:value-type="float">
            <text:p>0.012782096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030392.629" calcext:value-type="float">
            <text:p>1456030392.629</text:p>
          </table:table-cell>
          <table:table-cell office:value-type="float" office:value="1456030392.62927" calcext:value-type="float">
            <text:p>1456030392.62927</text:p>
          </table:table-cell>
          <table:table-cell office:value-type="float" office:value="4336" calcext:value-type="float">
            <text:p>4336</text:p>
          </table:table-cell>
          <table:table-cell table:formula="of:=[.B132]-[.B$2]" office:value-type="float" office:value="13.0979611873627" calcext:value-type="float">
            <text:p>13.0979611874</text:p>
          </table:table-cell>
          <table:table-cell table:formula="of:=[.D132]/([.E132]-[.E131])" office:value-type="float" office:value="49384.8171378452" calcext:value-type="float">
            <text:p>49384.8171378452</text:p>
          </table:table-cell>
          <table:table-cell table:formula="of:=[.E132]-[.E131]" office:value-type="float" office:value="0.0878002643585205" calcext:value-type="float">
            <text:p>0.08780026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030392.72947" calcext:value-type="float">
            <text:p>1456030392.72947</text:p>
          </table:table-cell>
          <table:table-cell office:value-type="float" office:value="1456030392.72975" calcext:value-type="float">
            <text:p>1456030392.72975</text:p>
          </table:table-cell>
          <table:table-cell office:value-type="float" office:value="4312" calcext:value-type="float">
            <text:p>4312</text:p>
          </table:table-cell>
          <table:table-cell table:formula="of:=[.B133]-[.B$2]" office:value-type="float" office:value="13.1984288692474" calcext:value-type="float">
            <text:p>13.1984288692</text:p>
          </table:table-cell>
          <table:table-cell table:formula="of:=[.D133]/([.E133]-[.E132])" office:value-type="float" office:value="42919.2743288909" calcext:value-type="float">
            <text:p>42919.2743288909</text:p>
          </table:table-cell>
          <table:table-cell table:formula="of:=[.E133]-[.E132]" office:value-type="float" office:value="0.100467681884766" calcext:value-type="float">
            <text:p>0.10046768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030392.74172" calcext:value-type="float">
            <text:p>1456030392.74172</text:p>
          </table:table-cell>
          <table:table-cell office:value-type="float" office:value="1456030392.74351" calcext:value-type="float">
            <text:p>1456030392.74351</text:p>
          </table:table-cell>
          <table:table-cell office:value-type="float" office:value="4296" calcext:value-type="float">
            <text:p>4296</text:p>
          </table:table-cell>
          <table:table-cell table:formula="of:=[.B134]-[.B$2]" office:value-type="float" office:value="13.2106776237488" calcext:value-type="float">
            <text:p>13.2106776237</text:p>
          </table:table-cell>
          <table:table-cell table:formula="of:=[.D134]/([.E134]-[.E133])" office:value-type="float" office:value="350729.53740146" calcext:value-type="float">
            <text:p>350729.53740146</text:p>
          </table:table-cell>
          <table:table-cell table:formula="of:=[.E134]-[.E133]" office:value-type="float" office:value="0.0122487545013428" calcext:value-type="float">
            <text:p>0.01224875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030392.82897" calcext:value-type="float">
            <text:p>1456030392.82897</text:p>
          </table:table-cell>
          <table:table-cell office:value-type="float" office:value="1456030392.82925" calcext:value-type="float">
            <text:p>1456030392.82925</text:p>
          </table:table-cell>
          <table:table-cell office:value-type="float" office:value="4296" calcext:value-type="float">
            <text:p>4296</text:p>
          </table:table-cell>
          <table:table-cell table:formula="of:=[.B135]-[.B$2]" office:value-type="float" office:value="13.2979304790497" calcext:value-type="float">
            <text:p>13.297930479</text:p>
          </table:table-cell>
          <table:table-cell table:formula="of:=[.D135]/([.E135]-[.E134])" office:value-type="float" office:value="49236.2110693646" calcext:value-type="float">
            <text:p>49236.2110693646</text:p>
          </table:table-cell>
          <table:table-cell table:formula="of:=[.E135]-[.E134]" office:value-type="float" office:value="0.0872528553009033" calcext:value-type="float">
            <text:p>0.08725285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030392.92961" calcext:value-type="float">
            <text:p>1456030392.92961</text:p>
          </table:table-cell>
          <table:table-cell office:value-type="float" office:value="1456030392.92989" calcext:value-type="float">
            <text:p>1456030392.92989</text:p>
          </table:table-cell>
          <table:table-cell office:value-type="float" office:value="4296" calcext:value-type="float">
            <text:p>4296</text:p>
          </table:table-cell>
          <table:table-cell table:formula="of:=[.B136]-[.B$2]" office:value-type="float" office:value="13.3985705375671" calcext:value-type="float">
            <text:p>13.3985705376</text:p>
          </table:table-cell>
          <table:table-cell table:formula="of:=[.D136]/([.E136]-[.E135])" office:value-type="float" office:value="42686.7796311432" calcext:value-type="float">
            <text:p>42686.7796311432</text:p>
          </table:table-cell>
          <table:table-cell table:formula="of:=[.E136]-[.E135]" office:value-type="float" office:value="0.100640058517456" calcext:value-type="float">
            <text:p>0.10064005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030393.02912" calcext:value-type="float">
            <text:p>1456030393.02912</text:p>
          </table:table-cell>
          <table:table-cell office:value-type="float" office:value="1456030393.0294" calcext:value-type="float">
            <text:p>1456030393.0294</text:p>
          </table:table-cell>
          <table:table-cell office:value-type="float" office:value="4312" calcext:value-type="float">
            <text:p>4312</text:p>
          </table:table-cell>
          <table:table-cell table:formula="of:=[.B137]-[.B$2]" office:value-type="float" office:value="13.4980776309967" calcext:value-type="float">
            <text:p>13.498077631</text:p>
          </table:table-cell>
          <table:table-cell table:formula="of:=[.D137]/([.E137]-[.E136])" office:value-type="float" office:value="43333.5941326855" calcext:value-type="float">
            <text:p>43333.5941326855</text:p>
          </table:table-cell>
          <table:table-cell table:formula="of:=[.E137]-[.E136]" office:value-type="float" office:value="0.0995070934295654" calcext:value-type="float">
            <text:p>0.09950709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030393.12949" calcext:value-type="float">
            <text:p>1456030393.12949</text:p>
          </table:table-cell>
          <table:table-cell office:value-type="float" office:value="1456030393.12976" calcext:value-type="float">
            <text:p>1456030393.12976</text:p>
          </table:table-cell>
          <table:table-cell office:value-type="float" office:value="4328" calcext:value-type="float">
            <text:p>4328</text:p>
          </table:table-cell>
          <table:table-cell table:formula="of:=[.B138]-[.B$2]" office:value-type="float" office:value="13.598447561264" calcext:value-type="float">
            <text:p>13.5984475613</text:p>
          </table:table-cell>
          <table:table-cell table:formula="of:=[.D138]/([.E138]-[.E137])" office:value-type="float" office:value="43120.4842772375" calcext:value-type="float">
            <text:p>43120.4842772375</text:p>
          </table:table-cell>
          <table:table-cell table:formula="of:=[.E138]-[.E137]" office:value-type="float" office:value="0.100369930267334" calcext:value-type="float">
            <text:p>0.100369930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030393.22893" calcext:value-type="float">
            <text:p>1456030393.22893</text:p>
          </table:table-cell>
          <table:table-cell office:value-type="float" office:value="1456030393.2292" calcext:value-type="float">
            <text:p>1456030393.2292</text:p>
          </table:table-cell>
          <table:table-cell office:value-type="float" office:value="4360" calcext:value-type="float">
            <text:p>4360</text:p>
          </table:table-cell>
          <table:table-cell table:formula="of:=[.B139]-[.B$2]" office:value-type="float" office:value="13.6978869438171" calcext:value-type="float">
            <text:p>13.6978869438</text:p>
          </table:table-cell>
          <table:table-cell table:formula="of:=[.D139]/([.E139]-[.E138])" office:value-type="float" office:value="43845.8072451502" calcext:value-type="float">
            <text:p>43845.8072451502</text:p>
          </table:table-cell>
          <table:table-cell table:formula="of:=[.E139]-[.E138]" office:value-type="float" office:value="0.0994393825531006" calcext:value-type="float">
            <text:p>0.09943938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030393.3298" calcext:value-type="float">
            <text:p>1456030393.3298</text:p>
          </table:table-cell>
          <table:table-cell office:value-type="float" office:value="1456030393.33007" calcext:value-type="float">
            <text:p>1456030393.33007</text:p>
          </table:table-cell>
          <table:table-cell office:value-type="float" office:value="4400" calcext:value-type="float">
            <text:p>4400</text:p>
          </table:table-cell>
          <table:table-cell table:formula="of:=[.B140]-[.B$2]" office:value-type="float" office:value="13.7987637519836" calcext:value-type="float">
            <text:p>13.798763752</text:p>
          </table:table-cell>
          <table:table-cell table:formula="of:=[.D140]/([.E140]-[.E139])" office:value-type="float" office:value="43617.5576921259" calcext:value-type="float">
            <text:p>43617.5576921259</text:p>
          </table:table-cell>
          <table:table-cell table:formula="of:=[.E140]-[.E139]" office:value-type="float" office:value="0.100876808166504" calcext:value-type="float">
            <text:p>0.10087680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030393.42899" calcext:value-type="float">
            <text:p>1456030393.42899</text:p>
          </table:table-cell>
          <table:table-cell office:value-type="float" office:value="1456030393.42928" calcext:value-type="float">
            <text:p>1456030393.42928</text:p>
          </table:table-cell>
          <table:table-cell office:value-type="float" office:value="4440" calcext:value-type="float">
            <text:p>4440</text:p>
          </table:table-cell>
          <table:table-cell table:formula="of:=[.B141]-[.B$2]" office:value-type="float" office:value="13.8979451656342" calcext:value-type="float">
            <text:p>13.8979451656</text:p>
          </table:table-cell>
          <table:table-cell table:formula="of:=[.D141]/([.E141]-[.E140])" office:value-type="float" office:value="44766.4520657601" calcext:value-type="float">
            <text:p>44766.4520657601</text:p>
          </table:table-cell>
          <table:table-cell table:formula="of:=[.E141]-[.E140]" office:value-type="float" office:value="0.0991814136505127" calcext:value-type="float">
            <text:p>0.09918141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030393.52933" calcext:value-type="float">
            <text:p>1456030393.52933</text:p>
          </table:table-cell>
          <table:table-cell office:value-type="float" office:value="1456030393.5296" calcext:value-type="float">
            <text:p>1456030393.5296</text:p>
          </table:table-cell>
          <table:table-cell office:value-type="float" office:value="4496" calcext:value-type="float">
            <text:p>4496</text:p>
          </table:table-cell>
          <table:table-cell table:formula="of:=[.B142]-[.B$2]" office:value-type="float" office:value="13.9982850551605" calcext:value-type="float">
            <text:p>13.9982850552</text:p>
          </table:table-cell>
          <table:table-cell table:formula="of:=[.D142]/([.E142]-[.E141])" office:value-type="float" office:value="44807.7033094455" calcext:value-type="float">
            <text:p>44807.7033094455</text:p>
          </table:table-cell>
          <table:table-cell table:formula="of:=[.E142]-[.E141]" office:value-type="float" office:value="0.100339889526367" calcext:value-type="float">
            <text:p>0.10033988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030393.62878" calcext:value-type="float">
            <text:p>1456030393.62878</text:p>
          </table:table-cell>
          <table:table-cell office:value-type="float" office:value="1456030393.62906" calcext:value-type="float">
            <text:p>1456030393.62906</text:p>
          </table:table-cell>
          <table:table-cell office:value-type="float" office:value="4560" calcext:value-type="float">
            <text:p>4560</text:p>
          </table:table-cell>
          <table:table-cell table:formula="of:=[.B143]-[.B$2]" office:value-type="float" office:value="14.0977442264557" calcext:value-type="float">
            <text:p>14.0977442265</text:p>
          </table:table-cell>
          <table:table-cell table:formula="of:=[.D143]/([.E143]-[.E142])" office:value-type="float" office:value="45847.958922433" calcext:value-type="float">
            <text:p>45847.958922433</text:p>
          </table:table-cell>
          <table:table-cell table:formula="of:=[.E143]-[.E142]" office:value-type="float" office:value="0.099459171295166" calcext:value-type="float">
            <text:p>0.099459171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030393.72947" calcext:value-type="float">
            <text:p>1456030393.72947</text:p>
          </table:table-cell>
          <table:table-cell office:value-type="float" office:value="1456030393.72975" calcext:value-type="float">
            <text:p>1456030393.72975</text:p>
          </table:table-cell>
          <table:table-cell office:value-type="float" office:value="4632" calcext:value-type="float">
            <text:p>4632</text:p>
          </table:table-cell>
          <table:table-cell table:formula="of:=[.B144]-[.B$2]" office:value-type="float" office:value="14.198431968689" calcext:value-type="float">
            <text:p>14.1984319687</text:p>
          </table:table-cell>
          <table:table-cell table:formula="of:=[.D144]/([.E144]-[.E143])" office:value-type="float" office:value="46003.6137196169" calcext:value-type="float">
            <text:p>46003.6137196169</text:p>
          </table:table-cell>
          <table:table-cell table:formula="of:=[.E144]-[.E143]" office:value-type="float" office:value="0.100687742233276" calcext:value-type="float">
            <text:p>0.10068774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030393.82893" calcext:value-type="float">
            <text:p>1456030393.82893</text:p>
          </table:table-cell>
          <table:table-cell office:value-type="float" office:value="1456030393.82921" calcext:value-type="float">
            <text:p>1456030393.82921</text:p>
          </table:table-cell>
          <table:table-cell office:value-type="float" office:value="4704" calcext:value-type="float">
            <text:p>4704</text:p>
          </table:table-cell>
          <table:table-cell table:formula="of:=[.B145]-[.B$2]" office:value-type="float" office:value="14.2978899478912" calcext:value-type="float">
            <text:p>14.2978899479</text:p>
          </table:table-cell>
          <table:table-cell table:formula="of:=[.D145]/([.E145]-[.E144])" office:value-type="float" office:value="47296.3560865573" calcext:value-type="float">
            <text:p>47296.3560865573</text:p>
          </table:table-cell>
          <table:table-cell table:formula="of:=[.E145]-[.E144]" office:value-type="float" office:value="0.0994579792022705" calcext:value-type="float">
            <text:p>0.09945797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030393.92956" calcext:value-type="float">
            <text:p>1456030393.92956</text:p>
          </table:table-cell>
          <table:table-cell office:value-type="float" office:value="1456030393.92984" calcext:value-type="float">
            <text:p>1456030393.92984</text:p>
          </table:table-cell>
          <table:table-cell office:value-type="float" office:value="4792" calcext:value-type="float">
            <text:p>4792</text:p>
          </table:table-cell>
          <table:table-cell table:formula="of:=[.B146]-[.B$2]" office:value-type="float" office:value="14.3985223770142" calcext:value-type="float">
            <text:p>14.398522377</text:p>
          </table:table-cell>
          <table:table-cell table:formula="of:=[.D146]/([.E146]-[.E145])" office:value-type="float" office:value="47618.8445590085" calcext:value-type="float">
            <text:p>47618.8445590085</text:p>
          </table:table-cell>
          <table:table-cell table:formula="of:=[.E146]-[.E145]" office:value-type="float" office:value="0.100632429122925" calcext:value-type="float">
            <text:p>0.10063242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030394.02902" calcext:value-type="float">
            <text:p>1456030394.02902</text:p>
          </table:table-cell>
          <table:table-cell office:value-type="float" office:value="1456030394.0293" calcext:value-type="float">
            <text:p>1456030394.0293</text:p>
          </table:table-cell>
          <table:table-cell office:value-type="float" office:value="4880" calcext:value-type="float">
            <text:p>4880</text:p>
          </table:table-cell>
          <table:table-cell table:formula="of:=[.B147]-[.B$2]" office:value-type="float" office:value="14.4979758262634" calcext:value-type="float">
            <text:p>14.4979758263</text:p>
          </table:table-cell>
          <table:table-cell table:formula="of:=[.D147]/([.E147]-[.E146])" office:value-type="float" office:value="49068.1825199335" calcext:value-type="float">
            <text:p>49068.1825199335</text:p>
          </table:table-cell>
          <table:table-cell table:formula="of:=[.E147]-[.E146]" office:value-type="float" office:value="0.0994534492492676" calcext:value-type="float">
            <text:p>0.099453449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030394.12918" calcext:value-type="float">
            <text:p>1456030394.12918</text:p>
          </table:table-cell>
          <table:table-cell office:value-type="float" office:value="1456030394.12945" calcext:value-type="float">
            <text:p>1456030394.12945</text:p>
          </table:table-cell>
          <table:table-cell office:value-type="float" office:value="4976" calcext:value-type="float">
            <text:p>4976</text:p>
          </table:table-cell>
          <table:table-cell table:formula="of:=[.B148]-[.B$2]" office:value-type="float" office:value="14.5981404781342" calcext:value-type="float">
            <text:p>14.5981404781</text:p>
          </table:table-cell>
          <table:table-cell table:formula="of:=[.D148]/([.E148]-[.E147])" office:value-type="float" office:value="49678.2039079218" calcext:value-type="float">
            <text:p>49678.2039079218</text:p>
          </table:table-cell>
          <table:table-cell table:formula="of:=[.E148]-[.E147]" office:value-type="float" office:value="0.100164651870728" calcext:value-type="float">
            <text:p>0.10016465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030394.22868" calcext:value-type="float">
            <text:p>1456030394.22868</text:p>
          </table:table-cell>
          <table:table-cell office:value-type="float" office:value="1456030394.22896" calcext:value-type="float">
            <text:p>1456030394.22896</text:p>
          </table:table-cell>
          <table:table-cell office:value-type="float" office:value="5080" calcext:value-type="float">
            <text:p>5080</text:p>
          </table:table-cell>
          <table:table-cell table:formula="of:=[.B149]-[.B$2]" office:value-type="float" office:value="14.6976366043091" calcext:value-type="float">
            <text:p>14.6976366043</text:p>
          </table:table-cell>
          <table:table-cell table:formula="of:=[.D149]/([.E149]-[.E148])" office:value-type="float" office:value="51057.2641900522" calcext:value-type="float">
            <text:p>51057.2641900522</text:p>
          </table:table-cell>
          <table:table-cell table:formula="of:=[.E149]-[.E148]" office:value-type="float" office:value="0.0994961261749268" calcext:value-type="float">
            <text:p>0.09949612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030394.32934" calcext:value-type="float">
            <text:p>1456030394.32934</text:p>
          </table:table-cell>
          <table:table-cell office:value-type="float" office:value="1456030394.32961" calcext:value-type="float">
            <text:p>1456030394.32961</text:p>
          </table:table-cell>
          <table:table-cell office:value-type="float" office:value="5184" calcext:value-type="float">
            <text:p>5184</text:p>
          </table:table-cell>
          <table:table-cell table:formula="of:=[.B150]-[.B$2]" office:value-type="float" office:value="14.7982957363129" calcext:value-type="float">
            <text:p>14.7982957363</text:p>
          </table:table-cell>
          <table:table-cell table:formula="of:=[.D150]/([.E150]-[.E149])" office:value-type="float" office:value="51500.54343609" calcext:value-type="float">
            <text:p>51500.54343609</text:p>
          </table:table-cell>
          <table:table-cell table:formula="of:=[.E150]-[.E149]" office:value-type="float" office:value="0.100659132003784" calcext:value-type="float">
            <text:p>0.10065913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030394.42882" calcext:value-type="float">
            <text:p>1456030394.42882</text:p>
          </table:table-cell>
          <table:table-cell office:value-type="float" office:value="1456030394.42912" calcext:value-type="float">
            <text:p>1456030394.42912</text:p>
          </table:table-cell>
          <table:table-cell office:value-type="float" office:value="5296" calcext:value-type="float">
            <text:p>5296</text:p>
          </table:table-cell>
          <table:table-cell table:formula="of:=[.B151]-[.B$2]" office:value-type="float" office:value="14.8977818489075" calcext:value-type="float">
            <text:p>14.8977818489</text:p>
          </table:table-cell>
          <table:table-cell table:formula="of:=[.D151]/([.E151]-[.E150])" office:value-type="float" office:value="53233.5605631778" calcext:value-type="float">
            <text:p>53233.5605631778</text:p>
          </table:table-cell>
          <table:table-cell table:formula="of:=[.E151]-[.E150]" office:value-type="float" office:value="0.0994861125946045" calcext:value-type="float">
            <text:p>0.09948611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030394.52933" calcext:value-type="float">
            <text:p>1456030394.52933</text:p>
          </table:table-cell>
          <table:table-cell office:value-type="float" office:value="1456030394.5296" calcext:value-type="float">
            <text:p>1456030394.5296</text:p>
          </table:table-cell>
          <table:table-cell office:value-type="float" office:value="5408" calcext:value-type="float">
            <text:p>5408</text:p>
          </table:table-cell>
          <table:table-cell table:formula="of:=[.B152]-[.B$2]" office:value-type="float" office:value="14.9982888698578" calcext:value-type="float">
            <text:p>14.9982888699</text:p>
          </table:table-cell>
          <table:table-cell table:formula="of:=[.D152]/([.E152]-[.E151])" office:value-type="float" office:value="53807.1862927196" calcext:value-type="float">
            <text:p>53807.1862927196</text:p>
          </table:table-cell>
          <table:table-cell table:formula="of:=[.E152]-[.E151]" office:value-type="float" office:value="0.100507020950317" calcext:value-type="float">
            <text:p>0.1005070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030394.62856" calcext:value-type="float">
            <text:p>1456030394.62856</text:p>
          </table:table-cell>
          <table:table-cell office:value-type="float" office:value="1456030394.62884" calcext:value-type="float">
            <text:p>1456030394.62884</text:p>
          </table:table-cell>
          <table:table-cell office:value-type="float" office:value="5528" calcext:value-type="float">
            <text:p>5528</text:p>
          </table:table-cell>
          <table:table-cell table:formula="of:=[.B153]-[.B$2]" office:value-type="float" office:value="15.0975227355957" calcext:value-type="float">
            <text:p>15.0975227356</text:p>
          </table:table-cell>
          <table:table-cell table:formula="of:=[.D153]/([.E153]-[.E152])" office:value-type="float" office:value="55706.7887952679" calcext:value-type="float">
            <text:p>55706.7887952679</text:p>
          </table:table-cell>
          <table:table-cell table:formula="of:=[.E153]-[.E152]" office:value-type="float" office:value="0.099233865737915" calcext:value-type="float">
            <text:p>0.099233865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030394.72914" calcext:value-type="float">
            <text:p>1456030394.72914</text:p>
          </table:table-cell>
          <table:table-cell office:value-type="float" office:value="1456030394.72941" calcext:value-type="float">
            <text:p>1456030394.72941</text:p>
          </table:table-cell>
          <table:table-cell office:value-type="float" office:value="5648" calcext:value-type="float">
            <text:p>5648</text:p>
          </table:table-cell>
          <table:table-cell table:formula="of:=[.B154]-[.B$2]" office:value-type="float" office:value="15.1980946063995" calcext:value-type="float">
            <text:p>15.1980946064</text:p>
          </table:table-cell>
          <table:table-cell table:formula="of:=[.D154]/([.E154]-[.E153])" office:value-type="float" office:value="56158.8439675793" calcext:value-type="float">
            <text:p>56158.8439675793</text:p>
          </table:table-cell>
          <table:table-cell table:formula="of:=[.E154]-[.E153]" office:value-type="float" office:value="0.100571870803833" calcext:value-type="float">
            <text:p>0.10057187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030394.82943" calcext:value-type="float">
            <text:p>1456030394.82943</text:p>
          </table:table-cell>
          <table:table-cell office:value-type="float" office:value="1456030394.8297" calcext:value-type="float">
            <text:p>1456030394.8297</text:p>
          </table:table-cell>
          <table:table-cell office:value-type="float" office:value="5768" calcext:value-type="float">
            <text:p>5768</text:p>
          </table:table-cell>
          <table:table-cell table:formula="of:=[.B155]-[.B$2]" office:value-type="float" office:value="15.2983844280243" calcext:value-type="float">
            <text:p>15.298384428</text:p>
          </table:table-cell>
          <table:table-cell table:formula="of:=[.D155]/([.E155]-[.E154])" office:value-type="float" office:value="57513.3139789752" calcext:value-type="float">
            <text:p>57513.3139789752</text:p>
          </table:table-cell>
          <table:table-cell table:formula="of:=[.E155]-[.E154]" office:value-type="float" office:value="0.100289821624756" calcext:value-type="float">
            <text:p>0.10028982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030394.92932" calcext:value-type="float">
            <text:p>1456030394.92932</text:p>
          </table:table-cell>
          <table:table-cell office:value-type="float" office:value="1456030394.92961" calcext:value-type="float">
            <text:p>1456030394.92961</text:p>
          </table:table-cell>
          <table:table-cell office:value-type="float" office:value="5896" calcext:value-type="float">
            <text:p>5896</text:p>
          </table:table-cell>
          <table:table-cell table:formula="of:=[.B156]-[.B$2]" office:value-type="float" office:value="15.3982787132263" calcext:value-type="float">
            <text:p>15.3982787132</text:p>
          </table:table-cell>
          <table:table-cell table:formula="of:=[.D156]/([.E156]-[.E155])" office:value-type="float" office:value="59022.3954060627" calcext:value-type="float">
            <text:p>59022.3954060627</text:p>
          </table:table-cell>
          <table:table-cell table:formula="of:=[.E156]-[.E155]" office:value-type="float" office:value="0.0998942852020264" calcext:value-type="float">
            <text:p>0.09989428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30395.02834" calcext:value-type="float">
            <text:p>1456030395.02834</text:p>
          </table:table-cell>
          <table:table-cell office:value-type="float" office:value="1456030395.0286" calcext:value-type="float">
            <text:p>1456030395.0286</text:p>
          </table:table-cell>
          <table:table-cell office:value-type="float" office:value="6016" calcext:value-type="float">
            <text:p>6016</text:p>
          </table:table-cell>
          <table:table-cell table:formula="of:=[.B157]-[.B$2]" office:value-type="float" office:value="15.4972944259644" calcext:value-type="float">
            <text:p>15.497294426</text:p>
          </table:table-cell>
          <table:table-cell table:formula="of:=[.D157]/([.E157]-[.E156])" office:value-type="float" office:value="60758.0335851982" calcext:value-type="float">
            <text:p>60758.0335851982</text:p>
          </table:table-cell>
          <table:table-cell table:formula="of:=[.E157]-[.E156]" office:value-type="float" office:value="0.0990157127380371" calcext:value-type="float">
            <text:p>0.09901571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030395.1289" calcext:value-type="float">
            <text:p>1456030395.1289</text:p>
          </table:table-cell>
          <table:table-cell office:value-type="float" office:value="1456030395.12917" calcext:value-type="float">
            <text:p>1456030395.12917</text:p>
          </table:table-cell>
          <table:table-cell office:value-type="float" office:value="6144" calcext:value-type="float">
            <text:p>6144</text:p>
          </table:table-cell>
          <table:table-cell table:formula="of:=[.B158]-[.B$2]" office:value-type="float" office:value="15.5978615283966" calcext:value-type="float">
            <text:p>15.5978615284</text:p>
          </table:table-cell>
          <table:table-cell table:formula="of:=[.D158]/([.E158]-[.E157])" office:value-type="float" office:value="61093.5370653542" calcext:value-type="float">
            <text:p>61093.5370653542</text:p>
          </table:table-cell>
          <table:table-cell table:formula="of:=[.E158]-[.E157]" office:value-type="float" office:value="0.100567102432251" calcext:value-type="float">
            <text:p>0.10056710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030395.22918" calcext:value-type="float">
            <text:p>1456030395.22918</text:p>
          </table:table-cell>
          <table:table-cell office:value-type="float" office:value="1456030395.22944" calcext:value-type="float">
            <text:p>1456030395.22944</text:p>
          </table:table-cell>
          <table:table-cell office:value-type="float" office:value="6272" calcext:value-type="float">
            <text:p>6272</text:p>
          </table:table-cell>
          <table:table-cell table:formula="of:=[.B159]-[.B$2]" office:value-type="float" office:value="15.6981346607208" calcext:value-type="float">
            <text:p>15.6981346607</text:p>
          </table:table-cell>
          <table:table-cell table:formula="of:=[.D159]/([.E159]-[.E158])" office:value-type="float" office:value="62549.158030891" calcext:value-type="float">
            <text:p>62549.158030891</text:p>
          </table:table-cell>
          <table:table-cell table:formula="of:=[.E159]-[.E158]" office:value-type="float" office:value="0.100273132324219" calcext:value-type="float">
            <text:p>0.10027313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030395.32882" calcext:value-type="float">
            <text:p>1456030395.32882</text:p>
          </table:table-cell>
          <table:table-cell office:value-type="float" office:value="1456030395.32909" calcext:value-type="float">
            <text:p>1456030395.32909</text:p>
          </table:table-cell>
          <table:table-cell office:value-type="float" office:value="6392" calcext:value-type="float">
            <text:p>6392</text:p>
          </table:table-cell>
          <table:table-cell table:formula="of:=[.B160]-[.B$2]" office:value-type="float" office:value="15.7977814674377" calcext:value-type="float">
            <text:p>15.7977814674</text:p>
          </table:table-cell>
          <table:table-cell table:formula="of:=[.D160]/([.E160]-[.E159])" office:value-type="float" office:value="64146.5613460015" calcext:value-type="float">
            <text:p>64146.5613460015</text:p>
          </table:table-cell>
          <table:table-cell table:formula="of:=[.E160]-[.E159]" office:value-type="float" office:value="0.0996468067169189" calcext:value-type="float">
            <text:p>0.09964680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030395.42949" calcext:value-type="float">
            <text:p>1456030395.42949</text:p>
          </table:table-cell>
          <table:table-cell office:value-type="float" office:value="1456030395.42977" calcext:value-type="float">
            <text:p>1456030395.42977</text:p>
          </table:table-cell>
          <table:table-cell office:value-type="float" office:value="6520" calcext:value-type="float">
            <text:p>6520</text:p>
          </table:table-cell>
          <table:table-cell table:formula="of:=[.B161]-[.B$2]" office:value-type="float" office:value="15.8984456062317" calcext:value-type="float">
            <text:p>15.8984456062</text:p>
          </table:table-cell>
          <table:table-cell table:formula="of:=[.D161]/([.E161]-[.E160])" office:value-type="float" office:value="64769.8383765656" calcext:value-type="float">
            <text:p>64769.8383765656</text:p>
          </table:table-cell>
          <table:table-cell table:formula="of:=[.E161]-[.E160]" office:value-type="float" office:value="0.100664138793945" calcext:value-type="float">
            <text:p>0.10066413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030395.52889" calcext:value-type="float">
            <text:p>1456030395.52889</text:p>
          </table:table-cell>
          <table:table-cell office:value-type="float" office:value="1456030395.52916" calcext:value-type="float">
            <text:p>1456030395.52916</text:p>
          </table:table-cell>
          <table:table-cell office:value-type="float" office:value="6640" calcext:value-type="float">
            <text:p>6640</text:p>
          </table:table-cell>
          <table:table-cell table:formula="of:=[.B162]-[.B$2]" office:value-type="float" office:value="15.997848033905" calcext:value-type="float">
            <text:p>15.9978480339</text:p>
          </table:table-cell>
          <table:table-cell table:formula="of:=[.D162]/([.E162]-[.E161])" office:value-type="float" office:value="66799.1733745239" calcext:value-type="float">
            <text:p>66799.1733745239</text:p>
          </table:table-cell>
          <table:table-cell table:formula="of:=[.E162]-[.E161]" office:value-type="float" office:value="0.0994024276733398" calcext:value-type="float">
            <text:p>0.09940242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030395.62893" calcext:value-type="float">
            <text:p>1456030395.62893</text:p>
          </table:table-cell>
          <table:table-cell office:value-type="float" office:value="1456030395.62917" calcext:value-type="float">
            <text:p>1456030395.62917</text:p>
          </table:table-cell>
          <table:table-cell office:value-type="float" office:value="6760" calcext:value-type="float">
            <text:p>6760</text:p>
          </table:table-cell>
          <table:table-cell table:formula="of:=[.B163]-[.B$2]" office:value-type="float" office:value="16.0978879928589" calcext:value-type="float">
            <text:p>16.0978879929</text:p>
          </table:table-cell>
          <table:table-cell table:formula="of:=[.D163]/([.E163]-[.E162])" office:value-type="float" office:value="67572.9985366946" calcext:value-type="float">
            <text:p>67572.9985366946</text:p>
          </table:table-cell>
          <table:table-cell table:formula="of:=[.E163]-[.E162]" office:value-type="float" office:value="0.100039958953857" calcext:value-type="float">
            <text:p>0.1000399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030395.7282" calcext:value-type="float">
            <text:p>1456030395.7282</text:p>
          </table:table-cell>
          <table:table-cell office:value-type="float" office:value="1456030395.72843" calcext:value-type="float">
            <text:p>1456030395.72843</text:p>
          </table:table-cell>
          <table:table-cell office:value-type="float" office:value="6872" calcext:value-type="float">
            <text:p>6872</text:p>
          </table:table-cell>
          <table:table-cell table:formula="of:=[.B164]-[.B$2]" office:value-type="float" office:value="16.1971640586853" calcext:value-type="float">
            <text:p>16.1971640587</text:p>
          </table:table-cell>
          <table:table-cell table:formula="of:=[.D164]/([.E164]-[.E163])" office:value-type="float" office:value="69221.1153090583" calcext:value-type="float">
            <text:p>69221.1153090583</text:p>
          </table:table-cell>
          <table:table-cell table:formula="of:=[.E164]-[.E163]" office:value-type="float" office:value="0.099276065826416" calcext:value-type="float">
            <text:p>0.09927606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030395.82839" calcext:value-type="float">
            <text:p>1456030395.82839</text:p>
          </table:table-cell>
          <table:table-cell office:value-type="float" office:value="1456030395.82863" calcext:value-type="float">
            <text:p>1456030395.82863</text:p>
          </table:table-cell>
          <table:table-cell office:value-type="float" office:value="6984" calcext:value-type="float">
            <text:p>6984</text:p>
          </table:table-cell>
          <table:table-cell table:formula="of:=[.B165]-[.B$2]" office:value-type="float" office:value="16.2973511219025" calcext:value-type="float">
            <text:p>16.2973511219</text:p>
          </table:table-cell>
          <table:table-cell table:formula="of:=[.D165]/([.E165]-[.E164])" office:value-type="float" office:value="69709.5989814738" calcext:value-type="float">
            <text:p>69709.5989814738</text:p>
          </table:table-cell>
          <table:table-cell table:formula="of:=[.E165]-[.E164]" office:value-type="float" office:value="0.100187063217163" calcext:value-type="float">
            <text:p>0.10018706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030395.92938" calcext:value-type="float">
            <text:p>1456030395.92938</text:p>
          </table:table-cell>
          <table:table-cell office:value-type="float" office:value="1456030395.92965" calcext:value-type="float">
            <text:p>1456030395.92965</text:p>
          </table:table-cell>
          <table:table-cell office:value-type="float" office:value="7088" calcext:value-type="float">
            <text:p>7088</text:p>
          </table:table-cell>
          <table:table-cell table:formula="of:=[.B166]-[.B$2]" office:value-type="float" office:value="16.3983364105225" calcext:value-type="float">
            <text:p>16.3983364105</text:p>
          </table:table-cell>
          <table:table-cell table:formula="of:=[.D166]/([.E166]-[.E165])" office:value-type="float" office:value="70188.44127556" calcext:value-type="float">
            <text:p>70188.44127556</text:p>
          </table:table-cell>
          <table:table-cell table:formula="of:=[.E166]-[.E165]" office:value-type="float" office:value="0.100985288619995" calcext:value-type="float">
            <text:p>0.100985288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030396.02894" calcext:value-type="float">
            <text:p>1456030396.02894</text:p>
          </table:table-cell>
          <table:table-cell office:value-type="float" office:value="1456030396.02921" calcext:value-type="float">
            <text:p>1456030396.02921</text:p>
          </table:table-cell>
          <table:table-cell office:value-type="float" office:value="7192" calcext:value-type="float">
            <text:p>7192</text:p>
          </table:table-cell>
          <table:table-cell table:formula="of:=[.B167]-[.B$2]" office:value-type="float" office:value="16.4978950023651" calcext:value-type="float">
            <text:p>16.4978950024</text:p>
          </table:table-cell>
          <table:table-cell table:formula="of:=[.D167]/([.E167]-[.E166])" office:value-type="float" office:value="72238.8682572639" calcext:value-type="float">
            <text:p>72238.8682572639</text:p>
          </table:table-cell>
          <table:table-cell table:formula="of:=[.E167]-[.E166]" office:value-type="float" office:value="0.0995585918426514" calcext:value-type="float">
            <text:p>0.09955859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030396.12897" calcext:value-type="float">
            <text:p>1456030396.12897</text:p>
          </table:table-cell>
          <table:table-cell office:value-type="float" office:value="1456030396.12924" calcext:value-type="float">
            <text:p>1456030396.12924</text:p>
          </table:table-cell>
          <table:table-cell office:value-type="float" office:value="7288" calcext:value-type="float">
            <text:p>7288</text:p>
          </table:table-cell>
          <table:table-cell table:formula="of:=[.B168]-[.B$2]" office:value-type="float" office:value="16.5979311466217" calcext:value-type="float">
            <text:p>16.5979311466</text:p>
          </table:table-cell>
          <table:table-cell table:formula="of:=[.D168]/([.E168]-[.E167])" office:value-type="float" office:value="72853.6675834521" calcext:value-type="float">
            <text:p>72853.6675834521</text:p>
          </table:table-cell>
          <table:table-cell table:formula="of:=[.E168]-[.E167]" office:value-type="float" office:value="0.100036144256592" calcext:value-type="float">
            <text:p>0.100036144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030396.22955" calcext:value-type="float">
            <text:p>1456030396.22955</text:p>
          </table:table-cell>
          <table:table-cell office:value-type="float" office:value="1456030396.22982" calcext:value-type="float">
            <text:p>1456030396.22982</text:p>
          </table:table-cell>
          <table:table-cell office:value-type="float" office:value="7384" calcext:value-type="float">
            <text:p>7384</text:p>
          </table:table-cell>
          <table:table-cell table:formula="of:=[.B169]-[.B$2]" office:value-type="float" office:value="16.6985094547272" calcext:value-type="float">
            <text:p>16.6985094547</text:p>
          </table:table-cell>
          <table:table-cell table:formula="of:=[.D169]/([.E169]-[.E168])" office:value-type="float" office:value="73415.4326025943" calcext:value-type="float">
            <text:p>73415.4326025943</text:p>
          </table:table-cell>
          <table:table-cell table:formula="of:=[.E169]-[.E168]" office:value-type="float" office:value="0.100578308105469" calcext:value-type="float">
            <text:p>0.100578308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030396.32922" calcext:value-type="float">
            <text:p>1456030396.32922</text:p>
          </table:table-cell>
          <table:table-cell office:value-type="float" office:value="1456030396.3295" calcext:value-type="float">
            <text:p>1456030396.3295</text:p>
          </table:table-cell>
          <table:table-cell office:value-type="float" office:value="7464" calcext:value-type="float">
            <text:p>7464</text:p>
          </table:table-cell>
          <table:table-cell table:formula="of:=[.B170]-[.B$2]" office:value-type="float" office:value="16.7981832027435" calcext:value-type="float">
            <text:p>16.7981832027</text:p>
          </table:table-cell>
          <table:table-cell table:formula="of:=[.D170]/([.E170]-[.E169])" office:value-type="float" office:value="74884.3115518751" calcext:value-type="float">
            <text:p>74884.3115518751</text:p>
          </table:table-cell>
          <table:table-cell table:formula="of:=[.E170]-[.E169]" office:value-type="float" office:value="0.0996737480163574" calcext:value-type="float">
            <text:p>0.0996737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030396.43778" calcext:value-type="float">
            <text:p>1456030396.43778</text:p>
          </table:table-cell>
          <table:table-cell office:value-type="float" office:value="1456030396.43807" calcext:value-type="float">
            <text:p>1456030396.43807</text:p>
          </table:table-cell>
          <table:table-cell office:value-type="float" office:value="7544" calcext:value-type="float">
            <text:p>7544</text:p>
          </table:table-cell>
          <table:table-cell table:formula="of:=[.B171]-[.B$2]" office:value-type="float" office:value="16.9067344665527" calcext:value-type="float">
            <text:p>16.9067344666</text:p>
          </table:table-cell>
          <table:table-cell table:formula="of:=[.D171]/([.E171]-[.E170])" office:value-type="float" office:value="69497.1180921464" calcext:value-type="float">
            <text:p>69497.1180921464</text:p>
          </table:table-cell>
          <table:table-cell table:formula="of:=[.E171]-[.E170]" office:value-type="float" office:value="0.108551263809204" calcext:value-type="float">
            <text:p>0.10855126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030396.6295" calcext:value-type="float">
            <text:p>1456030396.6295</text:p>
          </table:table-cell>
          <table:table-cell office:value-type="float" office:value="1456030396.62977" calcext:value-type="float">
            <text:p>1456030396.62977</text:p>
          </table:table-cell>
          <table:table-cell office:value-type="float" office:value="7616" calcext:value-type="float">
            <text:p>7616</text:p>
          </table:table-cell>
          <table:table-cell table:formula="of:=[.B172]-[.B$2]" office:value-type="float" office:value="17.0984561443329" calcext:value-type="float">
            <text:p>17.0984561443</text:p>
          </table:table-cell>
          <table:table-cell table:formula="of:=[.D172]/([.E172]-[.E171])" office:value-type="float" office:value="39724.2507377456" calcext:value-type="float">
            <text:p>39724.2507377456</text:p>
          </table:table-cell>
          <table:table-cell table:formula="of:=[.E172]-[.E171]" office:value-type="float" office:value="0.191721677780151" calcext:value-type="float">
            <text:p>0.19172167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030396.7291" calcext:value-type="float">
            <text:p>1456030396.7291</text:p>
          </table:table-cell>
          <table:table-cell office:value-type="float" office:value="1456030396.72938" calcext:value-type="float">
            <text:p>1456030396.72938</text:p>
          </table:table-cell>
          <table:table-cell office:value-type="float" office:value="7680" calcext:value-type="float">
            <text:p>7680</text:p>
          </table:table-cell>
          <table:table-cell table:formula="of:=[.B173]-[.B$2]" office:value-type="float" office:value="17.1980581283569" calcext:value-type="float">
            <text:p>17.1980581284</text:p>
          </table:table-cell>
          <table:table-cell table:formula="of:=[.D173]/([.E173]-[.E172])" office:value-type="float" office:value="77106.8977716924" calcext:value-type="float">
            <text:p>77106.8977716924</text:p>
          </table:table-cell>
          <table:table-cell table:formula="of:=[.E173]-[.E172]" office:value-type="float" office:value="0.0996019840240479" calcext:value-type="float">
            <text:p>0.0996019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030396.8294" calcext:value-type="float">
            <text:p>1456030396.8294</text:p>
          </table:table-cell>
          <table:table-cell office:value-type="float" office:value="1456030396.82966" calcext:value-type="float">
            <text:p>1456030396.82966</text:p>
          </table:table-cell>
          <table:table-cell office:value-type="float" office:value="7736" calcext:value-type="float">
            <text:p>7736</text:p>
          </table:table-cell>
          <table:table-cell table:formula="of:=[.B174]-[.B$2]" office:value-type="float" office:value="17.2983546257019" calcext:value-type="float">
            <text:p>17.2983546257</text:p>
          </table:table-cell>
          <table:table-cell table:formula="of:=[.D174]/([.E174]-[.E173])" office:value-type="float" office:value="77131.3077204676" calcext:value-type="float">
            <text:p>77131.3077204676</text:p>
          </table:table-cell>
          <table:table-cell table:formula="of:=[.E174]-[.E173]" office:value-type="float" office:value="0.100296497344971" calcext:value-type="float">
            <text:p>0.10029649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030396.9292" calcext:value-type="float">
            <text:p>1456030396.9292</text:p>
          </table:table-cell>
          <table:table-cell office:value-type="float" office:value="1456030396.92947" calcext:value-type="float">
            <text:p>1456030396.92947</text:p>
          </table:table-cell>
          <table:table-cell office:value-type="float" office:value="7784" calcext:value-type="float">
            <text:p>7784</text:p>
          </table:table-cell>
          <table:table-cell table:formula="of:=[.B175]-[.B$2]" office:value-type="float" office:value="17.3981621265411" calcext:value-type="float">
            <text:p>17.3981621265</text:p>
          </table:table-cell>
          <table:table-cell table:formula="of:=[.D175]/([.E175]-[.E174])" office:value-type="float" office:value="77990.1303463976" calcext:value-type="float">
            <text:p>77990.1303463976</text:p>
          </table:table-cell>
          <table:table-cell table:formula="of:=[.E175]-[.E174]" office:value-type="float" office:value="0.0998075008392334" calcext:value-type="float">
            <text:p>0.09980750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030397.03955" calcext:value-type="float">
            <text:p>1456030397.03955</text:p>
          </table:table-cell>
          <table:table-cell office:value-type="float" office:value="1456030397.03983" calcext:value-type="float">
            <text:p>1456030397.03983</text:p>
          </table:table-cell>
          <table:table-cell office:value-type="float" office:value="7816" calcext:value-type="float">
            <text:p>7816</text:p>
          </table:table-cell>
          <table:table-cell table:formula="of:=[.B176]-[.B$2]" office:value-type="float" office:value="17.5085117816925" calcext:value-type="float">
            <text:p>17.5085117817</text:p>
          </table:table-cell>
          <table:table-cell table:formula="of:=[.D176]/([.E176]-[.E175])" office:value-type="float" office:value="70829.4012272059" calcext:value-type="float">
            <text:p>70829.4012272059</text:p>
          </table:table-cell>
          <table:table-cell table:formula="of:=[.E176]-[.E175]" office:value-type="float" office:value="0.110349655151367" calcext:value-type="float">
            <text:p>0.110349655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030397.22945" calcext:value-type="float">
            <text:p>1456030397.22945</text:p>
          </table:table-cell>
          <table:table-cell office:value-type="float" office:value="1456030397.22972" calcext:value-type="float">
            <text:p>1456030397.22972</text:p>
          </table:table-cell>
          <table:table-cell office:value-type="float" office:value="7848" calcext:value-type="float">
            <text:p>7848</text:p>
          </table:table-cell>
          <table:table-cell table:formula="of:=[.B177]-[.B$2]" office:value-type="float" office:value="17.6984050273895" calcext:value-type="float">
            <text:p>17.6984050274</text:p>
          </table:table-cell>
          <table:table-cell table:formula="of:=[.D177]/([.E177]-[.E176])" office:value-type="float" office:value="41328.4841764285" calcext:value-type="float">
            <text:p>41328.4841764285</text:p>
          </table:table-cell>
          <table:table-cell table:formula="of:=[.E177]-[.E176]" office:value-type="float" office:value="0.189893245697021" calcext:value-type="float">
            <text:p>0.18989324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030397.32913" calcext:value-type="float">
            <text:p>1456030397.32913</text:p>
          </table:table-cell>
          <table:table-cell office:value-type="float" office:value="1456030397.3294" calcext:value-type="float">
            <text:p>1456030397.3294</text:p>
          </table:table-cell>
          <table:table-cell office:value-type="float" office:value="7872" calcext:value-type="float">
            <text:p>7872</text:p>
          </table:table-cell>
          <table:table-cell table:formula="of:=[.B178]-[.B$2]" office:value-type="float" office:value="17.7980892658234" calcext:value-type="float">
            <text:p>17.7980892658</text:p>
          </table:table-cell>
          <table:table-cell table:formula="of:=[.D178]/([.E178]-[.E177])" office:value-type="float" office:value="78969.3548717311" calcext:value-type="float">
            <text:p>78969.3548717311</text:p>
          </table:table-cell>
          <table:table-cell table:formula="of:=[.E178]-[.E177]" office:value-type="float" office:value="0.0996842384338379" calcext:value-type="float">
            <text:p>0.099684238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030397.42959" calcext:value-type="float">
            <text:p>1456030397.42959</text:p>
          </table:table-cell>
          <table:table-cell office:value-type="float" office:value="1456030397.42986" calcext:value-type="float">
            <text:p>1456030397.42986</text:p>
          </table:table-cell>
          <table:table-cell office:value-type="float" office:value="7888" calcext:value-type="float">
            <text:p>7888</text:p>
          </table:table-cell>
          <table:table-cell table:formula="of:=[.B179]-[.B$2]" office:value-type="float" office:value="17.8985540866852" calcext:value-type="float">
            <text:p>17.8985540867</text:p>
          </table:table-cell>
          <table:table-cell table:formula="of:=[.D179]/([.E179]-[.E178])" office:value-type="float" office:value="78515.0456879776" calcext:value-type="float">
            <text:p>78515.0456879776</text:p>
          </table:table-cell>
          <table:table-cell table:formula="of:=[.E179]-[.E178]" office:value-type="float" office:value="0.100464820861816" calcext:value-type="float">
            <text:p>0.10046482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030397.53123" calcext:value-type="float">
            <text:p>1456030397.53123</text:p>
          </table:table-cell>
          <table:table-cell office:value-type="float" office:value="1456030397.53151" calcext:value-type="float">
            <text:p>1456030397.53151</text:p>
          </table:table-cell>
          <table:table-cell office:value-type="float" office:value="7888" calcext:value-type="float">
            <text:p>7888</text:p>
          </table:table-cell>
          <table:table-cell table:formula="of:=[.B180]-[.B$2]" office:value-type="float" office:value="18.0001931190491" calcext:value-type="float">
            <text:p>18.000193119</text:p>
          </table:table-cell>
          <table:table-cell table:formula="of:=[.D180]/([.E180]-[.E179])" office:value-type="float" office:value="77607.9800893726" calcext:value-type="float">
            <text:p>77607.9800893726</text:p>
          </table:table-cell>
          <table:table-cell table:formula="of:=[.E180]-[.E179]" office:value-type="float" office:value="0.101639032363892" calcext:value-type="float">
            <text:p>0.10163903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030397.72915" calcext:value-type="float">
            <text:p>1456030397.72915</text:p>
          </table:table-cell>
          <table:table-cell office:value-type="float" office:value="1456030397.72944" calcext:value-type="float">
            <text:p>1456030397.72944</text:p>
          </table:table-cell>
          <table:table-cell office:value-type="float" office:value="7888" calcext:value-type="float">
            <text:p>7888</text:p>
          </table:table-cell>
          <table:table-cell table:formula="of:=[.B181]-[.B$2]" office:value-type="float" office:value="18.1981048583984" calcext:value-type="float">
            <text:p>18.1981048584</text:p>
          </table:table-cell>
          <table:table-cell table:formula="of:=[.D181]/([.E181]-[.E180])" office:value-type="float" office:value="39856.1501502225" calcext:value-type="float">
            <text:p>39856.1501502225</text:p>
          </table:table-cell>
          <table:table-cell table:formula="of:=[.E181]-[.E180]" office:value-type="float" office:value="0.197911739349365" calcext:value-type="float">
            <text:p>0.197911739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030397.82963" calcext:value-type="float">
            <text:p>1456030397.82963</text:p>
          </table:table-cell>
          <table:table-cell office:value-type="float" office:value="1456030397.8299" calcext:value-type="float">
            <text:p>1456030397.8299</text:p>
          </table:table-cell>
          <table:table-cell office:value-type="float" office:value="7872" calcext:value-type="float">
            <text:p>7872</text:p>
          </table:table-cell>
          <table:table-cell table:formula="of:=[.B182]-[.B$2]" office:value-type="float" office:value="18.2985887527466" calcext:value-type="float">
            <text:p>18.2985887527</text:p>
          </table:table-cell>
          <table:table-cell table:formula="of:=[.D182]/([.E182]-[.E181])" office:value-type="float" office:value="78340.9127509135" calcext:value-type="float">
            <text:p>78340.9127509135</text:p>
          </table:table-cell>
          <table:table-cell table:formula="of:=[.E182]-[.E181]" office:value-type="float" office:value="0.100483894348145" calcext:value-type="float">
            <text:p>0.10048389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030397.92942" calcext:value-type="float">
            <text:p>1456030397.92942</text:p>
          </table:table-cell>
          <table:table-cell office:value-type="float" office:value="1456030397.92969" calcext:value-type="float">
            <text:p>1456030397.92969</text:p>
          </table:table-cell>
          <table:table-cell office:value-type="float" office:value="7856" calcext:value-type="float">
            <text:p>7856</text:p>
          </table:table-cell>
          <table:table-cell table:formula="of:=[.B183]-[.B$2]" office:value-type="float" office:value="18.3983807563782" calcext:value-type="float">
            <text:p>18.3983807564</text:p>
          </table:table-cell>
          <table:table-cell table:formula="of:=[.D183]/([.E183]-[.E182])" office:value-type="float" office:value="78723.7425255281" calcext:value-type="float">
            <text:p>78723.7425255281</text:p>
          </table:table-cell>
          <table:table-cell table:formula="of:=[.E183]-[.E182]" office:value-type="float" office:value="0.0997920036315918" calcext:value-type="float">
            <text:p>0.099792003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030398.02996" calcext:value-type="float">
            <text:p>1456030398.02996</text:p>
          </table:table-cell>
          <table:table-cell office:value-type="float" office:value="1456030398.03023" calcext:value-type="float">
            <text:p>1456030398.03023</text:p>
          </table:table-cell>
          <table:table-cell office:value-type="float" office:value="7824" calcext:value-type="float">
            <text:p>7824</text:p>
          </table:table-cell>
          <table:table-cell table:formula="of:=[.B184]-[.B$2]" office:value-type="float" office:value="18.4989166259766" calcext:value-type="float">
            <text:p>18.498916626</text:p>
          </table:table-cell>
          <table:table-cell table:formula="of:=[.D184]/([.E184]-[.E183])" office:value-type="float" office:value="77822.9703612709" calcext:value-type="float">
            <text:p>77822.9703612709</text:p>
          </table:table-cell>
          <table:table-cell table:formula="of:=[.E184]-[.E183]" office:value-type="float" office:value="0.100535869598389" calcext:value-type="float">
            <text:p>0.10053586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030398.22954" calcext:value-type="float">
            <text:p>1456030398.22954</text:p>
          </table:table-cell>
          <table:table-cell office:value-type="float" office:value="1456030398.22981" calcext:value-type="float">
            <text:p>1456030398.22981</text:p>
          </table:table-cell>
          <table:table-cell office:value-type="float" office:value="7784" calcext:value-type="float">
            <text:p>7784</text:p>
          </table:table-cell>
          <table:table-cell table:formula="of:=[.B185]-[.B$2]" office:value-type="float" office:value="18.6984996795654" calcext:value-type="float">
            <text:p>18.6984996796</text:p>
          </table:table-cell>
          <table:table-cell table:formula="of:=[.D185]/([.E185]-[.E184])" office:value-type="float" office:value="39001.30727549" calcext:value-type="float">
            <text:p>39001.30727549</text:p>
          </table:table-cell>
          <table:table-cell table:formula="of:=[.E185]-[.E184]" office:value-type="float" office:value="0.199583053588867" calcext:value-type="float">
            <text:p>0.19958305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030398.32914" calcext:value-type="float">
            <text:p>1456030398.32914</text:p>
          </table:table-cell>
          <table:table-cell office:value-type="float" office:value="1456030398.32941" calcext:value-type="float">
            <text:p>1456030398.32941</text:p>
          </table:table-cell>
          <table:table-cell office:value-type="float" office:value="7744" calcext:value-type="float">
            <text:p>7744</text:p>
          </table:table-cell>
          <table:table-cell table:formula="of:=[.B186]-[.B$2]" office:value-type="float" office:value="18.7980954647064" calcext:value-type="float">
            <text:p>18.7980954647</text:p>
          </table:table-cell>
          <table:table-cell table:formula="of:=[.D186]/([.E186]-[.E185])" office:value-type="float" office:value="77754.2944115288" calcext:value-type="float">
            <text:p>77754.2944115288</text:p>
          </table:table-cell>
          <table:table-cell table:formula="of:=[.E186]-[.E185]" office:value-type="float" office:value="0.0995957851409912" calcext:value-type="float">
            <text:p>0.09959578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030398.42987" calcext:value-type="float">
            <text:p>1456030398.42987</text:p>
          </table:table-cell>
          <table:table-cell office:value-type="float" office:value="1456030398.43015" calcext:value-type="float">
            <text:p>1456030398.43015</text:p>
          </table:table-cell>
          <table:table-cell office:value-type="float" office:value="7688" calcext:value-type="float">
            <text:p>7688</text:p>
          </table:table-cell>
          <table:table-cell table:formula="of:=[.B187]-[.B$2]" office:value-type="float" office:value="18.8988268375397" calcext:value-type="float">
            <text:p>18.8988268375</text:p>
          </table:table-cell>
          <table:table-cell table:formula="of:=[.D187]/([.E187]-[.E186])" office:value-type="float" office:value="76321.8030665234" calcext:value-type="float">
            <text:p>76321.8030665234</text:p>
          </table:table-cell>
          <table:table-cell table:formula="of:=[.E187]-[.E186]" office:value-type="float" office:value="0.100731372833252" calcext:value-type="float">
            <text:p>0.10073137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030398.52928" calcext:value-type="float">
            <text:p>1456030398.52928</text:p>
          </table:table-cell>
          <table:table-cell office:value-type="float" office:value="1456030398.52955" calcext:value-type="float">
            <text:p>1456030398.52955</text:p>
          </table:table-cell>
          <table:table-cell office:value-type="float" office:value="7624" calcext:value-type="float">
            <text:p>7624</text:p>
          </table:table-cell>
          <table:table-cell table:formula="of:=[.B188]-[.B$2]" office:value-type="float" office:value="18.9982388019562" calcext:value-type="float">
            <text:p>18.998238802</text:p>
          </table:table-cell>
          <table:table-cell table:formula="of:=[.D188]/([.E188]-[.E187])" office:value-type="float" office:value="76690.9701940695" calcext:value-type="float">
            <text:p>76690.9701940695</text:p>
          </table:table-cell>
          <table:table-cell table:formula="of:=[.E188]-[.E187]" office:value-type="float" office:value="0.0994119644165039" calcext:value-type="float">
            <text:p>0.09941196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030398.63632" calcext:value-type="float">
            <text:p>1456030398.63632</text:p>
          </table:table-cell>
          <table:table-cell office:value-type="float" office:value="1456030398.63659" calcext:value-type="float">
            <text:p>1456030398.63659</text:p>
          </table:table-cell>
          <table:table-cell office:value-type="float" office:value="7552" calcext:value-type="float">
            <text:p>7552</text:p>
          </table:table-cell>
          <table:table-cell table:formula="of:=[.B189]-[.B$2]" office:value-type="float" office:value="19.1052775382996" calcext:value-type="float">
            <text:p>19.1052775383</text:p>
          </table:table-cell>
          <table:table-cell table:formula="of:=[.D189]/([.E189]-[.E188])" office:value-type="float" office:value="70553.8971963658" calcext:value-type="float">
            <text:p>70553.8971963658</text:p>
          </table:table-cell>
          <table:table-cell table:formula="of:=[.E189]-[.E188]" office:value-type="float" office:value="0.107038736343384" calcext:value-type="float">
            <text:p>0.10703873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030398.8299" calcext:value-type="float">
            <text:p>1456030398.8299</text:p>
          </table:table-cell>
          <table:table-cell office:value-type="float" office:value="1456030398.83018" calcext:value-type="float">
            <text:p>1456030398.83018</text:p>
          </table:table-cell>
          <table:table-cell office:value-type="float" office:value="7480" calcext:value-type="float">
            <text:p>7480</text:p>
          </table:table-cell>
          <table:table-cell table:formula="of:=[.B190]-[.B$2]" office:value-type="float" office:value="19.2988605499268" calcext:value-type="float">
            <text:p>19.2988605499</text:p>
          </table:table-cell>
          <table:table-cell table:formula="of:=[.D190]/([.E190]-[.E189])" office:value-type="float" office:value="38639.7542693726" calcext:value-type="float">
            <text:p>38639.7542693726</text:p>
          </table:table-cell>
          <table:table-cell table:formula="of:=[.E190]-[.E189]" office:value-type="float" office:value="0.193583011627197" calcext:value-type="float">
            <text:p>0.19358301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030398.92937" calcext:value-type="float">
            <text:p>1456030398.92937</text:p>
          </table:table-cell>
          <table:table-cell office:value-type="float" office:value="1456030398.92967" calcext:value-type="float">
            <text:p>1456030398.92967</text:p>
          </table:table-cell>
          <table:table-cell office:value-type="float" office:value="7392" calcext:value-type="float">
            <text:p>7392</text:p>
          </table:table-cell>
          <table:table-cell table:formula="of:=[.B191]-[.B$2]" office:value-type="float" office:value="19.3983287811279" calcext:value-type="float">
            <text:p>19.3983287811</text:p>
          </table:table-cell>
          <table:table-cell table:formula="of:=[.D191]/([.E191]-[.E190])" office:value-type="float" office:value="74315.1849664429" calcext:value-type="float">
            <text:p>74315.1849664429</text:p>
          </table:table-cell>
          <table:table-cell table:formula="of:=[.E191]-[.E190]" office:value-type="float" office:value="0.0994682312011719" calcext:value-type="float">
            <text:p>0.09946823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030399.02861" calcext:value-type="float">
            <text:p>1456030399.02861</text:p>
          </table:table-cell>
          <table:table-cell office:value-type="float" office:value="1456030399.02889" calcext:value-type="float">
            <text:p>1456030399.02889</text:p>
          </table:table-cell>
          <table:table-cell office:value-type="float" office:value="7304" calcext:value-type="float">
            <text:p>7304</text:p>
          </table:table-cell>
          <table:table-cell table:formula="of:=[.B192]-[.B$2]" office:value-type="float" office:value="19.4975669384003" calcext:value-type="float">
            <text:p>19.4975669384</text:p>
          </table:table-cell>
          <table:table-cell table:formula="of:=[.D192]/([.E192]-[.E191])" office:value-type="float" office:value="73600.721746129" calcext:value-type="float">
            <text:p>73600.721746129</text:p>
          </table:table-cell>
          <table:table-cell table:formula="of:=[.E192]-[.E191]" office:value-type="float" office:value="0.0992381572723389" calcext:value-type="float">
            <text:p>0.09923815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030399.12917" calcext:value-type="float">
            <text:p>1456030399.12917</text:p>
          </table:table-cell>
          <table:table-cell office:value-type="float" office:value="1456030399.12946" calcext:value-type="float">
            <text:p>1456030399.12946</text:p>
          </table:table-cell>
          <table:table-cell office:value-type="float" office:value="7208" calcext:value-type="float">
            <text:p>7208</text:p>
          </table:table-cell>
          <table:table-cell table:formula="of:=[.B193]-[.B$2]" office:value-type="float" office:value="19.5981242656708" calcext:value-type="float">
            <text:p>19.5981242657</text:p>
          </table:table-cell>
          <table:table-cell table:formula="of:=[.D193]/([.E193]-[.E192])" office:value-type="float" office:value="71680.5049980084" calcext:value-type="float">
            <text:p>71680.5049980084</text:p>
          </table:table-cell>
          <table:table-cell table:formula="of:=[.E193]-[.E192]" office:value-type="float" office:value="0.100557327270508" calcext:value-type="float">
            <text:p>0.100557327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030399.22968" calcext:value-type="float">
            <text:p>1456030399.22968</text:p>
          </table:table-cell>
          <table:table-cell office:value-type="float" office:value="1456030399.22995" calcext:value-type="float">
            <text:p>1456030399.22995</text:p>
          </table:table-cell>
          <table:table-cell office:value-type="float" office:value="7104" calcext:value-type="float">
            <text:p>7104</text:p>
          </table:table-cell>
          <table:table-cell table:formula="of:=[.B194]-[.B$2]" office:value-type="float" office:value="19.698637008667" calcext:value-type="float">
            <text:p>19.6986370087</text:p>
          </table:table-cell>
          <table:table-cell table:formula="of:=[.D194]/([.E194]-[.E193])" office:value-type="float" office:value="70677.6055277633" calcext:value-type="float">
            <text:p>70677.6055277633</text:p>
          </table:table-cell>
          <table:table-cell table:formula="of:=[.E194]-[.E193]" office:value-type="float" office:value="0.100512742996216" calcext:value-type="float">
            <text:p>0.1005127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030399.32925" calcext:value-type="float">
            <text:p>1456030399.32925</text:p>
          </table:table-cell>
          <table:table-cell office:value-type="float" office:value="1456030399.32952" calcext:value-type="float">
            <text:p>1456030399.32952</text:p>
          </table:table-cell>
          <table:table-cell office:value-type="float" office:value="7000" calcext:value-type="float">
            <text:p>7000</text:p>
          </table:table-cell>
          <table:table-cell table:formula="of:=[.B195]-[.B$2]" office:value-type="float" office:value="19.7982063293457" calcext:value-type="float">
            <text:p>19.7982063293</text:p>
          </table:table-cell>
          <table:table-cell table:formula="of:=[.D195]/([.E195]-[.E194])" office:value-type="float" office:value="70302.7795337433" calcext:value-type="float">
            <text:p>70302.7795337433</text:p>
          </table:table-cell>
          <table:table-cell table:formula="of:=[.E195]-[.E194]" office:value-type="float" office:value="0.0995693206787109" calcext:value-type="float">
            <text:p>0.09956932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030399.42889" calcext:value-type="float">
            <text:p>1456030399.42889</text:p>
          </table:table-cell>
          <table:table-cell office:value-type="float" office:value="1456030399.42916" calcext:value-type="float">
            <text:p>1456030399.42916</text:p>
          </table:table-cell>
          <table:table-cell office:value-type="float" office:value="6888" calcext:value-type="float">
            <text:p>6888</text:p>
          </table:table-cell>
          <table:table-cell table:formula="of:=[.B196]-[.B$2]" office:value-type="float" office:value="19.8978488445282" calcext:value-type="float">
            <text:p>19.8978488445</text:p>
          </table:table-cell>
          <table:table-cell table:formula="of:=[.D196]/([.E196]-[.E195])" office:value-type="float" office:value="69127.1189550428" calcext:value-type="float">
            <text:p>69127.1189550428</text:p>
          </table:table-cell>
          <table:table-cell table:formula="of:=[.E196]-[.E195]" office:value-type="float" office:value="0.0996425151824951" calcext:value-type="float">
            <text:p>0.099642515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030399.52919" calcext:value-type="float">
            <text:p>1456030399.52919</text:p>
          </table:table-cell>
          <table:table-cell office:value-type="float" office:value="1456030399.52946" calcext:value-type="float">
            <text:p>1456030399.52946</text:p>
          </table:table-cell>
          <table:table-cell office:value-type="float" office:value="6776" calcext:value-type="float">
            <text:p>6776</text:p>
          </table:table-cell>
          <table:table-cell table:formula="of:=[.B197]-[.B$2]" office:value-type="float" office:value="19.9981527328491" calcext:value-type="float">
            <text:p>19.9981527328</text:p>
          </table:table-cell>
          <table:table-cell table:formula="of:=[.D197]/([.E197]-[.E196])" office:value-type="float" office:value="67554.7091287244" calcext:value-type="float">
            <text:p>67554.7091287244</text:p>
          </table:table-cell>
          <table:table-cell table:formula="of:=[.E197]-[.E196]" office:value-type="float" office:value="0.100303888320923" calcext:value-type="float">
            <text:p>0.100303888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030399.62951" calcext:value-type="float">
            <text:p>1456030399.62951</text:p>
          </table:table-cell>
          <table:table-cell office:value-type="float" office:value="1456030399.62979" calcext:value-type="float">
            <text:p>1456030399.62979</text:p>
          </table:table-cell>
          <table:table-cell office:value-type="float" office:value="6656" calcext:value-type="float">
            <text:p>6656</text:p>
          </table:table-cell>
          <table:table-cell table:formula="of:=[.B198]-[.B$2]" office:value-type="float" office:value="20.0984709262848" calcext:value-type="float">
            <text:p>20.0984709263</text:p>
          </table:table-cell>
          <table:table-cell table:formula="of:=[.D198]/([.E198]-[.E197])" office:value-type="float" office:value="66348.8822121612" calcext:value-type="float">
            <text:p>66348.8822121612</text:p>
          </table:table-cell>
          <table:table-cell table:formula="of:=[.E198]-[.E197]" office:value-type="float" office:value="0.100318193435669" calcext:value-type="float">
            <text:p>0.10031819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030399.72914" calcext:value-type="float">
            <text:p>1456030399.72914</text:p>
          </table:table-cell>
          <table:table-cell office:value-type="float" office:value="1456030399.72941" calcext:value-type="float">
            <text:p>1456030399.72941</text:p>
          </table:table-cell>
          <table:table-cell office:value-type="float" office:value="6536" calcext:value-type="float">
            <text:p>6536</text:p>
          </table:table-cell>
          <table:table-cell table:formula="of:=[.B199]-[.B$2]" office:value-type="float" office:value="20.1981000900269" calcext:value-type="float">
            <text:p>20.19810009</text:p>
          </table:table-cell>
          <table:table-cell table:formula="of:=[.D199]/([.E199]-[.E198])" office:value-type="float" office:value="65603.2807514209" calcext:value-type="float">
            <text:p>65603.2807514209</text:p>
          </table:table-cell>
          <table:table-cell table:formula="of:=[.E199]-[.E198]" office:value-type="float" office:value="0.0996291637420654" calcext:value-type="float">
            <text:p>0.099629163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030399.82966" calcext:value-type="float">
            <text:p>1456030399.82966</text:p>
          </table:table-cell>
          <table:table-cell office:value-type="float" office:value="1456030399.82993" calcext:value-type="float">
            <text:p>1456030399.82993</text:p>
          </table:table-cell>
          <table:table-cell office:value-type="float" office:value="6416" calcext:value-type="float">
            <text:p>6416</text:p>
          </table:table-cell>
          <table:table-cell table:formula="of:=[.B200]-[.B$2]" office:value-type="float" office:value="20.2986180782318" calcext:value-type="float">
            <text:p>20.2986180782</text:p>
          </table:table-cell>
          <table:table-cell table:formula="of:=[.D200]/([.E200]-[.E199])" office:value-type="float" office:value="63829.3713849285" calcext:value-type="float">
            <text:p>63829.3713849285</text:p>
          </table:table-cell>
          <table:table-cell table:formula="of:=[.E200]-[.E199]" office:value-type="float" office:value="0.100517988204956" calcext:value-type="float">
            <text:p>0.100517988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030399.92929" calcext:value-type="float">
            <text:p>1456030399.92929</text:p>
          </table:table-cell>
          <table:table-cell office:value-type="float" office:value="1456030399.92958" calcext:value-type="float">
            <text:p>1456030399.92958</text:p>
          </table:table-cell>
          <table:table-cell office:value-type="float" office:value="6288" calcext:value-type="float">
            <text:p>6288</text:p>
          </table:table-cell>
          <table:table-cell table:formula="of:=[.B201]-[.B$2]" office:value-type="float" office:value="20.3982510566711" calcext:value-type="float">
            <text:p>20.3982510567</text:p>
          </table:table-cell>
          <table:table-cell table:formula="of:=[.D201]/([.E201]-[.E200])" office:value-type="float" office:value="63111.6333015069" calcext:value-type="float">
            <text:p>63111.6333015069</text:p>
          </table:table-cell>
          <table:table-cell table:formula="of:=[.E201]-[.E200]" office:value-type="float" office:value="0.0996329784393311" calcext:value-type="float">
            <text:p>0.099632978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030400.02868" calcext:value-type="float">
            <text:p>1456030400.02868</text:p>
          </table:table-cell>
          <table:table-cell office:value-type="float" office:value="1456030400.02896" calcext:value-type="float">
            <text:p>1456030400.02896</text:p>
          </table:table-cell>
          <table:table-cell office:value-type="float" office:value="6160" calcext:value-type="float">
            <text:p>6160</text:p>
          </table:table-cell>
          <table:table-cell table:formula="of:=[.B202]-[.B$2]" office:value-type="float" office:value="20.497638463974" calcext:value-type="float">
            <text:p>20.497638464</text:p>
          </table:table-cell>
          <table:table-cell table:formula="of:=[.D202]/([.E202]-[.E201])" office:value-type="float" office:value="61979.6830118433" calcext:value-type="float">
            <text:p>61979.6830118433</text:p>
          </table:table-cell>
          <table:table-cell table:formula="of:=[.E202]-[.E201]" office:value-type="float" office:value="0.0993874073028564" calcext:value-type="float">
            <text:p>0.09938740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030400.12913" calcext:value-type="float">
            <text:p>1456030400.12913</text:p>
          </table:table-cell>
          <table:table-cell office:value-type="float" office:value="1456030400.1294" calcext:value-type="float">
            <text:p>1456030400.1294</text:p>
          </table:table-cell>
          <table:table-cell office:value-type="float" office:value="6040" calcext:value-type="float">
            <text:p>6040</text:p>
          </table:table-cell>
          <table:table-cell table:formula="of:=[.B203]-[.B$2]" office:value-type="float" office:value="20.5980916023254" calcext:value-type="float">
            <text:p>20.5980916023</text:p>
          </table:table-cell>
          <table:table-cell table:formula="of:=[.D203]/([.E203]-[.E202])" office:value-type="float" office:value="60127.5390607385" calcext:value-type="float">
            <text:p>60127.5390607385</text:p>
          </table:table-cell>
          <table:table-cell table:formula="of:=[.E203]-[.E202]" office:value-type="float" office:value="0.10045313835144" calcext:value-type="float">
            <text:p>0.100453138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030400.2298" calcext:value-type="float">
            <text:p>1456030400.2298</text:p>
          </table:table-cell>
          <table:table-cell office:value-type="float" office:value="1456030400.23008" calcext:value-type="float">
            <text:p>1456030400.23008</text:p>
          </table:table-cell>
          <table:table-cell office:value-type="float" office:value="5912" calcext:value-type="float">
            <text:p>5912</text:p>
          </table:table-cell>
          <table:table-cell table:formula="of:=[.B204]-[.B$2]" office:value-type="float" office:value="20.6987583637238" calcext:value-type="float">
            <text:p>20.6987583637</text:p>
          </table:table-cell>
          <table:table-cell table:formula="of:=[.D204]/([.E204]-[.E203])" office:value-type="float" office:value="58728.4215552298" calcext:value-type="float">
            <text:p>58728.4215552298</text:p>
          </table:table-cell>
          <table:table-cell table:formula="of:=[.E204]-[.E203]" office:value-type="float" office:value="0.100666761398315" calcext:value-type="float">
            <text:p>0.100666761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030400.32905" calcext:value-type="float">
            <text:p>1456030400.32905</text:p>
          </table:table-cell>
          <table:table-cell office:value-type="float" office:value="1456030400.32957" calcext:value-type="float">
            <text:p>1456030400.32957</text:p>
          </table:table-cell>
          <table:table-cell office:value-type="float" office:value="5784" calcext:value-type="float">
            <text:p>5784</text:p>
          </table:table-cell>
          <table:table-cell table:formula="of:=[.B205]-[.B$2]" office:value-type="float" office:value="20.7980132102966" calcext:value-type="float">
            <text:p>20.7980132103</text:p>
          </table:table-cell>
          <table:table-cell table:formula="of:=[.D205]/([.E205]-[.E204])" office:value-type="float" office:value="58274.2324401581" calcext:value-type="float">
            <text:p>58274.2324401581</text:p>
          </table:table-cell>
          <table:table-cell table:formula="of:=[.E205]-[.E204]" office:value-type="float" office:value="0.099254846572876" calcext:value-type="float">
            <text:p>0.099254846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030400.42954" calcext:value-type="float">
            <text:p>1456030400.42954</text:p>
          </table:table-cell>
          <table:table-cell office:value-type="float" office:value="1456030400.43005" calcext:value-type="float">
            <text:p>1456030400.43005</text:p>
          </table:table-cell>
          <table:table-cell office:value-type="float" office:value="5664" calcext:value-type="float">
            <text:p>5664</text:p>
          </table:table-cell>
          <table:table-cell table:formula="of:=[.B206]-[.B$2]" office:value-type="float" office:value="20.8984961509705" calcext:value-type="float">
            <text:p>20.898496151</text:p>
          </table:table-cell>
          <table:table-cell table:formula="of:=[.D206]/([.E206]-[.E205])" office:value-type="float" office:value="56367.7770775597" calcext:value-type="float">
            <text:p>56367.7770775597</text:p>
          </table:table-cell>
          <table:table-cell table:formula="of:=[.E206]-[.E205]" office:value-type="float" office:value="0.100482940673828" calcext:value-type="float">
            <text:p>0.10048294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030400.52915" calcext:value-type="float">
            <text:p>1456030400.52915</text:p>
          </table:table-cell>
          <table:table-cell office:value-type="float" office:value="1456030400.52964" calcext:value-type="float">
            <text:p>1456030400.52964</text:p>
          </table:table-cell>
          <table:table-cell office:value-type="float" office:value="5544" calcext:value-type="float">
            <text:p>5544</text:p>
          </table:table-cell>
          <table:table-cell table:formula="of:=[.B207]-[.B$2]" office:value-type="float" office:value="20.9981079101563" calcext:value-type="float">
            <text:p>20.9981079102</text:p>
          </table:table-cell>
          <table:table-cell table:formula="of:=[.D207]/([.E207]-[.E206])" office:value-type="float" office:value="55656.0796166605" calcext:value-type="float">
            <text:p>55656.0796166605</text:p>
          </table:table-cell>
          <table:table-cell table:formula="of:=[.E207]-[.E206]" office:value-type="float" office:value="0.099611759185791" calcext:value-type="float">
            <text:p>0.099611759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030400.62956" calcext:value-type="float">
            <text:p>1456030400.62956</text:p>
          </table:table-cell>
          <table:table-cell office:value-type="float" office:value="1456030400.62989" calcext:value-type="float">
            <text:p>1456030400.62989</text:p>
          </table:table-cell>
          <table:table-cell office:value-type="float" office:value="5424" calcext:value-type="float">
            <text:p>5424</text:p>
          </table:table-cell>
          <table:table-cell table:formula="of:=[.B208]-[.B$2]" office:value-type="float" office:value="21.0985240936279" calcext:value-type="float">
            <text:p>21.0985240936</text:p>
          </table:table-cell>
          <table:table-cell table:formula="of:=[.D208]/([.E208]-[.E207])" office:value-type="float" office:value="54015.1976750812" calcext:value-type="float">
            <text:p>54015.1976750812</text:p>
          </table:table-cell>
          <table:table-cell table:formula="of:=[.E208]-[.E207]" office:value-type="float" office:value="0.10041618347168" calcext:value-type="float">
            <text:p>0.100416183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030400.64176" calcext:value-type="float">
            <text:p>1456030400.64176</text:p>
          </table:table-cell>
          <table:table-cell office:value-type="float" office:value="1456030400.64355" calcext:value-type="float">
            <text:p>1456030400.64355</text:p>
          </table:table-cell>
          <table:table-cell office:value-type="float" office:value="5312" calcext:value-type="float">
            <text:p>5312</text:p>
          </table:table-cell>
          <table:table-cell table:formula="of:=[.B209]-[.B$2]" office:value-type="float" office:value="21.1107199192047" calcext:value-type="float">
            <text:p>21.1107199192</text:p>
          </table:table-cell>
          <table:table-cell table:formula="of:=[.D209]/([.E209]-[.E208])" office:value-type="float" office:value="435558.869430923" calcext:value-type="float">
            <text:p>435558.869430923</text:p>
          </table:table-cell>
          <table:table-cell table:formula="of:=[.E209]-[.E208]" office:value-type="float" office:value="0.0121958255767822" calcext:value-type="float">
            <text:p>0.012195825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030400.729" calcext:value-type="float">
            <text:p>1456030400.729</text:p>
          </table:table-cell>
          <table:table-cell office:value-type="float" office:value="1456030400.72928" calcext:value-type="float">
            <text:p>1456030400.72928</text:p>
          </table:table-cell>
          <table:table-cell office:value-type="float" office:value="5200" calcext:value-type="float">
            <text:p>5200</text:p>
          </table:table-cell>
          <table:table-cell table:formula="of:=[.B210]-[.B$2]" office:value-type="float" office:value="21.1979603767395" calcext:value-type="float">
            <text:p>21.1979603767</text:p>
          </table:table-cell>
          <table:table-cell table:formula="of:=[.D210]/([.E210]-[.E209])" office:value-type="float" office:value="59605.3728618551" calcext:value-type="float">
            <text:p>59605.3728618551</text:p>
          </table:table-cell>
          <table:table-cell table:formula="of:=[.E210]-[.E209]" office:value-type="float" office:value="0.08724045753479" calcext:value-type="float">
            <text:p>0.087240457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030400.82953" calcext:value-type="float">
            <text:p>1456030400.82953</text:p>
          </table:table-cell>
          <table:table-cell office:value-type="float" office:value="1456030400.82983" calcext:value-type="float">
            <text:p>1456030400.82983</text:p>
          </table:table-cell>
          <table:table-cell office:value-type="float" office:value="5096" calcext:value-type="float">
            <text:p>5096</text:p>
          </table:table-cell>
          <table:table-cell table:formula="of:=[.B211]-[.B$2]" office:value-type="float" office:value="21.2984871864319" calcext:value-type="float">
            <text:p>21.2984871864</text:p>
          </table:table-cell>
          <table:table-cell table:formula="of:=[.D211]/([.E211]-[.E210])" office:value-type="float" office:value="50692.9446542074" calcext:value-type="float">
            <text:p>50692.9446542074</text:p>
          </table:table-cell>
          <table:table-cell table:formula="of:=[.E211]-[.E210]" office:value-type="float" office:value="0.100526809692383" calcext:value-type="float">
            <text:p>0.100526809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030400.92922" calcext:value-type="float">
            <text:p>1456030400.92922</text:p>
          </table:table-cell>
          <table:table-cell office:value-type="float" office:value="1456030400.92949" calcext:value-type="float">
            <text:p>1456030400.92949</text:p>
          </table:table-cell>
          <table:table-cell office:value-type="float" office:value="4992" calcext:value-type="float">
            <text:p>4992</text:p>
          </table:table-cell>
          <table:table-cell table:formula="of:=[.B212]-[.B$2]" office:value-type="float" office:value="21.398175239563" calcext:value-type="float">
            <text:p>21.3981752396</text:p>
          </table:table-cell>
          <table:table-cell table:formula="of:=[.D212]/([.E212]-[.E211])" office:value-type="float" office:value="50076.2111728156" calcext:value-type="float">
            <text:p>50076.2111728156</text:p>
          </table:table-cell>
          <table:table-cell table:formula="of:=[.E212]-[.E211]" office:value-type="float" office:value="0.0996880531311035" calcext:value-type="float">
            <text:p>0.09968805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030401.02953" calcext:value-type="float">
            <text:p>1456030401.02953</text:p>
          </table:table-cell>
          <table:table-cell office:value-type="float" office:value="1456030401.0298" calcext:value-type="float">
            <text:p>1456030401.0298</text:p>
          </table:table-cell>
          <table:table-cell office:value-type="float" office:value="4896" calcext:value-type="float">
            <text:p>4896</text:p>
          </table:table-cell>
          <table:table-cell table:formula="of:=[.B213]-[.B$2]" office:value-type="float" office:value="21.4984865188599" calcext:value-type="float">
            <text:p>21.4984865189</text:p>
          </table:table-cell>
          <table:table-cell table:formula="of:=[.D213]/([.E213]-[.E212])" office:value-type="float" office:value="48808.070581077" calcext:value-type="float">
            <text:p>48808.070581077</text:p>
          </table:table-cell>
          <table:table-cell table:formula="of:=[.E213]-[.E212]" office:value-type="float" office:value="0.100311279296875" calcext:value-type="float">
            <text:p>0.100311279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030401.04174" calcext:value-type="float">
            <text:p>1456030401.04174</text:p>
          </table:table-cell>
          <table:table-cell office:value-type="float" office:value="1456030401.04353" calcext:value-type="float">
            <text:p>1456030401.04353</text:p>
          </table:table-cell>
          <table:table-cell office:value-type="float" office:value="4800" calcext:value-type="float">
            <text:p>4800</text:p>
          </table:table-cell>
          <table:table-cell table:formula="of:=[.B214]-[.B$2]" office:value-type="float" office:value="21.51069688797" calcext:value-type="float">
            <text:p>21.510696888</text:p>
          </table:table-cell>
          <table:table-cell table:formula="of:=[.D214]/([.E214]-[.E213])" office:value-type="float" office:value="393108.509391963" calcext:value-type="float">
            <text:p>393108.509391963</text:p>
          </table:table-cell>
          <table:table-cell table:formula="of:=[.E214]-[.E213]" office:value-type="float" office:value="0.0122103691101074" calcext:value-type="float">
            <text:p>0.012210369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030401.12906" calcext:value-type="float">
            <text:p>1456030401.12906</text:p>
          </table:table-cell>
          <table:table-cell office:value-type="float" office:value="1456030401.12933" calcext:value-type="float">
            <text:p>1456030401.12933</text:p>
          </table:table-cell>
          <table:table-cell office:value-type="float" office:value="4720" calcext:value-type="float">
            <text:p>4720</text:p>
          </table:table-cell>
          <table:table-cell table:formula="of:=[.B215]-[.B$2]" office:value-type="float" office:value="21.5980234146118" calcext:value-type="float">
            <text:p>21.5980234146</text:p>
          </table:table-cell>
          <table:table-cell table:formula="of:=[.D215]/([.E215]-[.E214])" office:value-type="float" office:value="54050.014142418" calcext:value-type="float">
            <text:p>54050.014142418</text:p>
          </table:table-cell>
          <table:table-cell table:formula="of:=[.E215]-[.E214]" office:value-type="float" office:value="0.0873265266418457" calcext:value-type="float">
            <text:p>0.087326526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030401.22964" calcext:value-type="float">
            <text:p>1456030401.22964</text:p>
          </table:table-cell>
          <table:table-cell office:value-type="float" office:value="1456030401.22991" calcext:value-type="float">
            <text:p>1456030401.22991</text:p>
          </table:table-cell>
          <table:table-cell office:value-type="float" office:value="4640" calcext:value-type="float">
            <text:p>4640</text:p>
          </table:table-cell>
          <table:table-cell table:formula="of:=[.B216]-[.B$2]" office:value-type="float" office:value="21.6985974311829" calcext:value-type="float">
            <text:p>21.6985974312</text:p>
          </table:table-cell>
          <table:table-cell table:formula="of:=[.D216]/([.E216]-[.E215])" office:value-type="float" office:value="46135.1764421413" calcext:value-type="float">
            <text:p>46135.1764421413</text:p>
          </table:table-cell>
          <table:table-cell table:formula="of:=[.E216]-[.E215]" office:value-type="float" office:value="0.100574016571045" calcext:value-type="float">
            <text:p>0.10057401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030401.24159" calcext:value-type="float">
            <text:p>1456030401.24159</text:p>
          </table:table-cell>
          <table:table-cell office:value-type="float" office:value="1456030401.24326" calcext:value-type="float">
            <text:p>1456030401.24326</text:p>
          </table:table-cell>
          <table:table-cell office:value-type="float" office:value="4568" calcext:value-type="float">
            <text:p>4568</text:p>
          </table:table-cell>
          <table:table-cell table:formula="of:=[.B217]-[.B$2]" office:value-type="float" office:value="21.7105448246002" calcext:value-type="float">
            <text:p>21.7105448246</text:p>
          </table:table-cell>
          <table:table-cell table:formula="of:=[.D217]/([.E217]-[.E216])" office:value-type="float" office:value="382342.81239648" calcext:value-type="float">
            <text:p>382342.81239648</text:p>
          </table:table-cell>
          <table:table-cell table:formula="of:=[.E217]-[.E216]" office:value-type="float" office:value="0.0119473934173584" calcext:value-type="float">
            <text:p>0.011947393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030401.32898" calcext:value-type="float">
            <text:p>1456030401.32898</text:p>
          </table:table-cell>
          <table:table-cell office:value-type="float" office:value="1456030401.32925" calcext:value-type="float">
            <text:p>1456030401.32925</text:p>
          </table:table-cell>
          <table:table-cell office:value-type="float" office:value="4504" calcext:value-type="float">
            <text:p>4504</text:p>
          </table:table-cell>
          <table:table-cell table:formula="of:=[.B218]-[.B$2]" office:value-type="float" office:value="21.7979390621185" calcext:value-type="float">
            <text:p>21.7979390621</text:p>
          </table:table-cell>
          <table:table-cell table:formula="of:=[.D218]/([.E218]-[.E217])" office:value-type="float" office:value="51536.5787024154" calcext:value-type="float">
            <text:p>51536.5787024154</text:p>
          </table:table-cell>
          <table:table-cell table:formula="of:=[.E218]-[.E217]" office:value-type="float" office:value="0.0873942375183106" calcext:value-type="float">
            <text:p>0.08739423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030401.42979" calcext:value-type="float">
            <text:p>1456030401.42979</text:p>
          </table:table-cell>
          <table:table-cell office:value-type="float" office:value="1456030401.43006" calcext:value-type="float">
            <text:p>1456030401.43006</text:p>
          </table:table-cell>
          <table:table-cell office:value-type="float" office:value="4448" calcext:value-type="float">
            <text:p>4448</text:p>
          </table:table-cell>
          <table:table-cell table:formula="of:=[.B219]-[.B$2]" office:value-type="float" office:value="21.8987493515015" calcext:value-type="float">
            <text:p>21.8987493515</text:p>
          </table:table-cell>
          <table:table-cell table:formula="of:=[.D219]/([.E219]-[.E218])" office:value-type="float" office:value="44122.4802272313" calcext:value-type="float">
            <text:p>44122.4802272313</text:p>
          </table:table-cell>
          <table:table-cell table:formula="of:=[.E219]-[.E218]" office:value-type="float" office:value="0.100810289382935" calcext:value-type="float">
            <text:p>0.100810289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030401.52925" calcext:value-type="float">
            <text:p>1456030401.52925</text:p>
          </table:table-cell>
          <table:table-cell office:value-type="float" office:value="1456030401.52952" calcext:value-type="float">
            <text:p>1456030401.52952</text:p>
          </table:table-cell>
          <table:table-cell office:value-type="float" office:value="4400" calcext:value-type="float">
            <text:p>4400</text:p>
          </table:table-cell>
          <table:table-cell table:formula="of:=[.B220]-[.B$2]" office:value-type="float" office:value="21.9982059001923" calcext:value-type="float">
            <text:p>21.9982059002</text:p>
          </table:table-cell>
          <table:table-cell table:formula="of:=[.D220]/([.E220]-[.E219])" office:value-type="float" office:value="44240.4251697827" calcext:value-type="float">
            <text:p>44240.4251697827</text:p>
          </table:table-cell>
          <table:table-cell table:formula="of:=[.E220]-[.E219]" office:value-type="float" office:value="0.0994565486907959" calcext:value-type="float">
            <text:p>0.09945654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030401.5412" calcext:value-type="float">
            <text:p>1456030401.5412</text:p>
          </table:table-cell>
          <table:table-cell office:value-type="float" office:value="1456030401.54293" calcext:value-type="float">
            <text:p>1456030401.54293</text:p>
          </table:table-cell>
          <table:table-cell office:value-type="float" office:value="4360" calcext:value-type="float">
            <text:p>4360</text:p>
          </table:table-cell>
          <table:table-cell table:formula="of:=[.B221]-[.B$2]" office:value-type="float" office:value="22.0101556777954" calcext:value-type="float">
            <text:p>22.0101556778</text:p>
          </table:table-cell>
          <table:table-cell table:formula="of:=[.D221]/([.E221]-[.E220])" office:value-type="float" office:value="364860.346760839" calcext:value-type="float">
            <text:p>364860.346760839</text:p>
          </table:table-cell>
          <table:table-cell table:formula="of:=[.E221]-[.E220]" office:value-type="float" office:value="0.0119497776031494" calcext:value-type="float">
            <text:p>0.01194977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030401.62888" calcext:value-type="float">
            <text:p>1456030401.62888</text:p>
          </table:table-cell>
          <table:table-cell office:value-type="float" office:value="1456030401.62916" calcext:value-type="float">
            <text:p>1456030401.62916</text:p>
          </table:table-cell>
          <table:table-cell office:value-type="float" office:value="4336" calcext:value-type="float">
            <text:p>4336</text:p>
          </table:table-cell>
          <table:table-cell table:formula="of:=[.B222]-[.B$2]" office:value-type="float" office:value="22.0978422164917" calcext:value-type="float">
            <text:p>22.0978422165</text:p>
          </table:table-cell>
          <table:table-cell table:formula="of:=[.D222]/([.E222]-[.E221])" office:value-type="float" office:value="49448.867117656" calcext:value-type="float">
            <text:p>49448.867117656</text:p>
          </table:table-cell>
          <table:table-cell table:formula="of:=[.E222]-[.E221]" office:value-type="float" office:value="0.0876865386962891" calcext:value-type="float">
            <text:p>0.087686538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030401.72905" calcext:value-type="float">
            <text:p>1456030401.72905</text:p>
          </table:table-cell>
          <table:table-cell office:value-type="float" office:value="1456030401.72932" calcext:value-type="float">
            <text:p>1456030401.72932</text:p>
          </table:table-cell>
          <table:table-cell office:value-type="float" office:value="4312" calcext:value-type="float">
            <text:p>4312</text:p>
          </table:table-cell>
          <table:table-cell table:formula="of:=[.B223]-[.B$2]" office:value-type="float" office:value="22.1980111598968" calcext:value-type="float">
            <text:p>22.1980111599</text:p>
          </table:table-cell>
          <table:table-cell table:formula="of:=[.D223]/([.E223]-[.E222])" office:value-type="float" office:value="43047.2744686877" calcext:value-type="float">
            <text:p>43047.2744686877</text:p>
          </table:table-cell>
          <table:table-cell table:formula="of:=[.E223]-[.E222]" office:value-type="float" office:value="0.100168943405151" calcext:value-type="float">
            <text:p>0.10016894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030401.74101" calcext:value-type="float">
            <text:p>1456030401.74101</text:p>
          </table:table-cell>
          <table:table-cell office:value-type="float" office:value="1456030401.74273" calcext:value-type="float">
            <text:p>1456030401.74273</text:p>
          </table:table-cell>
          <table:table-cell office:value-type="float" office:value="4296" calcext:value-type="float">
            <text:p>4296</text:p>
          </table:table-cell>
          <table:table-cell table:formula="of:=[.B224]-[.B$2]" office:value-type="float" office:value="22.2099664211273" calcext:value-type="float">
            <text:p>22.2099664211</text:p>
          </table:table-cell>
          <table:table-cell table:formula="of:=[.D224]/([.E224]-[.E223])" office:value-type="float" office:value="359339.70134014" calcext:value-type="float">
            <text:p>359339.70134014</text:p>
          </table:table-cell>
          <table:table-cell table:formula="of:=[.E224]-[.E223]" office:value-type="float" office:value="0.0119552612304688" calcext:value-type="float">
            <text:p>0.01195526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030401.82953" calcext:value-type="float">
            <text:p>1456030401.82953</text:p>
          </table:table-cell>
          <table:table-cell office:value-type="float" office:value="1456030401.8298" calcext:value-type="float">
            <text:p>1456030401.8298</text:p>
          </table:table-cell>
          <table:table-cell office:value-type="float" office:value="4296" calcext:value-type="float">
            <text:p>4296</text:p>
          </table:table-cell>
          <table:table-cell table:formula="of:=[.B225]-[.B$2]" office:value-type="float" office:value="22.2984867095947" calcext:value-type="float">
            <text:p>22.2984867096</text:p>
          </table:table-cell>
          <table:table-cell table:formula="of:=[.D225]/([.E225]-[.E224])" office:value-type="float" office:value="48531.2471793601" calcext:value-type="float">
            <text:p>48531.2471793601</text:p>
          </table:table-cell>
          <table:table-cell table:formula="of:=[.E225]-[.E224]" office:value-type="float" office:value="0.0885202884674072" calcext:value-type="float">
            <text:p>0.088520288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030401.92915" calcext:value-type="float">
            <text:p>1456030401.92915</text:p>
          </table:table-cell>
          <table:table-cell office:value-type="float" office:value="1456030401.92943" calcext:value-type="float">
            <text:p>1456030401.92943</text:p>
          </table:table-cell>
          <table:table-cell office:value-type="float" office:value="4296" calcext:value-type="float">
            <text:p>4296</text:p>
          </table:table-cell>
          <table:table-cell table:formula="of:=[.B226]-[.B$2]" office:value-type="float" office:value="22.3981137275696" calcext:value-type="float">
            <text:p>22.3981137276</text:p>
          </table:table-cell>
          <table:table-cell table:formula="of:=[.D226]/([.E226]-[.E225])" office:value-type="float" office:value="43120.8329560194" calcext:value-type="float">
            <text:p>43120.8329560194</text:p>
          </table:table-cell>
          <table:table-cell table:formula="of:=[.E226]-[.E225]" office:value-type="float" office:value="0.0996270179748535" calcext:value-type="float">
            <text:p>0.099627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030402.02933" calcext:value-type="float">
            <text:p>1456030402.02933</text:p>
          </table:table-cell>
          <table:table-cell office:value-type="float" office:value="1456030402.02968" calcext:value-type="float">
            <text:p>1456030402.02968</text:p>
          </table:table-cell>
          <table:table-cell office:value-type="float" office:value="4312" calcext:value-type="float">
            <text:p>4312</text:p>
          </table:table-cell>
          <table:table-cell table:formula="of:=[.B227]-[.B$2]" office:value-type="float" office:value="22.4982888698578" calcext:value-type="float">
            <text:p>22.4982888699</text:p>
          </table:table-cell>
          <table:table-cell table:formula="of:=[.D227]/([.E227]-[.E226])" office:value-type="float" office:value="43044.610683898" calcext:value-type="float">
            <text:p>43044.610683898</text:p>
          </table:table-cell>
          <table:table-cell table:formula="of:=[.E227]-[.E226]" office:value-type="float" office:value="0.100175142288208" calcext:value-type="float">
            <text:p>0.10017514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030402.12883" calcext:value-type="float">
            <text:p>1456030402.12883</text:p>
          </table:table-cell>
          <table:table-cell office:value-type="float" office:value="1456030402.1291" calcext:value-type="float">
            <text:p>1456030402.1291</text:p>
          </table:table-cell>
          <table:table-cell office:value-type="float" office:value="4328" calcext:value-type="float">
            <text:p>4328</text:p>
          </table:table-cell>
          <table:table-cell table:formula="of:=[.B228]-[.B$2]" office:value-type="float" office:value="22.5977916717529" calcext:value-type="float">
            <text:p>22.5977916718</text:p>
          </table:table-cell>
          <table:table-cell table:formula="of:=[.D228]/([.E228]-[.E227])" office:value-type="float" office:value="43496.2625932981" calcext:value-type="float">
            <text:p>43496.2625932981</text:p>
          </table:table-cell>
          <table:table-cell table:formula="of:=[.E228]-[.E227]" office:value-type="float" office:value="0.0995028018951416" calcext:value-type="float">
            <text:p>0.099502801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030402.22947" calcext:value-type="float">
            <text:p>1456030402.22947</text:p>
          </table:table-cell>
          <table:table-cell office:value-type="float" office:value="1456030402.22975" calcext:value-type="float">
            <text:p>1456030402.22975</text:p>
          </table:table-cell>
          <table:table-cell office:value-type="float" office:value="4360" calcext:value-type="float">
            <text:p>4360</text:p>
          </table:table-cell>
          <table:table-cell table:formula="of:=[.B229]-[.B$2]" office:value-type="float" office:value="22.6984298229218" calcext:value-type="float">
            <text:p>22.6984298229</text:p>
          </table:table-cell>
          <table:table-cell table:formula="of:=[.D229]/([.E229]-[.E228])" office:value-type="float" office:value="43323.530384476" calcext:value-type="float">
            <text:p>43323.530384476</text:p>
          </table:table-cell>
          <table:table-cell table:formula="of:=[.E229]-[.E228]" office:value-type="float" office:value="0.100638151168823" calcext:value-type="float">
            <text:p>0.10063815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030402.32904" calcext:value-type="float">
            <text:p>1456030402.32904</text:p>
          </table:table-cell>
          <table:table-cell office:value-type="float" office:value="1456030402.32931" calcext:value-type="float">
            <text:p>1456030402.32931</text:p>
          </table:table-cell>
          <table:table-cell office:value-type="float" office:value="4400" calcext:value-type="float">
            <text:p>4400</text:p>
          </table:table-cell>
          <table:table-cell table:formula="of:=[.B230]-[.B$2]" office:value-type="float" office:value="22.7979943752289" calcext:value-type="float">
            <text:p>22.7979943752</text:p>
          </table:table-cell>
          <table:table-cell table:formula="of:=[.D230]/([.E230]-[.E229])" office:value-type="float" office:value="44192.4349383627" calcext:value-type="float">
            <text:p>44192.4349383627</text:p>
          </table:table-cell>
          <table:table-cell table:formula="of:=[.E230]-[.E229]" office:value-type="float" office:value="0.0995645523071289" calcext:value-type="float">
            <text:p>0.099564552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030402.42947" calcext:value-type="float">
            <text:p>1456030402.42947</text:p>
          </table:table-cell>
          <table:table-cell office:value-type="float" office:value="1456030402.42976" calcext:value-type="float">
            <text:p>1456030402.42976</text:p>
          </table:table-cell>
          <table:table-cell office:value-type="float" office:value="4448" calcext:value-type="float">
            <text:p>4448</text:p>
          </table:table-cell>
          <table:table-cell table:formula="of:=[.B231]-[.B$2]" office:value-type="float" office:value="22.898432970047" calcext:value-type="float">
            <text:p>22.89843297</text:p>
          </table:table-cell>
          <table:table-cell table:formula="of:=[.D231]/([.E231]-[.E230])" office:value-type="float" office:value="44285.764929855" calcext:value-type="float">
            <text:p>44285.764929855</text:p>
          </table:table-cell>
          <table:table-cell table:formula="of:=[.E231]-[.E230]" office:value-type="float" office:value="0.100438594818115" calcext:value-type="float">
            <text:p>0.100438594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030402.52883" calcext:value-type="float">
            <text:p>1456030402.52883</text:p>
          </table:table-cell>
          <table:table-cell office:value-type="float" office:value="1456030402.5291" calcext:value-type="float">
            <text:p>1456030402.5291</text:p>
          </table:table-cell>
          <table:table-cell office:value-type="float" office:value="4496" calcext:value-type="float">
            <text:p>4496</text:p>
          </table:table-cell>
          <table:table-cell table:formula="of:=[.B232]-[.B$2]" office:value-type="float" office:value="22.9977917671204" calcext:value-type="float">
            <text:p>22.9977917671</text:p>
          </table:table-cell>
          <table:table-cell table:formula="of:=[.D232]/([.E232]-[.E231])" office:value-type="float" office:value="45250.1452556864" calcext:value-type="float">
            <text:p>45250.1452556864</text:p>
          </table:table-cell>
          <table:table-cell table:formula="of:=[.E232]-[.E231]" office:value-type="float" office:value="0.0993587970733643" calcext:value-type="float">
            <text:p>0.09935879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030402.62947" calcext:value-type="float">
            <text:p>1456030402.62947</text:p>
          </table:table-cell>
          <table:table-cell office:value-type="float" office:value="1456030402.62975" calcext:value-type="float">
            <text:p>1456030402.62975</text:p>
          </table:table-cell>
          <table:table-cell office:value-type="float" office:value="4560" calcext:value-type="float">
            <text:p>4560</text:p>
          </table:table-cell>
          <table:table-cell table:formula="of:=[.B233]-[.B$2]" office:value-type="float" office:value="23.0984251499176" calcext:value-type="float">
            <text:p>23.0984251499</text:p>
          </table:table-cell>
          <table:table-cell table:formula="of:=[.D233]/([.E233]-[.E232])" office:value-type="float" office:value="45312.995282963" calcext:value-type="float">
            <text:p>45312.995282963</text:p>
          </table:table-cell>
          <table:table-cell table:formula="of:=[.E233]-[.E232]" office:value-type="float" office:value="0.100633382797241" calcext:value-type="float">
            <text:p>0.10063338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030402.72874" calcext:value-type="float">
            <text:p>1456030402.72874</text:p>
          </table:table-cell>
          <table:table-cell office:value-type="float" office:value="1456030402.72901" calcext:value-type="float">
            <text:p>1456030402.72901</text:p>
          </table:table-cell>
          <table:table-cell office:value-type="float" office:value="4632" calcext:value-type="float">
            <text:p>4632</text:p>
          </table:table-cell>
          <table:table-cell table:formula="of:=[.B234]-[.B$2]" office:value-type="float" office:value="23.197696685791" calcext:value-type="float">
            <text:p>23.1976966858</text:p>
          </table:table-cell>
          <table:table-cell table:formula="of:=[.D234]/([.E234]-[.E233])" office:value-type="float" office:value="46659.9006376464" calcext:value-type="float">
            <text:p>46659.9006376464</text:p>
          </table:table-cell>
          <table:table-cell table:formula="of:=[.E234]-[.E233]" office:value-type="float" office:value="0.0992715358734131" calcext:value-type="float">
            <text:p>0.099271535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030402.8292" calcext:value-type="float">
            <text:p>1456030402.8292</text:p>
          </table:table-cell>
          <table:table-cell office:value-type="float" office:value="1456030402.82948" calcext:value-type="float">
            <text:p>1456030402.82948</text:p>
          </table:table-cell>
          <table:table-cell office:value-type="float" office:value="4704" calcext:value-type="float">
            <text:p>4704</text:p>
          </table:table-cell>
          <table:table-cell table:formula="of:=[.B235]-[.B$2]" office:value-type="float" office:value="23.2981622219086" calcext:value-type="float">
            <text:p>23.2981622219</text:p>
          </table:table-cell>
          <table:table-cell table:formula="of:=[.D235]/([.E235]-[.E234])" office:value-type="float" office:value="46822.026555414" calcext:value-type="float">
            <text:p>46822.026555414</text:p>
          </table:table-cell>
          <table:table-cell table:formula="of:=[.E235]-[.E234]" office:value-type="float" office:value="0.100465536117554" calcext:value-type="float">
            <text:p>0.100465536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030402.92873" calcext:value-type="float">
            <text:p>1456030402.92873</text:p>
          </table:table-cell>
          <table:table-cell office:value-type="float" office:value="1456030402.929" calcext:value-type="float">
            <text:p>1456030402.929</text:p>
          </table:table-cell>
          <table:table-cell office:value-type="float" office:value="4792" calcext:value-type="float">
            <text:p>4792</text:p>
          </table:table-cell>
          <table:table-cell table:formula="of:=[.B236]-[.B$2]" office:value-type="float" office:value="23.3976876735687" calcext:value-type="float">
            <text:p>23.3976876736</text:p>
          </table:table-cell>
          <table:table-cell table:formula="of:=[.D236]/([.E236]-[.E235])" office:value-type="float" office:value="48148.4878497509" calcext:value-type="float">
            <text:p>48148.4878497509</text:p>
          </table:table-cell>
          <table:table-cell table:formula="of:=[.E236]-[.E235]" office:value-type="float" office:value="0.0995254516601563" calcext:value-type="float">
            <text:p>0.099525451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030403.02914" calcext:value-type="float">
            <text:p>1456030403.02914</text:p>
          </table:table-cell>
          <table:table-cell office:value-type="float" office:value="1456030403.02942" calcext:value-type="float">
            <text:p>1456030403.02942</text:p>
          </table:table-cell>
          <table:table-cell office:value-type="float" office:value="4880" calcext:value-type="float">
            <text:p>4880</text:p>
          </table:table-cell>
          <table:table-cell table:formula="of:=[.B237]-[.B$2]" office:value-type="float" office:value="23.4981005191803" calcext:value-type="float">
            <text:p>23.4981005192</text:p>
          </table:table-cell>
          <table:table-cell table:formula="of:=[.D237]/([.E237]-[.E236])" office:value-type="float" office:value="48599.3596763241" calcext:value-type="float">
            <text:p>48599.3596763241</text:p>
          </table:table-cell>
          <table:table-cell table:formula="of:=[.E237]-[.E236]" office:value-type="float" office:value="0.100412845611572" calcext:value-type="float">
            <text:p>0.10041284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030403.12961" calcext:value-type="float">
            <text:p>1456030403.12961</text:p>
          </table:table-cell>
          <table:table-cell office:value-type="float" office:value="1456030403.12988" calcext:value-type="float">
            <text:p>1456030403.12988</text:p>
          </table:table-cell>
          <table:table-cell office:value-type="float" office:value="4976" calcext:value-type="float">
            <text:p>4976</text:p>
          </table:table-cell>
          <table:table-cell table:formula="of:=[.B238]-[.B$2]" office:value-type="float" office:value="23.5985646247864" calcext:value-type="float">
            <text:p>23.5985646248</text:p>
          </table:table-cell>
          <table:table-cell table:formula="of:=[.D238]/([.E238]-[.E237])" office:value-type="float" office:value="49530.1278997193" calcext:value-type="float">
            <text:p>49530.1278997193</text:p>
          </table:table-cell>
          <table:table-cell table:formula="of:=[.E238]-[.E237]" office:value-type="float" office:value="0.100464105606079" calcext:value-type="float">
            <text:p>0.100464105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030403.22917" calcext:value-type="float">
            <text:p>1456030403.22917</text:p>
          </table:table-cell>
          <table:table-cell office:value-type="float" office:value="1456030403.22945" calcext:value-type="float">
            <text:p>1456030403.22945</text:p>
          </table:table-cell>
          <table:table-cell office:value-type="float" office:value="5080" calcext:value-type="float">
            <text:p>5080</text:p>
          </table:table-cell>
          <table:table-cell table:formula="of:=[.B239]-[.B$2]" office:value-type="float" office:value="23.6981317996979" calcext:value-type="float">
            <text:p>23.6981317997</text:p>
          </table:table-cell>
          <table:table-cell table:formula="of:=[.D239]/([.E239]-[.E238])" office:value-type="float" office:value="51020.8309567425" calcext:value-type="float">
            <text:p>51020.8309567425</text:p>
          </table:table-cell>
          <table:table-cell table:formula="of:=[.E239]-[.E238]" office:value-type="float" office:value="0.099567174911499" calcext:value-type="float">
            <text:p>0.099567174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030403.32966" calcext:value-type="float">
            <text:p>1456030403.32966</text:p>
          </table:table-cell>
          <table:table-cell office:value-type="float" office:value="1456030403.32993" calcext:value-type="float">
            <text:p>1456030403.32993</text:p>
          </table:table-cell>
          <table:table-cell office:value-type="float" office:value="5184" calcext:value-type="float">
            <text:p>5184</text:p>
          </table:table-cell>
          <table:table-cell table:formula="of:=[.B240]-[.B$2]" office:value-type="float" office:value="23.7986154556274" calcext:value-type="float">
            <text:p>23.7986154556</text:p>
          </table:table-cell>
          <table:table-cell table:formula="of:=[.D240]/([.E240]-[.E239])" office:value-type="float" office:value="51590.4795863892" calcext:value-type="float">
            <text:p>51590.4795863892</text:p>
          </table:table-cell>
          <table:table-cell table:formula="of:=[.E240]-[.E239]" office:value-type="float" office:value="0.100483655929565" calcext:value-type="float">
            <text:p>0.100483655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030403.42928" calcext:value-type="float">
            <text:p>1456030403.42928</text:p>
          </table:table-cell>
          <table:table-cell office:value-type="float" office:value="1456030403.42957" calcext:value-type="float">
            <text:p>1456030403.42957</text:p>
          </table:table-cell>
          <table:table-cell office:value-type="float" office:value="5296" calcext:value-type="float">
            <text:p>5296</text:p>
          </table:table-cell>
          <table:table-cell table:formula="of:=[.B241]-[.B$2]" office:value-type="float" office:value="23.8982398509979" calcext:value-type="float">
            <text:p>23.898239851</text:p>
          </table:table-cell>
          <table:table-cell table:formula="of:=[.D241]/([.E241]-[.E240])" office:value-type="float" office:value="53159.6701822403" calcext:value-type="float">
            <text:p>53159.6701822403</text:p>
          </table:table-cell>
          <table:table-cell table:formula="of:=[.E241]-[.E240]" office:value-type="float" office:value="0.0996243953704834" calcext:value-type="float">
            <text:p>0.09962439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030403.52845" calcext:value-type="float">
            <text:p>1456030403.52845</text:p>
          </table:table-cell>
          <table:table-cell office:value-type="float" office:value="1456030403.52873" calcext:value-type="float">
            <text:p>1456030403.52873</text:p>
          </table:table-cell>
          <table:table-cell office:value-type="float" office:value="5408" calcext:value-type="float">
            <text:p>5408</text:p>
          </table:table-cell>
          <table:table-cell table:formula="of:=[.B242]-[.B$2]" office:value-type="float" office:value="23.9974138736725" calcext:value-type="float">
            <text:p>23.9974138737</text:p>
          </table:table-cell>
          <table:table-cell table:formula="of:=[.D242]/([.E242]-[.E241])" office:value-type="float" office:value="54530.4088122587" calcext:value-type="float">
            <text:p>54530.4088122587</text:p>
          </table:table-cell>
          <table:table-cell table:formula="of:=[.E242]-[.E241]" office:value-type="float" office:value="0.0991740226745606" calcext:value-type="float">
            <text:p>0.09917402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030403.62891" calcext:value-type="float">
            <text:p>1456030403.62891</text:p>
          </table:table-cell>
          <table:table-cell office:value-type="float" office:value="1456030403.62919" calcext:value-type="float">
            <text:p>1456030403.62919</text:p>
          </table:table-cell>
          <table:table-cell office:value-type="float" office:value="5528" calcext:value-type="float">
            <text:p>5528</text:p>
          </table:table-cell>
          <table:table-cell table:formula="of:=[.B243]-[.B$2]" office:value-type="float" office:value="24.0978672504425" calcext:value-type="float">
            <text:p>24.0978672504</text:p>
          </table:table-cell>
          <table:table-cell table:formula="of:=[.D243]/([.E243]-[.E242])" office:value-type="float" office:value="55030.50447628" calcext:value-type="float">
            <text:p>55030.50447628</text:p>
          </table:table-cell>
          <table:table-cell table:formula="of:=[.E243]-[.E242]" office:value-type="float" office:value="0.10045337677002" calcext:value-type="float">
            <text:p>0.100453376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030403.7294" calcext:value-type="float">
            <text:p>1456030403.7294</text:p>
          </table:table-cell>
          <table:table-cell office:value-type="float" office:value="1456030403.72968" calcext:value-type="float">
            <text:p>1456030403.72968</text:p>
          </table:table-cell>
          <table:table-cell office:value-type="float" office:value="5648" calcext:value-type="float">
            <text:p>5648</text:p>
          </table:table-cell>
          <table:table-cell table:formula="of:=[.B244]-[.B$2]" office:value-type="float" office:value="24.1983621120453" calcext:value-type="float">
            <text:p>24.198362112</text:p>
          </table:table-cell>
          <table:table-cell table:formula="of:=[.D244]/([.E244]-[.E243])" office:value-type="float" office:value="56201.8784833431" calcext:value-type="float">
            <text:p>56201.8784833431</text:p>
          </table:table-cell>
          <table:table-cell table:formula="of:=[.E244]-[.E243]" office:value-type="float" office:value="0.100494861602783" calcext:value-type="float">
            <text:p>0.10049486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030403.82882" calcext:value-type="float">
            <text:p>1456030403.82882</text:p>
          </table:table-cell>
          <table:table-cell office:value-type="float" office:value="1456030403.82909" calcext:value-type="float">
            <text:p>1456030403.82909</text:p>
          </table:table-cell>
          <table:table-cell office:value-type="float" office:value="5768" calcext:value-type="float">
            <text:p>5768</text:p>
          </table:table-cell>
          <table:table-cell table:formula="of:=[.B245]-[.B$2]" office:value-type="float" office:value="24.2977795600891" calcext:value-type="float">
            <text:p>24.2977795601</text:p>
          </table:table-cell>
          <table:table-cell table:formula="of:=[.D245]/([.E245]-[.E244])" office:value-type="float" office:value="58017.9849060043" calcext:value-type="float">
            <text:p>58017.9849060043</text:p>
          </table:table-cell>
          <table:table-cell table:formula="of:=[.E245]-[.E244]" office:value-type="float" office:value="0.0994174480438232" calcext:value-type="float">
            <text:p>0.09941744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030403.9295" calcext:value-type="float">
            <text:p>1456030403.9295</text:p>
          </table:table-cell>
          <table:table-cell office:value-type="float" office:value="1456030403.92977" calcext:value-type="float">
            <text:p>1456030403.92977</text:p>
          </table:table-cell>
          <table:table-cell office:value-type="float" office:value="5896" calcext:value-type="float">
            <text:p>5896</text:p>
          </table:table-cell>
          <table:table-cell table:formula="of:=[.B246]-[.B$2]" office:value-type="float" office:value="24.3984589576721" calcext:value-type="float">
            <text:p>24.3984589577</text:p>
          </table:table-cell>
          <table:table-cell table:formula="of:=[.D246]/([.E246]-[.E245])" office:value-type="float" office:value="58562.1303021692" calcext:value-type="float">
            <text:p>58562.1303021692</text:p>
          </table:table-cell>
          <table:table-cell table:formula="of:=[.E246]-[.E245]" office:value-type="float" office:value="0.100679397583008" calcext:value-type="float">
            <text:p>0.100679397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030404.02906" calcext:value-type="float">
            <text:p>1456030404.02906</text:p>
          </table:table-cell>
          <table:table-cell office:value-type="float" office:value="1456030404.02933" calcext:value-type="float">
            <text:p>1456030404.02933</text:p>
          </table:table-cell>
          <table:table-cell office:value-type="float" office:value="6016" calcext:value-type="float">
            <text:p>6016</text:p>
          </table:table-cell>
          <table:table-cell table:formula="of:=[.B247]-[.B$2]" office:value-type="float" office:value="24.4980194568634" calcext:value-type="float">
            <text:p>24.4980194569</text:p>
          </table:table-cell>
          <table:table-cell table:formula="of:=[.D247]/([.E247]-[.E246])" office:value-type="float" office:value="60425.5708726565" calcext:value-type="float">
            <text:p>60425.5708726565</text:p>
          </table:table-cell>
          <table:table-cell table:formula="of:=[.E247]-[.E246]" office:value-type="float" office:value="0.0995604991912842" calcext:value-type="float">
            <text:p>0.09956049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030404.12928" calcext:value-type="float">
            <text:p>1456030404.12928</text:p>
          </table:table-cell>
          <table:table-cell office:value-type="float" office:value="1456030404.12954" calcext:value-type="float">
            <text:p>1456030404.12954</text:p>
          </table:table-cell>
          <table:table-cell office:value-type="float" office:value="6144" calcext:value-type="float">
            <text:p>6144</text:p>
          </table:table-cell>
          <table:table-cell table:formula="of:=[.B248]-[.B$2]" office:value-type="float" office:value="24.5982353687286" calcext:value-type="float">
            <text:p>24.5982353687</text:p>
          </table:table-cell>
          <table:table-cell table:formula="of:=[.D248]/([.E248]-[.E247])" office:value-type="float" office:value="61307.6295535001" calcext:value-type="float">
            <text:p>61307.6295535001</text:p>
          </table:table-cell>
          <table:table-cell table:formula="of:=[.E248]-[.E247]" office:value-type="float" office:value="0.100215911865234" calcext:value-type="float">
            <text:p>0.10021591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030404.23015" calcext:value-type="float">
            <text:p>1456030404.23015</text:p>
          </table:table-cell>
          <table:table-cell office:value-type="float" office:value="1456030404.23042" calcext:value-type="float">
            <text:p>1456030404.23042</text:p>
          </table:table-cell>
          <table:table-cell office:value-type="float" office:value="6272" calcext:value-type="float">
            <text:p>6272</text:p>
          </table:table-cell>
          <table:table-cell table:formula="of:=[.B249]-[.B$2]" office:value-type="float" office:value="24.6991119384766" calcext:value-type="float">
            <text:p>24.6991119385</text:p>
          </table:table-cell>
          <table:table-cell table:formula="of:=[.D249]/([.E249]-[.E248])" office:value-type="float" office:value="62174.9928221467" calcext:value-type="float">
            <text:p>62174.9928221467</text:p>
          </table:table-cell>
          <table:table-cell table:formula="of:=[.E249]-[.E248]" office:value-type="float" office:value="0.100876569747925" calcext:value-type="float">
            <text:p>0.100876569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030404.32864" calcext:value-type="float">
            <text:p>1456030404.32864</text:p>
          </table:table-cell>
          <table:table-cell office:value-type="float" office:value="1456030404.32891" calcext:value-type="float">
            <text:p>1456030404.32891</text:p>
          </table:table-cell>
          <table:table-cell office:value-type="float" office:value="6392" calcext:value-type="float">
            <text:p>6392</text:p>
          </table:table-cell>
          <table:table-cell table:formula="of:=[.B250]-[.B$2]" office:value-type="float" office:value="24.7975952625275" calcext:value-type="float">
            <text:p>24.7975952625</text:p>
          </table:table-cell>
          <table:table-cell table:formula="of:=[.D250]/([.E250]-[.E249])" office:value-type="float" office:value="64904.3892618425" calcext:value-type="float">
            <text:p>64904.3892618425</text:p>
          </table:table-cell>
          <table:table-cell table:formula="of:=[.E250]-[.E249]" office:value-type="float" office:value="0.0984833240509033" calcext:value-type="float">
            <text:p>0.098483324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030404.42919" calcext:value-type="float">
            <text:p>1456030404.42919</text:p>
          </table:table-cell>
          <table:table-cell office:value-type="float" office:value="1456030404.4295" calcext:value-type="float">
            <text:p>1456030404.4295</text:p>
          </table:table-cell>
          <table:table-cell office:value-type="float" office:value="6520" calcext:value-type="float">
            <text:p>6520</text:p>
          </table:table-cell>
          <table:table-cell table:formula="of:=[.B251]-[.B$2]" office:value-type="float" office:value="24.8981475830078" calcext:value-type="float">
            <text:p>24.898147583</text:p>
          </table:table-cell>
          <table:table-cell table:formula="of:=[.D251]/([.E251]-[.E250])" office:value-type="float" office:value="64841.8650992183" calcext:value-type="float">
            <text:p>64841.8650992183</text:p>
          </table:table-cell>
          <table:table-cell table:formula="of:=[.E251]-[.E250]" office:value-type="float" office:value="0.100552320480347" calcext:value-type="float">
            <text:p>0.10055232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030404.5295" calcext:value-type="float">
            <text:p>1456030404.5295</text:p>
          </table:table-cell>
          <table:table-cell office:value-type="float" office:value="1456030404.52977" calcext:value-type="float">
            <text:p>1456030404.52977</text:p>
          </table:table-cell>
          <table:table-cell office:value-type="float" office:value="6640" calcext:value-type="float">
            <text:p>6640</text:p>
          </table:table-cell>
          <table:table-cell table:formula="of:=[.B252]-[.B$2]" office:value-type="float" office:value="24.998458147049" calcext:value-type="float">
            <text:p>24.998458147</text:p>
          </table:table-cell>
          <table:table-cell table:formula="of:=[.D252]/([.E252]-[.E251])" office:value-type="float" office:value="66194.4239220598" calcext:value-type="float">
            <text:p>66194.4239220598</text:p>
          </table:table-cell>
          <table:table-cell table:formula="of:=[.E252]-[.E251]" office:value-type="float" office:value="0.100310564041138" calcext:value-type="float">
            <text:p>0.10031056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030404.62904" calcext:value-type="float">
            <text:p>1456030404.62904</text:p>
          </table:table-cell>
          <table:table-cell office:value-type="float" office:value="1456030404.62931" calcext:value-type="float">
            <text:p>1456030404.62931</text:p>
          </table:table-cell>
          <table:table-cell office:value-type="float" office:value="6760" calcext:value-type="float">
            <text:p>6760</text:p>
          </table:table-cell>
          <table:table-cell table:formula="of:=[.B253]-[.B$2]" office:value-type="float" office:value="25.0980005264282" calcext:value-type="float">
            <text:p>25.0980005264</text:p>
          </table:table-cell>
          <table:table-cell table:formula="of:=[.D253]/([.E253]-[.E252])" office:value-type="float" office:value="67910.7737041659" calcext:value-type="float">
            <text:p>67910.7737041659</text:p>
          </table:table-cell>
          <table:table-cell table:formula="of:=[.E253]-[.E252]" office:value-type="float" office:value="0.0995423793792725" calcext:value-type="float">
            <text:p>0.099542379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030404.72972" calcext:value-type="float">
            <text:p>1456030404.72972</text:p>
          </table:table-cell>
          <table:table-cell office:value-type="float" office:value="1456030404.72999" calcext:value-type="float">
            <text:p>1456030404.72999</text:p>
          </table:table-cell>
          <table:table-cell office:value-type="float" office:value="6872" calcext:value-type="float">
            <text:p>6872</text:p>
          </table:table-cell>
          <table:table-cell table:formula="of:=[.B254]-[.B$2]" office:value-type="float" office:value="25.1986753940582" calcext:value-type="float">
            <text:p>25.1986753941</text:p>
          </table:table-cell>
          <table:table-cell table:formula="of:=[.D254]/([.E254]-[.E253])" office:value-type="float" office:value="68259.3398111594" calcext:value-type="float">
            <text:p>68259.3398111594</text:p>
          </table:table-cell>
          <table:table-cell table:formula="of:=[.E254]-[.E253]" office:value-type="float" office:value="0.100674867630005" calcext:value-type="float">
            <text:p>0.100674867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030404.82877" calcext:value-type="float">
            <text:p>1456030404.82877</text:p>
          </table:table-cell>
          <table:table-cell office:value-type="float" office:value="1456030404.82904" calcext:value-type="float">
            <text:p>1456030404.82904</text:p>
          </table:table-cell>
          <table:table-cell office:value-type="float" office:value="6984" calcext:value-type="float">
            <text:p>6984</text:p>
          </table:table-cell>
          <table:table-cell table:formula="of:=[.B255]-[.B$2]" office:value-type="float" office:value="25.2977285385132" calcext:value-type="float">
            <text:p>25.2977285385</text:p>
          </table:table-cell>
          <table:table-cell table:formula="of:=[.D255]/([.E255]-[.E254])" office:value-type="float" office:value="70507.6051692225" calcext:value-type="float">
            <text:p>70507.6051692225</text:p>
          </table:table-cell>
          <table:table-cell table:formula="of:=[.E255]-[.E254]" office:value-type="float" office:value="0.0990531444549561" calcext:value-type="float">
            <text:p>0.099053144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030404.92883" calcext:value-type="float">
            <text:p>1456030404.92883</text:p>
          </table:table-cell>
          <table:table-cell office:value-type="float" office:value="1456030404.92911" calcext:value-type="float">
            <text:p>1456030404.92911</text:p>
          </table:table-cell>
          <table:table-cell office:value-type="float" office:value="7088" calcext:value-type="float">
            <text:p>7088</text:p>
          </table:table-cell>
          <table:table-cell table:formula="of:=[.B256]-[.B$2]" office:value-type="float" office:value="25.3977859020233" calcext:value-type="float">
            <text:p>25.397785902</text:p>
          </table:table-cell>
          <table:table-cell table:formula="of:=[.D256]/([.E256]-[.E255])" office:value-type="float" office:value="70839.3640542234" calcext:value-type="float">
            <text:p>70839.3640542234</text:p>
          </table:table-cell>
          <table:table-cell table:formula="of:=[.E256]-[.E255]" office:value-type="float" office:value="0.100057363510132" calcext:value-type="float">
            <text:p>0.100057363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030405.02934" calcext:value-type="float">
            <text:p>1456030405.02934</text:p>
          </table:table-cell>
          <table:table-cell office:value-type="float" office:value="1456030405.02963" calcext:value-type="float">
            <text:p>1456030405.02963</text:p>
          </table:table-cell>
          <table:table-cell office:value-type="float" office:value="7192" calcext:value-type="float">
            <text:p>7192</text:p>
          </table:table-cell>
          <table:table-cell table:formula="of:=[.B257]-[.B$2]" office:value-type="float" office:value="25.4982974529266" calcext:value-type="float">
            <text:p>25.4982974529</text:p>
          </table:table-cell>
          <table:table-cell table:formula="of:=[.D257]/([.E257]-[.E256])" office:value-type="float" office:value="71553.9650454485" calcext:value-type="float">
            <text:p>71553.9650454485</text:p>
          </table:table-cell>
          <table:table-cell table:formula="of:=[.E257]-[.E256]" office:value-type="float" office:value="0.10051155090332" calcext:value-type="float">
            <text:p>0.100511550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030405.12871" calcext:value-type="float">
            <text:p>1456030405.12871</text:p>
          </table:table-cell>
          <table:table-cell office:value-type="float" office:value="1456030405.12898" calcext:value-type="float">
            <text:p>1456030405.12898</text:p>
          </table:table-cell>
          <table:table-cell office:value-type="float" office:value="7288" calcext:value-type="float">
            <text:p>7288</text:p>
          </table:table-cell>
          <table:table-cell table:formula="of:=[.B258]-[.B$2]" office:value-type="float" office:value="25.5976719856262" calcext:value-type="float">
            <text:p>25.5976719856</text:p>
          </table:table-cell>
          <table:table-cell table:formula="of:=[.D258]/([.E258]-[.E257])" office:value-type="float" office:value="73338.7096473908" calcext:value-type="float">
            <text:p>73338.7096473908</text:p>
          </table:table-cell>
          <table:table-cell table:formula="of:=[.E258]-[.E257]" office:value-type="float" office:value="0.099374532699585" calcext:value-type="float">
            <text:p>0.099374532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030405.22918" calcext:value-type="float">
            <text:p>1456030405.22918</text:p>
          </table:table-cell>
          <table:table-cell office:value-type="float" office:value="1456030405.22945" calcext:value-type="float">
            <text:p>1456030405.22945</text:p>
          </table:table-cell>
          <table:table-cell office:value-type="float" office:value="7384" calcext:value-type="float">
            <text:p>7384</text:p>
          </table:table-cell>
          <table:table-cell table:formula="of:=[.B259]-[.B$2]" office:value-type="float" office:value="25.6981425285339" calcext:value-type="float">
            <text:p>25.6981425285</text:p>
          </table:table-cell>
          <table:table-cell table:formula="of:=[.D259]/([.E259]-[.E258])" office:value-type="float" office:value="73494.1783561618" calcext:value-type="float">
            <text:p>73494.1783561618</text:p>
          </table:table-cell>
          <table:table-cell table:formula="of:=[.E259]-[.E258]" office:value-type="float" office:value="0.100470542907715" calcext:value-type="float">
            <text:p>0.100470542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030405.32981" calcext:value-type="float">
            <text:p>1456030405.32981</text:p>
          </table:table-cell>
          <table:table-cell office:value-type="float" office:value="1456030405.33008" calcext:value-type="float">
            <text:p>1456030405.33008</text:p>
          </table:table-cell>
          <table:table-cell office:value-type="float" office:value="7464" calcext:value-type="float">
            <text:p>7464</text:p>
          </table:table-cell>
          <table:table-cell table:formula="of:=[.B260]-[.B$2]" office:value-type="float" office:value="25.7987644672394" calcext:value-type="float">
            <text:p>25.7987644672</text:p>
          </table:table-cell>
          <table:table-cell table:formula="of:=[.D260]/([.E260]-[.E259])" office:value-type="float" office:value="74178.6542381154" calcext:value-type="float">
            <text:p>74178.6542381154</text:p>
          </table:table-cell>
          <table:table-cell table:formula="of:=[.E260]-[.E259]" office:value-type="float" office:value="0.100621938705444" calcext:value-type="float">
            <text:p>0.100621938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030405.43821" calcext:value-type="float">
            <text:p>1456030405.43821</text:p>
          </table:table-cell>
          <table:table-cell office:value-type="float" office:value="1456030405.4385" calcext:value-type="float">
            <text:p>1456030405.4385</text:p>
          </table:table-cell>
          <table:table-cell office:value-type="float" office:value="7544" calcext:value-type="float">
            <text:p>7544</text:p>
          </table:table-cell>
          <table:table-cell table:formula="of:=[.B261]-[.B$2]" office:value-type="float" office:value="25.9071733951569" calcext:value-type="float">
            <text:p>25.9071733952</text:p>
          </table:table-cell>
          <table:table-cell table:formula="of:=[.D261]/([.E261]-[.E260])" office:value-type="float" office:value="69588.3645832417" calcext:value-type="float">
            <text:p>69588.3645832417</text:p>
          </table:table-cell>
          <table:table-cell table:formula="of:=[.E261]-[.E260]" office:value-type="float" office:value="0.10840892791748" calcext:value-type="float">
            <text:p>0.108408927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030405.62921" calcext:value-type="float">
            <text:p>1456030405.62921</text:p>
          </table:table-cell>
          <table:table-cell office:value-type="float" office:value="1456030405.6295" calcext:value-type="float">
            <text:p>1456030405.6295</text:p>
          </table:table-cell>
          <table:table-cell office:value-type="float" office:value="7616" calcext:value-type="float">
            <text:p>7616</text:p>
          </table:table-cell>
          <table:table-cell table:formula="of:=[.B262]-[.B$2]" office:value-type="float" office:value="26.0981738567352" calcext:value-type="float">
            <text:p>26.0981738567</text:p>
          </table:table-cell>
          <table:table-cell table:formula="of:=[.D262]/([.E262]-[.E261])" office:value-type="float" office:value="39874.2491880057" calcext:value-type="float">
            <text:p>39874.2491880057</text:p>
          </table:table-cell>
          <table:table-cell table:formula="of:=[.E262]-[.E261]" office:value-type="float" office:value="0.191000461578369" calcext:value-type="float">
            <text:p>0.19100046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030405.72872" calcext:value-type="float">
            <text:p>1456030405.72872</text:p>
          </table:table-cell>
          <table:table-cell office:value-type="float" office:value="1456030405.72899" calcext:value-type="float">
            <text:p>1456030405.72899</text:p>
          </table:table-cell>
          <table:table-cell office:value-type="float" office:value="7680" calcext:value-type="float">
            <text:p>7680</text:p>
          </table:table-cell>
          <table:table-cell table:formula="of:=[.B263]-[.B$2]" office:value-type="float" office:value="26.1976802349091" calcext:value-type="float">
            <text:p>26.1976802349</text:p>
          </table:table-cell>
          <table:table-cell table:formula="of:=[.D263]/([.E263]-[.E262])" office:value-type="float" office:value="77180.982173663" calcext:value-type="float">
            <text:p>77180.982173663</text:p>
          </table:table-cell>
          <table:table-cell table:formula="of:=[.E263]-[.E262]" office:value-type="float" office:value="0.0995063781738281" calcext:value-type="float">
            <text:p>0.099506378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030405.82924" calcext:value-type="float">
            <text:p>1456030405.82924</text:p>
          </table:table-cell>
          <table:table-cell office:value-type="float" office:value="1456030405.82951" calcext:value-type="float">
            <text:p>1456030405.82951</text:p>
          </table:table-cell>
          <table:table-cell office:value-type="float" office:value="7736" calcext:value-type="float">
            <text:p>7736</text:p>
          </table:table-cell>
          <table:table-cell table:formula="of:=[.B264]-[.B$2]" office:value-type="float" office:value="26.2981953620911" calcext:value-type="float">
            <text:p>26.2981953621</text:p>
          </table:table-cell>
          <table:table-cell table:formula="of:=[.D264]/([.E264]-[.E263])" office:value-type="float" office:value="76963.5398858135" calcext:value-type="float">
            <text:p>76963.5398858135</text:p>
          </table:table-cell>
          <table:table-cell table:formula="of:=[.E264]-[.E263]" office:value-type="float" office:value="0.100515127182007" calcext:value-type="float">
            <text:p>0.100515127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030405.92848" calcext:value-type="float">
            <text:p>1456030405.92848</text:p>
          </table:table-cell>
          <table:table-cell office:value-type="float" office:value="1456030405.92875" calcext:value-type="float">
            <text:p>1456030405.92875</text:p>
          </table:table-cell>
          <table:table-cell office:value-type="float" office:value="7784" calcext:value-type="float">
            <text:p>7784</text:p>
          </table:table-cell>
          <table:table-cell table:formula="of:=[.B265]-[.B$2]" office:value-type="float" office:value="26.3974430561066" calcext:value-type="float">
            <text:p>26.3974430561</text:p>
          </table:table-cell>
          <table:table-cell table:formula="of:=[.D265]/([.E265]-[.E264])" office:value-type="float" office:value="78430.0338382079" calcext:value-type="float">
            <text:p>78430.0338382079</text:p>
          </table:table-cell>
          <table:table-cell table:formula="of:=[.E265]-[.E264]" office:value-type="float" office:value="0.0992476940155029" calcext:value-type="float">
            <text:p>0.09924769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030406.03931" calcext:value-type="float">
            <text:p>1456030406.03931</text:p>
          </table:table-cell>
          <table:table-cell office:value-type="float" office:value="1456030406.03958" calcext:value-type="float">
            <text:p>1456030406.03958</text:p>
          </table:table-cell>
          <table:table-cell office:value-type="float" office:value="7816" calcext:value-type="float">
            <text:p>7816</text:p>
          </table:table-cell>
          <table:table-cell table:formula="of:=[.B266]-[.B$2]" office:value-type="float" office:value="26.5082652568817" calcext:value-type="float">
            <text:p>26.5082652569</text:p>
          </table:table-cell>
          <table:table-cell table:formula="of:=[.D266]/([.E266]-[.E265])" office:value-type="float" office:value="70527.3848139718" calcext:value-type="float">
            <text:p>70527.3848139718</text:p>
          </table:table-cell>
          <table:table-cell table:formula="of:=[.E266]-[.E265]" office:value-type="float" office:value="0.110822200775146" calcext:value-type="float">
            <text:p>0.110822200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030406.22875" calcext:value-type="float">
            <text:p>1456030406.22875</text:p>
          </table:table-cell>
          <table:table-cell office:value-type="float" office:value="1456030406.22903" calcext:value-type="float">
            <text:p>1456030406.22903</text:p>
          </table:table-cell>
          <table:table-cell office:value-type="float" office:value="7848" calcext:value-type="float">
            <text:p>7848</text:p>
          </table:table-cell>
          <table:table-cell table:formula="of:=[.B267]-[.B$2]" office:value-type="float" office:value="26.6977083683014" calcext:value-type="float">
            <text:p>26.6977083683</text:p>
          </table:table-cell>
          <table:table-cell table:formula="of:=[.D267]/([.E267]-[.E266])" office:value-type="float" office:value="41426.6844605088" calcext:value-type="float">
            <text:p>41426.6844605088</text:p>
          </table:table-cell>
          <table:table-cell table:formula="of:=[.E267]-[.E266]" office:value-type="float" office:value="0.189443111419678" calcext:value-type="float">
            <text:p>0.18944311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030406.32934" calcext:value-type="float">
            <text:p>1456030406.32934</text:p>
          </table:table-cell>
          <table:table-cell office:value-type="float" office:value="1456030406.32962" calcext:value-type="float">
            <text:p>1456030406.32962</text:p>
          </table:table-cell>
          <table:table-cell office:value-type="float" office:value="7872" calcext:value-type="float">
            <text:p>7872</text:p>
          </table:table-cell>
          <table:table-cell table:formula="of:=[.B268]-[.B$2]" office:value-type="float" office:value="26.798303604126" calcext:value-type="float">
            <text:p>26.7983036041</text:p>
          </table:table-cell>
          <table:table-cell table:formula="of:=[.D268]/([.E268]-[.E267])" office:value-type="float" office:value="78254.2029497994" calcext:value-type="float">
            <text:p>78254.2029497994</text:p>
          </table:table-cell>
          <table:table-cell table:formula="of:=[.E268]-[.E267]" office:value-type="float" office:value="0.100595235824585" calcext:value-type="float">
            <text:p>0.10059523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030406.42878" calcext:value-type="float">
            <text:p>1456030406.42878</text:p>
          </table:table-cell>
          <table:table-cell office:value-type="float" office:value="1456030406.42905" calcext:value-type="float">
            <text:p>1456030406.42905</text:p>
          </table:table-cell>
          <table:table-cell office:value-type="float" office:value="7888" calcext:value-type="float">
            <text:p>7888</text:p>
          </table:table-cell>
          <table:table-cell table:formula="of:=[.B269]-[.B$2]" office:value-type="float" office:value="26.8977348804474" calcext:value-type="float">
            <text:p>26.8977348804</text:p>
          </table:table-cell>
          <table:table-cell table:formula="of:=[.D269]/([.E269]-[.E268])" office:value-type="float" office:value="79331.1751777386" calcext:value-type="float">
            <text:p>79331.1751777386</text:p>
          </table:table-cell>
          <table:table-cell table:formula="of:=[.E269]-[.E268]" office:value-type="float" office:value="0.0994312763214111" calcext:value-type="float">
            <text:p>0.099431276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030406.5305" calcext:value-type="float">
            <text:p>1456030406.5305</text:p>
          </table:table-cell>
          <table:table-cell office:value-type="float" office:value="1456030406.53077" calcext:value-type="float">
            <text:p>1456030406.53077</text:p>
          </table:table-cell>
          <table:table-cell office:value-type="float" office:value="7888" calcext:value-type="float">
            <text:p>7888</text:p>
          </table:table-cell>
          <table:table-cell table:formula="of:=[.B270]-[.B$2]" office:value-type="float" office:value="26.9994609355926" calcext:value-type="float">
            <text:p>26.9994609356</text:p>
          </table:table-cell>
          <table:table-cell table:formula="of:=[.D270]/([.E270]-[.E269])" office:value-type="float" office:value="77541.5894063328" calcext:value-type="float">
            <text:p>77541.5894063328</text:p>
          </table:table-cell>
          <table:table-cell table:formula="of:=[.E270]-[.E269]" office:value-type="float" office:value="0.101726055145264" calcext:value-type="float">
            <text:p>0.10172605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030406.72927" calcext:value-type="float">
            <text:p>1456030406.72927</text:p>
          </table:table-cell>
          <table:table-cell office:value-type="float" office:value="1456030406.72955" calcext:value-type="float">
            <text:p>1456030406.72955</text:p>
          </table:table-cell>
          <table:table-cell office:value-type="float" office:value="7888" calcext:value-type="float">
            <text:p>7888</text:p>
          </table:table-cell>
          <table:table-cell table:formula="of:=[.B271]-[.B$2]" office:value-type="float" office:value="27.1982262134552" calcext:value-type="float">
            <text:p>27.1982262135</text:p>
          </table:table-cell>
          <table:table-cell table:formula="of:=[.D271]/([.E271]-[.E270])" office:value-type="float" office:value="39684.9997385094" calcext:value-type="float">
            <text:p>39684.9997385094</text:p>
          </table:table-cell>
          <table:table-cell table:formula="of:=[.E271]-[.E270]" office:value-type="float" office:value="0.198765277862549" calcext:value-type="float">
            <text:p>0.198765277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030406.82897" calcext:value-type="float">
            <text:p>1456030406.82897</text:p>
          </table:table-cell>
          <table:table-cell office:value-type="float" office:value="1456030406.82924" calcext:value-type="float">
            <text:p>1456030406.82924</text:p>
          </table:table-cell>
          <table:table-cell office:value-type="float" office:value="7872" calcext:value-type="float">
            <text:p>7872</text:p>
          </table:table-cell>
          <table:table-cell table:formula="of:=[.B272]-[.B$2]" office:value-type="float" office:value="27.2979304790497" calcext:value-type="float">
            <text:p>27.297930479</text:p>
          </table:table-cell>
          <table:table-cell table:formula="of:=[.D272]/([.E272]-[.E271])" office:value-type="float" office:value="78953.4926421005" calcext:value-type="float">
            <text:p>78953.4926421005</text:p>
          </table:table-cell>
          <table:table-cell table:formula="of:=[.E272]-[.E271]" office:value-type="float" office:value="0.0997042655944824" calcext:value-type="float">
            <text:p>0.09970426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030406.9287" calcext:value-type="float">
            <text:p>1456030406.9287</text:p>
          </table:table-cell>
          <table:table-cell office:value-type="float" office:value="1456030406.92897" calcext:value-type="float">
            <text:p>1456030406.92897</text:p>
          </table:table-cell>
          <table:table-cell office:value-type="float" office:value="7856" calcext:value-type="float">
            <text:p>7856</text:p>
          </table:table-cell>
          <table:table-cell table:formula="of:=[.B273]-[.B$2]" office:value-type="float" office:value="27.3976573944092" calcext:value-type="float">
            <text:p>27.3976573944</text:p>
          </table:table-cell>
          <table:table-cell table:formula="of:=[.D273]/([.E273]-[.E272])" office:value-type="float" office:value="78775.1227607971" calcext:value-type="float">
            <text:p>78775.1227607971</text:p>
          </table:table-cell>
          <table:table-cell table:formula="of:=[.E273]-[.E272]" office:value-type="float" office:value="0.0997269153594971" calcext:value-type="float">
            <text:p>0.099726915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030407.03029" calcext:value-type="float">
            <text:p>1456030407.03029</text:p>
          </table:table-cell>
          <table:table-cell office:value-type="float" office:value="1456030407.03056" calcext:value-type="float">
            <text:p>1456030407.03056</text:p>
          </table:table-cell>
          <table:table-cell office:value-type="float" office:value="7824" calcext:value-type="float">
            <text:p>7824</text:p>
          </table:table-cell>
          <table:table-cell table:formula="of:=[.B274]-[.B$2]" office:value-type="float" office:value="27.4992470741272" calcext:value-type="float">
            <text:p>27.4992470741</text:p>
          </table:table-cell>
          <table:table-cell table:formula="of:=[.D274]/([.E274]-[.E273])" office:value-type="float" office:value="77015.6970837695" calcext:value-type="float">
            <text:p>77015.6970837695</text:p>
          </table:table-cell>
          <table:table-cell table:formula="of:=[.E274]-[.E273]" office:value-type="float" office:value="0.101589679718018" calcext:value-type="float">
            <text:p>0.101589679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030407.22903" calcext:value-type="float">
            <text:p>1456030407.22903</text:p>
          </table:table-cell>
          <table:table-cell office:value-type="float" office:value="1456030407.22931" calcext:value-type="float">
            <text:p>1456030407.22931</text:p>
          </table:table-cell>
          <table:table-cell office:value-type="float" office:value="7784" calcext:value-type="float">
            <text:p>7784</text:p>
          </table:table-cell>
          <table:table-cell table:formula="of:=[.B275]-[.B$2]" office:value-type="float" office:value="27.6979908943176" calcext:value-type="float">
            <text:p>27.6979908943</text:p>
          </table:table-cell>
          <table:table-cell table:formula="of:=[.D275]/([.E275]-[.E274])" office:value-type="float" office:value="39165.9976775209" calcext:value-type="float">
            <text:p>39165.9976775209</text:p>
          </table:table-cell>
          <table:table-cell table:formula="of:=[.E275]-[.E274]" office:value-type="float" office:value="0.19874382019043" calcext:value-type="float">
            <text:p>0.198743820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030407.32969" calcext:value-type="float">
            <text:p>1456030407.32969</text:p>
          </table:table-cell>
          <table:table-cell office:value-type="float" office:value="1456030407.32996" calcext:value-type="float">
            <text:p>1456030407.32996</text:p>
          </table:table-cell>
          <table:table-cell office:value-type="float" office:value="7744" calcext:value-type="float">
            <text:p>7744</text:p>
          </table:table-cell>
          <table:table-cell table:formula="of:=[.B276]-[.B$2]" office:value-type="float" office:value="27.7986459732056" calcext:value-type="float">
            <text:p>27.7986459732</text:p>
          </table:table-cell>
          <table:table-cell table:formula="of:=[.D276]/([.E276]-[.E275])" office:value-type="float" office:value="76936.0084514115" calcext:value-type="float">
            <text:p>76936.0084514115</text:p>
          </table:table-cell>
          <table:table-cell table:formula="of:=[.E276]-[.E275]" office:value-type="float" office:value="0.100655078887939" calcext:value-type="float">
            <text:p>0.100655078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030407.42924" calcext:value-type="float">
            <text:p>1456030407.42924</text:p>
          </table:table-cell>
          <table:table-cell office:value-type="float" office:value="1456030407.42952" calcext:value-type="float">
            <text:p>1456030407.42952</text:p>
          </table:table-cell>
          <table:table-cell office:value-type="float" office:value="7688" calcext:value-type="float">
            <text:p>7688</text:p>
          </table:table-cell>
          <table:table-cell table:formula="of:=[.B277]-[.B$2]" office:value-type="float" office:value="27.8982031345367" calcext:value-type="float">
            <text:p>27.8982031345</text:p>
          </table:table-cell>
          <table:table-cell table:formula="of:=[.D277]/([.E277]-[.E276])" office:value-type="float" office:value="77221.9687384002" calcext:value-type="float">
            <text:p>77221.9687384002</text:p>
          </table:table-cell>
          <table:table-cell table:formula="of:=[.E277]-[.E276]" office:value-type="float" office:value="0.0995571613311768" calcext:value-type="float">
            <text:p>0.099557161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030407.52977" calcext:value-type="float">
            <text:p>1456030407.52977</text:p>
          </table:table-cell>
          <table:table-cell office:value-type="float" office:value="1456030407.53004" calcext:value-type="float">
            <text:p>1456030407.53004</text:p>
          </table:table-cell>
          <table:table-cell office:value-type="float" office:value="7624" calcext:value-type="float">
            <text:p>7624</text:p>
          </table:table-cell>
          <table:table-cell table:formula="of:=[.B278]-[.B$2]" office:value-type="float" office:value="27.9987297058105" calcext:value-type="float">
            <text:p>27.9987297058</text:p>
          </table:table-cell>
          <table:table-cell table:formula="of:=[.D278]/([.E278]-[.E277])" office:value-type="float" office:value="75840.6449498268" calcext:value-type="float">
            <text:p>75840.6449498268</text:p>
          </table:table-cell>
          <table:table-cell table:formula="of:=[.E278]-[.E277]" office:value-type="float" office:value="0.100526571273804" calcext:value-type="float">
            <text:p>0.100526571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030407.63578" calcext:value-type="float">
            <text:p>1456030407.63578</text:p>
          </table:table-cell>
          <table:table-cell office:value-type="float" office:value="1456030407.63605" calcext:value-type="float">
            <text:p>1456030407.63605</text:p>
          </table:table-cell>
          <table:table-cell office:value-type="float" office:value="7552" calcext:value-type="float">
            <text:p>7552</text:p>
          </table:table-cell>
          <table:table-cell table:formula="of:=[.B279]-[.B$2]" office:value-type="float" office:value="28.1047382354736" calcext:value-type="float">
            <text:p>28.1047382355</text:p>
          </table:table-cell>
          <table:table-cell table:formula="of:=[.D279]/([.E279]-[.E278])" office:value-type="float" office:value="71239.5504776984" calcext:value-type="float">
            <text:p>71239.5504776984</text:p>
          </table:table-cell>
          <table:table-cell table:formula="of:=[.E279]-[.E278]" office:value-type="float" office:value="0.106008529663086" calcext:value-type="float">
            <text:p>0.106008529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030407.82925" calcext:value-type="float">
            <text:p>1456030407.82925</text:p>
          </table:table-cell>
          <table:table-cell office:value-type="float" office:value="1456030407.82953" calcext:value-type="float">
            <text:p>1456030407.82953</text:p>
          </table:table-cell>
          <table:table-cell office:value-type="float" office:value="7480" calcext:value-type="float">
            <text:p>7480</text:p>
          </table:table-cell>
          <table:table-cell table:formula="of:=[.B280]-[.B$2]" office:value-type="float" office:value="28.2982127666473" calcext:value-type="float">
            <text:p>28.2982127666</text:p>
          </table:table-cell>
          <table:table-cell table:formula="of:=[.D280]/([.E280]-[.E279])" office:value-type="float" office:value="38661.419436568" calcext:value-type="float">
            <text:p>38661.419436568</text:p>
          </table:table-cell>
          <table:table-cell table:formula="of:=[.E280]-[.E279]" office:value-type="float" office:value="0.193474531173706" calcext:value-type="float">
            <text:p>0.193474531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030407.92864" calcext:value-type="float">
            <text:p>1456030407.92864</text:p>
          </table:table-cell>
          <table:table-cell office:value-type="float" office:value="1456030407.92893" calcext:value-type="float">
            <text:p>1456030407.92893</text:p>
          </table:table-cell>
          <table:table-cell office:value-type="float" office:value="7392" calcext:value-type="float">
            <text:p>7392</text:p>
          </table:table-cell>
          <table:table-cell table:formula="of:=[.B281]-[.B$2]" office:value-type="float" office:value="28.3975958824158" calcext:value-type="float">
            <text:p>28.3975958824</text:p>
          </table:table-cell>
          <table:table-cell table:formula="of:=[.D281]/([.E281]-[.E280])" office:value-type="float" office:value="74378.8312818015" calcext:value-type="float">
            <text:p>74378.8312818015</text:p>
          </table:table-cell>
          <table:table-cell table:formula="of:=[.E281]-[.E280]" office:value-type="float" office:value="0.0993831157684326" calcext:value-type="float">
            <text:p>0.099383115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030408.02892" calcext:value-type="float">
            <text:p>1456030408.02892</text:p>
          </table:table-cell>
          <table:table-cell office:value-type="float" office:value="1456030408.0292" calcext:value-type="float">
            <text:p>1456030408.0292</text:p>
          </table:table-cell>
          <table:table-cell office:value-type="float" office:value="7304" calcext:value-type="float">
            <text:p>7304</text:p>
          </table:table-cell>
          <table:table-cell table:formula="of:=[.B282]-[.B$2]" office:value-type="float" office:value="28.4978818893433" calcext:value-type="float">
            <text:p>28.4978818893</text:p>
          </table:table-cell>
          <table:table-cell table:formula="of:=[.D282]/([.E282]-[.E281])" office:value-type="float" office:value="72831.6963031643" calcext:value-type="float">
            <text:p>72831.6963031643</text:p>
          </table:table-cell>
          <table:table-cell table:formula="of:=[.E282]-[.E281]" office:value-type="float" office:value="0.10028600692749" calcext:value-type="float">
            <text:p>0.100286006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030408.12959" calcext:value-type="float">
            <text:p>1456030408.12959</text:p>
          </table:table-cell>
          <table:table-cell office:value-type="float" office:value="1456030408.12987" calcext:value-type="float">
            <text:p>1456030408.12987</text:p>
          </table:table-cell>
          <table:table-cell office:value-type="float" office:value="7208" calcext:value-type="float">
            <text:p>7208</text:p>
          </table:table-cell>
          <table:table-cell table:formula="of:=[.B283]-[.B$2]" office:value-type="float" office:value="28.5985503196716" calcext:value-type="float">
            <text:p>28.5985503197</text:p>
          </table:table-cell>
          <table:table-cell table:formula="of:=[.D283]/([.E283]-[.E282])" office:value-type="float" office:value="71601.3945632043" calcext:value-type="float">
            <text:p>71601.3945632043</text:p>
          </table:table-cell>
          <table:table-cell table:formula="of:=[.E283]-[.E282]" office:value-type="float" office:value="0.100668430328369" calcext:value-type="float">
            <text:p>0.10066843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030408.22923" calcext:value-type="float">
            <text:p>1456030408.22923</text:p>
          </table:table-cell>
          <table:table-cell office:value-type="float" office:value="1456030408.22951" calcext:value-type="float">
            <text:p>1456030408.22951</text:p>
          </table:table-cell>
          <table:table-cell office:value-type="float" office:value="7104" calcext:value-type="float">
            <text:p>7104</text:p>
          </table:table-cell>
          <table:table-cell table:formula="of:=[.B284]-[.B$2]" office:value-type="float" office:value="28.6981921195984" calcext:value-type="float">
            <text:p>28.6981921196</text:p>
          </table:table-cell>
          <table:table-cell table:formula="of:=[.D284]/([.E284]-[.E283])" office:value-type="float" office:value="71295.3801037499" calcext:value-type="float">
            <text:p>71295.3801037499</text:p>
          </table:table-cell>
          <table:table-cell table:formula="of:=[.E284]-[.E283]" office:value-type="float" office:value="0.0996417999267578" calcext:value-type="float">
            <text:p>0.099641799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030408.32973" calcext:value-type="float">
            <text:p>1456030408.32973</text:p>
          </table:table-cell>
          <table:table-cell office:value-type="float" office:value="1456030408.33" calcext:value-type="float">
            <text:p>1456030408.33</text:p>
          </table:table-cell>
          <table:table-cell office:value-type="float" office:value="7000" calcext:value-type="float">
            <text:p>7000</text:p>
          </table:table-cell>
          <table:table-cell table:formula="of:=[.B285]-[.B$2]" office:value-type="float" office:value="28.7986872196198" calcext:value-type="float">
            <text:p>28.7986872196</text:p>
          </table:table-cell>
          <table:table-cell table:formula="of:=[.D285]/([.E285]-[.E284])" office:value-type="float" office:value="69655.1373998534" calcext:value-type="float">
            <text:p>69655.1373998534</text:p>
          </table:table-cell>
          <table:table-cell table:formula="of:=[.E285]-[.E284]" office:value-type="float" office:value="0.100495100021362" calcext:value-type="float">
            <text:p>0.10049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030408.4293" calcext:value-type="float">
            <text:p>1456030408.4293</text:p>
          </table:table-cell>
          <table:table-cell office:value-type="float" office:value="1456030408.42957" calcext:value-type="float">
            <text:p>1456030408.42957</text:p>
          </table:table-cell>
          <table:table-cell office:value-type="float" office:value="6888" calcext:value-type="float">
            <text:p>6888</text:p>
          </table:table-cell>
          <table:table-cell table:formula="of:=[.B286]-[.B$2]" office:value-type="float" office:value="28.898255109787" calcext:value-type="float">
            <text:p>28.8982551098</text:p>
          </table:table-cell>
          <table:table-cell table:formula="of:=[.D286]/([.E286]-[.E285])" office:value-type="float" office:value="69178.9289542118" calcext:value-type="float">
            <text:p>69178.9289542118</text:p>
          </table:table-cell>
          <table:table-cell table:formula="of:=[.E286]-[.E285]" office:value-type="float" office:value="0.0995678901672363" calcext:value-type="float">
            <text:p>0.099567890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030408.52872" calcext:value-type="float">
            <text:p>1456030408.52872</text:p>
          </table:table-cell>
          <table:table-cell office:value-type="float" office:value="1456030408.529" calcext:value-type="float">
            <text:p>1456030408.529</text:p>
          </table:table-cell>
          <table:table-cell office:value-type="float" office:value="6776" calcext:value-type="float">
            <text:p>6776</text:p>
          </table:table-cell>
          <table:table-cell table:formula="of:=[.B287]-[.B$2]" office:value-type="float" office:value="28.997683763504" calcext:value-type="float">
            <text:p>28.9976837635</text:p>
          </table:table-cell>
          <table:table-cell table:formula="of:=[.D287]/([.E287]-[.E286])" office:value-type="float" office:value="68149.3688859901" calcext:value-type="float">
            <text:p>68149.3688859901</text:p>
          </table:table-cell>
          <table:table-cell table:formula="of:=[.E287]-[.E286]" office:value-type="float" office:value="0.099428653717041" calcext:value-type="float">
            <text:p>0.099428653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030408.62937" calcext:value-type="float">
            <text:p>1456030408.62937</text:p>
          </table:table-cell>
          <table:table-cell office:value-type="float" office:value="1456030408.62965" calcext:value-type="float">
            <text:p>1456030408.62965</text:p>
          </table:table-cell>
          <table:table-cell office:value-type="float" office:value="6656" calcext:value-type="float">
            <text:p>6656</text:p>
          </table:table-cell>
          <table:table-cell table:formula="of:=[.B288]-[.B$2]" office:value-type="float" office:value="29.098331451416" calcext:value-type="float">
            <text:p>29.0983314514</text:p>
          </table:table-cell>
          <table:table-cell table:formula="of:=[.D288]/([.E288]-[.E287])" office:value-type="float" office:value="66131.6731470317" calcext:value-type="float">
            <text:p>66131.6731470317</text:p>
          </table:table-cell>
          <table:table-cell table:formula="of:=[.E288]-[.E287]" office:value-type="float" office:value="0.100647687911987" calcext:value-type="float">
            <text:p>0.100647687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030408.72963" calcext:value-type="float">
            <text:p>1456030408.72963</text:p>
          </table:table-cell>
          <table:table-cell office:value-type="float" office:value="1456030408.72991" calcext:value-type="float">
            <text:p>1456030408.72991</text:p>
          </table:table-cell>
          <table:table-cell office:value-type="float" office:value="6536" calcext:value-type="float">
            <text:p>6536</text:p>
          </table:table-cell>
          <table:table-cell table:formula="of:=[.B289]-[.B$2]" office:value-type="float" office:value="29.1985909938812" calcext:value-type="float">
            <text:p>29.1985909939</text:p>
          </table:table-cell>
          <table:table-cell table:formula="of:=[.D289]/([.E289]-[.E288])" office:value-type="float" office:value="65190.8021849191" calcext:value-type="float">
            <text:p>65190.8021849191</text:p>
          </table:table-cell>
          <table:table-cell table:formula="of:=[.E289]-[.E288]" office:value-type="float" office:value="0.10025954246521" calcext:value-type="float">
            <text:p>0.10025954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030408.82923" calcext:value-type="float">
            <text:p>1456030408.82923</text:p>
          </table:table-cell>
          <table:table-cell office:value-type="float" office:value="1456030408.8295" calcext:value-type="float">
            <text:p>1456030408.8295</text:p>
          </table:table-cell>
          <table:table-cell office:value-type="float" office:value="6416" calcext:value-type="float">
            <text:p>6416</text:p>
          </table:table-cell>
          <table:table-cell table:formula="of:=[.B290]-[.B$2]" office:value-type="float" office:value="29.2981894016266" calcext:value-type="float">
            <text:p>29.2981894016</text:p>
          </table:table-cell>
          <table:table-cell table:formula="of:=[.D290]/([.E290]-[.E289])" office:value-type="float" office:value="64418.7005117943" calcext:value-type="float">
            <text:p>64418.7005117943</text:p>
          </table:table-cell>
          <table:table-cell table:formula="of:=[.E290]-[.E289]" office:value-type="float" office:value="0.0995984077453613" calcext:value-type="float">
            <text:p>0.099598407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030408.92862" calcext:value-type="float">
            <text:p>1456030408.92862</text:p>
          </table:table-cell>
          <table:table-cell office:value-type="float" office:value="1456030408.92892" calcext:value-type="float">
            <text:p>1456030408.92892</text:p>
          </table:table-cell>
          <table:table-cell office:value-type="float" office:value="6288" calcext:value-type="float">
            <text:p>6288</text:p>
          </table:table-cell>
          <table:table-cell table:formula="of:=[.B291]-[.B$2]" office:value-type="float" office:value="29.3975787162781" calcext:value-type="float">
            <text:p>29.3975787163</text:p>
          </table:table-cell>
          <table:table-cell table:formula="of:=[.D291]/([.E291]-[.E290])" office:value-type="float" office:value="63266.3583811701" calcext:value-type="float">
            <text:p>63266.3583811701</text:p>
          </table:table-cell>
          <table:table-cell table:formula="of:=[.E291]-[.E290]" office:value-type="float" office:value="0.0993893146514893" calcext:value-type="float">
            <text:p>0.099389314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030409.02888" calcext:value-type="float">
            <text:p>1456030409.02888</text:p>
          </table:table-cell>
          <table:table-cell office:value-type="float" office:value="1456030409.02915" calcext:value-type="float">
            <text:p>1456030409.02915</text:p>
          </table:table-cell>
          <table:table-cell office:value-type="float" office:value="6168" calcext:value-type="float">
            <text:p>6168</text:p>
          </table:table-cell>
          <table:table-cell table:formula="of:=[.B292]-[.B$2]" office:value-type="float" office:value="29.497837305069" calcext:value-type="float">
            <text:p>29.4978373051</text:p>
          </table:table-cell>
          <table:table-cell table:formula="of:=[.D292]/([.E292]-[.E291])" office:value-type="float" office:value="61520.9138128248" calcext:value-type="float">
            <text:p>61520.9138128248</text:p>
          </table:table-cell>
          <table:table-cell table:formula="of:=[.E292]-[.E291]" office:value-type="float" office:value="0.100258588790894" calcext:value-type="float">
            <text:p>0.10025858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030409.1295" calcext:value-type="float">
            <text:p>1456030409.1295</text:p>
          </table:table-cell>
          <table:table-cell office:value-type="float" office:value="1456030409.12977" calcext:value-type="float">
            <text:p>1456030409.12977</text:p>
          </table:table-cell>
          <table:table-cell office:value-type="float" office:value="6040" calcext:value-type="float">
            <text:p>6040</text:p>
          </table:table-cell>
          <table:table-cell table:formula="of:=[.B293]-[.B$2]" office:value-type="float" office:value="29.5984630584717" calcext:value-type="float">
            <text:p>29.5984630585</text:p>
          </table:table-cell>
          <table:table-cell table:formula="of:=[.D293]/([.E293]-[.E292])" office:value-type="float" office:value="60024.3953039296" calcext:value-type="float">
            <text:p>60024.3953039296</text:p>
          </table:table-cell>
          <table:table-cell table:formula="of:=[.E293]-[.E292]" office:value-type="float" office:value="0.10062575340271" calcext:value-type="float">
            <text:p>0.100625753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030409.2291" calcext:value-type="float">
            <text:p>1456030409.2291</text:p>
          </table:table-cell>
          <table:table-cell office:value-type="float" office:value="1456030409.22938" calcext:value-type="float">
            <text:p>1456030409.22938</text:p>
          </table:table-cell>
          <table:table-cell office:value-type="float" office:value="5912" calcext:value-type="float">
            <text:p>5912</text:p>
          </table:table-cell>
          <table:table-cell table:formula="of:=[.B294]-[.B$2]" office:value-type="float" office:value="29.6980621814728" calcext:value-type="float">
            <text:p>29.6980621815</text:p>
          </table:table-cell>
          <table:table-cell table:formula="of:=[.D294]/([.E294]-[.E293])" office:value-type="float" office:value="59357.9523781026" calcext:value-type="float">
            <text:p>59357.9523781026</text:p>
          </table:table-cell>
          <table:table-cell table:formula="of:=[.E294]-[.E293]" office:value-type="float" office:value="0.0995991230010986" calcext:value-type="float">
            <text:p>0.09959912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030409.32978" calcext:value-type="float">
            <text:p>1456030409.32978</text:p>
          </table:table-cell>
          <table:table-cell office:value-type="float" office:value="1456030409.33006" calcext:value-type="float">
            <text:p>1456030409.33006</text:p>
          </table:table-cell>
          <table:table-cell office:value-type="float" office:value="5792" calcext:value-type="float">
            <text:p>5792</text:p>
          </table:table-cell>
          <table:table-cell table:formula="of:=[.B295]-[.B$2]" office:value-type="float" office:value="29.7987394332886" calcext:value-type="float">
            <text:p>29.7987394333</text:p>
          </table:table-cell>
          <table:table-cell table:formula="of:=[.D295]/([.E295]-[.E294])" office:value-type="float" office:value="57530.3744941045" calcext:value-type="float">
            <text:p>57530.3744941045</text:p>
          </table:table-cell>
          <table:table-cell table:formula="of:=[.E295]-[.E294]" office:value-type="float" office:value="0.100677251815796" calcext:value-type="float">
            <text:p>0.10067725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030409.42918" calcext:value-type="float">
            <text:p>1456030409.42918</text:p>
          </table:table-cell>
          <table:table-cell office:value-type="float" office:value="1456030409.42945" calcext:value-type="float">
            <text:p>1456030409.42945</text:p>
          </table:table-cell>
          <table:table-cell office:value-type="float" office:value="5664" calcext:value-type="float">
            <text:p>5664</text:p>
          </table:table-cell>
          <table:table-cell table:formula="of:=[.B296]-[.B$2]" office:value-type="float" office:value="29.8981368541718" calcext:value-type="float">
            <text:p>29.8981368542</text:p>
          </table:table-cell>
          <table:table-cell table:formula="of:=[.D296]/([.E296]-[.E295])" office:value-type="float" office:value="56983.3698870001" calcext:value-type="float">
            <text:p>56983.3698870001</text:p>
          </table:table-cell>
          <table:table-cell table:formula="of:=[.E296]-[.E295]" office:value-type="float" office:value="0.0993974208831787" calcext:value-type="float">
            <text:p>0.099397420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030409.52856" calcext:value-type="float">
            <text:p>1456030409.52856</text:p>
          </table:table-cell>
          <table:table-cell office:value-type="float" office:value="1456030409.52883" calcext:value-type="float">
            <text:p>1456030409.52883</text:p>
          </table:table-cell>
          <table:table-cell office:value-type="float" office:value="5544" calcext:value-type="float">
            <text:p>5544</text:p>
          </table:table-cell>
          <table:table-cell table:formula="of:=[.B297]-[.B$2]" office:value-type="float" office:value="29.9975156784058" calcext:value-type="float">
            <text:p>29.9975156784</text:p>
          </table:table-cell>
          <table:table-cell table:formula="of:=[.D297]/([.E297]-[.E296])" office:value-type="float" office:value="55786.5324200804" calcext:value-type="float">
            <text:p>55786.5324200804</text:p>
          </table:table-cell>
          <table:table-cell table:formula="of:=[.E297]-[.E296]" office:value-type="float" office:value="0.0993788242340088" calcext:value-type="float">
            <text:p>0.099378824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030409.62903" calcext:value-type="float">
            <text:p>1456030409.62903</text:p>
          </table:table-cell>
          <table:table-cell office:value-type="float" office:value="1456030409.62931" calcext:value-type="float">
            <text:p>1456030409.62931</text:p>
          </table:table-cell>
          <table:table-cell office:value-type="float" office:value="5424" calcext:value-type="float">
            <text:p>5424</text:p>
          </table:table-cell>
          <table:table-cell table:formula="of:=[.B298]-[.B$2]" office:value-type="float" office:value="30.0979917049408" calcext:value-type="float">
            <text:p>30.0979917049</text:p>
          </table:table-cell>
          <table:table-cell table:formula="of:=[.D298]/([.E298]-[.E297])" office:value-type="float" office:value="53983.0264695902" calcext:value-type="float">
            <text:p>53983.0264695902</text:p>
          </table:table-cell>
          <table:table-cell table:formula="of:=[.E298]-[.E297]" office:value-type="float" office:value="0.100476026535034" calcext:value-type="float">
            <text:p>0.10047602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030409.64112" calcext:value-type="float">
            <text:p>1456030409.64112</text:p>
          </table:table-cell>
          <table:table-cell office:value-type="float" office:value="1456030409.64291" calcext:value-type="float">
            <text:p>1456030409.64291</text:p>
          </table:table-cell>
          <table:table-cell office:value-type="float" office:value="5312" calcext:value-type="float">
            <text:p>5312</text:p>
          </table:table-cell>
          <table:table-cell table:formula="of:=[.B299]-[.B$2]" office:value-type="float" office:value="30.1100800037384" calcext:value-type="float">
            <text:p>30.1100800037</text:p>
          </table:table-cell>
          <table:table-cell table:formula="of:=[.D299]/([.E299]-[.E298])" office:value-type="float" office:value="439433.214626642" calcext:value-type="float">
            <text:p>439433.214626642</text:p>
          </table:table-cell>
          <table:table-cell table:formula="of:=[.E299]-[.E298]" office:value-type="float" office:value="0.0120882987976074" calcext:value-type="float">
            <text:p>0.012088298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030409.72936" calcext:value-type="float">
            <text:p>1456030409.72936</text:p>
          </table:table-cell>
          <table:table-cell office:value-type="float" office:value="1456030409.72963" calcext:value-type="float">
            <text:p>1456030409.72963</text:p>
          </table:table-cell>
          <table:table-cell office:value-type="float" office:value="5200" calcext:value-type="float">
            <text:p>5200</text:p>
          </table:table-cell>
          <table:table-cell table:formula="of:=[.B300]-[.B$2]" office:value-type="float" office:value="30.1983151435852" calcext:value-type="float">
            <text:p>30.1983151436</text:p>
          </table:table-cell>
          <table:table-cell table:formula="of:=[.D300]/([.E300]-[.E299])" office:value-type="float" office:value="58933.4363727252" calcext:value-type="float">
            <text:p>58933.4363727252</text:p>
          </table:table-cell>
          <table:table-cell table:formula="of:=[.E300]-[.E299]" office:value-type="float" office:value="0.0882351398468018" calcext:value-type="float">
            <text:p>0.088235139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030409.8293" calcext:value-type="float">
            <text:p>1456030409.8293</text:p>
          </table:table-cell>
          <table:table-cell office:value-type="float" office:value="1456030409.82959" calcext:value-type="float">
            <text:p>1456030409.82959</text:p>
          </table:table-cell>
          <table:table-cell office:value-type="float" office:value="5096" calcext:value-type="float">
            <text:p>5096</text:p>
          </table:table-cell>
          <table:table-cell table:formula="of:=[.B301]-[.B$2]" office:value-type="float" office:value="30.2982561588287" calcext:value-type="float">
            <text:p>30.2982561588</text:p>
          </table:table-cell>
          <table:table-cell table:formula="of:=[.D301]/([.E301]-[.E300])" office:value-type="float" office:value="50990.076372372" calcext:value-type="float">
            <text:p>50990.076372372</text:p>
          </table:table-cell>
          <table:table-cell table:formula="of:=[.E301]-[.E300]" office:value-type="float" office:value="0.0999410152435303" calcext:value-type="float">
            <text:p>0.099941015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030409.92862" calcext:value-type="float">
            <text:p>1456030409.92862</text:p>
          </table:table-cell>
          <table:table-cell office:value-type="float" office:value="1456030409.92889" calcext:value-type="float">
            <text:p>1456030409.92889</text:p>
          </table:table-cell>
          <table:table-cell office:value-type="float" office:value="4992" calcext:value-type="float">
            <text:p>4992</text:p>
          </table:table-cell>
          <table:table-cell table:formula="of:=[.B302]-[.B$2]" office:value-type="float" office:value="30.3975787162781" calcext:value-type="float">
            <text:p>30.3975787163</text:p>
          </table:table-cell>
          <table:table-cell table:formula="of:=[.D302]/([.E302]-[.E301])" office:value-type="float" office:value="50260.4859177751" calcext:value-type="float">
            <text:p>50260.4859177751</text:p>
          </table:table-cell>
          <table:table-cell table:formula="of:=[.E302]-[.E301]" office:value-type="float" office:value="0.0993225574493408" calcext:value-type="float">
            <text:p>0.09932255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030410.02902" calcext:value-type="float">
            <text:p>1456030410.02902</text:p>
          </table:table-cell>
          <table:table-cell office:value-type="float" office:value="1456030410.02929" calcext:value-type="float">
            <text:p>1456030410.02929</text:p>
          </table:table-cell>
          <table:table-cell office:value-type="float" office:value="4896" calcext:value-type="float">
            <text:p>4896</text:p>
          </table:table-cell>
          <table:table-cell table:formula="of:=[.B303]-[.B$2]" office:value-type="float" office:value="30.4979748725891" calcext:value-type="float">
            <text:p>30.4979748726</text:p>
          </table:table-cell>
          <table:table-cell table:formula="of:=[.D303]/([.E303]-[.E302])" office:value-type="float" office:value="48766.8072155253" calcext:value-type="float">
            <text:p>48766.8072155253</text:p>
          </table:table-cell>
          <table:table-cell table:formula="of:=[.E303]-[.E302]" office:value-type="float" office:value="0.100396156311035" calcext:value-type="float">
            <text:p>0.100396156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030410.04114" calcext:value-type="float">
            <text:p>1456030410.04114</text:p>
          </table:table-cell>
          <table:table-cell office:value-type="float" office:value="1456030410.04293" calcext:value-type="float">
            <text:p>1456030410.04293</text:p>
          </table:table-cell>
          <table:table-cell office:value-type="float" office:value="4800" calcext:value-type="float">
            <text:p>4800</text:p>
          </table:table-cell>
          <table:table-cell table:formula="of:=[.B304]-[.B$2]" office:value-type="float" office:value="30.5100970268249" calcext:value-type="float">
            <text:p>30.5100970268</text:p>
          </table:table-cell>
          <table:table-cell table:formula="of:=[.D304]/([.E304]-[.E303])" office:value-type="float" office:value="395969.223507198" calcext:value-type="float">
            <text:p>395969.223507198</text:p>
          </table:table-cell>
          <table:table-cell table:formula="of:=[.E304]-[.E303]" office:value-type="float" office:value="0.0121221542358398" calcext:value-type="float">
            <text:p>0.012122154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030410.12943" calcext:value-type="float">
            <text:p>1456030410.12943</text:p>
          </table:table-cell>
          <table:table-cell office:value-type="float" office:value="1456030410.12971" calcext:value-type="float">
            <text:p>1456030410.12971</text:p>
          </table:table-cell>
          <table:table-cell office:value-type="float" office:value="4720" calcext:value-type="float">
            <text:p>4720</text:p>
          </table:table-cell>
          <table:table-cell table:formula="of:=[.B305]-[.B$2]" office:value-type="float" office:value="30.5983879566193" calcext:value-type="float">
            <text:p>30.5983879566</text:p>
          </table:table-cell>
          <table:table-cell table:formula="of:=[.D305]/([.E305]-[.E304])" office:value-type="float" office:value="53459.6250259911" calcext:value-type="float">
            <text:p>53459.6250259911</text:p>
          </table:table-cell>
          <table:table-cell table:formula="of:=[.E305]-[.E304]" office:value-type="float" office:value="0.0882909297943115" calcext:value-type="float">
            <text:p>0.088290929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030410.22891" calcext:value-type="float">
            <text:p>1456030410.22891</text:p>
          </table:table-cell>
          <table:table-cell office:value-type="float" office:value="1456030410.22919" calcext:value-type="float">
            <text:p>1456030410.22919</text:p>
          </table:table-cell>
          <table:table-cell office:value-type="float" office:value="4640" calcext:value-type="float">
            <text:p>4640</text:p>
          </table:table-cell>
          <table:table-cell table:formula="of:=[.B306]-[.B$2]" office:value-type="float" office:value="30.6978712081909" calcext:value-type="float">
            <text:p>30.6978712082</text:p>
          </table:table-cell>
          <table:table-cell table:formula="of:=[.D306]/([.E306]-[.E305])" office:value-type="float" office:value="46641.0167208691" calcext:value-type="float">
            <text:p>46641.0167208691</text:p>
          </table:table-cell>
          <table:table-cell table:formula="of:=[.E306]-[.E305]" office:value-type="float" office:value="0.0994832515716553" calcext:value-type="float">
            <text:p>0.099483251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030410.24088" calcext:value-type="float">
            <text:p>1456030410.24088</text:p>
          </table:table-cell>
          <table:table-cell office:value-type="float" office:value="1456030410.24255" calcext:value-type="float">
            <text:p>1456030410.24255</text:p>
          </table:table-cell>
          <table:table-cell office:value-type="float" office:value="4568" calcext:value-type="float">
            <text:p>4568</text:p>
          </table:table-cell>
          <table:table-cell table:formula="of:=[.B307]-[.B$2]" office:value-type="float" office:value="30.7098355293274" calcext:value-type="float">
            <text:p>30.7098355293</text:p>
          </table:table-cell>
          <table:table-cell table:formula="of:=[.D307]/([.E307]-[.E306])" office:value-type="float" office:value="381801.854688932" calcext:value-type="float">
            <text:p>381801.854688932</text:p>
          </table:table-cell>
          <table:table-cell table:formula="of:=[.E307]-[.E306]" office:value-type="float" office:value="0.0119643211364746" calcext:value-type="float">
            <text:p>0.011964321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030410.32955" calcext:value-type="float">
            <text:p>1456030410.32955</text:p>
          </table:table-cell>
          <table:table-cell office:value-type="float" office:value="1456030410.32982" calcext:value-type="float">
            <text:p>1456030410.32982</text:p>
          </table:table-cell>
          <table:table-cell office:value-type="float" office:value="4504" calcext:value-type="float">
            <text:p>4504</text:p>
          </table:table-cell>
          <table:table-cell table:formula="of:=[.B308]-[.B$2]" office:value-type="float" office:value="30.7985079288483" calcext:value-type="float">
            <text:p>30.7985079288</text:p>
          </table:table-cell>
          <table:table-cell table:formula="of:=[.D308]/([.E308]-[.E307])" office:value-type="float" office:value="50793.7083504742" calcext:value-type="float">
            <text:p>50793.7083504742</text:p>
          </table:table-cell>
          <table:table-cell table:formula="of:=[.E308]-[.E307]" office:value-type="float" office:value="0.088672399520874" calcext:value-type="float">
            <text:p>0.088672399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030410.4289" calcext:value-type="float">
            <text:p>1456030410.4289</text:p>
          </table:table-cell>
          <table:table-cell office:value-type="float" office:value="1456030410.42917" calcext:value-type="float">
            <text:p>1456030410.42917</text:p>
          </table:table-cell>
          <table:table-cell office:value-type="float" office:value="4448" calcext:value-type="float">
            <text:p>4448</text:p>
          </table:table-cell>
          <table:table-cell table:formula="of:=[.B309]-[.B$2]" office:value-type="float" office:value="30.8978548049927" calcext:value-type="float">
            <text:p>30.897854805</text:p>
          </table:table-cell>
          <table:table-cell table:formula="of:=[.D309]/([.E309]-[.E308])" office:value-type="float" office:value="44772.4193515099" calcext:value-type="float">
            <text:p>44772.4193515099</text:p>
          </table:table-cell>
          <table:table-cell table:formula="of:=[.E309]-[.E308]" office:value-type="float" office:value="0.0993468761444092" calcext:value-type="float">
            <text:p>0.099346876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030410.5294" calcext:value-type="float">
            <text:p>1456030410.5294</text:p>
          </table:table-cell>
          <table:table-cell office:value-type="float" office:value="1456030410.52967" calcext:value-type="float">
            <text:p>1456030410.52967</text:p>
          </table:table-cell>
          <table:table-cell office:value-type="float" office:value="4400" calcext:value-type="float">
            <text:p>4400</text:p>
          </table:table-cell>
          <table:table-cell table:formula="of:=[.B310]-[.B$2]" office:value-type="float" office:value="30.9983556270599" calcext:value-type="float">
            <text:p>30.9983556271</text:p>
          </table:table-cell>
          <table:table-cell table:formula="of:=[.D310]/([.E310]-[.E309])" office:value-type="float" office:value="43780.7364108452" calcext:value-type="float">
            <text:p>43780.7364108452</text:p>
          </table:table-cell>
          <table:table-cell table:formula="of:=[.E310]-[.E309]" office:value-type="float" office:value="0.100500822067261" calcext:value-type="float">
            <text:p>0.100500822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030410.54135" calcext:value-type="float">
            <text:p>1456030410.54135</text:p>
          </table:table-cell>
          <table:table-cell office:value-type="float" office:value="1456030410.54307" calcext:value-type="float">
            <text:p>1456030410.54307</text:p>
          </table:table-cell>
          <table:table-cell office:value-type="float" office:value="4368" calcext:value-type="float">
            <text:p>4368</text:p>
          </table:table-cell>
          <table:table-cell table:formula="of:=[.B311]-[.B$2]" office:value-type="float" office:value="31.0103075504303" calcext:value-type="float">
            <text:p>31.0103075504</text:p>
          </table:table-cell>
          <table:table-cell table:formula="of:=[.D311]/([.E311]-[.E310])" office:value-type="float" office:value="365464.190544584" calcext:value-type="float">
            <text:p>365464.190544584</text:p>
          </table:table-cell>
          <table:table-cell table:formula="of:=[.E311]-[.E310]" office:value-type="float" office:value="0.0119519233703613" calcext:value-type="float">
            <text:p>0.011951923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030410.62908" calcext:value-type="float">
            <text:p>1456030410.62908</text:p>
          </table:table-cell>
          <table:table-cell office:value-type="float" office:value="1456030410.62935" calcext:value-type="float">
            <text:p>1456030410.62935</text:p>
          </table:table-cell>
          <table:table-cell office:value-type="float" office:value="4336" calcext:value-type="float">
            <text:p>4336</text:p>
          </table:table-cell>
          <table:table-cell table:formula="of:=[.B312]-[.B$2]" office:value-type="float" office:value="31.0980358123779" calcext:value-type="float">
            <text:p>31.0980358124</text:p>
          </table:table-cell>
          <table:table-cell table:formula="of:=[.D312]/([.E312]-[.E311])" office:value-type="float" office:value="49425.3494112116" calcext:value-type="float">
            <text:p>49425.3494112116</text:p>
          </table:table-cell>
          <table:table-cell table:formula="of:=[.E312]-[.E311]" office:value-type="float" office:value="0.0877282619476318" calcext:value-type="float">
            <text:p>0.08772826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030410.72952" calcext:value-type="float">
            <text:p>1456030410.72952</text:p>
          </table:table-cell>
          <table:table-cell office:value-type="float" office:value="1456030410.72979" calcext:value-type="float">
            <text:p>1456030410.72979</text:p>
          </table:table-cell>
          <table:table-cell office:value-type="float" office:value="4312" calcext:value-type="float">
            <text:p>4312</text:p>
          </table:table-cell>
          <table:table-cell table:formula="of:=[.B313]-[.B$2]" office:value-type="float" office:value="31.198477268219" calcext:value-type="float">
            <text:p>31.1984772682</text:p>
          </table:table-cell>
          <table:table-cell table:formula="of:=[.D313]/([.E313]-[.E312])" office:value-type="float" office:value="42930.4808845382" calcext:value-type="float">
            <text:p>42930.4808845382</text:p>
          </table:table-cell>
          <table:table-cell table:formula="of:=[.E313]-[.E312]" office:value-type="float" office:value="0.100441455841064" calcext:value-type="float">
            <text:p>0.100441455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030410.7416" calcext:value-type="float">
            <text:p>1456030410.7416</text:p>
          </table:table-cell>
          <table:table-cell office:value-type="float" office:value="1456030410.74338" calcext:value-type="float">
            <text:p>1456030410.74338</text:p>
          </table:table-cell>
          <table:table-cell office:value-type="float" office:value="4296" calcext:value-type="float">
            <text:p>4296</text:p>
          </table:table-cell>
          <table:table-cell table:formula="of:=[.B314]-[.B$2]" office:value-type="float" office:value="31.2105567455292" calcext:value-type="float">
            <text:p>31.2105567455</text:p>
          </table:table-cell>
          <table:table-cell table:formula="of:=[.D314]/([.E314]-[.E313])" office:value-type="float" office:value="355644.527464719" calcext:value-type="float">
            <text:p>355644.527464719</text:p>
          </table:table-cell>
          <table:table-cell table:formula="of:=[.E314]-[.E313]" office:value-type="float" office:value="0.0120794773101807" calcext:value-type="float">
            <text:p>0.012079477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030410.82907" calcext:value-type="float">
            <text:p>1456030410.82907</text:p>
          </table:table-cell>
          <table:table-cell office:value-type="float" office:value="1456030410.82934" calcext:value-type="float">
            <text:p>1456030410.82934</text:p>
          </table:table-cell>
          <table:table-cell office:value-type="float" office:value="4296" calcext:value-type="float">
            <text:p>4296</text:p>
          </table:table-cell>
          <table:table-cell table:formula="of:=[.B315]-[.B$2]" office:value-type="float" office:value="31.2980263233185" calcext:value-type="float">
            <text:p>31.2980263233</text:p>
          </table:table-cell>
          <table:table-cell table:formula="of:=[.D315]/([.E315]-[.E314])" office:value-type="float" office:value="49114.2190070705" calcext:value-type="float">
            <text:p>49114.2190070705</text:p>
          </table:table-cell>
          <table:table-cell table:formula="of:=[.E315]-[.E314]" office:value-type="float" office:value="0.0874695777893066" calcext:value-type="float">
            <text:p>0.08746957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030410.92944" calcext:value-type="float">
            <text:p>1456030410.92944</text:p>
          </table:table-cell>
          <table:table-cell office:value-type="float" office:value="1456030410.92972" calcext:value-type="float">
            <text:p>1456030410.92972</text:p>
          </table:table-cell>
          <table:table-cell office:value-type="float" office:value="4296" calcext:value-type="float">
            <text:p>4296</text:p>
          </table:table-cell>
          <table:table-cell table:formula="of:=[.B316]-[.B$2]" office:value-type="float" office:value="31.3984034061432" calcext:value-type="float">
            <text:p>31.3984034061</text:p>
          </table:table-cell>
          <table:table-cell table:formula="of:=[.D316]/([.E316]-[.E315])" office:value-type="float" office:value="42798.6137782296" calcext:value-type="float">
            <text:p>42798.6137782296</text:p>
          </table:table-cell>
          <table:table-cell table:formula="of:=[.E316]-[.E315]" office:value-type="float" office:value="0.100377082824707" calcext:value-type="float">
            <text:p>0.100377082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030411.02907" calcext:value-type="float">
            <text:p>1456030411.02907</text:p>
          </table:table-cell>
          <table:table-cell office:value-type="float" office:value="1456030411.02935" calcext:value-type="float">
            <text:p>1456030411.02935</text:p>
          </table:table-cell>
          <table:table-cell office:value-type="float" office:value="4312" calcext:value-type="float">
            <text:p>4312</text:p>
          </table:table-cell>
          <table:table-cell table:formula="of:=[.B317]-[.B$2]" office:value-type="float" office:value="31.4980316162109" calcext:value-type="float">
            <text:p>31.4980316162</text:p>
          </table:table-cell>
          <table:table-cell table:formula="of:=[.D317]/([.E317]-[.E316])" office:value-type="float" office:value="43280.9140811399" calcext:value-type="float">
            <text:p>43280.9140811399</text:p>
          </table:table-cell>
          <table:table-cell table:formula="of:=[.E317]-[.E316]" office:value-type="float" office:value="0.099628210067749" calcext:value-type="float">
            <text:p>0.09962821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030411.12933" calcext:value-type="float">
            <text:p>1456030411.12933</text:p>
          </table:table-cell>
          <table:table-cell office:value-type="float" office:value="1456030411.12961" calcext:value-type="float">
            <text:p>1456030411.12961</text:p>
          </table:table-cell>
          <table:table-cell office:value-type="float" office:value="4328" calcext:value-type="float">
            <text:p>4328</text:p>
          </table:table-cell>
          <table:table-cell table:formula="of:=[.B318]-[.B$2]" office:value-type="float" office:value="31.5982880592346" calcext:value-type="float">
            <text:p>31.5982880592</text:p>
          </table:table-cell>
          <table:table-cell table:formula="of:=[.D318]/([.E318]-[.E317])" office:value-type="float" office:value="43169.2953536929" calcext:value-type="float">
            <text:p>43169.2953536929</text:p>
          </table:table-cell>
          <table:table-cell table:formula="of:=[.E318]-[.E317]" office:value-type="float" office:value="0.100256443023682" calcext:value-type="float">
            <text:p>0.10025644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030411.22904" calcext:value-type="float">
            <text:p>1456030411.22904</text:p>
          </table:table-cell>
          <table:table-cell office:value-type="float" office:value="1456030411.22931" calcext:value-type="float">
            <text:p>1456030411.22931</text:p>
          </table:table-cell>
          <table:table-cell office:value-type="float" office:value="4360" calcext:value-type="float">
            <text:p>4360</text:p>
          </table:table-cell>
          <table:table-cell table:formula="of:=[.B319]-[.B$2]" office:value-type="float" office:value="31.6979992389679" calcext:value-type="float">
            <text:p>31.697999239</text:p>
          </table:table-cell>
          <table:table-cell table:formula="of:=[.D319]/([.E319]-[.E318])" office:value-type="float" office:value="43726.2903885285" calcext:value-type="float">
            <text:p>43726.2903885285</text:p>
          </table:table-cell>
          <table:table-cell table:formula="of:=[.E319]-[.E318]" office:value-type="float" office:value="0.0997111797332764" calcext:value-type="float">
            <text:p>0.099711179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030411.32945" calcext:value-type="float">
            <text:p>1456030411.32945</text:p>
          </table:table-cell>
          <table:table-cell office:value-type="float" office:value="1456030411.32973" calcext:value-type="float">
            <text:p>1456030411.32973</text:p>
          </table:table-cell>
          <table:table-cell office:value-type="float" office:value="4400" calcext:value-type="float">
            <text:p>4400</text:p>
          </table:table-cell>
          <table:table-cell table:formula="of:=[.B320]-[.B$2]" office:value-type="float" office:value="31.7984101772308" calcext:value-type="float">
            <text:p>31.7984101772</text:p>
          </table:table-cell>
          <table:table-cell table:formula="of:=[.D320]/([.E320]-[.E319])" office:value-type="float" office:value="43819.927152538" calcext:value-type="float">
            <text:p>43819.927152538</text:p>
          </table:table-cell>
          <table:table-cell table:formula="of:=[.E320]-[.E319]" office:value-type="float" office:value="0.100410938262939" calcext:value-type="float">
            <text:p>0.100410938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030411.42892" calcext:value-type="float">
            <text:p>1456030411.42892</text:p>
          </table:table-cell>
          <table:table-cell office:value-type="float" office:value="1456030411.42923" calcext:value-type="float">
            <text:p>1456030411.42923</text:p>
          </table:table-cell>
          <table:table-cell office:value-type="float" office:value="4440" calcext:value-type="float">
            <text:p>4440</text:p>
          </table:table-cell>
          <table:table-cell table:formula="of:=[.B321]-[.B$2]" office:value-type="float" office:value="31.8978798389435" calcext:value-type="float">
            <text:p>31.8978798389</text:p>
          </table:table-cell>
          <table:table-cell table:formula="of:=[.D321]/([.E321]-[.E320])" office:value-type="float" office:value="44636.7256463234" calcext:value-type="float">
            <text:p>44636.7256463234</text:p>
          </table:table-cell>
          <table:table-cell table:formula="of:=[.E321]-[.E320]" office:value-type="float" office:value="0.0994696617126465" calcext:value-type="float">
            <text:p>0.09946966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030411.52942" calcext:value-type="float">
            <text:p>1456030411.52942</text:p>
          </table:table-cell>
          <table:table-cell office:value-type="float" office:value="1456030411.52968" calcext:value-type="float">
            <text:p>1456030411.52968</text:p>
          </table:table-cell>
          <table:table-cell office:value-type="float" office:value="4496" calcext:value-type="float">
            <text:p>4496</text:p>
          </table:table-cell>
          <table:table-cell table:formula="of:=[.B322]-[.B$2]" office:value-type="float" office:value="31.9983742237091" calcext:value-type="float">
            <text:p>31.9983742237</text:p>
          </table:table-cell>
          <table:table-cell table:formula="of:=[.D322]/([.E322]-[.E321])" office:value-type="float" office:value="44738.8180989979" calcext:value-type="float">
            <text:p>44738.8180989979</text:p>
          </table:table-cell>
          <table:table-cell table:formula="of:=[.E322]-[.E321]" office:value-type="float" office:value="0.100494384765625" calcext:value-type="float">
            <text:p>0.100494384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030411.62901" calcext:value-type="float">
            <text:p>1456030411.62901</text:p>
          </table:table-cell>
          <table:table-cell office:value-type="float" office:value="1456030411.62928" calcext:value-type="float">
            <text:p>1456030411.62928</text:p>
          </table:table-cell>
          <table:table-cell office:value-type="float" office:value="4560" calcext:value-type="float">
            <text:p>4560</text:p>
          </table:table-cell>
          <table:table-cell table:formula="of:=[.B323]-[.B$2]" office:value-type="float" office:value="32.0979707241058" calcext:value-type="float">
            <text:p>32.0979707241</text:p>
          </table:table-cell>
          <table:table-cell table:formula="of:=[.D323]/([.E323]-[.E322])" office:value-type="float" office:value="45784.7412492998" calcext:value-type="float">
            <text:p>45784.7412492998</text:p>
          </table:table-cell>
          <table:table-cell table:formula="of:=[.E323]-[.E322]" office:value-type="float" office:value="0.0995965003967285" calcext:value-type="float">
            <text:p>0.099596500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030411.72942" calcext:value-type="float">
            <text:p>1456030411.72942</text:p>
          </table:table-cell>
          <table:table-cell office:value-type="float" office:value="1456030411.7297" calcext:value-type="float">
            <text:p>1456030411.7297</text:p>
          </table:table-cell>
          <table:table-cell office:value-type="float" office:value="4632" calcext:value-type="float">
            <text:p>4632</text:p>
          </table:table-cell>
          <table:table-cell table:formula="of:=[.B324]-[.B$2]" office:value-type="float" office:value="32.1983821392059" calcext:value-type="float">
            <text:p>32.1983821392</text:p>
          </table:table-cell>
          <table:table-cell table:formula="of:=[.D324]/([.E324]-[.E323])" office:value-type="float" office:value="46130.2133366259" calcext:value-type="float">
            <text:p>46130.2133366259</text:p>
          </table:table-cell>
          <table:table-cell table:formula="of:=[.E324]-[.E323]" office:value-type="float" office:value="0.100411415100098" calcext:value-type="float">
            <text:p>0.100411415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030411.82912" calcext:value-type="float">
            <text:p>1456030411.82912</text:p>
          </table:table-cell>
          <table:table-cell office:value-type="float" office:value="1456030411.82939" calcext:value-type="float">
            <text:p>1456030411.82939</text:p>
          </table:table-cell>
          <table:table-cell office:value-type="float" office:value="4704" calcext:value-type="float">
            <text:p>4704</text:p>
          </table:table-cell>
          <table:table-cell table:formula="of:=[.B325]-[.B$2]" office:value-type="float" office:value="32.298077583313" calcext:value-type="float">
            <text:p>32.2980775833</text:p>
          </table:table-cell>
          <table:table-cell table:formula="of:=[.D325]/([.E325]-[.E324])" office:value-type="float" office:value="47183.7007411163" calcext:value-type="float">
            <text:p>47183.7007411163</text:p>
          </table:table-cell>
          <table:table-cell table:formula="of:=[.E325]-[.E324]" office:value-type="float" office:value="0.0996954441070557" calcext:value-type="float">
            <text:p>0.099695444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030411.92932" calcext:value-type="float">
            <text:p>1456030411.92932</text:p>
          </table:table-cell>
          <table:table-cell office:value-type="float" office:value="1456030411.92959" calcext:value-type="float">
            <text:p>1456030411.92959</text:p>
          </table:table-cell>
          <table:table-cell office:value-type="float" office:value="4792" calcext:value-type="float">
            <text:p>4792</text:p>
          </table:table-cell>
          <table:table-cell table:formula="of:=[.B326]-[.B$2]" office:value-type="float" office:value="32.3982779979706" calcext:value-type="float">
            <text:p>32.398277998</text:p>
          </table:table-cell>
          <table:table-cell table:formula="of:=[.D326]/([.E326]-[.E325])" office:value-type="float" office:value="47824.1533867433" calcext:value-type="float">
            <text:p>47824.1533867433</text:p>
          </table:table-cell>
          <table:table-cell table:formula="of:=[.E326]-[.E325]" office:value-type="float" office:value="0.100200414657593" calcext:value-type="float">
            <text:p>0.100200414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030412.02895" calcext:value-type="float">
            <text:p>1456030412.02895</text:p>
          </table:table-cell>
          <table:table-cell office:value-type="float" office:value="1456030412.02923" calcext:value-type="float">
            <text:p>1456030412.02923</text:p>
          </table:table-cell>
          <table:table-cell office:value-type="float" office:value="4880" calcext:value-type="float">
            <text:p>4880</text:p>
          </table:table-cell>
          <table:table-cell table:formula="of:=[.B327]-[.B$2]" office:value-type="float" office:value="32.49791264534" calcext:value-type="float">
            <text:p>32.4979126453</text:p>
          </table:table-cell>
          <table:table-cell table:formula="of:=[.D327]/([.E327]-[.E326])" office:value-type="float" office:value="48978.9458671733" calcext:value-type="float">
            <text:p>48978.9458671733</text:p>
          </table:table-cell>
          <table:table-cell table:formula="of:=[.E327]-[.E326]" office:value-type="float" office:value="0.0996346473693848" calcext:value-type="float">
            <text:p>0.099634647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030412.12939" calcext:value-type="float">
            <text:p>1456030412.12939</text:p>
          </table:table-cell>
          <table:table-cell office:value-type="float" office:value="1456030412.12966" calcext:value-type="float">
            <text:p>1456030412.12966</text:p>
          </table:table-cell>
          <table:table-cell office:value-type="float" office:value="4976" calcext:value-type="float">
            <text:p>4976</text:p>
          </table:table-cell>
          <table:table-cell table:formula="of:=[.B328]-[.B$2]" office:value-type="float" office:value="32.5983486175537" calcext:value-type="float">
            <text:p>32.5983486176</text:p>
          </table:table-cell>
          <table:table-cell table:formula="of:=[.D328]/([.E328]-[.E327])" office:value-type="float" office:value="49544.0019180599" calcext:value-type="float">
            <text:p>49544.0019180599</text:p>
          </table:table-cell>
          <table:table-cell table:formula="of:=[.E328]-[.E327]" office:value-type="float" office:value="0.100435972213745" calcext:value-type="float">
            <text:p>0.100435972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030412.22883" calcext:value-type="float">
            <text:p>1456030412.22883</text:p>
          </table:table-cell>
          <table:table-cell office:value-type="float" office:value="1456030412.22911" calcext:value-type="float">
            <text:p>1456030412.22911</text:p>
          </table:table-cell>
          <table:table-cell office:value-type="float" office:value="5080" calcext:value-type="float">
            <text:p>5080</text:p>
          </table:table-cell>
          <table:table-cell table:formula="of:=[.B329]-[.B$2]" office:value-type="float" office:value="32.6977910995483" calcext:value-type="float">
            <text:p>32.6977910995</text:p>
          </table:table-cell>
          <table:table-cell table:formula="of:=[.D329]/([.E329]-[.E328])" office:value-type="float" office:value="51084.8069970175" calcext:value-type="float">
            <text:p>51084.8069970175</text:p>
          </table:table-cell>
          <table:table-cell table:formula="of:=[.E329]-[.E328]" office:value-type="float" office:value="0.0994424819946289" calcext:value-type="float">
            <text:p>0.09944248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030412.32925" calcext:value-type="float">
            <text:p>1456030412.32925</text:p>
          </table:table-cell>
          <table:table-cell office:value-type="float" office:value="1456030412.32952" calcext:value-type="float">
            <text:p>1456030412.32952</text:p>
          </table:table-cell>
          <table:table-cell office:value-type="float" office:value="5184" calcext:value-type="float">
            <text:p>5184</text:p>
          </table:table-cell>
          <table:table-cell table:formula="of:=[.B330]-[.B$2]" office:value-type="float" office:value="32.7982075214386" calcext:value-type="float">
            <text:p>32.7982075214</text:p>
          </table:table-cell>
          <table:table-cell table:formula="of:=[.D330]/([.E330]-[.E329])" office:value-type="float" office:value="51625.0221070951" calcext:value-type="float">
            <text:p>51625.0221070951</text:p>
          </table:table-cell>
          <table:table-cell table:formula="of:=[.E330]-[.E329]" office:value-type="float" office:value="0.100416421890259" calcext:value-type="float">
            <text:p>0.100416421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030412.42877" calcext:value-type="float">
            <text:p>1456030412.42877</text:p>
          </table:table-cell>
          <table:table-cell office:value-type="float" office:value="1456030412.42907" calcext:value-type="float">
            <text:p>1456030412.42907</text:p>
          </table:table-cell>
          <table:table-cell office:value-type="float" office:value="5296" calcext:value-type="float">
            <text:p>5296</text:p>
          </table:table-cell>
          <table:table-cell table:formula="of:=[.B331]-[.B$2]" office:value-type="float" office:value="32.89772772789" calcext:value-type="float">
            <text:p>32.8977277279</text:p>
          </table:table-cell>
          <table:table-cell table:formula="of:=[.D331]/([.E331]-[.E330])" office:value-type="float" office:value="53215.3236899223" calcext:value-type="float">
            <text:p>53215.3236899223</text:p>
          </table:table-cell>
          <table:table-cell table:formula="of:=[.E331]-[.E330]" office:value-type="float" office:value="0.099520206451416" calcext:value-type="float">
            <text:p>0.099520206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030412.52907" calcext:value-type="float">
            <text:p>1456030412.52907</text:p>
          </table:table-cell>
          <table:table-cell office:value-type="float" office:value="1456030412.52934" calcext:value-type="float">
            <text:p>1456030412.52934</text:p>
          </table:table-cell>
          <table:table-cell office:value-type="float" office:value="5408" calcext:value-type="float">
            <text:p>5408</text:p>
          </table:table-cell>
          <table:table-cell table:formula="of:=[.B332]-[.B$2]" office:value-type="float" office:value="32.9980330467224" calcext:value-type="float">
            <text:p>32.9980330467</text:p>
          </table:table-cell>
          <table:table-cell table:formula="of:=[.D332]/([.E332]-[.E331])" office:value-type="float" office:value="53915.3861724557" calcext:value-type="float">
            <text:p>53915.3861724557</text:p>
          </table:table-cell>
          <table:table-cell table:formula="of:=[.E332]-[.E331]" office:value-type="float" office:value="0.100305318832397" calcext:value-type="float">
            <text:p>0.100305318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030412.62955" calcext:value-type="float">
            <text:p>1456030412.62955</text:p>
          </table:table-cell>
          <table:table-cell office:value-type="float" office:value="1456030412.62982" calcext:value-type="float">
            <text:p>1456030412.62982</text:p>
          </table:table-cell>
          <table:table-cell office:value-type="float" office:value="5528" calcext:value-type="float">
            <text:p>5528</text:p>
          </table:table-cell>
          <table:table-cell table:formula="of:=[.B333]-[.B$2]" office:value-type="float" office:value="33.0985071659088" calcext:value-type="float">
            <text:p>33.0985071659</text:p>
          </table:table-cell>
          <table:table-cell table:formula="of:=[.D333]/([.E333]-[.E332])" office:value-type="float" office:value="55019.1436836023" calcext:value-type="float">
            <text:p>55019.1436836023</text:p>
          </table:table-cell>
          <table:table-cell table:formula="of:=[.E333]-[.E332]" office:value-type="float" office:value="0.100474119186401" calcext:value-type="float">
            <text:p>0.100474119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030412.72908" calcext:value-type="float">
            <text:p>1456030412.72908</text:p>
          </table:table-cell>
          <table:table-cell office:value-type="float" office:value="1456030412.72936" calcext:value-type="float">
            <text:p>1456030412.72936</text:p>
          </table:table-cell>
          <table:table-cell office:value-type="float" office:value="5648" calcext:value-type="float">
            <text:p>5648</text:p>
          </table:table-cell>
          <table:table-cell table:formula="of:=[.B334]-[.B$2]" office:value-type="float" office:value="33.1980352401733" calcext:value-type="float">
            <text:p>33.1980352402</text:p>
          </table:table-cell>
          <table:table-cell table:formula="of:=[.D334]/([.E334]-[.E333])" office:value-type="float" office:value="56747.8075079471" calcext:value-type="float">
            <text:p>56747.8075079471</text:p>
          </table:table-cell>
          <table:table-cell table:formula="of:=[.E334]-[.E333]" office:value-type="float" office:value="0.0995280742645264" calcext:value-type="float">
            <text:p>0.09952807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030412.82956" calcext:value-type="float">
            <text:p>1456030412.82956</text:p>
          </table:table-cell>
          <table:table-cell office:value-type="float" office:value="1456030412.82983" calcext:value-type="float">
            <text:p>1456030412.82983</text:p>
          </table:table-cell>
          <table:table-cell office:value-type="float" office:value="5768" calcext:value-type="float">
            <text:p>5768</text:p>
          </table:table-cell>
          <table:table-cell table:formula="of:=[.B335]-[.B$2]" office:value-type="float" office:value="33.2985198497772" calcext:value-type="float">
            <text:p>33.2985198498</text:p>
          </table:table-cell>
          <table:table-cell table:formula="of:=[.D335]/([.E335]-[.E334])" office:value-type="float" office:value="57401.8252420734" calcext:value-type="float">
            <text:p>57401.8252420734</text:p>
          </table:table-cell>
          <table:table-cell table:formula="of:=[.E335]-[.E334]" office:value-type="float" office:value="0.100484609603882" calcext:value-type="float">
            <text:p>0.100484609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030412.92873" calcext:value-type="float">
            <text:p>1456030412.92873</text:p>
          </table:table-cell>
          <table:table-cell office:value-type="float" office:value="1456030412.92901" calcext:value-type="float">
            <text:p>1456030412.92901</text:p>
          </table:table-cell>
          <table:table-cell office:value-type="float" office:value="5896" calcext:value-type="float">
            <text:p>5896</text:p>
          </table:table-cell>
          <table:table-cell table:formula="of:=[.B336]-[.B$2]" office:value-type="float" office:value="33.3976912498474" calcext:value-type="float">
            <text:p>33.3976912498</text:p>
          </table:table-cell>
          <table:table-cell table:formula="of:=[.D336]/([.E336]-[.E335])" office:value-type="float" office:value="59452.6244040822" calcext:value-type="float">
            <text:p>59452.6244040822</text:p>
          </table:table-cell>
          <table:table-cell table:formula="of:=[.E336]-[.E335]" office:value-type="float" office:value="0.0991714000701904" calcext:value-type="float">
            <text:p>0.099171400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030413.02947" calcext:value-type="float">
            <text:p>1456030413.02947</text:p>
          </table:table-cell>
          <table:table-cell office:value-type="float" office:value="1456030413.02974" calcext:value-type="float">
            <text:p>1456030413.02974</text:p>
          </table:table-cell>
          <table:table-cell office:value-type="float" office:value="6024" calcext:value-type="float">
            <text:p>6024</text:p>
          </table:table-cell>
          <table:table-cell table:formula="of:=[.B337]-[.B$2]" office:value-type="float" office:value="33.498425245285" calcext:value-type="float">
            <text:p>33.4984252453</text:p>
          </table:table-cell>
          <table:table-cell table:formula="of:=[.D337]/([.E337]-[.E336])" office:value-type="float" office:value="59801.0629264702" calcext:value-type="float">
            <text:p>59801.0629264702</text:p>
          </table:table-cell>
          <table:table-cell table:formula="of:=[.E337]-[.E336]" office:value-type="float" office:value="0.100733995437622" calcext:value-type="float">
            <text:p>0.100733995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030413.12859" calcext:value-type="float">
            <text:p>1456030413.12859</text:p>
          </table:table-cell>
          <table:table-cell office:value-type="float" office:value="1456030413.12886" calcext:value-type="float">
            <text:p>1456030413.12886</text:p>
          </table:table-cell>
          <table:table-cell office:value-type="float" office:value="6144" calcext:value-type="float">
            <text:p>6144</text:p>
          </table:table-cell>
          <table:table-cell table:formula="of:=[.B338]-[.B$2]" office:value-type="float" office:value="33.5975468158722" calcext:value-type="float">
            <text:p>33.5975468159</text:p>
          </table:table-cell>
          <table:table-cell table:formula="of:=[.D338]/([.E338]-[.E337])" office:value-type="float" office:value="61984.4899914852" calcext:value-type="float">
            <text:p>61984.4899914852</text:p>
          </table:table-cell>
          <table:table-cell table:formula="of:=[.E338]-[.E337]" office:value-type="float" office:value="0.0991215705871582" calcext:value-type="float">
            <text:p>0.099121570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030413.22906" calcext:value-type="float">
            <text:p>1456030413.22906</text:p>
          </table:table-cell>
          <table:table-cell office:value-type="float" office:value="1456030413.22934" calcext:value-type="float">
            <text:p>1456030413.22934</text:p>
          </table:table-cell>
          <table:table-cell office:value-type="float" office:value="6272" calcext:value-type="float">
            <text:p>6272</text:p>
          </table:table-cell>
          <table:table-cell table:formula="of:=[.B339]-[.B$2]" office:value-type="float" office:value="33.6980218887329" calcext:value-type="float">
            <text:p>33.6980218887</text:p>
          </table:table-cell>
          <table:table-cell table:formula="of:=[.D339]/([.E339]-[.E338])" office:value-type="float" office:value="62423.4431628079" calcext:value-type="float">
            <text:p>62423.4431628079</text:p>
          </table:table-cell>
          <table:table-cell table:formula="of:=[.E339]-[.E338]" office:value-type="float" office:value="0.100475072860718" calcext:value-type="float">
            <text:p>0.100475072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030413.32865" calcext:value-type="float">
            <text:p>1456030413.32865</text:p>
          </table:table-cell>
          <table:table-cell office:value-type="float" office:value="1456030413.32892" calcext:value-type="float">
            <text:p>1456030413.32892</text:p>
          </table:table-cell>
          <table:table-cell office:value-type="float" office:value="6392" calcext:value-type="float">
            <text:p>6392</text:p>
          </table:table-cell>
          <table:table-cell table:formula="of:=[.B340]-[.B$2]" office:value-type="float" office:value="33.7976093292236" calcext:value-type="float">
            <text:p>33.7976093292</text:p>
          </table:table-cell>
          <table:table-cell table:formula="of:=[.D340]/([.E340]-[.E339])" office:value-type="float" office:value="64184.800497965" calcext:value-type="float">
            <text:p>64184.800497965</text:p>
          </table:table-cell>
          <table:table-cell table:formula="of:=[.E340]-[.E339]" office:value-type="float" office:value="0.0995874404907227" calcext:value-type="float">
            <text:p>0.099587440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030413.42931" calcext:value-type="float">
            <text:p>1456030413.42931</text:p>
          </table:table-cell>
          <table:table-cell office:value-type="float" office:value="1456030413.4296" calcext:value-type="float">
            <text:p>1456030413.4296</text:p>
          </table:table-cell>
          <table:table-cell office:value-type="float" office:value="6520" calcext:value-type="float">
            <text:p>6520</text:p>
          </table:table-cell>
          <table:table-cell table:formula="of:=[.B341]-[.B$2]" office:value-type="float" office:value="33.898270368576" calcext:value-type="float">
            <text:p>33.8982703686</text:p>
          </table:table-cell>
          <table:table-cell table:formula="of:=[.D341]/([.E341]-[.E340])" office:value-type="float" office:value="64771.8326965938" calcext:value-type="float">
            <text:p>64771.8326965938</text:p>
          </table:table-cell>
          <table:table-cell table:formula="of:=[.E341]-[.E340]" office:value-type="float" office:value="0.100661039352417" calcext:value-type="float">
            <text:p>0.100661039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030413.5285" calcext:value-type="float">
            <text:p>1456030413.5285</text:p>
          </table:table-cell>
          <table:table-cell office:value-type="float" office:value="1456030413.52876" calcext:value-type="float">
            <text:p>1456030413.52876</text:p>
          </table:table-cell>
          <table:table-cell office:value-type="float" office:value="6640" calcext:value-type="float">
            <text:p>6640</text:p>
          </table:table-cell>
          <table:table-cell table:formula="of:=[.B342]-[.B$2]" office:value-type="float" office:value="33.9974589347839" calcext:value-type="float">
            <text:p>33.9974589348</text:p>
          </table:table-cell>
          <table:table-cell table:formula="of:=[.D342]/([.E342]-[.E341])" office:value-type="float" office:value="66943.1997442474" calcext:value-type="float">
            <text:p>66943.1997442474</text:p>
          </table:table-cell>
          <table:table-cell table:formula="of:=[.E342]-[.E341]" office:value-type="float" office:value="0.0991885662078857" calcext:value-type="float">
            <text:p>0.099188566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030413.62908" calcext:value-type="float">
            <text:p>1456030413.62908</text:p>
          </table:table-cell>
          <table:table-cell office:value-type="float" office:value="1456030413.62935" calcext:value-type="float">
            <text:p>1456030413.62935</text:p>
          </table:table-cell>
          <table:table-cell office:value-type="float" office:value="6760" calcext:value-type="float">
            <text:p>6760</text:p>
          </table:table-cell>
          <table:table-cell table:formula="of:=[.B343]-[.B$2]" office:value-type="float" office:value="34.098042011261" calcext:value-type="float">
            <text:p>34.0980420113</text:p>
          </table:table-cell>
          <table:table-cell table:formula="of:=[.D343]/([.E343]-[.E342])" office:value-type="float" office:value="67208.1252311106" calcext:value-type="float">
            <text:p>67208.1252311106</text:p>
          </table:table-cell>
          <table:table-cell table:formula="of:=[.E343]-[.E342]" office:value-type="float" office:value="0.100583076477051" calcext:value-type="float">
            <text:p>0.100583076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030413.72961" calcext:value-type="float">
            <text:p>1456030413.72961</text:p>
          </table:table-cell>
          <table:table-cell office:value-type="float" office:value="1456030413.72987" calcext:value-type="float">
            <text:p>1456030413.72987</text:p>
          </table:table-cell>
          <table:table-cell office:value-type="float" office:value="6872" calcext:value-type="float">
            <text:p>6872</text:p>
          </table:table-cell>
          <table:table-cell table:formula="of:=[.B344]-[.B$2]" office:value-type="float" office:value="34.1985645294189" calcext:value-type="float">
            <text:p>34.1985645294</text:p>
          </table:table-cell>
          <table:table-cell table:formula="of:=[.D344]/([.E344]-[.E343])" office:value-type="float" office:value="68362.79199852" calcext:value-type="float">
            <text:p>68362.79199852</text:p>
          </table:table-cell>
          <table:table-cell table:formula="of:=[.E344]-[.E343]" office:value-type="float" office:value="0.100522518157959" calcext:value-type="float">
            <text:p>0.100522518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030413.82944" calcext:value-type="float">
            <text:p>1456030413.82944</text:p>
          </table:table-cell>
          <table:table-cell office:value-type="float" office:value="1456030413.82972" calcext:value-type="float">
            <text:p>1456030413.82972</text:p>
          </table:table-cell>
          <table:table-cell office:value-type="float" office:value="6984" calcext:value-type="float">
            <text:p>6984</text:p>
          </table:table-cell>
          <table:table-cell table:formula="of:=[.B345]-[.B$2]" office:value-type="float" office:value="34.2984023094177" calcext:value-type="float">
            <text:p>34.2984023094</text:p>
          </table:table-cell>
          <table:table-cell table:formula="of:=[.D345]/([.E345]-[.E344])" office:value-type="float" office:value="69953.4785337313" calcext:value-type="float">
            <text:p>69953.4785337313</text:p>
          </table:table-cell>
          <table:table-cell table:formula="of:=[.E345]-[.E344]" office:value-type="float" office:value="0.0998377799987793" calcext:value-type="float">
            <text:p>0.0998377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030413.92862" calcext:value-type="float">
            <text:p>1456030413.92862</text:p>
          </table:table-cell>
          <table:table-cell office:value-type="float" office:value="1456030413.92891" calcext:value-type="float">
            <text:p>1456030413.92891</text:p>
          </table:table-cell>
          <table:table-cell office:value-type="float" office:value="7088" calcext:value-type="float">
            <text:p>7088</text:p>
          </table:table-cell>
          <table:table-cell table:formula="of:=[.B346]-[.B$2]" office:value-type="float" office:value="34.3975808620453" calcext:value-type="float">
            <text:p>34.397580862</text:p>
          </table:table-cell>
          <table:table-cell table:formula="of:=[.D346]/([.E346]-[.E345])" office:value-type="float" office:value="71467.0643220308" calcext:value-type="float">
            <text:p>71467.0643220308</text:p>
          </table:table-cell>
          <table:table-cell table:formula="of:=[.E346]-[.E345]" office:value-type="float" office:value="0.0991785526275635" calcext:value-type="float">
            <text:p>0.099178552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030414.02898" calcext:value-type="float">
            <text:p>1456030414.02898</text:p>
          </table:table-cell>
          <table:table-cell office:value-type="float" office:value="1456030414.02925" calcext:value-type="float">
            <text:p>1456030414.02925</text:p>
          </table:table-cell>
          <table:table-cell office:value-type="float" office:value="7192" calcext:value-type="float">
            <text:p>7192</text:p>
          </table:table-cell>
          <table:table-cell table:formula="of:=[.B347]-[.B$2]" office:value-type="float" office:value="34.4979410171509" calcext:value-type="float">
            <text:p>34.4979410172</text:p>
          </table:table-cell>
          <table:table-cell table:formula="of:=[.D347]/([.E347]-[.E346])" office:value-type="float" office:value="71661.9059868248" calcext:value-type="float">
            <text:p>71661.9059868248</text:p>
          </table:table-cell>
          <table:table-cell table:formula="of:=[.E347]-[.E346]" office:value-type="float" office:value="0.100360155105591" calcext:value-type="float">
            <text:p>0.100360155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030414.12959" calcext:value-type="float">
            <text:p>1456030414.12959</text:p>
          </table:table-cell>
          <table:table-cell office:value-type="float" office:value="1456030414.12985" calcext:value-type="float">
            <text:p>1456030414.12985</text:p>
          </table:table-cell>
          <table:table-cell office:value-type="float" office:value="7288" calcext:value-type="float">
            <text:p>7288</text:p>
          </table:table-cell>
          <table:table-cell table:formula="of:=[.B348]-[.B$2]" office:value-type="float" office:value="34.5985448360443" calcext:value-type="float">
            <text:p>34.598544836</text:p>
          </table:table-cell>
          <table:table-cell table:formula="of:=[.D348]/([.E348]-[.E347])" office:value-type="float" office:value="72442.5780269834" calcext:value-type="float">
            <text:p>72442.5780269834</text:p>
          </table:table-cell>
          <table:table-cell table:formula="of:=[.E348]-[.E347]" office:value-type="float" office:value="0.100603818893433" calcext:value-type="float">
            <text:p>0.100603818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030414.22906" calcext:value-type="float">
            <text:p>1456030414.22906</text:p>
          </table:table-cell>
          <table:table-cell office:value-type="float" office:value="1456030414.22934" calcext:value-type="float">
            <text:p>1456030414.22934</text:p>
          </table:table-cell>
          <table:table-cell office:value-type="float" office:value="7384" calcext:value-type="float">
            <text:p>7384</text:p>
          </table:table-cell>
          <table:table-cell table:formula="of:=[.B349]-[.B$2]" office:value-type="float" office:value="34.6980230808258" calcext:value-type="float">
            <text:p>34.6980230808</text:p>
          </table:table-cell>
          <table:table-cell table:formula="of:=[.D349]/([.E349]-[.E348])" office:value-type="float" office:value="74227.2847316425" calcext:value-type="float">
            <text:p>74227.2847316425</text:p>
          </table:table-cell>
          <table:table-cell table:formula="of:=[.E349]-[.E348]" office:value-type="float" office:value="0.0994782447814941" calcext:value-type="float">
            <text:p>0.099478244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030414.32962" calcext:value-type="float">
            <text:p>1456030414.32962</text:p>
          </table:table-cell>
          <table:table-cell office:value-type="float" office:value="1456030414.32989" calcext:value-type="float">
            <text:p>1456030414.32989</text:p>
          </table:table-cell>
          <table:table-cell office:value-type="float" office:value="7464" calcext:value-type="float">
            <text:p>7464</text:p>
          </table:table-cell>
          <table:table-cell table:formula="of:=[.B350]-[.B$2]" office:value-type="float" office:value="34.7985792160034" calcext:value-type="float">
            <text:p>34.798579216</text:p>
          </table:table-cell>
          <table:table-cell table:formula="of:=[.D350]/([.E350]-[.E349])" office:value-type="float" office:value="74227.1964491907" calcext:value-type="float">
            <text:p>74227.1964491907</text:p>
          </table:table-cell>
          <table:table-cell table:formula="of:=[.E350]-[.E349]" office:value-type="float" office:value="0.100556135177612" calcext:value-type="float">
            <text:p>0.100556135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030414.43759" calcext:value-type="float">
            <text:p>1456030414.43759</text:p>
          </table:table-cell>
          <table:table-cell office:value-type="float" office:value="1456030414.43788" calcext:value-type="float">
            <text:p>1456030414.43788</text:p>
          </table:table-cell>
          <table:table-cell office:value-type="float" office:value="7544" calcext:value-type="float">
            <text:p>7544</text:p>
          </table:table-cell>
          <table:table-cell table:formula="of:=[.B351]-[.B$2]" office:value-type="float" office:value="34.9065501689911" calcext:value-type="float">
            <text:p>34.906550169</text:p>
          </table:table-cell>
          <table:table-cell table:formula="of:=[.D351]/([.E351]-[.E350])" office:value-type="float" office:value="69870.6438282659" calcext:value-type="float">
            <text:p>69870.6438282659</text:p>
          </table:table-cell>
          <table:table-cell table:formula="of:=[.E351]-[.E350]" office:value-type="float" office:value="0.107970952987671" calcext:value-type="float">
            <text:p>0.10797095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030414.62908" calcext:value-type="float">
            <text:p>1456030414.62908</text:p>
          </table:table-cell>
          <table:table-cell office:value-type="float" office:value="1456030414.62936" calcext:value-type="float">
            <text:p>1456030414.62936</text:p>
          </table:table-cell>
          <table:table-cell office:value-type="float" office:value="7616" calcext:value-type="float">
            <text:p>7616</text:p>
          </table:table-cell>
          <table:table-cell table:formula="of:=[.B352]-[.B$2]" office:value-type="float" office:value="35.0980432033539" calcext:value-type="float">
            <text:p>35.0980432034</text:p>
          </table:table-cell>
          <table:table-cell table:formula="of:=[.D352]/([.E352]-[.E351])" office:value-type="float" office:value="39771.6816454593" calcext:value-type="float">
            <text:p>39771.6816454593</text:p>
          </table:table-cell>
          <table:table-cell table:formula="of:=[.E352]-[.E351]" office:value-type="float" office:value="0.191493034362793" calcext:value-type="float">
            <text:p>0.19149303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030414.72971" calcext:value-type="float">
            <text:p>1456030414.72971</text:p>
          </table:table-cell>
          <table:table-cell office:value-type="float" office:value="1456030414.72999" calcext:value-type="float">
            <text:p>1456030414.72999</text:p>
          </table:table-cell>
          <table:table-cell office:value-type="float" office:value="7680" calcext:value-type="float">
            <text:p>7680</text:p>
          </table:table-cell>
          <table:table-cell table:formula="of:=[.B353]-[.B$2]" office:value-type="float" office:value="35.1986706256866" calcext:value-type="float">
            <text:p>35.1986706257</text:p>
          </table:table-cell>
          <table:table-cell table:formula="of:=[.D353]/([.E353]-[.E352])" office:value-type="float" office:value="76321.1440973127" calcext:value-type="float">
            <text:p>76321.1440973127</text:p>
          </table:table-cell>
          <table:table-cell table:formula="of:=[.E353]-[.E352]" office:value-type="float" office:value="0.100627422332764" calcext:value-type="float">
            <text:p>0.100627422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030414.8289" calcext:value-type="float">
            <text:p>1456030414.8289</text:p>
          </table:table-cell>
          <table:table-cell office:value-type="float" office:value="1456030414.82918" calcext:value-type="float">
            <text:p>1456030414.82918</text:p>
          </table:table-cell>
          <table:table-cell office:value-type="float" office:value="7736" calcext:value-type="float">
            <text:p>7736</text:p>
          </table:table-cell>
          <table:table-cell table:formula="of:=[.B354]-[.B$2]" office:value-type="float" office:value="35.2978596687317" calcext:value-type="float">
            <text:p>35.2978596687</text:p>
          </table:table-cell>
          <table:table-cell table:formula="of:=[.D354]/([.E354]-[.E353])" office:value-type="float" office:value="77992.4854853868" calcext:value-type="float">
            <text:p>77992.4854853868</text:p>
          </table:table-cell>
          <table:table-cell table:formula="of:=[.E354]-[.E353]" office:value-type="float" office:value="0.0991890430450439" calcext:value-type="float">
            <text:p>0.09918904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030414.92906" calcext:value-type="float">
            <text:p>1456030414.92906</text:p>
          </table:table-cell>
          <table:table-cell office:value-type="float" office:value="1456030414.92933" calcext:value-type="float">
            <text:p>1456030414.92933</text:p>
          </table:table-cell>
          <table:table-cell office:value-type="float" office:value="7784" calcext:value-type="float">
            <text:p>7784</text:p>
          </table:table-cell>
          <table:table-cell table:formula="of:=[.B355]-[.B$2]" office:value-type="float" office:value="35.3980162143707" calcext:value-type="float">
            <text:p>35.3980162144</text:p>
          </table:table-cell>
          <table:table-cell table:formula="of:=[.D355]/([.E355]-[.E354])" office:value-type="float" office:value="77718.3353352996" calcext:value-type="float">
            <text:p>77718.3353352996</text:p>
          </table:table-cell>
          <table:table-cell table:formula="of:=[.E355]-[.E354]" office:value-type="float" office:value="0.100156545639038" calcext:value-type="float">
            <text:p>0.100156545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030415.03919" calcext:value-type="float">
            <text:p>1456030415.03919</text:p>
          </table:table-cell>
          <table:table-cell office:value-type="float" office:value="1456030415.03947" calcext:value-type="float">
            <text:p>1456030415.03947</text:p>
          </table:table-cell>
          <table:table-cell office:value-type="float" office:value="7816" calcext:value-type="float">
            <text:p>7816</text:p>
          </table:table-cell>
          <table:table-cell table:formula="of:=[.B356]-[.B$2]" office:value-type="float" office:value="35.5081458091736" calcext:value-type="float">
            <text:p>35.5081458092</text:p>
          </table:table-cell>
          <table:table-cell table:formula="of:=[.D356]/([.E356]-[.E355])" office:value-type="float" office:value="70970.9321458184" calcext:value-type="float">
            <text:p>70970.9321458184</text:p>
          </table:table-cell>
          <table:table-cell table:formula="of:=[.E356]-[.E355]" office:value-type="float" office:value="0.110129594802856" calcext:value-type="float">
            <text:p>0.110129594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030415.2295" calcext:value-type="float">
            <text:p>1456030415.2295</text:p>
          </table:table-cell>
          <table:table-cell office:value-type="float" office:value="1456030415.22978" calcext:value-type="float">
            <text:p>1456030415.22978</text:p>
          </table:table-cell>
          <table:table-cell office:value-type="float" office:value="7848" calcext:value-type="float">
            <text:p>7848</text:p>
          </table:table-cell>
          <table:table-cell table:formula="of:=[.B357]-[.B$2]" office:value-type="float" office:value="35.6984605789185" calcext:value-type="float">
            <text:p>35.6984605789</text:p>
          </table:table-cell>
          <table:table-cell table:formula="of:=[.D357]/([.E357]-[.E356])" office:value-type="float" office:value="41236.9466149194" calcext:value-type="float">
            <text:p>41236.9466149194</text:p>
          </table:table-cell>
          <table:table-cell table:formula="of:=[.E357]-[.E356]" office:value-type="float" office:value="0.190314769744873" calcext:value-type="float">
            <text:p>0.190314769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030415.3292" calcext:value-type="float">
            <text:p>1456030415.3292</text:p>
          </table:table-cell>
          <table:table-cell office:value-type="float" office:value="1456030415.32947" calcext:value-type="float">
            <text:p>1456030415.32947</text:p>
          </table:table-cell>
          <table:table-cell office:value-type="float" office:value="7872" calcext:value-type="float">
            <text:p>7872</text:p>
          </table:table-cell>
          <table:table-cell table:formula="of:=[.B358]-[.B$2]" office:value-type="float" office:value="35.7981581687927" calcext:value-type="float">
            <text:p>35.7981581688</text:p>
          </table:table-cell>
          <table:table-cell table:formula="of:=[.D358]/([.E358]-[.E357])" office:value-type="float" office:value="78958.7793438907" calcext:value-type="float">
            <text:p>78958.7793438907</text:p>
          </table:table-cell>
          <table:table-cell table:formula="of:=[.E358]-[.E357]" office:value-type="float" office:value="0.0996975898742676" calcext:value-type="float">
            <text:p>0.099697589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030415.42962" calcext:value-type="float">
            <text:p>1456030415.42962</text:p>
          </table:table-cell>
          <table:table-cell office:value-type="float" office:value="1456030415.4299" calcext:value-type="float">
            <text:p>1456030415.4299</text:p>
          </table:table-cell>
          <table:table-cell office:value-type="float" office:value="7888" calcext:value-type="float">
            <text:p>7888</text:p>
          </table:table-cell>
          <table:table-cell table:formula="of:=[.B359]-[.B$2]" office:value-type="float" office:value="35.8985841274261" calcext:value-type="float">
            <text:p>35.8985841274</text:p>
          </table:table-cell>
          <table:table-cell table:formula="of:=[.D359]/([.E359]-[.E358])" office:value-type="float" office:value="78545.4289641681" calcext:value-type="float">
            <text:p>78545.4289641681</text:p>
          </table:table-cell>
          <table:table-cell table:formula="of:=[.E359]-[.E358]" office:value-type="float" office:value="0.100425958633423" calcext:value-type="float">
            <text:p>0.100425958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030415.53127" calcext:value-type="float">
            <text:p>1456030415.53127</text:p>
          </table:table-cell>
          <table:table-cell office:value-type="float" office:value="1456030415.53154" calcext:value-type="float">
            <text:p>1456030415.53154</text:p>
          </table:table-cell>
          <table:table-cell office:value-type="float" office:value="7888" calcext:value-type="float">
            <text:p>7888</text:p>
          </table:table-cell>
          <table:table-cell table:formula="of:=[.B360]-[.B$2]" office:value-type="float" office:value="36.0002245903015" calcext:value-type="float">
            <text:p>36.0002245903</text:p>
          </table:table-cell>
          <table:table-cell table:formula="of:=[.D360]/([.E360]-[.E359])" office:value-type="float" office:value="77606.8878166409" calcext:value-type="float">
            <text:p>77606.8878166409</text:p>
          </table:table-cell>
          <table:table-cell table:formula="of:=[.E360]-[.E359]" office:value-type="float" office:value="0.101640462875366" calcext:value-type="float">
            <text:p>0.101640462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030415.72917" calcext:value-type="float">
            <text:p>1456030415.72917</text:p>
          </table:table-cell>
          <table:table-cell office:value-type="float" office:value="1456030415.72947" calcext:value-type="float">
            <text:p>1456030415.72947</text:p>
          </table:table-cell>
          <table:table-cell office:value-type="float" office:value="7888" calcext:value-type="float">
            <text:p>7888</text:p>
          </table:table-cell>
          <table:table-cell table:formula="of:=[.B361]-[.B$2]" office:value-type="float" office:value="36.1981263160706" calcext:value-type="float">
            <text:p>36.1981263161</text:p>
          </table:table-cell>
          <table:table-cell table:formula="of:=[.D361]/([.E361]-[.E360])" office:value-type="float" office:value="39858.1668216755" calcext:value-type="float">
            <text:p>39858.1668216755</text:p>
          </table:table-cell>
          <table:table-cell table:formula="of:=[.E361]-[.E360]" office:value-type="float" office:value="0.197901725769043" calcext:value-type="float">
            <text:p>0.197901725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030415.82985" calcext:value-type="float">
            <text:p>1456030415.82985</text:p>
          </table:table-cell>
          <table:table-cell office:value-type="float" office:value="1456030415.83013" calcext:value-type="float">
            <text:p>1456030415.83013</text:p>
          </table:table-cell>
          <table:table-cell office:value-type="float" office:value="7872" calcext:value-type="float">
            <text:p>7872</text:p>
          </table:table-cell>
          <table:table-cell table:formula="of:=[.B362]-[.B$2]" office:value-type="float" office:value="36.2988073825836" calcext:value-type="float">
            <text:p>36.2988073826</text:p>
          </table:table-cell>
          <table:table-cell table:formula="of:=[.D362]/([.E362]-[.E361])" office:value-type="float" office:value="78187.4911801689" calcext:value-type="float">
            <text:p>78187.4911801689</text:p>
          </table:table-cell>
          <table:table-cell table:formula="of:=[.E362]-[.E361]" office:value-type="float" office:value="0.100681066513062" calcext:value-type="float">
            <text:p>0.100681066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030415.92888" calcext:value-type="float">
            <text:p>1456030415.92888</text:p>
          </table:table-cell>
          <table:table-cell office:value-type="float" office:value="1456030415.92916" calcext:value-type="float">
            <text:p>1456030415.92916</text:p>
          </table:table-cell>
          <table:table-cell office:value-type="float" office:value="7856" calcext:value-type="float">
            <text:p>7856</text:p>
          </table:table-cell>
          <table:table-cell table:formula="of:=[.B363]-[.B$2]" office:value-type="float" office:value="36.3978362083435" calcext:value-type="float">
            <text:p>36.3978362083</text:p>
          </table:table-cell>
          <table:table-cell table:formula="of:=[.D363]/([.E363]-[.E362])" office:value-type="float" office:value="79330.4367664443" calcext:value-type="float">
            <text:p>79330.4367664443</text:p>
          </table:table-cell>
          <table:table-cell table:formula="of:=[.E363]-[.E362]" office:value-type="float" office:value="0.0990288257598877" calcext:value-type="float">
            <text:p>0.099028825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030416.03005" calcext:value-type="float">
            <text:p>1456030416.03005</text:p>
          </table:table-cell>
          <table:table-cell office:value-type="float" office:value="1456030416.03032" calcext:value-type="float">
            <text:p>1456030416.03032</text:p>
          </table:table-cell>
          <table:table-cell office:value-type="float" office:value="7824" calcext:value-type="float">
            <text:p>7824</text:p>
          </table:table-cell>
          <table:table-cell table:formula="of:=[.B364]-[.B$2]" office:value-type="float" office:value="36.4990110397339" calcext:value-type="float">
            <text:p>36.4990110397</text:p>
          </table:table-cell>
          <table:table-cell table:formula="of:=[.D364]/([.E364]-[.E363])" office:value-type="float" office:value="77331.4854344681" calcext:value-type="float">
            <text:p>77331.4854344681</text:p>
          </table:table-cell>
          <table:table-cell table:formula="of:=[.E364]-[.E363]" office:value-type="float" office:value="0.101174831390381" calcext:value-type="float">
            <text:p>0.101174831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030416.22902" calcext:value-type="float">
            <text:p>1456030416.22902</text:p>
          </table:table-cell>
          <table:table-cell office:value-type="float" office:value="1456030416.22929" calcext:value-type="float">
            <text:p>1456030416.22929</text:p>
          </table:table-cell>
          <table:table-cell office:value-type="float" office:value="7784" calcext:value-type="float">
            <text:p>7784</text:p>
          </table:table-cell>
          <table:table-cell table:formula="of:=[.B365]-[.B$2]" office:value-type="float" office:value="36.6979784965515" calcext:value-type="float">
            <text:p>36.6979784966</text:p>
          </table:table-cell>
          <table:table-cell table:formula="of:=[.D365]/([.E365]-[.E364])" office:value-type="float" office:value="39121.9756461721" calcext:value-type="float">
            <text:p>39121.9756461721</text:p>
          </table:table-cell>
          <table:table-cell table:formula="of:=[.E365]-[.E364]" office:value-type="float" office:value="0.198967456817627" calcext:value-type="float">
            <text:p>0.198967456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030416.32958" calcext:value-type="float">
            <text:p>1456030416.32958</text:p>
          </table:table-cell>
          <table:table-cell office:value-type="float" office:value="1456030416.32985" calcext:value-type="float">
            <text:p>1456030416.32985</text:p>
          </table:table-cell>
          <table:table-cell office:value-type="float" office:value="7744" calcext:value-type="float">
            <text:p>7744</text:p>
          </table:table-cell>
          <table:table-cell table:formula="of:=[.B366]-[.B$2]" office:value-type="float" office:value="36.7985382080078" calcext:value-type="float">
            <text:p>36.798538208</text:p>
          </table:table-cell>
          <table:table-cell table:formula="of:=[.D366]/([.E366]-[.E365])" office:value-type="float" office:value="77008.9719615532" calcext:value-type="float">
            <text:p>77008.9719615532</text:p>
          </table:table-cell>
          <table:table-cell table:formula="of:=[.E366]-[.E365]" office:value-type="float" office:value="0.100559711456299" calcext:value-type="float">
            <text:p>0.100559711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030416.42916" calcext:value-type="float">
            <text:p>1456030416.42916</text:p>
          </table:table-cell>
          <table:table-cell office:value-type="float" office:value="1456030416.42943" calcext:value-type="float">
            <text:p>1456030416.42943</text:p>
          </table:table-cell>
          <table:table-cell office:value-type="float" office:value="7688" calcext:value-type="float">
            <text:p>7688</text:p>
          </table:table-cell>
          <table:table-cell table:formula="of:=[.B367]-[.B$2]" office:value-type="float" office:value="36.8981161117554" calcext:value-type="float">
            <text:p>36.8981161118</text:p>
          </table:table-cell>
          <table:table-cell table:formula="of:=[.D367]/([.E367]-[.E366])" office:value-type="float" office:value="77205.8831393957" calcext:value-type="float">
            <text:p>77205.8831393957</text:p>
          </table:table-cell>
          <table:table-cell table:formula="of:=[.E367]-[.E366]" office:value-type="float" office:value="0.0995779037475586" calcext:value-type="float">
            <text:p>0.099577903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030416.52965" calcext:value-type="float">
            <text:p>1456030416.52965</text:p>
          </table:table-cell>
          <table:table-cell office:value-type="float" office:value="1456030416.52992" calcext:value-type="float">
            <text:p>1456030416.52992</text:p>
          </table:table-cell>
          <table:table-cell office:value-type="float" office:value="7624" calcext:value-type="float">
            <text:p>7624</text:p>
          </table:table-cell>
          <table:table-cell table:formula="of:=[.B368]-[.B$2]" office:value-type="float" office:value="36.9986062049866" calcext:value-type="float">
            <text:p>36.998606205</text:p>
          </table:table-cell>
          <table:table-cell table:formula="of:=[.D368]/([.E368]-[.E367])" office:value-type="float" office:value="75868.1752086665" calcext:value-type="float">
            <text:p>75868.1752086665</text:p>
          </table:table-cell>
          <table:table-cell table:formula="of:=[.E368]-[.E367]" office:value-type="float" office:value="0.100490093231201" calcext:value-type="float">
            <text:p>0.100490093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030416.63587" calcext:value-type="float">
            <text:p>1456030416.63587</text:p>
          </table:table-cell>
          <table:table-cell office:value-type="float" office:value="1456030416.63615" calcext:value-type="float">
            <text:p>1456030416.63615</text:p>
          </table:table-cell>
          <table:table-cell office:value-type="float" office:value="7552" calcext:value-type="float">
            <text:p>7552</text:p>
          </table:table-cell>
          <table:table-cell table:formula="of:=[.B369]-[.B$2]" office:value-type="float" office:value="37.104832649231" calcext:value-type="float">
            <text:p>37.1048326492</text:p>
          </table:table-cell>
          <table:table-cell table:formula="of:=[.D369]/([.E369]-[.E368])" office:value-type="float" office:value="71093.4085548967" calcext:value-type="float">
            <text:p>71093.4085548967</text:p>
          </table:table-cell>
          <table:table-cell table:formula="of:=[.E369]-[.E368]" office:value-type="float" office:value="0.106226444244385" calcext:value-type="float">
            <text:p>0.106226444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030416.82939" calcext:value-type="float">
            <text:p>1456030416.82939</text:p>
          </table:table-cell>
          <table:table-cell office:value-type="float" office:value="1456030416.82967" calcext:value-type="float">
            <text:p>1456030416.82967</text:p>
          </table:table-cell>
          <table:table-cell office:value-type="float" office:value="7480" calcext:value-type="float">
            <text:p>7480</text:p>
          </table:table-cell>
          <table:table-cell table:formula="of:=[.B370]-[.B$2]" office:value-type="float" office:value="37.2983469963074" calcext:value-type="float">
            <text:p>37.2983469963</text:p>
          </table:table-cell>
          <table:table-cell table:formula="of:=[.D370]/([.E370]-[.E369])" office:value-type="float" office:value="38653.4647844289" calcext:value-type="float">
            <text:p>38653.4647844289</text:p>
          </table:table-cell>
          <table:table-cell table:formula="of:=[.E370]-[.E369]" office:value-type="float" office:value="0.193514347076416" calcext:value-type="float">
            <text:p>0.193514347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030416.9287" calcext:value-type="float">
            <text:p>1456030416.9287</text:p>
          </table:table-cell>
          <table:table-cell office:value-type="float" office:value="1456030416.92901" calcext:value-type="float">
            <text:p>1456030416.92901</text:p>
          </table:table-cell>
          <table:table-cell office:value-type="float" office:value="7392" calcext:value-type="float">
            <text:p>7392</text:p>
          </table:table-cell>
          <table:table-cell table:formula="of:=[.B371]-[.B$2]" office:value-type="float" office:value="37.3976616859436" calcext:value-type="float">
            <text:p>37.3976616859</text:p>
          </table:table-cell>
          <table:table-cell table:formula="of:=[.D371]/([.E371]-[.E370])" office:value-type="float" office:value="74430.0770316596" calcext:value-type="float">
            <text:p>74430.0770316596</text:p>
          </table:table-cell>
          <table:table-cell table:formula="of:=[.E371]-[.E370]" office:value-type="float" office:value="0.0993146896362305" calcext:value-type="float">
            <text:p>0.099314689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030417.02903" calcext:value-type="float">
            <text:p>1456030417.02903</text:p>
          </table:table-cell>
          <table:table-cell office:value-type="float" office:value="1456030417.02931" calcext:value-type="float">
            <text:p>1456030417.02931</text:p>
          </table:table-cell>
          <table:table-cell office:value-type="float" office:value="7304" calcext:value-type="float">
            <text:p>7304</text:p>
          </table:table-cell>
          <table:table-cell table:formula="of:=[.B372]-[.B$2]" office:value-type="float" office:value="37.4979867935181" calcext:value-type="float">
            <text:p>37.4979867935</text:p>
          </table:table-cell>
          <table:table-cell table:formula="of:=[.D372]/([.E372]-[.E371])" office:value-type="float" office:value="72803.3109217337" calcext:value-type="float">
            <text:p>72803.3109217337</text:p>
          </table:table-cell>
          <table:table-cell table:formula="of:=[.E372]-[.E371]" office:value-type="float" office:value="0.100325107574463" calcext:value-type="float">
            <text:p>0.100325107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030417.12952" calcext:value-type="float">
            <text:p>1456030417.12952</text:p>
          </table:table-cell>
          <table:table-cell office:value-type="float" office:value="1456030417.1298" calcext:value-type="float">
            <text:p>1456030417.1298</text:p>
          </table:table-cell>
          <table:table-cell office:value-type="float" office:value="7208" calcext:value-type="float">
            <text:p>7208</text:p>
          </table:table-cell>
          <table:table-cell table:formula="of:=[.B373]-[.B$2]" office:value-type="float" office:value="37.5984830856323" calcext:value-type="float">
            <text:p>37.5984830856</text:p>
          </table:table-cell>
          <table:table-cell table:formula="of:=[.D373]/([.E373]-[.E372])" office:value-type="float" office:value="71724.0392491791" calcext:value-type="float">
            <text:p>71724.0392491791</text:p>
          </table:table-cell>
          <table:table-cell table:formula="of:=[.E373]-[.E372]" office:value-type="float" office:value="0.100496292114258" calcext:value-type="float">
            <text:p>0.10049629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030417.22914" calcext:value-type="float">
            <text:p>1456030417.22914</text:p>
          </table:table-cell>
          <table:table-cell office:value-type="float" office:value="1456030417.22941" calcext:value-type="float">
            <text:p>1456030417.22941</text:p>
          </table:table-cell>
          <table:table-cell office:value-type="float" office:value="7104" calcext:value-type="float">
            <text:p>7104</text:p>
          </table:table-cell>
          <table:table-cell table:formula="of:=[.B374]-[.B$2]" office:value-type="float" office:value="37.6980962753296" calcext:value-type="float">
            <text:p>37.6980962753</text:p>
          </table:table-cell>
          <table:table-cell table:formula="of:=[.D374]/([.E374]-[.E373])" office:value-type="float" office:value="71315.8570826791" calcext:value-type="float">
            <text:p>71315.8570826791</text:p>
          </table:table-cell>
          <table:table-cell table:formula="of:=[.E374]-[.E373]" office:value-type="float" office:value="0.0996131896972656" calcext:value-type="float">
            <text:p>0.099613189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030417.32987" calcext:value-type="float">
            <text:p>1456030417.32987</text:p>
          </table:table-cell>
          <table:table-cell office:value-type="float" office:value="1456030417.33015" calcext:value-type="float">
            <text:p>1456030417.33015</text:p>
          </table:table-cell>
          <table:table-cell office:value-type="float" office:value="7000" calcext:value-type="float">
            <text:p>7000</text:p>
          </table:table-cell>
          <table:table-cell table:formula="of:=[.B375]-[.B$2]" office:value-type="float" office:value="37.7988340854645" calcext:value-type="float">
            <text:p>37.7988340855</text:p>
          </table:table-cell>
          <table:table-cell table:formula="of:=[.D375]/([.E375]-[.E374])" office:value-type="float" office:value="69487.315543459" calcext:value-type="float">
            <text:p>69487.315543459</text:p>
          </table:table-cell>
          <table:table-cell table:formula="of:=[.E375]-[.E374]" office:value-type="float" office:value="0.100737810134888" calcext:value-type="float">
            <text:p>0.10073781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030417.42936" calcext:value-type="float">
            <text:p>1456030417.42936</text:p>
          </table:table-cell>
          <table:table-cell office:value-type="float" office:value="1456030417.42964" calcext:value-type="float">
            <text:p>1456030417.42964</text:p>
          </table:table-cell>
          <table:table-cell office:value-type="float" office:value="6888" calcext:value-type="float">
            <text:p>6888</text:p>
          </table:table-cell>
          <table:table-cell table:formula="of:=[.B376]-[.B$2]" office:value-type="float" office:value="37.8983221054077" calcext:value-type="float">
            <text:p>37.8983221054</text:p>
          </table:table-cell>
          <table:table-cell table:formula="of:=[.D376]/([.E376]-[.E375])" office:value-type="float" office:value="69234.466661714" calcext:value-type="float">
            <text:p>69234.466661714</text:p>
          </table:table-cell>
          <table:table-cell table:formula="of:=[.E376]-[.E375]" office:value-type="float" office:value="0.0994880199432373" calcext:value-type="float">
            <text:p>0.099488019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030417.52881" calcext:value-type="float">
            <text:p>1456030417.52881</text:p>
          </table:table-cell>
          <table:table-cell office:value-type="float" office:value="1456030417.5291" calcext:value-type="float">
            <text:p>1456030417.5291</text:p>
          </table:table-cell>
          <table:table-cell office:value-type="float" office:value="6776" calcext:value-type="float">
            <text:p>6776</text:p>
          </table:table-cell>
          <table:table-cell table:formula="of:=[.B377]-[.B$2]" office:value-type="float" office:value="37.9977703094482" calcext:value-type="float">
            <text:p>37.9977703094</text:p>
          </table:table-cell>
          <table:table-cell table:formula="of:=[.D377]/([.E377]-[.E376])" office:value-type="float" office:value="68135.9715378935" calcext:value-type="float">
            <text:p>68135.9715378935</text:p>
          </table:table-cell>
          <table:table-cell table:formula="of:=[.E377]-[.E376]" office:value-type="float" office:value="0.0994482040405273" calcext:value-type="float">
            <text:p>0.09944820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030417.62926" calcext:value-type="float">
            <text:p>1456030417.62926</text:p>
          </table:table-cell>
          <table:table-cell office:value-type="float" office:value="1456030417.62953" calcext:value-type="float">
            <text:p>1456030417.62953</text:p>
          </table:table-cell>
          <table:table-cell office:value-type="float" office:value="6656" calcext:value-type="float">
            <text:p>6656</text:p>
          </table:table-cell>
          <table:table-cell table:formula="of:=[.B378]-[.B$2]" office:value-type="float" office:value="38.098217010498" calcext:value-type="float">
            <text:p>38.0982170105</text:p>
          </table:table-cell>
          <table:table-cell table:formula="of:=[.D378]/([.E378]-[.E377])" office:value-type="float" office:value="66263.998025179" calcext:value-type="float">
            <text:p>66263.998025179</text:p>
          </table:table-cell>
          <table:table-cell table:formula="of:=[.E378]-[.E377]" office:value-type="float" office:value="0.100446701049805" calcext:value-type="float">
            <text:p>0.1004467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030417.72872" calcext:value-type="float">
            <text:p>1456030417.72872</text:p>
          </table:table-cell>
          <table:table-cell office:value-type="float" office:value="1456030417.72899" calcext:value-type="float">
            <text:p>1456030417.72899</text:p>
          </table:table-cell>
          <table:table-cell office:value-type="float" office:value="6536" calcext:value-type="float">
            <text:p>6536</text:p>
          </table:table-cell>
          <table:table-cell table:formula="of:=[.B379]-[.B$2]" office:value-type="float" office:value="38.197678565979" calcext:value-type="float">
            <text:p>38.197678566</text:p>
          </table:table-cell>
          <table:table-cell table:formula="of:=[.D379]/([.E379]-[.E378])" office:value-type="float" office:value="65713.8325295082" calcext:value-type="float">
            <text:p>65713.8325295082</text:p>
          </table:table-cell>
          <table:table-cell table:formula="of:=[.E379]-[.E378]" office:value-type="float" office:value="0.099461555480957" calcext:value-type="float">
            <text:p>0.099461555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030417.82926" calcext:value-type="float">
            <text:p>1456030417.82926</text:p>
          </table:table-cell>
          <table:table-cell office:value-type="float" office:value="1456030417.82954" calcext:value-type="float">
            <text:p>1456030417.82954</text:p>
          </table:table-cell>
          <table:table-cell office:value-type="float" office:value="6416" calcext:value-type="float">
            <text:p>6416</text:p>
          </table:table-cell>
          <table:table-cell table:formula="of:=[.B380]-[.B$2]" office:value-type="float" office:value="38.2982239723206" calcext:value-type="float">
            <text:p>38.2982239723</text:p>
          </table:table-cell>
          <table:table-cell table:formula="of:=[.D380]/([.E380]-[.E379])" office:value-type="float" office:value="63811.9654935289" calcext:value-type="float">
            <text:p>63811.9654935289</text:p>
          </table:table-cell>
          <table:table-cell table:formula="of:=[.E380]-[.E379]" office:value-type="float" office:value="0.100545406341553" calcext:value-type="float">
            <text:p>0.100545406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030417.92845" calcext:value-type="float">
            <text:p>1456030417.92845</text:p>
          </table:table-cell>
          <table:table-cell office:value-type="float" office:value="1456030417.92874" calcext:value-type="float">
            <text:p>1456030417.92874</text:p>
          </table:table-cell>
          <table:table-cell office:value-type="float" office:value="6288" calcext:value-type="float">
            <text:p>6288</text:p>
          </table:table-cell>
          <table:table-cell table:formula="of:=[.B381]-[.B$2]" office:value-type="float" office:value="38.3974084854126" calcext:value-type="float">
            <text:p>38.3974084854</text:p>
          </table:table-cell>
          <table:table-cell table:formula="of:=[.D381]/([.E381]-[.E380])" office:value-type="float" office:value="63396.9941876397" calcext:value-type="float">
            <text:p>63396.9941876397</text:p>
          </table:table-cell>
          <table:table-cell table:formula="of:=[.E381]-[.E380]" office:value-type="float" office:value="0.099184513092041" calcext:value-type="float">
            <text:p>0.099184513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030418.02904" calcext:value-type="float">
            <text:p>1456030418.02904</text:p>
          </table:table-cell>
          <table:table-cell office:value-type="float" office:value="1456030418.02932" calcext:value-type="float">
            <text:p>1456030418.02932</text:p>
          </table:table-cell>
          <table:table-cell office:value-type="float" office:value="6168" calcext:value-type="float">
            <text:p>6168</text:p>
          </table:table-cell>
          <table:table-cell table:formula="of:=[.B382]-[.B$2]" office:value-type="float" office:value="38.4980027675629" calcext:value-type="float">
            <text:p>38.4980027676</text:p>
          </table:table-cell>
          <table:table-cell table:formula="of:=[.D382]/([.E382]-[.E381])" office:value-type="float" office:value="61315.612261005" calcext:value-type="float">
            <text:p>61315.612261005</text:p>
          </table:table-cell>
          <table:table-cell table:formula="of:=[.E382]-[.E381]" office:value-type="float" office:value="0.100594282150269" calcext:value-type="float">
            <text:p>0.100594282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030418.12942" calcext:value-type="float">
            <text:p>1456030418.12942</text:p>
          </table:table-cell>
          <table:table-cell office:value-type="float" office:value="1456030418.1297" calcext:value-type="float">
            <text:p>1456030418.1297</text:p>
          </table:table-cell>
          <table:table-cell office:value-type="float" office:value="6040" calcext:value-type="float">
            <text:p>6040</text:p>
          </table:table-cell>
          <table:table-cell table:formula="of:=[.B383]-[.B$2]" office:value-type="float" office:value="38.598381280899" calcext:value-type="float">
            <text:p>38.5983812809</text:p>
          </table:table-cell>
          <table:table-cell table:formula="of:=[.D383]/([.E383]-[.E382])" office:value-type="float" office:value="60172.2400467438" calcext:value-type="float">
            <text:p>60172.2400467438</text:p>
          </table:table-cell>
          <table:table-cell table:formula="of:=[.E383]-[.E382]" office:value-type="float" office:value="0.100378513336182" calcext:value-type="float">
            <text:p>0.100378513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030418.22891" calcext:value-type="float">
            <text:p>1456030418.22891</text:p>
          </table:table-cell>
          <table:table-cell office:value-type="float" office:value="1456030418.22918" calcext:value-type="float">
            <text:p>1456030418.22918</text:p>
          </table:table-cell>
          <table:table-cell office:value-type="float" office:value="5912" calcext:value-type="float">
            <text:p>5912</text:p>
          </table:table-cell>
          <table:table-cell table:formula="of:=[.B384]-[.B$2]" office:value-type="float" office:value="38.6978652477264" calcext:value-type="float">
            <text:p>38.6978652477</text:p>
          </table:table-cell>
          <table:table-cell table:formula="of:=[.D384]/([.E384]-[.E383])" office:value-type="float" office:value="59426.6612856068" calcext:value-type="float">
            <text:p>59426.6612856068</text:p>
          </table:table-cell>
          <table:table-cell table:formula="of:=[.E384]-[.E383]" office:value-type="float" office:value="0.0994839668273926" calcext:value-type="float">
            <text:p>0.099483966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030418.32982" calcext:value-type="float">
            <text:p>1456030418.32982</text:p>
          </table:table-cell>
          <table:table-cell office:value-type="float" office:value="1456030418.33012" calcext:value-type="float">
            <text:p>1456030418.33012</text:p>
          </table:table-cell>
          <table:table-cell office:value-type="float" office:value="5792" calcext:value-type="float">
            <text:p>5792</text:p>
          </table:table-cell>
          <table:table-cell table:formula="of:=[.B385]-[.B$2]" office:value-type="float" office:value="38.7987806797028" calcext:value-type="float">
            <text:p>38.7987806797</text:p>
          </table:table-cell>
          <table:table-cell table:formula="of:=[.D385]/([.E385]-[.E384])" office:value-type="float" office:value="57394.5915562171" calcext:value-type="float">
            <text:p>57394.5915562171</text:p>
          </table:table-cell>
          <table:table-cell table:formula="of:=[.E385]-[.E384]" office:value-type="float" office:value="0.100915431976318" calcext:value-type="float">
            <text:p>0.10091543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030418.42915" calcext:value-type="float">
            <text:p>1456030418.42915</text:p>
          </table:table-cell>
          <table:table-cell office:value-type="float" office:value="1456030418.42943" calcext:value-type="float">
            <text:p>1456030418.42943</text:p>
          </table:table-cell>
          <table:table-cell office:value-type="float" office:value="5664" calcext:value-type="float">
            <text:p>5664</text:p>
          </table:table-cell>
          <table:table-cell table:formula="of:=[.B386]-[.B$2]" office:value-type="float" office:value="38.8981132507324" calcext:value-type="float">
            <text:p>38.8981132507</text:p>
          </table:table-cell>
          <table:table-cell table:formula="of:=[.D386]/([.E386]-[.E385])" office:value-type="float" office:value="57020.5718153474" calcext:value-type="float">
            <text:p>57020.5718153474</text:p>
          </table:table-cell>
          <table:table-cell table:formula="of:=[.E386]-[.E385]" office:value-type="float" office:value="0.0993325710296631" calcext:value-type="float">
            <text:p>0.09933257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030418.5286" calcext:value-type="float">
            <text:p>1456030418.5286</text:p>
          </table:table-cell>
          <table:table-cell office:value-type="float" office:value="1456030418.52888" calcext:value-type="float">
            <text:p>1456030418.52888</text:p>
          </table:table-cell>
          <table:table-cell office:value-type="float" office:value="5544" calcext:value-type="float">
            <text:p>5544</text:p>
          </table:table-cell>
          <table:table-cell table:formula="of:=[.B387]-[.B$2]" office:value-type="float" office:value="38.9975574016571" calcext:value-type="float">
            <text:p>38.9975574017</text:p>
          </table:table-cell>
          <table:table-cell table:formula="of:=[.D387]/([.E387]-[.E386])" office:value-type="float" office:value="55749.8852214942" calcext:value-type="float">
            <text:p>55749.8852214942</text:p>
          </table:table-cell>
          <table:table-cell table:formula="of:=[.E387]-[.E386]" office:value-type="float" office:value="0.0994441509246826" calcext:value-type="float">
            <text:p>0.099444150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030418.62907" calcext:value-type="float">
            <text:p>1456030418.62907</text:p>
          </table:table-cell>
          <table:table-cell office:value-type="float" office:value="1456030418.62935" calcext:value-type="float">
            <text:p>1456030418.62935</text:p>
          </table:table-cell>
          <table:table-cell office:value-type="float" office:value="5424" calcext:value-type="float">
            <text:p>5424</text:p>
          </table:table-cell>
          <table:table-cell table:formula="of:=[.B388]-[.B$2]" office:value-type="float" office:value="39.0980293750763" calcext:value-type="float">
            <text:p>39.0980293751</text:p>
          </table:table-cell>
          <table:table-cell table:formula="of:=[.D388]/([.E388]-[.E387])" office:value-type="float" office:value="53985.2041859472" calcext:value-type="float">
            <text:p>53985.2041859472</text:p>
          </table:table-cell>
          <table:table-cell table:formula="of:=[.E388]-[.E387]" office:value-type="float" office:value="0.100471973419189" calcext:value-type="float">
            <text:p>0.100471973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030418.64105" calcext:value-type="float">
            <text:p>1456030418.64105</text:p>
          </table:table-cell>
          <table:table-cell office:value-type="float" office:value="1456030418.64276" calcext:value-type="float">
            <text:p>1456030418.64276</text:p>
          </table:table-cell>
          <table:table-cell office:value-type="float" office:value="5312" calcext:value-type="float">
            <text:p>5312</text:p>
          </table:table-cell>
          <table:table-cell table:formula="of:=[.B389]-[.B$2]" office:value-type="float" office:value="39.1100106239319" calcext:value-type="float">
            <text:p>39.1100106239</text:p>
          </table:table-cell>
          <table:table-cell table:formula="of:=[.D389]/([.E389]-[.E388])" office:value-type="float" office:value="443359.458102004" calcext:value-type="float">
            <text:p>443359.458102004</text:p>
          </table:table-cell>
          <table:table-cell table:formula="of:=[.E389]-[.E388]" office:value-type="float" office:value="0.0119812488555908" calcext:value-type="float">
            <text:p>0.011981248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030418.72979" calcext:value-type="float">
            <text:p>1456030418.72979</text:p>
          </table:table-cell>
          <table:table-cell office:value-type="float" office:value="1456030418.73006" calcext:value-type="float">
            <text:p>1456030418.73006</text:p>
          </table:table-cell>
          <table:table-cell office:value-type="float" office:value="5200" calcext:value-type="float">
            <text:p>5200</text:p>
          </table:table-cell>
          <table:table-cell table:formula="of:=[.B390]-[.B$2]" office:value-type="float" office:value="39.1987466812134" calcext:value-type="float">
            <text:p>39.1987466812</text:p>
          </table:table-cell>
          <table:table-cell table:formula="of:=[.D390]/([.E390]-[.E389])" office:value-type="float" office:value="58600.7555362104" calcext:value-type="float">
            <text:p>58600.7555362104</text:p>
          </table:table-cell>
          <table:table-cell table:formula="of:=[.E390]-[.E389]" office:value-type="float" office:value="0.0887360572814941" calcext:value-type="float">
            <text:p>0.088736057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030418.82878" calcext:value-type="float">
            <text:p>1456030418.82878</text:p>
          </table:table-cell>
          <table:table-cell office:value-type="float" office:value="1456030418.82906" calcext:value-type="float">
            <text:p>1456030418.82906</text:p>
          </table:table-cell>
          <table:table-cell office:value-type="float" office:value="5096" calcext:value-type="float">
            <text:p>5096</text:p>
          </table:table-cell>
          <table:table-cell table:formula="of:=[.B391]-[.B$2]" office:value-type="float" office:value="39.297737121582" calcext:value-type="float">
            <text:p>39.2977371216</text:p>
          </table:table-cell>
          <table:table-cell table:formula="of:=[.D391]/([.E391]-[.E390])" office:value-type="float" office:value="51479.7184558618" calcext:value-type="float">
            <text:p>51479.7184558618</text:p>
          </table:table-cell>
          <table:table-cell table:formula="of:=[.E391]-[.E390]" office:value-type="float" office:value="0.0989904403686523" calcext:value-type="float">
            <text:p>0.098990440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030418.92873" calcext:value-type="float">
            <text:p>1456030418.92873</text:p>
          </table:table-cell>
          <table:table-cell office:value-type="float" office:value="1456030418.929" calcext:value-type="float">
            <text:p>1456030418.929</text:p>
          </table:table-cell>
          <table:table-cell office:value-type="float" office:value="4992" calcext:value-type="float">
            <text:p>4992</text:p>
          </table:table-cell>
          <table:table-cell table:formula="of:=[.B392]-[.B$2]" office:value-type="float" office:value="39.3976850509644" calcext:value-type="float">
            <text:p>39.397685051</text:p>
          </table:table-cell>
          <table:table-cell table:formula="of:=[.D392]/([.E392]-[.E391])" office:value-type="float" office:value="49946.0071944505" calcext:value-type="float">
            <text:p>49946.0071944505</text:p>
          </table:table-cell>
          <table:table-cell table:formula="of:=[.E392]-[.E391]" office:value-type="float" office:value="0.0999479293823242" calcext:value-type="float">
            <text:p>0.09994792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030419.02951" calcext:value-type="float">
            <text:p>1456030419.02951</text:p>
          </table:table-cell>
          <table:table-cell office:value-type="float" office:value="1456030419.02979" calcext:value-type="float">
            <text:p>1456030419.02979</text:p>
          </table:table-cell>
          <table:table-cell office:value-type="float" office:value="4896" calcext:value-type="float">
            <text:p>4896</text:p>
          </table:table-cell>
          <table:table-cell table:formula="of:=[.B393]-[.B$2]" office:value-type="float" office:value="39.4984726905823" calcext:value-type="float">
            <text:p>39.4984726906</text:p>
          </table:table-cell>
          <table:table-cell table:formula="of:=[.D393]/([.E393]-[.E392])" office:value-type="float" office:value="48577.3852682775" calcext:value-type="float">
            <text:p>48577.3852682775</text:p>
          </table:table-cell>
          <table:table-cell table:formula="of:=[.E393]-[.E392]" office:value-type="float" office:value="0.10078763961792" calcext:value-type="float">
            <text:p>0.100787639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030419.0416" calcext:value-type="float">
            <text:p>1456030419.0416</text:p>
          </table:table-cell>
          <table:table-cell office:value-type="float" office:value="1456030419.04339" calcext:value-type="float">
            <text:p>1456030419.04339</text:p>
          </table:table-cell>
          <table:table-cell office:value-type="float" office:value="4800" calcext:value-type="float">
            <text:p>4800</text:p>
          </table:table-cell>
          <table:table-cell table:formula="of:=[.B394]-[.B$2]" office:value-type="float" office:value="39.5105578899384" calcext:value-type="float">
            <text:p>39.5105578899</text:p>
          </table:table-cell>
          <table:table-cell table:formula="of:=[.D394]/([.E394]-[.E393])" office:value-type="float" office:value="397180.043007359" calcext:value-type="float">
            <text:p>397180.043007359</text:p>
          </table:table-cell>
          <table:table-cell table:formula="of:=[.E394]-[.E393]" office:value-type="float" office:value="0.0120851993560791" calcext:value-type="float">
            <text:p>0.012085199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030419.12859" calcext:value-type="float">
            <text:p>1456030419.12859</text:p>
          </table:table-cell>
          <table:table-cell office:value-type="float" office:value="1456030419.12892" calcext:value-type="float">
            <text:p>1456030419.12892</text:p>
          </table:table-cell>
          <table:table-cell office:value-type="float" office:value="4720" calcext:value-type="float">
            <text:p>4720</text:p>
          </table:table-cell>
          <table:table-cell table:formula="of:=[.B395]-[.B$2]" office:value-type="float" office:value="39.5975458621979" calcext:value-type="float">
            <text:p>39.5975458622</text:p>
          </table:table-cell>
          <table:table-cell table:formula="of:=[.D395]/([.E395]-[.E394])" office:value-type="float" office:value="54260.3750541312" calcext:value-type="float">
            <text:p>54260.3750541312</text:p>
          </table:table-cell>
          <table:table-cell table:formula="of:=[.E395]-[.E394]" office:value-type="float" office:value="0.0869879722595215" calcext:value-type="float">
            <text:p>0.086987972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030419.22918" calcext:value-type="float">
            <text:p>1456030419.22918</text:p>
          </table:table-cell>
          <table:table-cell office:value-type="float" office:value="1456030419.22946" calcext:value-type="float">
            <text:p>1456030419.22946</text:p>
          </table:table-cell>
          <table:table-cell office:value-type="float" office:value="4640" calcext:value-type="float">
            <text:p>4640</text:p>
          </table:table-cell>
          <table:table-cell table:formula="of:=[.B396]-[.B$2]" office:value-type="float" office:value="39.6981432437897" calcext:value-type="float">
            <text:p>39.6981432438</text:p>
          </table:table-cell>
          <table:table-cell table:formula="of:=[.D396]/([.E396]-[.E395])" office:value-type="float" office:value="46124.460960904" calcext:value-type="float">
            <text:p>46124.460960904</text:p>
          </table:table-cell>
          <table:table-cell table:formula="of:=[.E396]-[.E395]" office:value-type="float" office:value="0.100597381591797" calcext:value-type="float">
            <text:p>0.10059738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030419.24102" calcext:value-type="float">
            <text:p>1456030419.24102</text:p>
          </table:table-cell>
          <table:table-cell office:value-type="float" office:value="1456030419.24269" calcext:value-type="float">
            <text:p>1456030419.24269</text:p>
          </table:table-cell>
          <table:table-cell office:value-type="float" office:value="4568" calcext:value-type="float">
            <text:p>4568</text:p>
          </table:table-cell>
          <table:table-cell table:formula="of:=[.B397]-[.B$2]" office:value-type="float" office:value="39.7099792957306" calcext:value-type="float">
            <text:p>39.7099792957</text:p>
          </table:table-cell>
          <table:table-cell table:formula="of:=[.D397]/([.E397]-[.E396])" office:value-type="float" office:value="385939.502699218" calcext:value-type="float">
            <text:p>385939.502699218</text:p>
          </table:table-cell>
          <table:table-cell table:formula="of:=[.E397]-[.E396]" office:value-type="float" office:value="0.011836051940918" calcext:value-type="float">
            <text:p>0.011836051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030419.32885" calcext:value-type="float">
            <text:p>1456030419.32885</text:p>
          </table:table-cell>
          <table:table-cell office:value-type="float" office:value="1456030419.32914" calcext:value-type="float">
            <text:p>1456030419.32914</text:p>
          </table:table-cell>
          <table:table-cell office:value-type="float" office:value="4504" calcext:value-type="float">
            <text:p>4504</text:p>
          </table:table-cell>
          <table:table-cell table:formula="of:=[.B398]-[.B$2]" office:value-type="float" office:value="39.7978084087372" calcext:value-type="float">
            <text:p>39.7978084087</text:p>
          </table:table-cell>
          <table:table-cell table:formula="of:=[.D398]/([.E398]-[.E397])" office:value-type="float" office:value="51281.4014148357" calcext:value-type="float">
            <text:p>51281.4014148357</text:p>
          </table:table-cell>
          <table:table-cell table:formula="of:=[.E398]-[.E397]" office:value-type="float" office:value="0.0878291130065918" calcext:value-type="float">
            <text:p>0.08782911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030419.42943" calcext:value-type="float">
            <text:p>1456030419.42943</text:p>
          </table:table-cell>
          <table:table-cell office:value-type="float" office:value="1456030419.42971" calcext:value-type="float">
            <text:p>1456030419.42971</text:p>
          </table:table-cell>
          <table:table-cell office:value-type="float" office:value="4448" calcext:value-type="float">
            <text:p>4448</text:p>
          </table:table-cell>
          <table:table-cell table:formula="of:=[.B399]-[.B$2]" office:value-type="float" office:value="39.8983895778656" calcext:value-type="float">
            <text:p>39.8983895779</text:p>
          </table:table-cell>
          <table:table-cell table:formula="of:=[.D399]/([.E399]-[.E398])" office:value-type="float" office:value="44222.9896365688" calcext:value-type="float">
            <text:p>44222.9896365688</text:p>
          </table:table-cell>
          <table:table-cell table:formula="of:=[.E399]-[.E398]" office:value-type="float" office:value="0.100581169128418" calcext:value-type="float">
            <text:p>0.100581169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030419.52853" calcext:value-type="float">
            <text:p>1456030419.52853</text:p>
          </table:table-cell>
          <table:table-cell office:value-type="float" office:value="1456030419.5288" calcext:value-type="float">
            <text:p>1456030419.5288</text:p>
          </table:table-cell>
          <table:table-cell office:value-type="float" office:value="4400" calcext:value-type="float">
            <text:p>4400</text:p>
          </table:table-cell>
          <table:table-cell table:formula="of:=[.B400]-[.B$2]" office:value-type="float" office:value="39.9974880218506" calcext:value-type="float">
            <text:p>39.9974880219</text:p>
          </table:table-cell>
          <table:table-cell table:formula="of:=[.D400]/([.E400]-[.E399])" office:value-type="float" office:value="44400.2935168856" calcext:value-type="float">
            <text:p>44400.2935168856</text:p>
          </table:table-cell>
          <table:table-cell table:formula="of:=[.E400]-[.E399]" office:value-type="float" office:value="0.0990984439849854" calcext:value-type="float">
            <text:p>0.0990984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030419.54049" calcext:value-type="float">
            <text:p>1456030419.54049</text:p>
          </table:table-cell>
          <table:table-cell office:value-type="float" office:value="1456030419.54222" calcext:value-type="float">
            <text:p>1456030419.54222</text:p>
          </table:table-cell>
          <table:table-cell office:value-type="float" office:value="4368" calcext:value-type="float">
            <text:p>4368</text:p>
          </table:table-cell>
          <table:table-cell table:formula="of:=[.B401]-[.B$2]" office:value-type="float" office:value="40.0094473361969" calcext:value-type="float">
            <text:p>40.0094473362</text:p>
          </table:table-cell>
          <table:table-cell table:formula="of:=[.D401]/([.E401]-[.E400])" office:value-type="float" office:value="365238.330017344" calcext:value-type="float">
            <text:p>365238.330017344</text:p>
          </table:table-cell>
          <table:table-cell table:formula="of:=[.E401]-[.E400]" office:value-type="float" office:value="0.0119593143463135" calcext:value-type="float">
            <text:p>0.011959314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030419.62904" calcext:value-type="float">
            <text:p>1456030419.62904</text:p>
          </table:table-cell>
          <table:table-cell office:value-type="float" office:value="1456030419.62931" calcext:value-type="float">
            <text:p>1456030419.62931</text:p>
          </table:table-cell>
          <table:table-cell office:value-type="float" office:value="4336" calcext:value-type="float">
            <text:p>4336</text:p>
          </table:table-cell>
          <table:table-cell table:formula="of:=[.B402]-[.B$2]" office:value-type="float" office:value="40.0979976654053" calcext:value-type="float">
            <text:p>40.0979976654</text:p>
          </table:table-cell>
          <table:table-cell table:formula="of:=[.D402]/([.E402]-[.E401])" office:value-type="float" office:value="48966.5034423153" calcext:value-type="float">
            <text:p>48966.5034423153</text:p>
          </table:table-cell>
          <table:table-cell table:formula="of:=[.E402]-[.E401]" office:value-type="float" office:value="0.088550329208374" calcext:value-type="float">
            <text:p>0.088550329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030419.72962" calcext:value-type="float">
            <text:p>1456030419.72962</text:p>
          </table:table-cell>
          <table:table-cell office:value-type="float" office:value="1456030419.7299" calcext:value-type="float">
            <text:p>1456030419.7299</text:p>
          </table:table-cell>
          <table:table-cell office:value-type="float" office:value="4312" calcext:value-type="float">
            <text:p>4312</text:p>
          </table:table-cell>
          <table:table-cell table:formula="of:=[.B403]-[.B$2]" office:value-type="float" office:value="40.1985764503479" calcext:value-type="float">
            <text:p>40.1985764503</text:p>
          </table:table-cell>
          <table:table-cell table:formula="of:=[.D403]/([.E403]-[.E402])" office:value-type="float" office:value="42871.8641059314" calcext:value-type="float">
            <text:p>42871.8641059314</text:p>
          </table:table-cell>
          <table:table-cell table:formula="of:=[.E403]-[.E402]" office:value-type="float" office:value="0.100578784942627" calcext:value-type="float">
            <text:p>0.100578784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030419.74178" calcext:value-type="float">
            <text:p>1456030419.74178</text:p>
          </table:table-cell>
          <table:table-cell office:value-type="float" office:value="1456030419.74358" calcext:value-type="float">
            <text:p>1456030419.74358</text:p>
          </table:table-cell>
          <table:table-cell office:value-type="float" office:value="4296" calcext:value-type="float">
            <text:p>4296</text:p>
          </table:table-cell>
          <table:table-cell table:formula="of:=[.B404]-[.B$2]" office:value-type="float" office:value="40.2107403278351" calcext:value-type="float">
            <text:p>40.2107403278</text:p>
          </table:table-cell>
          <table:table-cell table:formula="of:=[.D404]/([.E404]-[.E403])" office:value-type="float" office:value="353176.855367608" calcext:value-type="float">
            <text:p>353176.855367608</text:p>
          </table:table-cell>
          <table:table-cell table:formula="of:=[.E404]-[.E403]" office:value-type="float" office:value="0.0121638774871826" calcext:value-type="float">
            <text:p>0.012163877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030419.8287" calcext:value-type="float">
            <text:p>1456030419.8287</text:p>
          </table:table-cell>
          <table:table-cell office:value-type="float" office:value="1456030419.82898" calcext:value-type="float">
            <text:p>1456030419.82898</text:p>
          </table:table-cell>
          <table:table-cell office:value-type="float" office:value="4296" calcext:value-type="float">
            <text:p>4296</text:p>
          </table:table-cell>
          <table:table-cell table:formula="of:=[.B405]-[.B$2]" office:value-type="float" office:value="40.2976627349854" calcext:value-type="float">
            <text:p>40.297662735</text:p>
          </table:table-cell>
          <table:table-cell table:formula="of:=[.D405]/([.E405]-[.E404])" office:value-type="float" office:value="49423.3896741173" calcext:value-type="float">
            <text:p>49423.3896741173</text:p>
          </table:table-cell>
          <table:table-cell table:formula="of:=[.E405]-[.E404]" office:value-type="float" office:value="0.0869224071502686" calcext:value-type="float">
            <text:p>0.086922407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030419.92885" calcext:value-type="float">
            <text:p>1456030419.92885</text:p>
          </table:table-cell>
          <table:table-cell office:value-type="float" office:value="1456030419.92912" calcext:value-type="float">
            <text:p>1456030419.92912</text:p>
          </table:table-cell>
          <table:table-cell office:value-type="float" office:value="4296" calcext:value-type="float">
            <text:p>4296</text:p>
          </table:table-cell>
          <table:table-cell table:formula="of:=[.B406]-[.B$2]" office:value-type="float" office:value="40.397805929184" calcext:value-type="float">
            <text:p>40.3978059292</text:p>
          </table:table-cell>
          <table:table-cell table:formula="of:=[.D406]/([.E406]-[.E405])" office:value-type="float" office:value="42898.5717339911" calcext:value-type="float">
            <text:p>42898.5717339911</text:p>
          </table:table-cell>
          <table:table-cell table:formula="of:=[.E406]-[.E405]" office:value-type="float" office:value="0.100143194198608" calcext:value-type="float">
            <text:p>0.100143194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030420.02953" calcext:value-type="float">
            <text:p>1456030420.02953</text:p>
          </table:table-cell>
          <table:table-cell office:value-type="float" office:value="1456030420.02981" calcext:value-type="float">
            <text:p>1456030420.02981</text:p>
          </table:table-cell>
          <table:table-cell office:value-type="float" office:value="4312" calcext:value-type="float">
            <text:p>4312</text:p>
          </table:table-cell>
          <table:table-cell table:formula="of:=[.B407]-[.B$2]" office:value-type="float" office:value="40.4984879493713" calcext:value-type="float">
            <text:p>40.4984879494</text:p>
          </table:table-cell>
          <table:table-cell table:formula="of:=[.D407]/([.E407]-[.E406])" office:value-type="float" office:value="42827.905041784" calcext:value-type="float">
            <text:p>42827.905041784</text:p>
          </table:table-cell>
          <table:table-cell table:formula="of:=[.E407]-[.E406]" office:value-type="float" office:value="0.100682020187378" calcext:value-type="float">
            <text:p>0.100682020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030420.12877" calcext:value-type="float">
            <text:p>1456030420.12877</text:p>
          </table:table-cell>
          <table:table-cell office:value-type="float" office:value="1456030420.12905" calcext:value-type="float">
            <text:p>1456030420.12905</text:p>
          </table:table-cell>
          <table:table-cell office:value-type="float" office:value="4328" calcext:value-type="float">
            <text:p>4328</text:p>
          </table:table-cell>
          <table:table-cell table:formula="of:=[.B408]-[.B$2]" office:value-type="float" office:value="40.5977246761322" calcext:value-type="float">
            <text:p>40.5977246761</text:p>
          </table:table-cell>
          <table:table-cell table:formula="of:=[.D408]/([.E408]-[.E407])" office:value-type="float" office:value="43612.8854837121" calcext:value-type="float">
            <text:p>43612.8854837121</text:p>
          </table:table-cell>
          <table:table-cell table:formula="of:=[.E408]-[.E407]" office:value-type="float" office:value="0.0992367267608643" calcext:value-type="float">
            <text:p>0.099236726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030420.22939" calcext:value-type="float">
            <text:p>1456030420.22939</text:p>
          </table:table-cell>
          <table:table-cell office:value-type="float" office:value="1456030420.22967" calcext:value-type="float">
            <text:p>1456030420.22967</text:p>
          </table:table-cell>
          <table:table-cell office:value-type="float" office:value="4360" calcext:value-type="float">
            <text:p>4360</text:p>
          </table:table-cell>
          <table:table-cell table:formula="of:=[.B409]-[.B$2]" office:value-type="float" office:value="40.6983458995819" calcext:value-type="float">
            <text:p>40.6983458996</text:p>
          </table:table-cell>
          <table:table-cell table:formula="of:=[.D409]/([.E409]-[.E408])" office:value-type="float" office:value="43330.8187927096" calcext:value-type="float">
            <text:p>43330.8187927096</text:p>
          </table:table-cell>
          <table:table-cell table:formula="of:=[.E409]-[.E408]" office:value-type="float" office:value="0.100621223449707" calcext:value-type="float">
            <text:p>0.100621223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030420.32881" calcext:value-type="float">
            <text:p>1456030420.32881</text:p>
          </table:table-cell>
          <table:table-cell office:value-type="float" office:value="1456030420.3291" calcext:value-type="float">
            <text:p>1456030420.3291</text:p>
          </table:table-cell>
          <table:table-cell office:value-type="float" office:value="4400" calcext:value-type="float">
            <text:p>4400</text:p>
          </table:table-cell>
          <table:table-cell table:formula="of:=[.B410]-[.B$2]" office:value-type="float" office:value="40.7977738380432" calcext:value-type="float">
            <text:p>40.797773838</text:p>
          </table:table-cell>
          <table:table-cell table:formula="of:=[.D410]/([.E410]-[.E409])" office:value-type="float" office:value="44253.1552810223" calcext:value-type="float">
            <text:p>44253.1552810223</text:p>
          </table:table-cell>
          <table:table-cell table:formula="of:=[.E410]-[.E409]" office:value-type="float" office:value="0.0994279384613037" calcext:value-type="float">
            <text:p>0.099427938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030420.42937" calcext:value-type="float">
            <text:p>1456030420.42937</text:p>
          </table:table-cell>
          <table:table-cell office:value-type="float" office:value="1456030420.42968" calcext:value-type="float">
            <text:p>1456030420.42968</text:p>
          </table:table-cell>
          <table:table-cell office:value-type="float" office:value="4448" calcext:value-type="float">
            <text:p>4448</text:p>
          </table:table-cell>
          <table:table-cell table:formula="of:=[.B411]-[.B$2]" office:value-type="float" office:value="40.8983337879181" calcext:value-type="float">
            <text:p>40.8983337879</text:p>
          </table:table-cell>
          <table:table-cell table:formula="of:=[.D411]/([.E411]-[.E410])" office:value-type="float" office:value="44232.3211729365" calcext:value-type="float">
            <text:p>44232.3211729365</text:p>
          </table:table-cell>
          <table:table-cell table:formula="of:=[.E411]-[.E410]" office:value-type="float" office:value="0.100559949874878" calcext:value-type="float">
            <text:p>0.100559949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030420.52876" calcext:value-type="float">
            <text:p>1456030420.52876</text:p>
          </table:table-cell>
          <table:table-cell office:value-type="float" office:value="1456030420.52904" calcext:value-type="float">
            <text:p>1456030420.52904</text:p>
          </table:table-cell>
          <table:table-cell office:value-type="float" office:value="4496" calcext:value-type="float">
            <text:p>4496</text:p>
          </table:table-cell>
          <table:table-cell table:formula="of:=[.B412]-[.B$2]" office:value-type="float" office:value="40.9977195262909" calcext:value-type="float">
            <text:p>40.9977195263</text:p>
          </table:table-cell>
          <table:table-cell table:formula="of:=[.D412]/([.E412]-[.E411])" office:value-type="float" office:value="45237.8789312325" calcext:value-type="float">
            <text:p>45237.8789312325</text:p>
          </table:table-cell>
          <table:table-cell table:formula="of:=[.E412]-[.E411]" office:value-type="float" office:value="0.0993857383728027" calcext:value-type="float">
            <text:p>0.099385738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030420.62926" calcext:value-type="float">
            <text:p>1456030420.62926</text:p>
          </table:table-cell>
          <table:table-cell office:value-type="float" office:value="1456030420.62954" calcext:value-type="float">
            <text:p>1456030420.62954</text:p>
          </table:table-cell>
          <table:table-cell office:value-type="float" office:value="4560" calcext:value-type="float">
            <text:p>4560</text:p>
          </table:table-cell>
          <table:table-cell table:formula="of:=[.B413]-[.B$2]" office:value-type="float" office:value="41.0982193946838" calcext:value-type="float">
            <text:p>41.0982193947</text:p>
          </table:table-cell>
          <table:table-cell table:formula="of:=[.D413]/([.E413]-[.E412])" office:value-type="float" office:value="45373.1937455964" calcext:value-type="float">
            <text:p>45373.1937455964</text:p>
          </table:table-cell>
          <table:table-cell table:formula="of:=[.E413]-[.E412]" office:value-type="float" office:value="0.100499868392944" calcext:value-type="float">
            <text:p>0.100499868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030420.72867" calcext:value-type="float">
            <text:p>1456030420.72867</text:p>
          </table:table-cell>
          <table:table-cell office:value-type="float" office:value="1456030420.72894" calcext:value-type="float">
            <text:p>1456030420.72894</text:p>
          </table:table-cell>
          <table:table-cell office:value-type="float" office:value="4632" calcext:value-type="float">
            <text:p>4632</text:p>
          </table:table-cell>
          <table:table-cell table:formula="of:=[.B414]-[.B$2]" office:value-type="float" office:value="41.1976301670074" calcext:value-type="float">
            <text:p>41.197630167</text:p>
          </table:table-cell>
          <table:table-cell table:formula="of:=[.D414]/([.E414]-[.E413])" office:value-type="float" office:value="46594.5479723426" calcext:value-type="float">
            <text:p>46594.5479723426</text:p>
          </table:table-cell>
          <table:table-cell table:formula="of:=[.E414]-[.E413]" office:value-type="float" office:value="0.0994107723236084" calcext:value-type="float">
            <text:p>0.099410772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030420.8286" calcext:value-type="float">
            <text:p>1456030420.8286</text:p>
          </table:table-cell>
          <table:table-cell office:value-type="float" office:value="1456030420.82887" calcext:value-type="float">
            <text:p>1456030420.82887</text:p>
          </table:table-cell>
          <table:table-cell office:value-type="float" office:value="4704" calcext:value-type="float">
            <text:p>4704</text:p>
          </table:table-cell>
          <table:table-cell table:formula="of:=[.B415]-[.B$2]" office:value-type="float" office:value="41.2975573539734" calcext:value-type="float">
            <text:p>41.297557354</text:p>
          </table:table-cell>
          <table:table-cell table:formula="of:=[.D415]/([.E415]-[.E414])" office:value-type="float" office:value="47074.2762087683" calcext:value-type="float">
            <text:p>47074.2762087683</text:p>
          </table:table-cell>
          <table:table-cell table:formula="of:=[.E415]-[.E414]" office:value-type="float" office:value="0.0999271869659424" calcext:value-type="float">
            <text:p>0.09992718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030420.92902" calcext:value-type="float">
            <text:p>1456030420.92902</text:p>
          </table:table-cell>
          <table:table-cell office:value-type="float" office:value="1456030420.92929" calcext:value-type="float">
            <text:p>1456030420.92929</text:p>
          </table:table-cell>
          <table:table-cell office:value-type="float" office:value="4792" calcext:value-type="float">
            <text:p>4792</text:p>
          </table:table-cell>
          <table:table-cell table:formula="of:=[.B416]-[.B$2]" office:value-type="float" office:value="41.3979780673981" calcext:value-type="float">
            <text:p>41.3979780674</text:p>
          </table:table-cell>
          <table:table-cell table:formula="of:=[.D416]/([.E416]-[.E415])" office:value-type="float" office:value="47719.2387563955" calcext:value-type="float">
            <text:p>47719.2387563955</text:p>
          </table:table-cell>
          <table:table-cell table:formula="of:=[.E416]-[.E415]" office:value-type="float" office:value="0.100420713424683" calcext:value-type="float">
            <text:p>0.100420713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030421.02939" calcext:value-type="float">
            <text:p>1456030421.02939</text:p>
          </table:table-cell>
          <table:table-cell office:value-type="float" office:value="1456030421.02967" calcext:value-type="float">
            <text:p>1456030421.02967</text:p>
          </table:table-cell>
          <table:table-cell office:value-type="float" office:value="4880" calcext:value-type="float">
            <text:p>4880</text:p>
          </table:table-cell>
          <table:table-cell table:formula="of:=[.B417]-[.B$2]" office:value-type="float" office:value="41.4983522891998" calcext:value-type="float">
            <text:p>41.4983522892</text:p>
          </table:table-cell>
          <table:table-cell table:formula="of:=[.D417]/([.E417]-[.E416])" office:value-type="float" office:value="48618.0606175772" calcext:value-type="float">
            <text:p>48618.0606175772</text:p>
          </table:table-cell>
          <table:table-cell table:formula="of:=[.E417]-[.E416]" office:value-type="float" office:value="0.100374221801758" calcext:value-type="float">
            <text:p>0.10037422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030421.12898" calcext:value-type="float">
            <text:p>1456030421.12898</text:p>
          </table:table-cell>
          <table:table-cell office:value-type="float" office:value="1456030421.12926" calcext:value-type="float">
            <text:p>1456030421.12926</text:p>
          </table:table-cell>
          <table:table-cell office:value-type="float" office:value="4976" calcext:value-type="float">
            <text:p>4976</text:p>
          </table:table-cell>
          <table:table-cell table:formula="of:=[.B418]-[.B$2]" office:value-type="float" office:value="41.5979354381561" calcext:value-type="float">
            <text:p>41.5979354382</text:p>
          </table:table-cell>
          <table:table-cell table:formula="of:=[.D418]/([.E418]-[.E417])" office:value-type="float" office:value="49968.293352359" calcext:value-type="float">
            <text:p>49968.293352359</text:p>
          </table:table-cell>
          <table:table-cell table:formula="of:=[.E418]-[.E417]" office:value-type="float" office:value="0.0995831489562988" calcext:value-type="float">
            <text:p>0.09958314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030421.22931" calcext:value-type="float">
            <text:p>1456030421.22931</text:p>
          </table:table-cell>
          <table:table-cell office:value-type="float" office:value="1456030421.22958" calcext:value-type="float">
            <text:p>1456030421.22958</text:p>
          </table:table-cell>
          <table:table-cell office:value-type="float" office:value="5080" calcext:value-type="float">
            <text:p>5080</text:p>
          </table:table-cell>
          <table:table-cell table:formula="of:=[.B419]-[.B$2]" office:value-type="float" office:value="41.6982674598694" calcext:value-type="float">
            <text:p>41.6982674599</text:p>
          </table:table-cell>
          <table:table-cell table:formula="of:=[.D419]/([.E419]-[.E418])" office:value-type="float" office:value="50631.8911276237" calcext:value-type="float">
            <text:p>50631.8911276237</text:p>
          </table:table-cell>
          <table:table-cell table:formula="of:=[.E419]-[.E418]" office:value-type="float" office:value="0.100332021713257" calcext:value-type="float">
            <text:p>0.100332021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030421.32894" calcext:value-type="float">
            <text:p>1456030421.32894</text:p>
          </table:table-cell>
          <table:table-cell office:value-type="float" office:value="1456030421.32922" calcext:value-type="float">
            <text:p>1456030421.32922</text:p>
          </table:table-cell>
          <table:table-cell office:value-type="float" office:value="5184" calcext:value-type="float">
            <text:p>5184</text:p>
          </table:table-cell>
          <table:table-cell table:formula="of:=[.B420]-[.B$2]" office:value-type="float" office:value="41.7978992462158" calcext:value-type="float">
            <text:p>41.7978992462</text:p>
          </table:table-cell>
          <table:table-cell table:formula="of:=[.D420]/([.E420]-[.E419])" office:value-type="float" office:value="52031.5874090063" calcext:value-type="float">
            <text:p>52031.5874090063</text:p>
          </table:table-cell>
          <table:table-cell table:formula="of:=[.E420]-[.E419]" office:value-type="float" office:value="0.0996317863464356" calcext:value-type="float">
            <text:p>0.099631786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030421.42951" calcext:value-type="float">
            <text:p>1456030421.42951</text:p>
          </table:table-cell>
          <table:table-cell office:value-type="float" office:value="1456030421.4298" calcext:value-type="float">
            <text:p>1456030421.4298</text:p>
          </table:table-cell>
          <table:table-cell office:value-type="float" office:value="5296" calcext:value-type="float">
            <text:p>5296</text:p>
          </table:table-cell>
          <table:table-cell table:formula="of:=[.B421]-[.B$2]" office:value-type="float" office:value="41.898472070694" calcext:value-type="float">
            <text:p>41.8984720707</text:p>
          </table:table-cell>
          <table:table-cell table:formula="of:=[.D421]/([.E421]-[.E420])" office:value-type="float" office:value="52658.3600239905" calcext:value-type="float">
            <text:p>52658.3600239905</text:p>
          </table:table-cell>
          <table:table-cell table:formula="of:=[.E421]-[.E420]" office:value-type="float" office:value="0.100572824478149" calcext:value-type="float">
            <text:p>0.100572824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030421.5288" calcext:value-type="float">
            <text:p>1456030421.5288</text:p>
          </table:table-cell>
          <table:table-cell office:value-type="float" office:value="1456030421.52907" calcext:value-type="float">
            <text:p>1456030421.52907</text:p>
          </table:table-cell>
          <table:table-cell office:value-type="float" office:value="5408" calcext:value-type="float">
            <text:p>5408</text:p>
          </table:table-cell>
          <table:table-cell table:formula="of:=[.B422]-[.B$2]" office:value-type="float" office:value="41.997759103775" calcext:value-type="float">
            <text:p>41.9977591038</text:p>
          </table:table-cell>
          <table:table-cell table:formula="of:=[.D422]/([.E422]-[.E421])" office:value-type="float" office:value="54468.3412544424" calcext:value-type="float">
            <text:p>54468.3412544424</text:p>
          </table:table-cell>
          <table:table-cell table:formula="of:=[.E422]-[.E421]" office:value-type="float" office:value="0.0992870330810547" calcext:value-type="float">
            <text:p>0.099287033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030421.62946" calcext:value-type="float">
            <text:p>1456030421.62946</text:p>
          </table:table-cell>
          <table:table-cell office:value-type="float" office:value="1456030421.62973" calcext:value-type="float">
            <text:p>1456030421.62973</text:p>
          </table:table-cell>
          <table:table-cell office:value-type="float" office:value="5528" calcext:value-type="float">
            <text:p>5528</text:p>
          </table:table-cell>
          <table:table-cell table:formula="of:=[.B423]-[.B$2]" office:value-type="float" office:value="42.0984241962433" calcext:value-type="float">
            <text:p>42.0984241962</text:p>
          </table:table-cell>
          <table:table-cell table:formula="of:=[.D423]/([.E423]-[.E422])" office:value-type="float" office:value="54914.7660271896" calcext:value-type="float">
            <text:p>54914.7660271896</text:p>
          </table:table-cell>
          <table:table-cell table:formula="of:=[.E423]-[.E422]" office:value-type="float" office:value="0.100665092468262" calcext:value-type="float">
            <text:p>0.10066509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030421.72898" calcext:value-type="float">
            <text:p>1456030421.72898</text:p>
          </table:table-cell>
          <table:table-cell office:value-type="float" office:value="1456030421.72925" calcext:value-type="float">
            <text:p>1456030421.72925</text:p>
          </table:table-cell>
          <table:table-cell office:value-type="float" office:value="5648" calcext:value-type="float">
            <text:p>5648</text:p>
          </table:table-cell>
          <table:table-cell table:formula="of:=[.B424]-[.B$2]" office:value-type="float" office:value="42.1979358196259" calcext:value-type="float">
            <text:p>42.1979358196</text:p>
          </table:table-cell>
          <table:table-cell table:formula="of:=[.D424]/([.E424]-[.E423])" office:value-type="float" office:value="56757.1888390012" calcext:value-type="float">
            <text:p>56757.1888390012</text:p>
          </table:table-cell>
          <table:table-cell table:formula="of:=[.E424]-[.E423]" office:value-type="float" office:value="0.0995116233825684" calcext:value-type="float">
            <text:p>0.099511623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030421.82983" calcext:value-type="float">
            <text:p>1456030421.82983</text:p>
          </table:table-cell>
          <table:table-cell office:value-type="float" office:value="1456030421.8301" calcext:value-type="float">
            <text:p>1456030421.8301</text:p>
          </table:table-cell>
          <table:table-cell office:value-type="float" office:value="5768" calcext:value-type="float">
            <text:p>5768</text:p>
          </table:table-cell>
          <table:table-cell table:formula="of:=[.B425]-[.B$2]" office:value-type="float" office:value="42.2987847328186" calcext:value-type="float">
            <text:p>42.2987847328</text:p>
          </table:table-cell>
          <table:table-cell table:formula="of:=[.D425]/([.E425]-[.E424])" office:value-type="float" office:value="57194.4686104433" calcext:value-type="float">
            <text:p>57194.4686104433</text:p>
          </table:table-cell>
          <table:table-cell table:formula="of:=[.E425]-[.E424]" office:value-type="float" office:value="0.100848913192749" calcext:value-type="float">
            <text:p>0.100848913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030421.92891" calcext:value-type="float">
            <text:p>1456030421.92891</text:p>
          </table:table-cell>
          <table:table-cell office:value-type="float" office:value="1456030421.92919" calcext:value-type="float">
            <text:p>1456030421.92919</text:p>
          </table:table-cell>
          <table:table-cell office:value-type="float" office:value="5896" calcext:value-type="float">
            <text:p>5896</text:p>
          </table:table-cell>
          <table:table-cell table:formula="of:=[.B426]-[.B$2]" office:value-type="float" office:value="42.3978731632233" calcext:value-type="float">
            <text:p>42.3978731632</text:p>
          </table:table-cell>
          <table:table-cell table:formula="of:=[.D426]/([.E426]-[.E425])" office:value-type="float" office:value="59502.4058401326" calcext:value-type="float">
            <text:p>59502.4058401326</text:p>
          </table:table-cell>
          <table:table-cell table:formula="of:=[.E426]-[.E425]" office:value-type="float" office:value="0.0990884304046631" calcext:value-type="float">
            <text:p>0.099088430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030422.02938" calcext:value-type="float">
            <text:p>1456030422.02938</text:p>
          </table:table-cell>
          <table:table-cell office:value-type="float" office:value="1456030422.02966" calcext:value-type="float">
            <text:p>1456030422.02966</text:p>
          </table:table-cell>
          <table:table-cell office:value-type="float" office:value="6024" calcext:value-type="float">
            <text:p>6024</text:p>
          </table:table-cell>
          <table:table-cell table:formula="of:=[.B427]-[.B$2]" office:value-type="float" office:value="42.4983417987824" calcext:value-type="float">
            <text:p>42.4983417988</text:p>
          </table:table-cell>
          <table:table-cell table:formula="of:=[.D427]/([.E427]-[.E426])" office:value-type="float" office:value="59959.0107547295" calcext:value-type="float">
            <text:p>59959.0107547295</text:p>
          </table:table-cell>
          <table:table-cell table:formula="of:=[.E427]-[.E426]" office:value-type="float" office:value="0.100468635559082" calcext:value-type="float">
            <text:p>0.100468635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030422.12891" calcext:value-type="float">
            <text:p>1456030422.12891</text:p>
          </table:table-cell>
          <table:table-cell office:value-type="float" office:value="1456030422.12918" calcext:value-type="float">
            <text:p>1456030422.12918</text:p>
          </table:table-cell>
          <table:table-cell office:value-type="float" office:value="6144" calcext:value-type="float">
            <text:p>6144</text:p>
          </table:table-cell>
          <table:table-cell table:formula="of:=[.B428]-[.B$2]" office:value-type="float" office:value="42.5978646278381" calcext:value-type="float">
            <text:p>42.5978646278</text:p>
          </table:table-cell>
          <table:table-cell table:formula="of:=[.D428]/([.E428]-[.E427])" office:value-type="float" office:value="61734.5794757911" calcext:value-type="float">
            <text:p>61734.5794757911</text:p>
          </table:table-cell>
          <table:table-cell table:formula="of:=[.E428]-[.E427]" office:value-type="float" office:value="0.0995228290557861" calcext:value-type="float">
            <text:p>0.09952282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030422.22923" calcext:value-type="float">
            <text:p>1456030422.22923</text:p>
          </table:table-cell>
          <table:table-cell office:value-type="float" office:value="1456030422.22949" calcext:value-type="float">
            <text:p>1456030422.22949</text:p>
          </table:table-cell>
          <table:table-cell office:value-type="float" office:value="6272" calcext:value-type="float">
            <text:p>6272</text:p>
          </table:table-cell>
          <table:table-cell table:formula="of:=[.B429]-[.B$2]" office:value-type="float" office:value="42.6981852054596" calcext:value-type="float">
            <text:p>42.6981852055</text:p>
          </table:table-cell>
          <table:table-cell table:formula="of:=[.D429]/([.E429]-[.E428])" office:value-type="float" office:value="62519.5762295764" calcext:value-type="float">
            <text:p>62519.5762295764</text:p>
          </table:table-cell>
          <table:table-cell table:formula="of:=[.E429]-[.E428]" office:value-type="float" office:value="0.10032057762146" calcext:value-type="float">
            <text:p>0.100320577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030422.32886" calcext:value-type="float">
            <text:p>1456030422.32886</text:p>
          </table:table-cell>
          <table:table-cell office:value-type="float" office:value="1456030422.32914" calcext:value-type="float">
            <text:p>1456030422.32914</text:p>
          </table:table-cell>
          <table:table-cell office:value-type="float" office:value="6392" calcext:value-type="float">
            <text:p>6392</text:p>
          </table:table-cell>
          <table:table-cell table:formula="of:=[.B430]-[.B$2]" office:value-type="float" office:value="42.7978241443634" calcext:value-type="float">
            <text:p>42.7978241444</text:p>
          </table:table-cell>
          <table:table-cell table:formula="of:=[.D430]/([.E430]-[.E429])" office:value-type="float" office:value="64151.6265661042" calcext:value-type="float">
            <text:p>64151.6265661042</text:p>
          </table:table-cell>
          <table:table-cell table:formula="of:=[.E430]-[.E429]" office:value-type="float" office:value="0.0996389389038086" calcext:value-type="float">
            <text:p>0.099638938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030422.42936" calcext:value-type="float">
            <text:p>1456030422.42936</text:p>
          </table:table-cell>
          <table:table-cell office:value-type="float" office:value="1456030422.42964" calcext:value-type="float">
            <text:p>1456030422.42964</text:p>
          </table:table-cell>
          <table:table-cell office:value-type="float" office:value="6520" calcext:value-type="float">
            <text:p>6520</text:p>
          </table:table-cell>
          <table:table-cell table:formula="of:=[.B431]-[.B$2]" office:value-type="float" office:value="42.8983166217804" calcext:value-type="float">
            <text:p>42.8983166218</text:p>
          </table:table-cell>
          <table:table-cell table:formula="of:=[.D431]/([.E431]-[.E430])" office:value-type="float" office:value="64880.4782963539" calcext:value-type="float">
            <text:p>64880.4782963539</text:p>
          </table:table-cell>
          <table:table-cell table:formula="of:=[.E431]-[.E430]" office:value-type="float" office:value="0.100492477416992" calcext:value-type="float">
            <text:p>0.100492477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030422.52898" calcext:value-type="float">
            <text:p>1456030422.52898</text:p>
          </table:table-cell>
          <table:table-cell office:value-type="float" office:value="1456030422.52925" calcext:value-type="float">
            <text:p>1456030422.52925</text:p>
          </table:table-cell>
          <table:table-cell office:value-type="float" office:value="6640" calcext:value-type="float">
            <text:p>6640</text:p>
          </table:table-cell>
          <table:table-cell table:formula="of:=[.B432]-[.B$2]" office:value-type="float" office:value="42.9979434013367" calcext:value-type="float">
            <text:p>42.9979434013</text:p>
          </table:table-cell>
          <table:table-cell table:formula="of:=[.D432]/([.E432]-[.E431])" office:value-type="float" office:value="66648.7467483517" calcext:value-type="float">
            <text:p>66648.7467483517</text:p>
          </table:table-cell>
          <table:table-cell table:formula="of:=[.E432]-[.E431]" office:value-type="float" office:value="0.0996267795562744" calcext:value-type="float">
            <text:p>0.099626779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030422.62941" calcext:value-type="float">
            <text:p>1456030422.62941</text:p>
          </table:table-cell>
          <table:table-cell office:value-type="float" office:value="1456030422.62967" calcext:value-type="float">
            <text:p>1456030422.62967</text:p>
          </table:table-cell>
          <table:table-cell office:value-type="float" office:value="6760" calcext:value-type="float">
            <text:p>6760</text:p>
          </table:table-cell>
          <table:table-cell table:formula="of:=[.B433]-[.B$2]" office:value-type="float" office:value="43.0983648300171" calcext:value-type="float">
            <text:p>43.09836483</text:p>
          </table:table-cell>
          <table:table-cell table:formula="of:=[.D433]/([.E433]-[.E432])" office:value-type="float" office:value="67316.309764054" calcext:value-type="float">
            <text:p>67316.309764054</text:p>
          </table:table-cell>
          <table:table-cell table:formula="of:=[.E433]-[.E432]" office:value-type="float" office:value="0.10042142868042" calcext:value-type="float">
            <text:p>0.100421428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030422.72906" calcext:value-type="float">
            <text:p>1456030422.72906</text:p>
          </table:table-cell>
          <table:table-cell office:value-type="float" office:value="1456030422.72933" calcext:value-type="float">
            <text:p>1456030422.72933</text:p>
          </table:table-cell>
          <table:table-cell office:value-type="float" office:value="6872" calcext:value-type="float">
            <text:p>6872</text:p>
          </table:table-cell>
          <table:table-cell table:formula="of:=[.B434]-[.B$2]" office:value-type="float" office:value="43.1980192661285" calcext:value-type="float">
            <text:p>43.1980192661</text:p>
          </table:table-cell>
          <table:table-cell table:formula="of:=[.D434]/([.E434]-[.E433])" office:value-type="float" office:value="68958.2949655606" calcext:value-type="float">
            <text:p>68958.2949655606</text:p>
          </table:table-cell>
          <table:table-cell table:formula="of:=[.E434]-[.E433]" office:value-type="float" office:value="0.0996544361114502" calcext:value-type="float">
            <text:p>0.099654436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030422.82953" calcext:value-type="float">
            <text:p>1456030422.82953</text:p>
          </table:table-cell>
          <table:table-cell office:value-type="float" office:value="1456030422.8298" calcext:value-type="float">
            <text:p>1456030422.8298</text:p>
          </table:table-cell>
          <table:table-cell office:value-type="float" office:value="6984" calcext:value-type="float">
            <text:p>6984</text:p>
          </table:table-cell>
          <table:table-cell table:formula="of:=[.B435]-[.B$2]" office:value-type="float" office:value="43.298487663269" calcext:value-type="float">
            <text:p>43.2984876633</text:p>
          </table:table-cell>
          <table:table-cell table:formula="of:=[.D435]/([.E435]-[.E434])" office:value-type="float" office:value="69514.3965543018" calcext:value-type="float">
            <text:p>69514.3965543018</text:p>
          </table:table-cell>
          <table:table-cell table:formula="of:=[.E435]-[.E434]" office:value-type="float" office:value="0.100468397140503" calcext:value-type="float">
            <text:p>0.100468397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030422.92871" calcext:value-type="float">
            <text:p>1456030422.92871</text:p>
          </table:table-cell>
          <table:table-cell office:value-type="float" office:value="1456030422.92898" calcext:value-type="float">
            <text:p>1456030422.92898</text:p>
          </table:table-cell>
          <table:table-cell office:value-type="float" office:value="7088" calcext:value-type="float">
            <text:p>7088</text:p>
          </table:table-cell>
          <table:table-cell table:formula="of:=[.B436]-[.B$2]" office:value-type="float" office:value="43.3976695537567" calcext:value-type="float">
            <text:p>43.3976695538</text:p>
          </table:table-cell>
          <table:table-cell table:formula="of:=[.D436]/([.E436]-[.E435])" office:value-type="float" office:value="71464.6591746615" calcext:value-type="float">
            <text:p>71464.6591746615</text:p>
          </table:table-cell>
          <table:table-cell table:formula="of:=[.E436]-[.E435]" office:value-type="float" office:value="0.0991818904876709" calcext:value-type="float">
            <text:p>0.099181890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030423.02916" calcext:value-type="float">
            <text:p>1456030423.02916</text:p>
          </table:table-cell>
          <table:table-cell office:value-type="float" office:value="1456030423.02944" calcext:value-type="float">
            <text:p>1456030423.02944</text:p>
          </table:table-cell>
          <table:table-cell office:value-type="float" office:value="7192" calcext:value-type="float">
            <text:p>7192</text:p>
          </table:table-cell>
          <table:table-cell table:formula="of:=[.B437]-[.B$2]" office:value-type="float" office:value="43.498122215271" calcext:value-type="float">
            <text:p>43.4981222153</text:p>
          </table:table-cell>
          <table:table-cell table:formula="of:=[.D437]/([.E437]-[.E436])" office:value-type="float" office:value="71595.9128566987" calcext:value-type="float">
            <text:p>71595.9128566987</text:p>
          </table:table-cell>
          <table:table-cell table:formula="of:=[.E437]-[.E436]" office:value-type="float" office:value="0.100452661514282" calcext:value-type="float">
            <text:p>0.10045266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030423.12858" calcext:value-type="float">
            <text:p>1456030423.12858</text:p>
          </table:table-cell>
          <table:table-cell office:value-type="float" office:value="1456030423.12885" calcext:value-type="float">
            <text:p>1456030423.12885</text:p>
          </table:table-cell>
          <table:table-cell office:value-type="float" office:value="7288" calcext:value-type="float">
            <text:p>7288</text:p>
          </table:table-cell>
          <table:table-cell table:formula="of:=[.B438]-[.B$2]" office:value-type="float" office:value="43.597537279129" calcext:value-type="float">
            <text:p>43.5975372791</text:p>
          </table:table-cell>
          <table:table-cell table:formula="of:=[.D438]/([.E438]-[.E437])" office:value-type="float" office:value="73308.8097233181" calcext:value-type="float">
            <text:p>73308.8097233181</text:p>
          </table:table-cell>
          <table:table-cell table:formula="of:=[.E438]-[.E437]" office:value-type="float" office:value="0.0994150638580322" calcext:value-type="float">
            <text:p>0.099415063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030423.22916" calcext:value-type="float">
            <text:p>1456030423.22916</text:p>
          </table:table-cell>
          <table:table-cell office:value-type="float" office:value="1456030423.22943" calcext:value-type="float">
            <text:p>1456030423.22943</text:p>
          </table:table-cell>
          <table:table-cell office:value-type="float" office:value="7384" calcext:value-type="float">
            <text:p>7384</text:p>
          </table:table-cell>
          <table:table-cell table:formula="of:=[.B439]-[.B$2]" office:value-type="float" office:value="43.6981177330017" calcext:value-type="float">
            <text:p>43.698117733</text:p>
          </table:table-cell>
          <table:table-cell table:formula="of:=[.D439]/([.E439]-[.E438])" office:value-type="float" office:value="73413.8663695732" calcext:value-type="float">
            <text:p>73413.8663695732</text:p>
          </table:table-cell>
          <table:table-cell table:formula="of:=[.E439]-[.E438]" office:value-type="float" office:value="0.100580453872681" calcext:value-type="float">
            <text:p>0.100580453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030423.32982" calcext:value-type="float">
            <text:p>1456030423.32982</text:p>
          </table:table-cell>
          <table:table-cell office:value-type="float" office:value="1456030423.33009" calcext:value-type="float">
            <text:p>1456030423.33009</text:p>
          </table:table-cell>
          <table:table-cell office:value-type="float" office:value="7464" calcext:value-type="float">
            <text:p>7464</text:p>
          </table:table-cell>
          <table:table-cell table:formula="of:=[.B440]-[.B$2]" office:value-type="float" office:value="43.7987775802612" calcext:value-type="float">
            <text:p>43.7987775803</text:p>
          </table:table-cell>
          <table:table-cell table:formula="of:=[.D440]/([.E440]-[.E439])" office:value-type="float" office:value="74150.718515957" calcext:value-type="float">
            <text:p>74150.718515957</text:p>
          </table:table-cell>
          <table:table-cell table:formula="of:=[.E440]-[.E439]" office:value-type="float" office:value="0.100659847259521" calcext:value-type="float">
            <text:p>0.100659847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030423.43769" calcext:value-type="float">
            <text:p>1456030423.43769</text:p>
          </table:table-cell>
          <table:table-cell office:value-type="float" office:value="1456030423.43797" calcext:value-type="float">
            <text:p>1456030423.43797</text:p>
          </table:table-cell>
          <table:table-cell office:value-type="float" office:value="7544" calcext:value-type="float">
            <text:p>7544</text:p>
          </table:table-cell>
          <table:table-cell table:formula="of:=[.B441]-[.B$2]" office:value-type="float" office:value="43.9066474437714" calcext:value-type="float">
            <text:p>43.9066474438</text:p>
          </table:table-cell>
          <table:table-cell table:formula="of:=[.D441]/([.E441]-[.E440])" office:value-type="float" office:value="69936.1226065834" calcext:value-type="float">
            <text:p>69936.1226065834</text:p>
          </table:table-cell>
          <table:table-cell table:formula="of:=[.E441]-[.E440]" office:value-type="float" office:value="0.107869863510132" calcext:value-type="float">
            <text:p>0.107869863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030423.62905" calcext:value-type="float">
            <text:p>1456030423.62905</text:p>
          </table:table-cell>
          <table:table-cell office:value-type="float" office:value="1456030423.62932" calcext:value-type="float">
            <text:p>1456030423.62932</text:p>
          </table:table-cell>
          <table:table-cell office:value-type="float" office:value="7616" calcext:value-type="float">
            <text:p>7616</text:p>
          </table:table-cell>
          <table:table-cell table:formula="of:=[.B442]-[.B$2]" office:value-type="float" office:value="44.0980045795441" calcext:value-type="float">
            <text:p>44.0980045795</text:p>
          </table:table-cell>
          <table:table-cell table:formula="of:=[.D442]/([.E442]-[.E441])" office:value-type="float" office:value="39799.9268187538" calcext:value-type="float">
            <text:p>39799.9268187538</text:p>
          </table:table-cell>
          <table:table-cell table:formula="of:=[.E442]-[.E441]" office:value-type="float" office:value="0.191357135772705" calcext:value-type="float">
            <text:p>0.191357135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030423.7298" calcext:value-type="float">
            <text:p>1456030423.7298</text:p>
          </table:table-cell>
          <table:table-cell office:value-type="float" office:value="1456030423.73008" calcext:value-type="float">
            <text:p>1456030423.73008</text:p>
          </table:table-cell>
          <table:table-cell office:value-type="float" office:value="7680" calcext:value-type="float">
            <text:p>7680</text:p>
          </table:table-cell>
          <table:table-cell table:formula="of:=[.B443]-[.B$2]" office:value-type="float" office:value="44.1987600326538" calcext:value-type="float">
            <text:p>44.1987600327</text:p>
          </table:table-cell>
          <table:table-cell table:formula="of:=[.D443]/([.E443]-[.E442])" office:value-type="float" office:value="76224.1621963138" calcext:value-type="float">
            <text:p>76224.1621963138</text:p>
          </table:table-cell>
          <table:table-cell table:formula="of:=[.E443]-[.E442]" office:value-type="float" office:value="0.100755453109741" calcext:value-type="float">
            <text:p>0.100755453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030423.82884" calcext:value-type="float">
            <text:p>1456030423.82884</text:p>
          </table:table-cell>
          <table:table-cell office:value-type="float" office:value="1456030423.82912" calcext:value-type="float">
            <text:p>1456030423.82912</text:p>
          </table:table-cell>
          <table:table-cell office:value-type="float" office:value="7736" calcext:value-type="float">
            <text:p>7736</text:p>
          </table:table-cell>
          <table:table-cell table:formula="of:=[.B444]-[.B$2]" office:value-type="float" office:value="44.2977983951569" calcext:value-type="float">
            <text:p>44.2977983952</text:p>
          </table:table-cell>
          <table:table-cell table:formula="of:=[.D444]/([.E444]-[.E443])" office:value-type="float" office:value="78111.1460699042" calcext:value-type="float">
            <text:p>78111.1460699042</text:p>
          </table:table-cell>
          <table:table-cell table:formula="of:=[.E444]-[.E443]" office:value-type="float" office:value="0.0990383625030518" calcext:value-type="float">
            <text:p>0.09903836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030423.92903" calcext:value-type="float">
            <text:p>1456030423.92903</text:p>
          </table:table-cell>
          <table:table-cell office:value-type="float" office:value="1456030423.9293" calcext:value-type="float">
            <text:p>1456030423.9293</text:p>
          </table:table-cell>
          <table:table-cell office:value-type="float" office:value="7784" calcext:value-type="float">
            <text:p>7784</text:p>
          </table:table-cell>
          <table:table-cell table:formula="of:=[.B445]-[.B$2]" office:value-type="float" office:value="44.3979873657227" calcext:value-type="float">
            <text:p>44.3979873657</text:p>
          </table:table-cell>
          <table:table-cell table:formula="of:=[.D445]/([.E445]-[.E444])" office:value-type="float" office:value="77693.1827529669" calcext:value-type="float">
            <text:p>77693.1827529669</text:p>
          </table:table-cell>
          <table:table-cell table:formula="of:=[.E445]-[.E444]" office:value-type="float" office:value="0.100188970565796" calcext:value-type="float">
            <text:p>0.100188970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030424.03939" calcext:value-type="float">
            <text:p>1456030424.03939</text:p>
          </table:table-cell>
          <table:table-cell office:value-type="float" office:value="1456030424.03966" calcext:value-type="float">
            <text:p>1456030424.03966</text:p>
          </table:table-cell>
          <table:table-cell office:value-type="float" office:value="7816" calcext:value-type="float">
            <text:p>7816</text:p>
          </table:table-cell>
          <table:table-cell table:formula="of:=[.B446]-[.B$2]" office:value-type="float" office:value="44.5083448886871" calcext:value-type="float">
            <text:p>44.5083448887</text:p>
          </table:table-cell>
          <table:table-cell table:formula="of:=[.D446]/([.E446]-[.E445])" office:value-type="float" office:value="70824.3515262286" calcext:value-type="float">
            <text:p>70824.3515262286</text:p>
          </table:table-cell>
          <table:table-cell table:formula="of:=[.E446]-[.E445]" office:value-type="float" office:value="0.110357522964478" calcext:value-type="float">
            <text:p>0.11035752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030424.22936" calcext:value-type="float">
            <text:p>1456030424.22936</text:p>
          </table:table-cell>
          <table:table-cell office:value-type="float" office:value="1456030424.22964" calcext:value-type="float">
            <text:p>1456030424.22964</text:p>
          </table:table-cell>
          <table:table-cell office:value-type="float" office:value="7848" calcext:value-type="float">
            <text:p>7848</text:p>
          </table:table-cell>
          <table:table-cell table:formula="of:=[.B447]-[.B$2]" office:value-type="float" office:value="44.6983182430267" calcext:value-type="float">
            <text:p>44.698318243</text:p>
          </table:table-cell>
          <table:table-cell table:formula="of:=[.D447]/([.E447]-[.E446])" office:value-type="float" office:value="41311.0566336097" calcext:value-type="float">
            <text:p>41311.0566336097</text:p>
          </table:table-cell>
          <table:table-cell table:formula="of:=[.E447]-[.E446]" office:value-type="float" office:value="0.1899733543396" calcext:value-type="float">
            <text:p>0.189973354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030424.33003" calcext:value-type="float">
            <text:p>1456030424.33003</text:p>
          </table:table-cell>
          <table:table-cell office:value-type="float" office:value="1456030424.33053" calcext:value-type="float">
            <text:p>1456030424.33053</text:p>
          </table:table-cell>
          <table:table-cell office:value-type="float" office:value="7872" calcext:value-type="float">
            <text:p>7872</text:p>
          </table:table-cell>
          <table:table-cell table:formula="of:=[.B448]-[.B$2]" office:value-type="float" office:value="44.7989935874939" calcext:value-type="float">
            <text:p>44.7989935875</text:p>
          </table:table-cell>
          <table:table-cell table:formula="of:=[.D448]/([.E448]-[.E447])" office:value-type="float" office:value="78191.9350925845" calcext:value-type="float">
            <text:p>78191.9350925845</text:p>
          </table:table-cell>
          <table:table-cell table:formula="of:=[.E448]-[.E447]" office:value-type="float" office:value="0.100675344467163" calcext:value-type="float">
            <text:p>0.100675344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030424.4293" calcext:value-type="float">
            <text:p>1456030424.4293</text:p>
          </table:table-cell>
          <table:table-cell office:value-type="float" office:value="1456030424.42988" calcext:value-type="float">
            <text:p>1456030424.42988</text:p>
          </table:table-cell>
          <table:table-cell office:value-type="float" office:value="7888" calcext:value-type="float">
            <text:p>7888</text:p>
          </table:table-cell>
          <table:table-cell table:formula="of:=[.B449]-[.B$2]" office:value-type="float" office:value="44.8982570171356" calcext:value-type="float">
            <text:p>44.8982570171</text:p>
          </table:table-cell>
          <table:table-cell table:formula="of:=[.D449]/([.E449]-[.E448])" office:value-type="float" office:value="79465.3179773311" calcext:value-type="float">
            <text:p>79465.3179773311</text:p>
          </table:table-cell>
          <table:table-cell table:formula="of:=[.E449]-[.E448]" office:value-type="float" office:value="0.0992634296417236" calcext:value-type="float">
            <text:p>0.099263429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030424.53094" calcext:value-type="float">
            <text:p>1456030424.53094</text:p>
          </table:table-cell>
          <table:table-cell office:value-type="float" office:value="1456030424.53147" calcext:value-type="float">
            <text:p>1456030424.53147</text:p>
          </table:table-cell>
          <table:table-cell office:value-type="float" office:value="7888" calcext:value-type="float">
            <text:p>7888</text:p>
          </table:table-cell>
          <table:table-cell table:formula="of:=[.B450]-[.B$2]" office:value-type="float" office:value="44.9999001026154" calcext:value-type="float">
            <text:p>44.9999001026</text:p>
          </table:table-cell>
          <table:table-cell table:formula="of:=[.D450]/([.E450]-[.E449])" office:value-type="float" office:value="77604.8853964843" calcext:value-type="float">
            <text:p>77604.8853964843</text:p>
          </table:table-cell>
          <table:table-cell table:formula="of:=[.E450]-[.E449]" office:value-type="float" office:value="0.101643085479736" calcext:value-type="float">
            <text:p>0.101643085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030424.72965" calcext:value-type="float">
            <text:p>1456030424.72965</text:p>
          </table:table-cell>
          <table:table-cell office:value-type="float" office:value="1456030424.72996" calcext:value-type="float">
            <text:p>1456030424.72996</text:p>
          </table:table-cell>
          <table:table-cell office:value-type="float" office:value="7888" calcext:value-type="float">
            <text:p>7888</text:p>
          </table:table-cell>
          <table:table-cell table:formula="of:=[.B451]-[.B$2]" office:value-type="float" office:value="45.1986141204834" calcext:value-type="float">
            <text:p>45.1986141205</text:p>
          </table:table-cell>
          <table:table-cell table:formula="of:=[.D451]/([.E451]-[.E450])" office:value-type="float" office:value="39695.236826413" calcext:value-type="float">
            <text:p>39695.236826413</text:p>
          </table:table-cell>
          <table:table-cell table:formula="of:=[.E451]-[.E450]" office:value-type="float" office:value="0.198714017868042" calcext:value-type="float">
            <text:p>0.198714017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030424.82948" calcext:value-type="float">
            <text:p>1456030424.82948</text:p>
          </table:table-cell>
          <table:table-cell office:value-type="float" office:value="1456030424.82975" calcext:value-type="float">
            <text:p>1456030424.82975</text:p>
          </table:table-cell>
          <table:table-cell office:value-type="float" office:value="7872" calcext:value-type="float">
            <text:p>7872</text:p>
          </table:table-cell>
          <table:table-cell table:formula="of:=[.B452]-[.B$2]" office:value-type="float" office:value="45.2984344959259" calcext:value-type="float">
            <text:p>45.2984344959</text:p>
          </table:table-cell>
          <table:table-cell table:formula="of:=[.D452]/([.E452]-[.E451])" office:value-type="float" office:value="78861.654898645" calcext:value-type="float">
            <text:p>78861.654898645</text:p>
          </table:table-cell>
          <table:table-cell table:formula="of:=[.E452]-[.E451]" office:value-type="float" office:value="0.0998203754425049" calcext:value-type="float">
            <text:p>0.099820375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030424.92854" calcext:value-type="float">
            <text:p>1456030424.92854</text:p>
          </table:table-cell>
          <table:table-cell office:value-type="float" office:value="1456030424.92881" calcext:value-type="float">
            <text:p>1456030424.92881</text:p>
          </table:table-cell>
          <table:table-cell office:value-type="float" office:value="7856" calcext:value-type="float">
            <text:p>7856</text:p>
          </table:table-cell>
          <table:table-cell table:formula="of:=[.B453]-[.B$2]" office:value-type="float" office:value="45.397495508194" calcext:value-type="float">
            <text:p>45.3974955082</text:p>
          </table:table-cell>
          <table:table-cell table:formula="of:=[.D453]/([.E453]-[.E452])" office:value-type="float" office:value="79304.6610379983" calcext:value-type="float">
            <text:p>79304.6610379983</text:p>
          </table:table-cell>
          <table:table-cell table:formula="of:=[.E453]-[.E452]" office:value-type="float" office:value="0.0990610122680664" calcext:value-type="float">
            <text:p>0.099061012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030425.03055" calcext:value-type="float">
            <text:p>1456030425.03055</text:p>
          </table:table-cell>
          <table:table-cell office:value-type="float" office:value="1456030425.03082" calcext:value-type="float">
            <text:p>1456030425.03082</text:p>
          </table:table-cell>
          <table:table-cell office:value-type="float" office:value="7824" calcext:value-type="float">
            <text:p>7824</text:p>
          </table:table-cell>
          <table:table-cell table:formula="of:=[.B454]-[.B$2]" office:value-type="float" office:value="45.4995110034943" calcext:value-type="float">
            <text:p>45.4995110035</text:p>
          </table:table-cell>
          <table:table-cell table:formula="of:=[.D454]/([.E454]-[.E453])" office:value-type="float" office:value="76694.2313711193" calcext:value-type="float">
            <text:p>76694.2313711193</text:p>
          </table:table-cell>
          <table:table-cell table:formula="of:=[.E454]-[.E453]" office:value-type="float" office:value="0.102015495300293" calcext:value-type="float">
            <text:p>0.102015495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030425.22885" calcext:value-type="float">
            <text:p>1456030425.22885</text:p>
          </table:table-cell>
          <table:table-cell office:value-type="float" office:value="1456030425.22913" calcext:value-type="float">
            <text:p>1456030425.22913</text:p>
          </table:table-cell>
          <table:table-cell office:value-type="float" office:value="7784" calcext:value-type="float">
            <text:p>7784</text:p>
          </table:table-cell>
          <table:table-cell table:formula="of:=[.B455]-[.B$2]" office:value-type="float" office:value="45.6978125572205" calcext:value-type="float">
            <text:p>45.6978125572</text:p>
          </table:table-cell>
          <table:table-cell table:formula="of:=[.D455]/([.E455]-[.E454])" office:value-type="float" office:value="39253.3485176204" calcext:value-type="float">
            <text:p>39253.3485176204</text:p>
          </table:table-cell>
          <table:table-cell table:formula="of:=[.E455]-[.E454]" office:value-type="float" office:value="0.198301553726196" calcext:value-type="float">
            <text:p>0.198301553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030425.32935" calcext:value-type="float">
            <text:p>1456030425.32935</text:p>
          </table:table-cell>
          <table:table-cell office:value-type="float" office:value="1456030425.32962" calcext:value-type="float">
            <text:p>1456030425.32962</text:p>
          </table:table-cell>
          <table:table-cell office:value-type="float" office:value="7744" calcext:value-type="float">
            <text:p>7744</text:p>
          </table:table-cell>
          <table:table-cell table:formula="of:=[.B456]-[.B$2]" office:value-type="float" office:value="45.7983100414276" calcext:value-type="float">
            <text:p>45.7983100414</text:p>
          </table:table-cell>
          <table:table-cell table:formula="of:=[.D456]/([.E456]-[.E455])" office:value-type="float" office:value="77056.6553092758" calcext:value-type="float">
            <text:p>77056.6553092758</text:p>
          </table:table-cell>
          <table:table-cell table:formula="of:=[.E456]-[.E455]" office:value-type="float" office:value="0.100497484207153" calcext:value-type="float">
            <text:p>0.100497484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030425.42893" calcext:value-type="float">
            <text:p>1456030425.42893</text:p>
          </table:table-cell>
          <table:table-cell office:value-type="float" office:value="1456030425.4292" calcext:value-type="float">
            <text:p>1456030425.4292</text:p>
          </table:table-cell>
          <table:table-cell office:value-type="float" office:value="7688" calcext:value-type="float">
            <text:p>7688</text:p>
          </table:table-cell>
          <table:table-cell table:formula="of:=[.B457]-[.B$2]" office:value-type="float" office:value="45.8978891372681" calcext:value-type="float">
            <text:p>45.8978891373</text:p>
          </table:table-cell>
          <table:table-cell table:formula="of:=[.D457]/([.E457]-[.E456])" office:value-type="float" office:value="77204.9588833156" calcext:value-type="float">
            <text:p>77204.9588833156</text:p>
          </table:table-cell>
          <table:table-cell table:formula="of:=[.E457]-[.E456]" office:value-type="float" office:value="0.0995790958404541" calcext:value-type="float">
            <text:p>0.099579095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030425.52941" calcext:value-type="float">
            <text:p>1456030425.52941</text:p>
          </table:table-cell>
          <table:table-cell office:value-type="float" office:value="1456030425.52968" calcext:value-type="float">
            <text:p>1456030425.52968</text:p>
          </table:table-cell>
          <table:table-cell office:value-type="float" office:value="7624" calcext:value-type="float">
            <text:p>7624</text:p>
          </table:table-cell>
          <table:table-cell table:formula="of:=[.B458]-[.B$2]" office:value-type="float" office:value="45.9983685016632" calcext:value-type="float">
            <text:p>45.9983685017</text:p>
          </table:table-cell>
          <table:table-cell table:formula="of:=[.D458]/([.E458]-[.E457])" office:value-type="float" office:value="75876.2761477882" calcext:value-type="float">
            <text:p>75876.2761477882</text:p>
          </table:table-cell>
          <table:table-cell table:formula="of:=[.E458]-[.E457]" office:value-type="float" office:value="0.100479364395142" calcext:value-type="float">
            <text:p>0.100479364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030425.63543" calcext:value-type="float">
            <text:p>1456030425.63543</text:p>
          </table:table-cell>
          <table:table-cell office:value-type="float" office:value="1456030425.63608" calcext:value-type="float">
            <text:p>1456030425.63608</text:p>
          </table:table-cell>
          <table:table-cell office:value-type="float" office:value="7552" calcext:value-type="float">
            <text:p>7552</text:p>
          </table:table-cell>
          <table:table-cell table:formula="of:=[.B459]-[.B$2]" office:value-type="float" office:value="46.1043846607208" calcext:value-type="float">
            <text:p>46.1043846607</text:p>
          </table:table-cell>
          <table:table-cell table:formula="of:=[.D459]/([.E459]-[.E458])" office:value-type="float" office:value="71234.4237626613" calcext:value-type="float">
            <text:p>71234.4237626613</text:p>
          </table:table-cell>
          <table:table-cell table:formula="of:=[.E459]-[.E458]" office:value-type="float" office:value="0.106016159057617" calcext:value-type="float">
            <text:p>0.106016159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030425.82908" calcext:value-type="float">
            <text:p>1456030425.82908</text:p>
          </table:table-cell>
          <table:table-cell office:value-type="float" office:value="1456030425.82936" calcext:value-type="float">
            <text:p>1456030425.82936</text:p>
          </table:table-cell>
          <table:table-cell office:value-type="float" office:value="7480" calcext:value-type="float">
            <text:p>7480</text:p>
          </table:table-cell>
          <table:table-cell table:formula="of:=[.B460]-[.B$2]" office:value-type="float" office:value="46.298038482666" calcext:value-type="float">
            <text:p>46.2980384827</text:p>
          </table:table-cell>
          <table:table-cell table:formula="of:=[.D460]/([.E460]-[.E459])" office:value-type="float" office:value="38625.6254839992" calcext:value-type="float">
            <text:p>38625.6254839992</text:p>
          </table:table-cell>
          <table:table-cell table:formula="of:=[.E460]-[.E459]" office:value-type="float" office:value="0.19365382194519" calcext:value-type="float">
            <text:p>0.193653821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030425.92913" calcext:value-type="float">
            <text:p>1456030425.92913</text:p>
          </table:table-cell>
          <table:table-cell office:value-type="float" office:value="1456030425.92936" calcext:value-type="float">
            <text:p>1456030425.92936</text:p>
          </table:table-cell>
          <table:table-cell office:value-type="float" office:value="7392" calcext:value-type="float">
            <text:p>7392</text:p>
          </table:table-cell>
          <table:table-cell table:formula="of:=[.B461]-[.B$2]" office:value-type="float" office:value="46.3980844020844" calcext:value-type="float">
            <text:p>46.3980844021</text:p>
          </table:table-cell>
          <table:table-cell table:formula="of:=[.D461]/([.E461]-[.E460])" office:value-type="float" office:value="73886.0719455321" calcext:value-type="float">
            <text:p>73886.0719455321</text:p>
          </table:table-cell>
          <table:table-cell table:formula="of:=[.E461]-[.E460]" office:value-type="float" office:value="0.100045919418335" calcext:value-type="float">
            <text:p>0.100045919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030426.02826" calcext:value-type="float">
            <text:p>1456030426.02826</text:p>
          </table:table-cell>
          <table:table-cell office:value-type="float" office:value="1456030426.02848" calcext:value-type="float">
            <text:p>1456030426.02848</text:p>
          </table:table-cell>
          <table:table-cell office:value-type="float" office:value="7304" calcext:value-type="float">
            <text:p>7304</text:p>
          </table:table-cell>
          <table:table-cell table:formula="of:=[.B462]-[.B$2]" office:value-type="float" office:value="46.4972217082977" calcext:value-type="float">
            <text:p>46.4972217083</text:p>
          </table:table-cell>
          <table:table-cell table:formula="of:=[.D462]/([.E462]-[.E461])" office:value-type="float" office:value="73675.5947784095" calcext:value-type="float">
            <text:p>73675.5947784095</text:p>
          </table:table-cell>
          <table:table-cell table:formula="of:=[.E462]-[.E461]" office:value-type="float" office:value="0.0991373062133789" calcext:value-type="float">
            <text:p>0.099137306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030426.12868" calcext:value-type="float">
            <text:p>1456030426.12868</text:p>
          </table:table-cell>
          <table:table-cell office:value-type="float" office:value="1456030426.12889" calcext:value-type="float">
            <text:p>1456030426.12889</text:p>
          </table:table-cell>
          <table:table-cell office:value-type="float" office:value="7208" calcext:value-type="float">
            <text:p>7208</text:p>
          </table:table-cell>
          <table:table-cell table:formula="of:=[.B463]-[.B$2]" office:value-type="float" office:value="46.5976359844208" calcext:value-type="float">
            <text:p>46.5976359844</text:p>
          </table:table-cell>
          <table:table-cell table:formula="of:=[.D463]/([.E463]-[.E462])" office:value-type="float" office:value="71782.6217376439" calcext:value-type="float">
            <text:p>71782.6217376439</text:p>
          </table:table-cell>
          <table:table-cell table:formula="of:=[.E463]-[.E462]" office:value-type="float" office:value="0.100414276123047" calcext:value-type="float">
            <text:p>0.100414276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030426.22869" calcext:value-type="float">
            <text:p>1456030426.22869</text:p>
          </table:table-cell>
          <table:table-cell office:value-type="float" office:value="1456030426.22896" calcext:value-type="float">
            <text:p>1456030426.22896</text:p>
          </table:table-cell>
          <table:table-cell office:value-type="float" office:value="7104" calcext:value-type="float">
            <text:p>7104</text:p>
          </table:table-cell>
          <table:table-cell table:formula="of:=[.B464]-[.B$2]" office:value-type="float" office:value="46.6976497173309" calcext:value-type="float">
            <text:p>46.6976497173</text:p>
          </table:table-cell>
          <table:table-cell table:formula="of:=[.D464]/([.E464]-[.E463])" office:value-type="float" office:value="71030.2454802044" calcext:value-type="float">
            <text:p>71030.2454802044</text:p>
          </table:table-cell>
          <table:table-cell table:formula="of:=[.E464]-[.E463]" office:value-type="float" office:value="0.100013732910156" calcext:value-type="float">
            <text:p>0.100013732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030426.32941" calcext:value-type="float">
            <text:p>1456030426.32941</text:p>
          </table:table-cell>
          <table:table-cell office:value-type="float" office:value="1456030426.32969" calcext:value-type="float">
            <text:p>1456030426.32969</text:p>
          </table:table-cell>
          <table:table-cell office:value-type="float" office:value="7000" calcext:value-type="float">
            <text:p>7000</text:p>
          </table:table-cell>
          <table:table-cell table:formula="of:=[.B465]-[.B$2]" office:value-type="float" office:value="46.7983679771423" calcext:value-type="float">
            <text:p>46.7983679771</text:p>
          </table:table-cell>
          <table:table-cell table:formula="of:=[.D465]/([.E465]-[.E464])" office:value-type="float" office:value="69500.8036587185" calcext:value-type="float">
            <text:p>69500.8036587185</text:p>
          </table:table-cell>
          <table:table-cell table:formula="of:=[.E465]-[.E464]" office:value-type="float" office:value="0.100718259811401" calcext:value-type="float">
            <text:p>0.100718259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030426.42881" calcext:value-type="float">
            <text:p>1456030426.42881</text:p>
          </table:table-cell>
          <table:table-cell office:value-type="float" office:value="1456030426.42908" calcext:value-type="float">
            <text:p>1456030426.42908</text:p>
          </table:table-cell>
          <table:table-cell office:value-type="float" office:value="6888" calcext:value-type="float">
            <text:p>6888</text:p>
          </table:table-cell>
          <table:table-cell table:formula="of:=[.B466]-[.B$2]" office:value-type="float" office:value="46.897766828537" calcext:value-type="float">
            <text:p>46.8977668285</text:p>
          </table:table-cell>
          <table:table-cell table:formula="of:=[.D466]/([.E466]-[.E465])" office:value-type="float" office:value="69296.5753965494" calcext:value-type="float">
            <text:p>69296.5753965494</text:p>
          </table:table-cell>
          <table:table-cell table:formula="of:=[.E466]-[.E465]" office:value-type="float" office:value="0.0993988513946533" calcext:value-type="float">
            <text:p>0.09939885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030426.53179" calcext:value-type="float">
            <text:p>1456030426.53179</text:p>
          </table:table-cell>
          <table:table-cell office:value-type="float" office:value="1456030426.53204" calcext:value-type="float">
            <text:p>1456030426.53204</text:p>
          </table:table-cell>
          <table:table-cell office:value-type="float" office:value="6776" calcext:value-type="float">
            <text:p>6776</text:p>
          </table:table-cell>
          <table:table-cell table:formula="of:=[.B467]-[.B$2]" office:value-type="float" office:value="47.0007510185242" calcext:value-type="float">
            <text:p>47.0007510185</text:p>
          </table:table-cell>
          <table:table-cell table:formula="of:=[.D467]/([.E467]-[.E466])" office:value-type="float" office:value="65796.5072196357" calcext:value-type="float">
            <text:p>65796.5072196357</text:p>
          </table:table-cell>
          <table:table-cell table:formula="of:=[.E467]-[.E466]" office:value-type="float" office:value="0.102984189987183" calcext:value-type="float">
            <text:p>0.1029841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030426.63348" calcext:value-type="float">
            <text:p>1456030426.63348</text:p>
          </table:table-cell>
          <table:table-cell office:value-type="float" office:value="1456030426.63373" calcext:value-type="float">
            <text:p>1456030426.63373</text:p>
          </table:table-cell>
          <table:table-cell office:value-type="float" office:value="6656" calcext:value-type="float">
            <text:p>6656</text:p>
          </table:table-cell>
          <table:table-cell table:formula="of:=[.B468]-[.B$2]" office:value-type="float" office:value="47.1024398803711" calcext:value-type="float">
            <text:p>47.1024398804</text:p>
          </table:table-cell>
          <table:table-cell table:formula="of:=[.D468]/([.E468]-[.E467])" office:value-type="float" office:value="65454.5628607736" calcext:value-type="float">
            <text:p>65454.5628607736</text:p>
          </table:table-cell>
          <table:table-cell table:formula="of:=[.E468]-[.E467]" office:value-type="float" office:value="0.101688861846924" calcext:value-type="float">
            <text:p>0.10168886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030426.73338" calcext:value-type="float">
            <text:p>1456030426.73338</text:p>
          </table:table-cell>
          <table:table-cell office:value-type="float" office:value="1456030426.73362" calcext:value-type="float">
            <text:p>1456030426.73362</text:p>
          </table:table-cell>
          <table:table-cell office:value-type="float" office:value="6536" calcext:value-type="float">
            <text:p>6536</text:p>
          </table:table-cell>
          <table:table-cell table:formula="of:=[.B469]-[.B$2]" office:value-type="float" office:value="47.2023348808289" calcext:value-type="float">
            <text:p>47.2023348808</text:p>
          </table:table-cell>
          <table:table-cell table:formula="of:=[.D469]/([.E469]-[.E468])" office:value-type="float" office:value="65428.6998353183" calcext:value-type="float">
            <text:p>65428.6998353183</text:p>
          </table:table-cell>
          <table:table-cell table:formula="of:=[.E469]-[.E468]" office:value-type="float" office:value="0.0998950004577637" calcext:value-type="float">
            <text:p>0.099895000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030426.83951" calcext:value-type="float">
            <text:p>1456030426.83951</text:p>
          </table:table-cell>
          <table:table-cell office:value-type="float" office:value="1456030426.84001" calcext:value-type="float">
            <text:p>1456030426.84001</text:p>
          </table:table-cell>
          <table:table-cell office:value-type="float" office:value="6416" calcext:value-type="float">
            <text:p>6416</text:p>
          </table:table-cell>
          <table:table-cell table:formula="of:=[.B470]-[.B$2]" office:value-type="float" office:value="47.3084676265717" calcext:value-type="float">
            <text:p>47.3084676266</text:p>
          </table:table-cell>
          <table:table-cell table:formula="of:=[.D470]/([.E470]-[.E469])" office:value-type="float" office:value="60452.5959928384" calcext:value-type="float">
            <text:p>60452.5959928384</text:p>
          </table:table-cell>
          <table:table-cell table:formula="of:=[.E470]-[.E469]" office:value-type="float" office:value="0.106132745742798" calcext:value-type="float">
            <text:p>0.106132745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030427.01473" calcext:value-type="float">
            <text:p>1456030427.01473</text:p>
          </table:table-cell>
          <table:table-cell office:value-type="float" office:value="1456030427.01501" calcext:value-type="float">
            <text:p>1456030427.01501</text:p>
          </table:table-cell>
          <table:table-cell office:value-type="float" office:value="6288" calcext:value-type="float">
            <text:p>6288</text:p>
          </table:table-cell>
          <table:table-cell table:formula="of:=[.B471]-[.B$2]" office:value-type="float" office:value="47.4836859703064" calcext:value-type="float">
            <text:p>47.4836859703</text:p>
          </table:table-cell>
          <table:table-cell table:formula="of:=[.D471]/([.E471]-[.E470])" office:value-type="float" office:value="35886.6535659032" calcext:value-type="float">
            <text:p>35886.6535659032</text:p>
          </table:table-cell>
          <table:table-cell table:formula="of:=[.E471]-[.E470]" office:value-type="float" office:value="0.175218343734741" calcext:value-type="float">
            <text:p>0.175218343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030427.04424" calcext:value-type="float">
            <text:p>1456030427.04424</text:p>
          </table:table-cell>
          <table:table-cell office:value-type="float" office:value="1456030427.04451" calcext:value-type="float">
            <text:p>1456030427.04451</text:p>
          </table:table-cell>
          <table:table-cell office:value-type="float" office:value="6160" calcext:value-type="float">
            <text:p>6160</text:p>
          </table:table-cell>
          <table:table-cell table:formula="of:=[.B472]-[.B$2]" office:value-type="float" office:value="47.5131957530975" calcext:value-type="float">
            <text:p>47.5131957531</text:p>
          </table:table-cell>
          <table:table-cell table:formula="of:=[.D472]/([.E472]-[.E471])" office:value-type="float" office:value="208744.335517439" calcext:value-type="float">
            <text:p>208744.335517439</text:p>
          </table:table-cell>
          <table:table-cell table:formula="of:=[.E472]-[.E471]" office:value-type="float" office:value="0.0295097827911377" calcext:value-type="float">
            <text:p>0.02950978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030427.13517" calcext:value-type="float">
            <text:p>1456030427.13517</text:p>
          </table:table-cell>
          <table:table-cell office:value-type="float" office:value="1456030427.13546" calcext:value-type="float">
            <text:p>1456030427.13546</text:p>
          </table:table-cell>
          <table:table-cell office:value-type="float" office:value="6040" calcext:value-type="float">
            <text:p>6040</text:p>
          </table:table-cell>
          <table:table-cell table:formula="of:=[.B473]-[.B$2]" office:value-type="float" office:value="47.6041338443756" calcext:value-type="float">
            <text:p>47.6041338444</text:p>
          </table:table-cell>
          <table:table-cell table:formula="of:=[.D473]/([.E473]-[.E472])" office:value-type="float" office:value="66418.8121293475" calcext:value-type="float">
            <text:p>66418.8121293475</text:p>
          </table:table-cell>
          <table:table-cell table:formula="of:=[.E473]-[.E472]" office:value-type="float" office:value="0.0909380912780762" calcext:value-type="float">
            <text:p>0.090938091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030427.22889" calcext:value-type="float">
            <text:p>1456030427.22889</text:p>
          </table:table-cell>
          <table:table-cell office:value-type="float" office:value="1456030427.22917" calcext:value-type="float">
            <text:p>1456030427.22917</text:p>
          </table:table-cell>
          <table:table-cell office:value-type="float" office:value="5912" calcext:value-type="float">
            <text:p>5912</text:p>
          </table:table-cell>
          <table:table-cell table:formula="of:=[.B474]-[.B$2]" office:value-type="float" office:value="47.6978490352631" calcext:value-type="float">
            <text:p>47.6978490353</text:p>
          </table:table-cell>
          <table:table-cell table:formula="of:=[.D474]/([.E474]-[.E473])" office:value-type="float" office:value="63084.7565268273" calcext:value-type="float">
            <text:p>63084.7565268273</text:p>
          </table:table-cell>
          <table:table-cell table:formula="of:=[.E474]-[.E473]" office:value-type="float" office:value="0.0937151908874512" calcext:value-type="float">
            <text:p>0.093715190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030427.32928" calcext:value-type="float">
            <text:p>1456030427.32928</text:p>
          </table:table-cell>
          <table:table-cell office:value-type="float" office:value="1456030427.32955" calcext:value-type="float">
            <text:p>1456030427.32955</text:p>
          </table:table-cell>
          <table:table-cell office:value-type="float" office:value="5792" calcext:value-type="float">
            <text:p>5792</text:p>
          </table:table-cell>
          <table:table-cell table:formula="of:=[.B475]-[.B$2]" office:value-type="float" office:value="47.7982356548309" calcext:value-type="float">
            <text:p>47.7982356548</text:p>
          </table:table-cell>
          <table:table-cell table:formula="of:=[.D475]/([.E475]-[.E474])" office:value-type="float" office:value="57696.9323693986" calcext:value-type="float">
            <text:p>57696.9323693986</text:p>
          </table:table-cell>
          <table:table-cell table:formula="of:=[.E475]-[.E474]" office:value-type="float" office:value="0.100386619567871" calcext:value-type="float">
            <text:p>0.100386619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030427.42859" calcext:value-type="float">
            <text:p>1456030427.42859</text:p>
          </table:table-cell>
          <table:table-cell office:value-type="float" office:value="1456030427.42886" calcext:value-type="float">
            <text:p>1456030427.42886</text:p>
          </table:table-cell>
          <table:table-cell office:value-type="float" office:value="5664" calcext:value-type="float">
            <text:p>5664</text:p>
          </table:table-cell>
          <table:table-cell table:formula="of:=[.B476]-[.B$2]" office:value-type="float" office:value="47.8975481987" calcext:value-type="float">
            <text:p>47.8975481987</text:p>
          </table:table-cell>
          <table:table-cell table:formula="of:=[.D476]/([.E476]-[.E475])" office:value-type="float" office:value="57032.0704650376" calcext:value-type="float">
            <text:p>57032.0704650376</text:p>
          </table:table-cell>
          <table:table-cell table:formula="of:=[.E476]-[.E475]" office:value-type="float" office:value="0.0993125438690186" calcext:value-type="float">
            <text:p>0.099312543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030427.6268" calcext:value-type="float">
            <text:p>1456030427.6268</text:p>
          </table:table-cell>
          <table:table-cell office:value-type="float" office:value="1456030427.62707" calcext:value-type="float">
            <text:p>1456030427.62707</text:p>
          </table:table-cell>
          <table:table-cell office:value-type="float" office:value="5544" calcext:value-type="float">
            <text:p>5544</text:p>
          </table:table-cell>
          <table:table-cell table:formula="of:=[.B477]-[.B$2]" office:value-type="float" office:value="48.0957553386688" calcext:value-type="float">
            <text:p>48.0957553387</text:p>
          </table:table-cell>
          <table:table-cell table:formula="of:=[.D477]/([.E477]-[.E476])" office:value-type="float" office:value="27970.7380918299" calcext:value-type="float">
            <text:p>27970.7380918299</text:p>
          </table:table-cell>
          <table:table-cell table:formula="of:=[.E477]-[.E476]" office:value-type="float" office:value="0.198207139968872" calcext:value-type="float">
            <text:p>0.1982071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030427.69726" calcext:value-type="float">
            <text:p>1456030427.69726</text:p>
          </table:table-cell>
          <table:table-cell office:value-type="float" office:value="1456030427.69754" calcext:value-type="float">
            <text:p>1456030427.69754</text:p>
          </table:table-cell>
          <table:table-cell office:value-type="float" office:value="5424" calcext:value-type="float">
            <text:p>5424</text:p>
          </table:table-cell>
          <table:table-cell table:formula="of:=[.B478]-[.B$2]" office:value-type="float" office:value="48.1662216186524" calcext:value-type="float">
            <text:p>48.1662216187</text:p>
          </table:table-cell>
          <table:table-cell table:formula="of:=[.D478]/([.E478]-[.E477])" office:value-type="float" office:value="76972.9862463078" calcext:value-type="float">
            <text:p>76972.9862463078</text:p>
          </table:table-cell>
          <table:table-cell table:formula="of:=[.E478]-[.E477]" office:value-type="float" office:value="0.0704662799835205" calcext:value-type="float">
            <text:p>0.0704662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030427.82862" calcext:value-type="float">
            <text:p>1456030427.82862</text:p>
          </table:table-cell>
          <table:table-cell office:value-type="float" office:value="1456030427.82889" calcext:value-type="float">
            <text:p>1456030427.82889</text:p>
          </table:table-cell>
          <table:table-cell office:value-type="float" office:value="5312" calcext:value-type="float">
            <text:p>5312</text:p>
          </table:table-cell>
          <table:table-cell table:formula="of:=[.B479]-[.B$2]" office:value-type="float" office:value="48.2975769042969" calcext:value-type="float">
            <text:p>48.2975769043</text:p>
          </table:table-cell>
          <table:table-cell table:formula="of:=[.D479]/([.E479]-[.E478])" office:value-type="float" office:value="40439.9409885578" calcext:value-type="float">
            <text:p>40439.9409885578</text:p>
          </table:table-cell>
          <table:table-cell table:formula="of:=[.E479]-[.E478]" office:value-type="float" office:value="0.131355285644531" calcext:value-type="float">
            <text:p>0.131355285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030427.9297" calcext:value-type="float">
            <text:p>1456030427.9297</text:p>
          </table:table-cell>
          <table:table-cell office:value-type="float" office:value="1456030427.92998" calcext:value-type="float">
            <text:p>1456030427.92998</text:p>
          </table:table-cell>
          <table:table-cell office:value-type="float" office:value="5200" calcext:value-type="float">
            <text:p>5200</text:p>
          </table:table-cell>
          <table:table-cell table:formula="of:=[.B480]-[.B$2]" office:value-type="float" office:value="48.3986608982086" calcext:value-type="float">
            <text:p>48.3986608982</text:p>
          </table:table-cell>
          <table:table-cell table:formula="of:=[.D480]/([.E480]-[.E479])" office:value-type="float" office:value="51442.3678642945" calcext:value-type="float">
            <text:p>51442.3678642945</text:p>
          </table:table-cell>
          <table:table-cell table:formula="of:=[.E480]-[.E479]" office:value-type="float" office:value="0.101083993911743" calcext:value-type="float">
            <text:p>0.101083993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030427.94178" calcext:value-type="float">
            <text:p>1456030427.94178</text:p>
          </table:table-cell>
          <table:table-cell office:value-type="float" office:value="1456030427.94355" calcext:value-type="float">
            <text:p>1456030427.94355</text:p>
          </table:table-cell>
          <table:table-cell office:value-type="float" office:value="5096" calcext:value-type="float">
            <text:p>5096</text:p>
          </table:table-cell>
          <table:table-cell table:formula="of:=[.B481]-[.B$2]" office:value-type="float" office:value="48.4107382297516" calcext:value-type="float">
            <text:p>48.4107382298</text:p>
          </table:table-cell>
          <table:table-cell table:formula="of:=[.D481]/([.E481]-[.E480])" office:value-type="float" office:value="421947.512318383" calcext:value-type="float">
            <text:p>421947.512318383</text:p>
          </table:table-cell>
          <table:table-cell table:formula="of:=[.E481]-[.E480]" office:value-type="float" office:value="0.0120773315429688" calcext:value-type="float">
            <text:p>0.012077331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030428.02938" calcext:value-type="float">
            <text:p>1456030428.02938</text:p>
          </table:table-cell>
          <table:table-cell office:value-type="float" office:value="1456030428.02963" calcext:value-type="float">
            <text:p>1456030428.02963</text:p>
          </table:table-cell>
          <table:table-cell office:value-type="float" office:value="4992" calcext:value-type="float">
            <text:p>4992</text:p>
          </table:table-cell>
          <table:table-cell table:formula="of:=[.B482]-[.B$2]" office:value-type="float" office:value="48.4983365535736" calcext:value-type="float">
            <text:p>48.4983365536</text:p>
          </table:table-cell>
          <table:table-cell table:formula="of:=[.D482]/([.E482]-[.E481])" office:value-type="float" office:value="56987.391792365" calcext:value-type="float">
            <text:p>56987.391792365</text:p>
          </table:table-cell>
          <table:table-cell table:formula="of:=[.E482]-[.E481]" office:value-type="float" office:value="0.0875983238220215" calcext:value-type="float">
            <text:p>0.087598323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030428.1289" calcext:value-type="float">
            <text:p>1456030428.1289</text:p>
          </table:table-cell>
          <table:table-cell office:value-type="float" office:value="1456030428.12916" calcext:value-type="float">
            <text:p>1456030428.12916</text:p>
          </table:table-cell>
          <table:table-cell office:value-type="float" office:value="4896" calcext:value-type="float">
            <text:p>4896</text:p>
          </table:table-cell>
          <table:table-cell table:formula="of:=[.B483]-[.B$2]" office:value-type="float" office:value="48.5978634357452" calcext:value-type="float">
            <text:p>48.5978634357</text:p>
          </table:table-cell>
          <table:table-cell table:formula="of:=[.D483]/([.E483]-[.E482])" office:value-type="float" office:value="49192.7396214121" calcext:value-type="float">
            <text:p>49192.7396214121</text:p>
          </table:table-cell>
          <table:table-cell table:formula="of:=[.E483]-[.E482]" office:value-type="float" office:value="0.0995268821716309" calcext:value-type="float">
            <text:p>0.099526882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030428.32904" calcext:value-type="float">
            <text:p>1456030428.32904</text:p>
          </table:table-cell>
          <table:table-cell office:value-type="float" office:value="1456030428.32932" calcext:value-type="float">
            <text:p>1456030428.32932</text:p>
          </table:table-cell>
          <table:table-cell office:value-type="float" office:value="4800" calcext:value-type="float">
            <text:p>4800</text:p>
          </table:table-cell>
          <table:table-cell table:formula="of:=[.B484]-[.B$2]" office:value-type="float" office:value="48.7979998588562" calcext:value-type="float">
            <text:p>48.7979998589</text:p>
          </table:table-cell>
          <table:table-cell table:formula="of:=[.D484]/([.E484]-[.E483])" office:value-type="float" office:value="23983.6403858319" calcext:value-type="float">
            <text:p>23983.6403858319</text:p>
          </table:table-cell>
          <table:table-cell table:formula="of:=[.E484]-[.E483]" office:value-type="float" office:value="0.200136423110962" calcext:value-type="float">
            <text:p>0.200136423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030428.42968" calcext:value-type="float">
            <text:p>1456030428.42968</text:p>
          </table:table-cell>
          <table:table-cell office:value-type="float" office:value="1456030428.42996" calcext:value-type="float">
            <text:p>1456030428.42996</text:p>
          </table:table-cell>
          <table:table-cell office:value-type="float" office:value="4720" calcext:value-type="float">
            <text:p>4720</text:p>
          </table:table-cell>
          <table:table-cell table:formula="of:=[.B485]-[.B$2]" office:value-type="float" office:value="48.8986427783966" calcext:value-type="float">
            <text:p>48.8986427784</text:p>
          </table:table-cell>
          <table:table-cell table:formula="of:=[.D485]/([.E485]-[.E484])" office:value-type="float" office:value="46898.4805046822" calcext:value-type="float">
            <text:p>46898.4805046822</text:p>
          </table:table-cell>
          <table:table-cell table:formula="of:=[.E485]-[.E484]" office:value-type="float" office:value="0.100642919540405" calcext:value-type="float">
            <text:p>0.100642919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030428.44164" calcext:value-type="float">
            <text:p>1456030428.44164</text:p>
          </table:table-cell>
          <table:table-cell office:value-type="float" office:value="1456030428.44332" calcext:value-type="float">
            <text:p>1456030428.44332</text:p>
          </table:table-cell>
          <table:table-cell office:value-type="float" office:value="4640" calcext:value-type="float">
            <text:p>4640</text:p>
          </table:table-cell>
          <table:table-cell table:formula="of:=[.B486]-[.B$2]" office:value-type="float" office:value="48.9106018543243" calcext:value-type="float">
            <text:p>48.9106018543</text:p>
          </table:table-cell>
          <table:table-cell table:formula="of:=[.D486]/([.E486]-[.E485])" office:value-type="float" office:value="387989.84370016" calcext:value-type="float">
            <text:p>387989.84370016</text:p>
          </table:table-cell>
          <table:table-cell table:formula="of:=[.E486]-[.E485]" office:value-type="float" office:value="0.0119590759277344" calcext:value-type="float">
            <text:p>0.011959075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030428.55425" calcext:value-type="float">
            <text:p>1456030428.55425</text:p>
          </table:table-cell>
          <table:table-cell office:value-type="float" office:value="1456030428.55452" calcext:value-type="float">
            <text:p>1456030428.55452</text:p>
          </table:table-cell>
          <table:table-cell office:value-type="float" office:value="4568" calcext:value-type="float">
            <text:p>4568</text:p>
          </table:table-cell>
          <table:table-cell table:formula="of:=[.B487]-[.B$2]" office:value-type="float" office:value="49.0232126712799" calcext:value-type="float">
            <text:p>49.0232126713</text:p>
          </table:table-cell>
          <table:table-cell table:formula="of:=[.D487]/([.E487]-[.E486])" office:value-type="float" office:value="40564.4868183704" calcext:value-type="float">
            <text:p>40564.4868183704</text:p>
          </table:table-cell>
          <table:table-cell table:formula="of:=[.E487]-[.E486]" office:value-type="float" office:value="0.112610816955566" calcext:value-type="float">
            <text:p>0.11261081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030428.57126" calcext:value-type="float">
            <text:p>1456030428.57126</text:p>
          </table:table-cell>
          <table:table-cell office:value-type="float" office:value="1456030428.57153" calcext:value-type="float">
            <text:p>1456030428.57153</text:p>
          </table:table-cell>
          <table:table-cell office:value-type="float" office:value="4504" calcext:value-type="float">
            <text:p>4504</text:p>
          </table:table-cell>
          <table:table-cell table:formula="of:=[.B488]-[.B$2]" office:value-type="float" office:value="49.04021525383" calcext:value-type="float">
            <text:p>49.0402152538</text:p>
          </table:table-cell>
          <table:table-cell table:formula="of:=[.D488]/([.E488]-[.E487])" office:value-type="float" office:value="264900.934122332" calcext:value-type="float">
            <text:p>264900.934122332</text:p>
          </table:table-cell>
          <table:table-cell table:formula="of:=[.E488]-[.E487]" office:value-type="float" office:value="0.0170025825500488" calcext:value-type="float">
            <text:p>0.017002582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030428.64187" calcext:value-type="float">
            <text:p>1456030428.64187</text:p>
          </table:table-cell>
          <table:table-cell office:value-type="float" office:value="1456030428.64212" calcext:value-type="float">
            <text:p>1456030428.64212</text:p>
          </table:table-cell>
          <table:table-cell office:value-type="float" office:value="4448" calcext:value-type="float">
            <text:p>4448</text:p>
          </table:table-cell>
          <table:table-cell table:formula="of:=[.B489]-[.B$2]" office:value-type="float" office:value="49.110827922821" calcext:value-type="float">
            <text:p>49.1108279228</text:p>
          </table:table-cell>
          <table:table-cell table:formula="of:=[.D489]/([.E489]-[.E488])" office:value-type="float" office:value="62991.5291909066" calcext:value-type="float">
            <text:p>62991.5291909066</text:p>
          </table:table-cell>
          <table:table-cell table:formula="of:=[.E489]-[.E488]" office:value-type="float" office:value="0.0706126689910889" calcext:value-type="float">
            <text:p>0.07061266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030428.71165" calcext:value-type="float">
            <text:p>1456030428.71165</text:p>
          </table:table-cell>
          <table:table-cell office:value-type="float" office:value="1456030428.74408" calcext:value-type="float">
            <text:p>1456030428.74408</text:p>
          </table:table-cell>
          <table:table-cell office:value-type="float" office:value="4400" calcext:value-type="float">
            <text:p>4400</text:p>
          </table:table-cell>
          <table:table-cell table:formula="of:=[.B490]-[.B$2]" office:value-type="float" office:value="49.1806046962738" calcext:value-type="float">
            <text:p>49.1806046963</text:p>
          </table:table-cell>
          <table:table-cell table:formula="of:=[.D490]/([.E490]-[.E489])" office:value-type="float" office:value="63058.2324500709" calcext:value-type="float">
            <text:p>63058.2324500709</text:p>
          </table:table-cell>
          <table:table-cell table:formula="of:=[.E490]-[.E489]" office:value-type="float" office:value="0.0697767734527588" calcext:value-type="float">
            <text:p>0.069776773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030428.80453" calcext:value-type="float">
            <text:p>1456030428.80453</text:p>
          </table:table-cell>
          <table:table-cell office:value-type="float" office:value="1456030428.80581" calcext:value-type="float">
            <text:p>1456030428.80581</text:p>
          </table:table-cell>
          <table:table-cell office:value-type="float" office:value="4368" calcext:value-type="float">
            <text:p>4368</text:p>
          </table:table-cell>
          <table:table-cell table:formula="of:=[.B491]-[.B$2]" office:value-type="float" office:value="49.2734880447388" calcext:value-type="float">
            <text:p>49.2734880447</text:p>
          </table:table-cell>
          <table:table-cell table:formula="of:=[.D491]/([.E491]-[.E490])" office:value-type="float" office:value="47026.728387678" calcext:value-type="float">
            <text:p>47026.728387678</text:p>
          </table:table-cell>
          <table:table-cell table:formula="of:=[.E491]-[.E490]" office:value-type="float" office:value="0.0928833484649658" calcext:value-type="float">
            <text:p>0.092883348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030428.85756" calcext:value-type="float">
            <text:p>1456030428.85756</text:p>
          </table:table-cell>
          <table:table-cell office:value-type="float" office:value="1456030428.8896" calcext:value-type="float">
            <text:p>1456030428.8896</text:p>
          </table:table-cell>
          <table:table-cell office:value-type="float" office:value="4336" calcext:value-type="float">
            <text:p>4336</text:p>
          </table:table-cell>
          <table:table-cell table:formula="of:=[.B492]-[.B$2]" office:value-type="float" office:value="49.3265233039856" calcext:value-type="float">
            <text:p>49.326523304</text:p>
          </table:table-cell>
          <table:table-cell table:formula="of:=[.D492]/([.E492]-[.E491])" office:value-type="float" office:value="81756.930419068" calcext:value-type="float">
            <text:p>81756.930419068</text:p>
          </table:table-cell>
          <table:table-cell table:formula="of:=[.E492]-[.E491]" office:value-type="float" office:value="0.0530352592468262" calcext:value-type="float">
            <text:p>0.0530352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22:58:46.593760195</dc:date>
    <meta:editing-duration>PT4M35S</meta:editing-duration>
    <meta:editing-cycles>1</meta:editing-cycles>
    <meta:document-statistic meta:table-count="1" meta:cell-count="3440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195cm" svg:height="21.782cm" xlink:href=".." xlink:type="simple" chart:class="chart:scatter" chart:style-name="ch1">
        <chart:plot-area chart:style-name="ch2" table:cell-range-address="'relay1.comm.sub.network'.E2:'relay1.comm.sub.network'.F492" svg:x="0.703cm" svg:y="0.435cm" svg:width="33.789cm" svg:height="20.912cm">
          <chartooo:coordinate-region svg:x="1.88cm" svg:y="0.634cm" svg:width="32.24cm" svg:height="20.06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elay1.comm.sub.network'.F2:'relay1.comm.sub.network'.F492" chart:class="chart:scatter">
            <chart:domain table:cell-range-address="'relay1.comm.sub.network'.E2:'relay1.comm.sub.network'.E492"/>
            <chart:data-point chart:repeated="4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492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4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4129905700684">
                <text:p>0.0984129905700684</text:p>
              </table:table-cell>
              <table:table-cell office:value-type="float" office:value="79826.8597925257">
                <text:p>79826.8597925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7667837142944">
                <text:p>0.197667837142944</text:p>
              </table:table-cell>
              <table:table-cell office:value-type="float" office:value="78827.3849605458">
                <text:p>78827.3849605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8298835754395">
                <text:p>0.298298835754395</text:p>
              </table:table-cell>
              <table:table-cell office:value-type="float" office:value="77351.9105186968">
                <text:p>77351.9105186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8010158538818">
                <text:p>0.498010158538818</text:p>
              </table:table-cell>
              <table:table-cell office:value-type="float" office:value="38775.9686933684">
                <text:p>38775.9686933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8636627197266">
                <text:p>0.598636627197266</text:p>
              </table:table-cell>
              <table:table-cell office:value-type="float" office:value="76401.3693662956">
                <text:p>76401.3693662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8071241378784">
                <text:p>0.698071241378784</text:p>
              </table:table-cell>
              <table:table-cell office:value-type="float" office:value="76673.5011017626">
                <text:p>76673.5011017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7665596008301">
                <text:p>0.797665596008301</text:p>
              </table:table-cell>
              <table:table-cell office:value-type="float" office:value="75827.5911128986">
                <text:p>75827.5911128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0400638580322">
                <text:p>0.900400638580322</text:p>
              </table:table-cell>
              <table:table-cell office:value-type="float" office:value="72808.6523617899">
                <text:p>72808.6523617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300001144409">
                <text:p>1.01300001144409</text:p>
              </table:table-cell>
              <table:table-cell office:value-type="float" office:value="65648.6782474655">
                <text:p>65648.6782474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9844198226929">
                <text:p>1.19844198226929</text:p>
              </table:table-cell>
              <table:table-cell office:value-type="float" office:value="39386.9843353047">
                <text:p>39386.9843353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9812693595886">
                <text:p>1.29812693595886</text:p>
              </table:table-cell>
              <table:table-cell office:value-type="float" office:value="72307.8030657077">
                <text:p>72307.8030657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9858412742615">
                <text:p>1.39858412742615</text:p>
              </table:table-cell>
              <table:table-cell office:value-type="float" office:value="70716.6893304347">
                <text:p>70716.68933043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9821043014526">
                <text:p>1.49821043014526</text:p>
              </table:table-cell>
              <table:table-cell office:value-type="float" office:value="70262.5693109943">
                <text:p>70262.5693109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9773802757263">
                <text:p>1.59773802757263</text:p>
              </table:table-cell>
              <table:table-cell office:value-type="float" office:value="69206.935343">
                <text:p>69206.935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9819664955139">
                <text:p>1.69819664955139</text:p>
              </table:table-cell>
              <table:table-cell office:value-type="float" office:value="67450.6564646354">
                <text:p>67450.6564646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9863119125366">
                <text:p>1.79863119125366</text:p>
              </table:table-cell>
              <table:table-cell office:value-type="float" office:value="66272.0204342758">
                <text:p>66272.0204342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9836001396179">
                <text:p>1.89836001396179</text:p>
              </table:table-cell>
              <table:table-cell office:value-type="float" office:value="65537.7234235333">
                <text:p>65537.7234235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9778890609741">
                <text:p>1.99778890609741</text:p>
              </table:table-cell>
              <table:table-cell office:value-type="float" office:value="64528.5274952942">
                <text:p>64528.5274952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9805202484131">
                <text:p>2.09805202484131</text:p>
              </table:table-cell>
              <table:table-cell office:value-type="float" office:value="62714.9851189202">
                <text:p>62714.98511892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9756174087524">
                <text:p>2.19756174087524</text:p>
              </table:table-cell>
              <table:table-cell office:value-type="float" office:value="61983.8971090677">
                <text:p>61983.8971090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9846096038818">
                <text:p>2.29846096038818</text:p>
              </table:table-cell>
              <table:table-cell office:value-type="float" office:value="59861.711806655">
                <text:p>59861.711806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9809203147888">
                <text:p>2.39809203147888</text:p>
              </table:table-cell>
              <table:table-cell office:value-type="float" office:value="59338.9184245351">
                <text:p>59338.9184245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858021736145">
                <text:p>2.49858021736145</text:p>
              </table:table-cell>
              <table:table-cell office:value-type="float" office:value="57638.61641177">
                <text:p>57638.61641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9788703918457">
                <text:p>2.59788703918457</text:p>
              </table:table-cell>
              <table:table-cell office:value-type="float" office:value="57035.3566453713">
                <text:p>57035.35664537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0979509353638">
                <text:p>2.60979509353638</text:p>
              </table:table-cell>
              <table:table-cell office:value-type="float" office:value="465567.240139351">
                <text:p>465567.240139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9849109649658">
                <text:p>2.69849109649658</text:p>
              </table:table-cell>
              <table:table-cell office:value-type="float" office:value="61152.6993210006">
                <text:p>61152.6993210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9789805412292">
                <text:p>2.79789805412292</text:p>
              </table:table-cell>
              <table:table-cell office:value-type="float" office:value="53436.9034808115">
                <text:p>53436.9034808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9865136146545">
                <text:p>2.89865136146545</text:p>
              </table:table-cell>
              <table:table-cell office:value-type="float" office:value="51611.2089732365">
                <text:p>51611.2089732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9798035621643">
                <text:p>2.99798035621643</text:p>
              </table:table-cell>
              <table:table-cell office:value-type="float" office:value="51304.2542389155">
                <text:p>51304.2542389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1325106620789">
                <text:p>3.01325106620789</text:p>
              </table:table-cell>
              <table:table-cell office:value-type="float" office:value="326900.321124122">
                <text:p>326900.3211241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9860587120056">
                <text:p>3.09860587120056</text:p>
              </table:table-cell>
              <table:table-cell office:value-type="float" office:value="57360.5668763478">
                <text:p>57360.5668763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9817900657654">
                <text:p>3.19817900657654</text:p>
              </table:table-cell>
              <table:table-cell office:value-type="float" office:value="48205.7733933531">
                <text:p>48205.7733933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9852604866028">
                <text:p>3.29852604866028</text:p>
              </table:table-cell>
              <table:table-cell office:value-type="float" office:value="47036.7626388143">
                <text:p>47036.7626388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9822006225586">
                <text:p>3.39822006225586</text:p>
              </table:table-cell>
              <table:table-cell office:value-type="float" office:value="46542.4134574683">
                <text:p>46542.41345746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9744319915771">
                <text:p>3.49744319915771</text:p>
              </table:table-cell>
              <table:table-cell office:value-type="float" office:value="46037.6495102986">
                <text:p>46037.64951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9790897369385">
                <text:p>3.59790897369385</text:p>
              </table:table-cell>
              <table:table-cell office:value-type="float" office:value="44831.1877432461">
                <text:p>44831.18774324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9843792915344">
                <text:p>3.69843792915344</text:p>
              </table:table-cell>
              <table:table-cell office:value-type="float" office:value="44245.9585864072">
                <text:p>44245.95858640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9796600341797">
                <text:p>3.79796600341797</text:p>
              </table:table-cell>
              <table:table-cell office:value-type="float" office:value="44208.6319112902">
                <text:p>44208.6319112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9843916893005">
                <text:p>3.89843916893005</text:p>
              </table:table-cell>
              <table:table-cell office:value-type="float" office:value="43474.294631183">
                <text:p>43474.294631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9797916412354">
                <text:p>3.99797916412354</text:p>
              </table:table-cell>
              <table:table-cell office:value-type="float" office:value="43560.3798410064">
                <text:p>43560.37984100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09851145744324">
                <text:p>4.09851145744324</text:p>
              </table:table-cell>
              <table:table-cell office:value-type="float" office:value="42891.6903973078">
                <text:p>42891.6903973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9811749458313">
                <text:p>4.19811749458313</text:p>
              </table:table-cell>
              <table:table-cell office:value-type="float" office:value="43129.9158500448">
                <text:p>43129.9158500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9853010177612">
                <text:p>4.29853010177612</text:p>
              </table:table-cell>
              <table:table-cell office:value-type="float" office:value="42783.4723158127">
                <text:p>42783.4723158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982629776001">
                <text:p>4.3982629776001</text:p>
              </table:table-cell>
              <table:table-cell office:value-type="float" office:value="43075.0639095408">
                <text:p>43075.0639095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9864721298218">
                <text:p>4.49864721298218</text:p>
              </table:table-cell>
              <table:table-cell office:value-type="float" office:value="42954.9518765349">
                <text:p>42954.95187653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9790134429932">
                <text:p>4.59790134429932</text:p>
              </table:table-cell>
              <table:table-cell office:value-type="float" office:value="43605.2378129339">
                <text:p>43605.23781293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9838523864746">
                <text:p>4.69838523864746</text:p>
              </table:table-cell>
              <table:table-cell office:value-type="float" office:value="43390.0380581787">
                <text:p>43390.0380581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979302406311">
                <text:p>4.7979302406311</text:p>
              </table:table-cell>
              <table:table-cell office:value-type="float" office:value="44201.1141927851">
                <text:p>44201.11419278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9849495887756">
                <text:p>4.89849495887756</text:p>
              </table:table-cell>
              <table:table-cell office:value-type="float" office:value="44230.2238554383">
                <text:p>44230.22385543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9806809425354">
                <text:p>4.99806809425354</text:p>
              </table:table-cell>
              <table:table-cell office:value-type="float" office:value="45152.7410784408">
                <text:p>45152.7410784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9838032722473">
                <text:p>5.09838032722473</text:p>
              </table:table-cell>
              <table:table-cell office:value-type="float" office:value="45458.0649332129">
                <text:p>45458.0649332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19822430610657">
                <text:p>5.19822430610657</text:p>
              </table:table-cell>
              <table:table-cell office:value-type="float" office:value="46392.3819130036">
                <text:p>46392.3819130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29833126068115">
                <text:p>5.29833126068115</text:p>
              </table:table-cell>
              <table:table-cell office:value-type="float" office:value="46989.742321002">
                <text:p>46989.742321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39800000190735">
                <text:p>5.39800000190735</text:p>
              </table:table-cell>
              <table:table-cell office:value-type="float" office:value="48079.2667896211">
                <text:p>48079.2667896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49877142906189">
                <text:p>5.49877142906189</text:p>
              </table:table-cell>
              <table:table-cell office:value-type="float" office:value="48426.4254044565">
                <text:p>48426.42540445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9800004959106">
                <text:p>5.59800004959106</text:p>
              </table:table-cell>
              <table:table-cell office:value-type="float" office:value="50146.822292435">
                <text:p>50146.822292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9757843017578">
                <text:p>5.69757843017578</text:p>
              </table:table-cell>
              <table:table-cell office:value-type="float" office:value="51015.0895221495">
                <text:p>51015.08952214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79812049865723">
                <text:p>5.79812049865723</text:p>
              </table:table-cell>
              <table:table-cell office:value-type="float" office:value="51560.5067440669">
                <text:p>51560.5067440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9785647392273">
                <text:p>5.89785647392273</text:p>
              </table:table-cell>
              <table:table-cell office:value-type="float" office:value="53100.1976558784">
                <text:p>53100.19765587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99801063537598">
                <text:p>5.99801063537598</text:p>
              </table:table-cell>
              <table:table-cell office:value-type="float" office:value="53996.7578134485">
                <text:p>53996.75781344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853744506836">
                <text:p>6.09853744506836</text:p>
              </table:table-cell>
              <table:table-cell office:value-type="float" office:value="54990.3057394934">
                <text:p>54990.30573949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805121421814">
                <text:p>6.19805121421814</text:p>
              </table:table-cell>
              <table:table-cell office:value-type="float" office:value="56755.9650112245">
                <text:p>56755.96501122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839253425598">
                <text:p>6.29839253425598</text:p>
              </table:table-cell>
              <table:table-cell office:value-type="float" office:value="57483.7962847679">
                <text:p>57483.79628476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812636375427">
                <text:p>6.39812636375427</text:p>
              </table:table-cell>
              <table:table-cell office:value-type="float" office:value="59117.3529549573">
                <text:p>59117.35295495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84781742096">
                <text:p>6.4984781742096</text:p>
              </table:table-cell>
              <table:table-cell office:value-type="float" office:value="60028.812361905">
                <text:p>60028.8123619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818649291992">
                <text:p>6.59818649291992</text:p>
              </table:table-cell>
              <table:table-cell office:value-type="float" office:value="61619.7332325858">
                <text:p>61619.73323258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851112365723">
                <text:p>6.69851112365723</text:p>
              </table:table-cell>
              <table:table-cell office:value-type="float" office:value="62517.0504382213">
                <text:p>62517.05043822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81424331665">
                <text:p>6.7981424331665</text:p>
              </table:table-cell>
              <table:table-cell office:value-type="float" office:value="64156.5390586861">
                <text:p>64156.53905868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774227142334">
                <text:p>6.89774227142334</text:p>
              </table:table-cell>
              <table:table-cell office:value-type="float" office:value="65461.9536950152">
                <text:p>65461.95369501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795126914978">
                <text:p>6.99795126914978</text:p>
              </table:table-cell>
              <table:table-cell office:value-type="float" office:value="66261.5149402699">
                <text:p>66261.5149402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850692749023">
                <text:p>7.09850692749023</text:p>
              </table:table-cell>
              <table:table-cell office:value-type="float" office:value="67226.4506201379">
                <text:p>67226.4506201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775247573853">
                <text:p>7.19775247573853</text:p>
              </table:table-cell>
              <table:table-cell office:value-type="float" office:value="69242.4005035242">
                <text:p>69242.40050352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82861995697">
                <text:p>7.2982861995697</text:p>
              </table:table-cell>
              <table:table-cell office:value-type="float" office:value="69469.2261845191">
                <text:p>69469.22618451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782071113586">
                <text:p>7.39782071113586</text:p>
              </table:table-cell>
              <table:table-cell office:value-type="float" office:value="71211.4812085906">
                <text:p>71211.48120859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826693534851">
                <text:p>7.49826693534851</text:p>
              </table:table-cell>
              <table:table-cell office:value-type="float" office:value="71600.5012271482">
                <text:p>71600.5012271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762024879456">
                <text:p>7.59762024879456</text:p>
              </table:table-cell>
              <table:table-cell office:value-type="float" office:value="73354.3728660629">
                <text:p>73354.37286606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796681404114">
                <text:p>7.69796681404114</text:p>
              </table:table-cell>
              <table:table-cell office:value-type="float" office:value="73584.980032503">
                <text:p>73584.98003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858040809631">
                <text:p>7.79858040809631</text:p>
              </table:table-cell>
              <table:table-cell office:value-type="float" office:value="74184.8064378537">
                <text:p>74184.80643785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068648815155">
                <text:p>7.9068648815155</text:p>
              </table:table-cell>
              <table:table-cell office:value-type="float" office:value="69668.3445169075">
                <text:p>69668.34451690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9793710708618">
                <text:p>8.09793710708618</text:p>
              </table:table-cell>
              <table:table-cell office:value-type="float" office:value="39859.2729908973">
                <text:p>39859.27299089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9845390319824">
                <text:p>8.19845390319824</text:p>
              </table:table-cell>
              <table:table-cell office:value-type="float" office:value="76405.1412008596">
                <text:p>76405.14120085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9816389083862">
                <text:p>8.29816389083862</text:p>
              </table:table-cell>
              <table:table-cell office:value-type="float" office:value="77585.0061069213">
                <text:p>77585.00610692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9867353439331">
                <text:p>8.39867353439331</text:p>
              </table:table-cell>
              <table:table-cell office:value-type="float" office:value="77445.3049946865">
                <text:p>77445.30499468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0802898406982">
                <text:p>8.50802898406982</text:p>
              </table:table-cell>
              <table:table-cell office:value-type="float" office:value="71473.3469902108">
                <text:p>71473.3469902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9806838035584">
                <text:p>8.69806838035584</text:p>
              </table:table-cell>
              <table:table-cell office:value-type="float" office:value="41296.7003335914">
                <text:p>41296.70033359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9861402511597">
                <text:p>8.79861402511597</text:p>
              </table:table-cell>
              <table:table-cell office:value-type="float" office:value="78292.7994422827">
                <text:p>78292.79944228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9836239814758">
                <text:p>8.89836239814758</text:p>
              </table:table-cell>
              <table:table-cell office:value-type="float" office:value="79078.9840501942">
                <text:p>79078.98405019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9998164176941">
                <text:p>8.99998164176941</text:p>
              </table:table-cell>
              <table:table-cell office:value-type="float" office:value="77623.0930172539">
                <text:p>77623.09301725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19866943359375">
                <text:p>9.19866943359375</text:p>
              </table:table-cell>
              <table:table-cell office:value-type="float" office:value="39700.4764488689">
                <text:p>39700.476448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29826188087463">
                <text:p>9.29826188087463</text:p>
              </table:table-cell>
              <table:table-cell office:value-type="float" office:value="79042.1383842326">
                <text:p>79042.13838423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39770531654358">
                <text:p>9.39770531654358</text:p>
              </table:table-cell>
              <table:table-cell office:value-type="float" office:value="78999.6840631413">
                <text:p>78999.68406314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4995436668396">
                <text:p>9.4995436668396</text:p>
              </table:table-cell>
              <table:table-cell office:value-type="float" office:value="76827.6388733463">
                <text:p>76827.63887334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69784307479858">
                <text:p>9.69784307479858</text:p>
              </table:table-cell>
              <table:table-cell office:value-type="float" office:value="39253.7732720312">
                <text:p>39253.7732720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79834294319153">
                <text:p>9.79834294319153</text:p>
              </table:table-cell>
              <table:table-cell office:value-type="float" office:value="77054.8272732233">
                <text:p>77054.82727322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89790081977844">
                <text:p>9.89790081977844</text:p>
              </table:table-cell>
              <table:table-cell office:value-type="float" office:value="77221.4139509934">
                <text:p>77221.41395099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99848365783691">
                <text:p>9.99848365783691</text:p>
              </table:table-cell>
              <table:table-cell office:value-type="float" office:value="75798.2191312593">
                <text:p>75798.21913125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1047787666321">
                <text:p>10.1047787666321</text:p>
              </table:table-cell>
              <table:table-cell office:value-type="float" office:value="71047.4836104918">
                <text:p>71047.48361049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982769012451">
                <text:p>10.2982769012451</text:p>
              </table:table-cell>
              <table:table-cell office:value-type="float" office:value="38656.7034093569">
                <text:p>38656.70340935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3978686332703">
                <text:p>10.3978686332703</text:p>
              </table:table-cell>
              <table:table-cell office:value-type="float" office:value="74223.0288567886">
                <text:p>74223.02885678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4980957508087">
                <text:p>10.4980957508087</text:p>
              </table:table-cell>
              <table:table-cell office:value-type="float" office:value="72874.4892538471">
                <text:p>72874.48925384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5986156463623">
                <text:p>10.5986156463623</text:p>
              </table:table-cell>
              <table:table-cell office:value-type="float" office:value="71707.1974687567">
                <text:p>71707.19746875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6981644630432">
                <text:p>10.6981644630432</text:p>
              </table:table-cell>
              <table:table-cell office:value-type="float" office:value="71361.9733197936">
                <text:p>71361.97331979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7987365722656">
                <text:p>10.7987365722656</text:p>
              </table:table-cell>
              <table:table-cell office:value-type="float" office:value="69601.80167366">
                <text:p>69601.801673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8983738422394">
                <text:p>10.8983738422394</text:p>
              </table:table-cell>
              <table:table-cell office:value-type="float" office:value="69130.7580166974">
                <text:p>69130.75801669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9978935718536">
                <text:p>10.9978935718536</text:p>
              </table:table-cell>
              <table:table-cell office:value-type="float" office:value="68087.0017057324">
                <text:p>68087.00170573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0984797477722">
                <text:p>11.0984797477722</text:p>
              </table:table-cell>
              <table:table-cell office:value-type="float" office:value="66172.1149970727">
                <text:p>66172.11499707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197634935379">
                <text:p>11.197634935379</text:p>
              </table:table-cell>
              <table:table-cell office:value-type="float" office:value="65916.8739200793">
                <text:p>65916.87392007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2981026172638">
                <text:p>11.2981026172638</text:p>
              </table:table-cell>
              <table:table-cell office:value-type="float" office:value="63861.3321183126">
                <text:p>63861.33211831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398784160614">
                <text:p>11.398784160614</text:p>
              </table:table-cell>
              <table:table-cell office:value-type="float" office:value="62454.3465541371">
                <text:p>62454.34655413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4979643821716">
                <text:p>11.4979643821716</text:p>
              </table:table-cell>
              <table:table-cell office:value-type="float" office:value="62189.8187272832">
                <text:p>62189.81872728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5984632968903">
                <text:p>11.5984632968903</text:p>
              </table:table-cell>
              <table:table-cell office:value-type="float" office:value="60100.1514982575">
                <text:p>60100.1514982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6980996131897">
                <text:p>11.6980996131897</text:p>
              </table:table-cell>
              <table:table-cell office:value-type="float" office:value="59335.7946136084">
                <text:p>59335.7946136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7987287044525">
                <text:p>11.7987287044525</text:p>
              </table:table-cell>
              <table:table-cell office:value-type="float" office:value="57557.9082282755">
                <text:p>57557.90822827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8989551067352">
                <text:p>11.8989551067352</text:p>
              </table:table-cell>
              <table:table-cell office:value-type="float" office:value="56512.0554165279">
                <text:p>56512.05541652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9986114501953">
                <text:p>11.9986114501953</text:p>
              </table:table-cell>
              <table:table-cell office:value-type="float" office:value="55631.1801889523">
                <text:p>55631.1801889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0979237556458">
                <text:p>12.0979237556458</text:p>
              </table:table-cell>
              <table:table-cell office:value-type="float" office:value="54615.5884248078">
                <text:p>54615.58842480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10990858078">
                <text:p>12.10990858078</text:p>
              </table:table-cell>
              <table:table-cell office:value-type="float" office:value="443227.159385693">
                <text:p>443227.1593856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1975939273834">
                <text:p>12.1975939273834</text:p>
              </table:table-cell>
              <table:table-cell office:value-type="float" office:value="59302.9531321799">
                <text:p>59302.95313217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2980499267578">
                <text:p>12.2980499267578</text:p>
              </table:table-cell>
              <table:table-cell office:value-type="float" office:value="50728.6775477461">
                <text:p>50728.67754774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3986546993256">
                <text:p>12.3986546993256</text:p>
              </table:table-cell>
              <table:table-cell office:value-type="float" office:value="49619.9123817739">
                <text:p>49619.91238177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4982435703278">
                <text:p>12.4982435703278</text:p>
              </table:table-cell>
              <table:table-cell office:value-type="float" office:value="49162.1197301451">
                <text:p>49162.11973014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5103669166565">
                <text:p>12.5103669166565</text:p>
              </table:table-cell>
              <table:table-cell office:value-type="float" office:value="395930.287714606">
                <text:p>395930.2877146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5977170467377">
                <text:p>12.5977170467377</text:p>
              </table:table-cell>
              <table:table-cell office:value-type="float" office:value="54035.4089411611">
                <text:p>54035.40894116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6980631351471">
                <text:p>12.6980631351471</text:p>
              </table:table-cell>
              <table:table-cell office:value-type="float" office:value="46239.9688273673">
                <text:p>46239.96882736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7098805904388">
                <text:p>12.7098805904388</text:p>
              </table:table-cell>
              <table:table-cell office:value-type="float" office:value="386546.840011298">
                <text:p>386546.8400112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987298965454">
                <text:p>12.7987298965454</text:p>
              </table:table-cell>
              <table:table-cell office:value-type="float" office:value="50692.5737224985">
                <text:p>50692.57372249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981356620789">
                <text:p>12.8981356620789</text:p>
              </table:table-cell>
              <table:table-cell office:value-type="float" office:value="44745.8955336285">
                <text:p>44745.89553362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973788261414">
                <text:p>12.9973788261414</text:p>
              </table:table-cell>
              <table:table-cell office:value-type="float" office:value="44335.5473554736">
                <text:p>44335.54735547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0101609230042">
                <text:p>13.0101609230042</text:p>
              </table:table-cell>
              <table:table-cell office:value-type="float" office:value="341727.968962173">
                <text:p>341727.9689621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0979611873627">
                <text:p>13.0979611873627</text:p>
              </table:table-cell>
              <table:table-cell office:value-type="float" office:value="49384.8171378452">
                <text:p>49384.81713784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984288692474">
                <text:p>13.1984288692474</text:p>
              </table:table-cell>
              <table:table-cell office:value-type="float" office:value="42919.2743288909">
                <text:p>42919.27432889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106776237488">
                <text:p>13.2106776237488</text:p>
              </table:table-cell>
              <table:table-cell office:value-type="float" office:value="350729.53740146">
                <text:p>350729.537401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2979304790497">
                <text:p>13.2979304790497</text:p>
              </table:table-cell>
              <table:table-cell office:value-type="float" office:value="49236.2110693646">
                <text:p>49236.21106936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3985705375671">
                <text:p>13.3985705375671</text:p>
              </table:table-cell>
              <table:table-cell office:value-type="float" office:value="42686.7796311432">
                <text:p>42686.77963114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4980776309967">
                <text:p>13.4980776309967</text:p>
              </table:table-cell>
              <table:table-cell office:value-type="float" office:value="43333.5941326855">
                <text:p>43333.59413268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598447561264">
                <text:p>13.598447561264</text:p>
              </table:table-cell>
              <table:table-cell office:value-type="float" office:value="43120.4842772375">
                <text:p>43120.4842772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6978869438171">
                <text:p>13.6978869438171</text:p>
              </table:table-cell>
              <table:table-cell office:value-type="float" office:value="43845.8072451502">
                <text:p>43845.80724515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7987637519836">
                <text:p>13.7987637519836</text:p>
              </table:table-cell>
              <table:table-cell office:value-type="float" office:value="43617.5576921259">
                <text:p>43617.5576921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8979451656342">
                <text:p>13.8979451656342</text:p>
              </table:table-cell>
              <table:table-cell office:value-type="float" office:value="44766.4520657601">
                <text:p>44766.45206576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9982850551605">
                <text:p>13.9982850551605</text:p>
              </table:table-cell>
              <table:table-cell office:value-type="float" office:value="44807.7033094455">
                <text:p>44807.70330944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0977442264557">
                <text:p>14.0977442264557</text:p>
              </table:table-cell>
              <table:table-cell office:value-type="float" office:value="45847.958922433">
                <text:p>45847.9589224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198431968689">
                <text:p>14.198431968689</text:p>
              </table:table-cell>
              <table:table-cell office:value-type="float" office:value="46003.6137196169">
                <text:p>46003.61371961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2978899478912">
                <text:p>14.2978899478912</text:p>
              </table:table-cell>
              <table:table-cell office:value-type="float" office:value="47296.3560865573">
                <text:p>47296.35608655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3985223770142">
                <text:p>14.3985223770142</text:p>
              </table:table-cell>
              <table:table-cell office:value-type="float" office:value="47618.8445590085">
                <text:p>47618.84455900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4979758262634">
                <text:p>14.4979758262634</text:p>
              </table:table-cell>
              <table:table-cell office:value-type="float" office:value="49068.1825199335">
                <text:p>49068.18251993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5981404781342">
                <text:p>14.5981404781342</text:p>
              </table:table-cell>
              <table:table-cell office:value-type="float" office:value="49678.2039079218">
                <text:p>49678.20390792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6976366043091">
                <text:p>14.6976366043091</text:p>
              </table:table-cell>
              <table:table-cell office:value-type="float" office:value="51057.2641900522">
                <text:p>51057.26419005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7982957363129">
                <text:p>14.7982957363129</text:p>
              </table:table-cell>
              <table:table-cell office:value-type="float" office:value="51500.54343609">
                <text:p>51500.543436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8977818489075">
                <text:p>14.8977818489075</text:p>
              </table:table-cell>
              <table:table-cell office:value-type="float" office:value="53233.5605631778">
                <text:p>53233.56056317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9982888698578">
                <text:p>14.9982888698578</text:p>
              </table:table-cell>
              <table:table-cell office:value-type="float" office:value="53807.1862927196">
                <text:p>53807.18629271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0975227355957">
                <text:p>15.0975227355957</text:p>
              </table:table-cell>
              <table:table-cell office:value-type="float" office:value="55706.7887952679">
                <text:p>55706.78879526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1980946063995">
                <text:p>15.1980946063995</text:p>
              </table:table-cell>
              <table:table-cell office:value-type="float" office:value="56158.8439675793">
                <text:p>56158.84396757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2983844280243">
                <text:p>15.2983844280243</text:p>
              </table:table-cell>
              <table:table-cell office:value-type="float" office:value="57513.3139789752">
                <text:p>57513.31397897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3982787132263">
                <text:p>15.3982787132263</text:p>
              </table:table-cell>
              <table:table-cell office:value-type="float" office:value="59022.3954060627">
                <text:p>59022.39540606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4972944259644">
                <text:p>15.4972944259644</text:p>
              </table:table-cell>
              <table:table-cell office:value-type="float" office:value="60758.0335851982">
                <text:p>60758.03358519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5978615283966">
                <text:p>15.5978615283966</text:p>
              </table:table-cell>
              <table:table-cell office:value-type="float" office:value="61093.5370653542">
                <text:p>61093.53706535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6981346607208">
                <text:p>15.6981346607208</text:p>
              </table:table-cell>
              <table:table-cell office:value-type="float" office:value="62549.158030891">
                <text:p>62549.1580308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7977814674377">
                <text:p>15.7977814674377</text:p>
              </table:table-cell>
              <table:table-cell office:value-type="float" office:value="64146.5613460015">
                <text:p>64146.5613460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8984456062317">
                <text:p>15.8984456062317</text:p>
              </table:table-cell>
              <table:table-cell office:value-type="float" office:value="64769.8383765656">
                <text:p>64769.8383765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997848033905">
                <text:p>15.997848033905</text:p>
              </table:table-cell>
              <table:table-cell office:value-type="float" office:value="66799.1733745239">
                <text:p>66799.17337452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0978879928589">
                <text:p>16.0978879928589</text:p>
              </table:table-cell>
              <table:table-cell office:value-type="float" office:value="67572.9985366946">
                <text:p>67572.99853669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1971640586853">
                <text:p>16.1971640586853</text:p>
              </table:table-cell>
              <table:table-cell office:value-type="float" office:value="69221.1153090583">
                <text:p>69221.11530905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2973511219025">
                <text:p>16.2973511219025</text:p>
              </table:table-cell>
              <table:table-cell office:value-type="float" office:value="69709.5989814738">
                <text:p>69709.5989814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3983364105225">
                <text:p>16.3983364105225</text:p>
              </table:table-cell>
              <table:table-cell office:value-type="float" office:value="70188.44127556">
                <text:p>70188.441275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4978950023651">
                <text:p>16.4978950023651</text:p>
              </table:table-cell>
              <table:table-cell office:value-type="float" office:value="72238.8682572639">
                <text:p>72238.86825726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5979311466217">
                <text:p>16.5979311466217</text:p>
              </table:table-cell>
              <table:table-cell office:value-type="float" office:value="72853.6675834521">
                <text:p>72853.66758345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6985094547272">
                <text:p>16.6985094547272</text:p>
              </table:table-cell>
              <table:table-cell office:value-type="float" office:value="73415.4326025943">
                <text:p>73415.43260259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7981832027435">
                <text:p>16.7981832027435</text:p>
              </table:table-cell>
              <table:table-cell office:value-type="float" office:value="74884.3115518751">
                <text:p>74884.31155187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067344665527">
                <text:p>16.9067344665527</text:p>
              </table:table-cell>
              <table:table-cell office:value-type="float" office:value="69497.1180921464">
                <text:p>69497.11809214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984561443329">
                <text:p>17.0984561443329</text:p>
              </table:table-cell>
              <table:table-cell office:value-type="float" office:value="39724.2507377456">
                <text:p>39724.25073774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980581283569">
                <text:p>17.1980581283569</text:p>
              </table:table-cell>
              <table:table-cell office:value-type="float" office:value="77106.8977716924">
                <text:p>77106.89777169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983546257019">
                <text:p>17.2983546257019</text:p>
              </table:table-cell>
              <table:table-cell office:value-type="float" office:value="77131.3077204676">
                <text:p>77131.30772046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981621265411">
                <text:p>17.3981621265411</text:p>
              </table:table-cell>
              <table:table-cell office:value-type="float" office:value="77990.1303463976">
                <text:p>77990.13034639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085117816925">
                <text:p>17.5085117816925</text:p>
              </table:table-cell>
              <table:table-cell office:value-type="float" office:value="70829.4012272059">
                <text:p>70829.40122720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6984050273895">
                <text:p>17.6984050273895</text:p>
              </table:table-cell>
              <table:table-cell office:value-type="float" office:value="41328.4841764285">
                <text:p>41328.48417642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7980892658234">
                <text:p>17.7980892658234</text:p>
              </table:table-cell>
              <table:table-cell office:value-type="float" office:value="78969.3548717311">
                <text:p>78969.35487173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985540866852">
                <text:p>17.8985540866852</text:p>
              </table:table-cell>
              <table:table-cell office:value-type="float" office:value="78515.0456879776">
                <text:p>78515.04568797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0001931190491">
                <text:p>18.0001931190491</text:p>
              </table:table-cell>
              <table:table-cell office:value-type="float" office:value="77607.9800893726">
                <text:p>77607.98008937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1981048583984">
                <text:p>18.1981048583984</text:p>
              </table:table-cell>
              <table:table-cell office:value-type="float" office:value="39856.1501502225">
                <text:p>39856.1501502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2985887527466">
                <text:p>18.2985887527466</text:p>
              </table:table-cell>
              <table:table-cell office:value-type="float" office:value="78340.9127509135">
                <text:p>78340.91275091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3983807563782">
                <text:p>18.3983807563782</text:p>
              </table:table-cell>
              <table:table-cell office:value-type="float" office:value="78723.7425255281">
                <text:p>78723.74252552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4989166259766">
                <text:p>18.4989166259766</text:p>
              </table:table-cell>
              <table:table-cell office:value-type="float" office:value="77822.9703612709">
                <text:p>77822.97036127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6984996795654">
                <text:p>18.6984996795654</text:p>
              </table:table-cell>
              <table:table-cell office:value-type="float" office:value="39001.30727549">
                <text:p>39001.307275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7980954647064">
                <text:p>18.7980954647064</text:p>
              </table:table-cell>
              <table:table-cell office:value-type="float" office:value="77754.2944115288">
                <text:p>77754.29441152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8988268375397">
                <text:p>18.8988268375397</text:p>
              </table:table-cell>
              <table:table-cell office:value-type="float" office:value="76321.8030665234">
                <text:p>76321.80306652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9982388019562">
                <text:p>18.9982388019562</text:p>
              </table:table-cell>
              <table:table-cell office:value-type="float" office:value="76690.9701940695">
                <text:p>76690.97019406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1052775382996">
                <text:p>19.1052775382996</text:p>
              </table:table-cell>
              <table:table-cell office:value-type="float" office:value="70553.8971963658">
                <text:p>70553.89719636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2988605499268">
                <text:p>19.2988605499268</text:p>
              </table:table-cell>
              <table:table-cell office:value-type="float" office:value="38639.7542693726">
                <text:p>38639.75426937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3983287811279">
                <text:p>19.3983287811279</text:p>
              </table:table-cell>
              <table:table-cell office:value-type="float" office:value="74315.1849664429">
                <text:p>74315.18496644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4975669384003">
                <text:p>19.4975669384003</text:p>
              </table:table-cell>
              <table:table-cell office:value-type="float" office:value="73600.721746129">
                <text:p>73600.7217461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5981242656708">
                <text:p>19.5981242656708</text:p>
              </table:table-cell>
              <table:table-cell office:value-type="float" office:value="71680.5049980084">
                <text:p>71680.50499800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698637008667">
                <text:p>19.698637008667</text:p>
              </table:table-cell>
              <table:table-cell office:value-type="float" office:value="70677.6055277633">
                <text:p>70677.60552776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7982063293457">
                <text:p>19.7982063293457</text:p>
              </table:table-cell>
              <table:table-cell office:value-type="float" office:value="70302.7795337433">
                <text:p>70302.77953374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8978488445282">
                <text:p>19.8978488445282</text:p>
              </table:table-cell>
              <table:table-cell office:value-type="float" office:value="69127.1189550428">
                <text:p>69127.11895504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9981527328491">
                <text:p>19.9981527328491</text:p>
              </table:table-cell>
              <table:table-cell office:value-type="float" office:value="67554.7091287244">
                <text:p>67554.70912872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0984709262848">
                <text:p>20.0984709262848</text:p>
              </table:table-cell>
              <table:table-cell office:value-type="float" office:value="66348.8822121612">
                <text:p>66348.88221216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1981000900269">
                <text:p>20.1981000900269</text:p>
              </table:table-cell>
              <table:table-cell office:value-type="float" office:value="65603.2807514209">
                <text:p>65603.28075142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2986180782318">
                <text:p>20.2986180782318</text:p>
              </table:table-cell>
              <table:table-cell office:value-type="float" office:value="63829.3713849285">
                <text:p>63829.37138492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3982510566711">
                <text:p>20.3982510566711</text:p>
              </table:table-cell>
              <table:table-cell office:value-type="float" office:value="63111.6333015069">
                <text:p>63111.63330150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497638463974">
                <text:p>20.497638463974</text:p>
              </table:table-cell>
              <table:table-cell office:value-type="float" office:value="61979.6830118433">
                <text:p>61979.68301184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5980916023254">
                <text:p>20.5980916023254</text:p>
              </table:table-cell>
              <table:table-cell office:value-type="float" office:value="60127.5390607385">
                <text:p>60127.53906073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6987583637238">
                <text:p>20.6987583637238</text:p>
              </table:table-cell>
              <table:table-cell office:value-type="float" office:value="58728.4215552298">
                <text:p>58728.42155522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7980132102966">
                <text:p>20.7980132102966</text:p>
              </table:table-cell>
              <table:table-cell office:value-type="float" office:value="58274.2324401581">
                <text:p>58274.23244015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8984961509705">
                <text:p>20.8984961509705</text:p>
              </table:table-cell>
              <table:table-cell office:value-type="float" office:value="56367.7770775597">
                <text:p>56367.77707755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9981079101563">
                <text:p>20.9981079101563</text:p>
              </table:table-cell>
              <table:table-cell office:value-type="float" office:value="55656.0796166605">
                <text:p>55656.07961666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0985240936279">
                <text:p>21.0985240936279</text:p>
              </table:table-cell>
              <table:table-cell office:value-type="float" office:value="54015.1976750812">
                <text:p>54015.19767508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1107199192047">
                <text:p>21.1107199192047</text:p>
              </table:table-cell>
              <table:table-cell office:value-type="float" office:value="435558.869430923">
                <text:p>435558.8694309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1979603767395">
                <text:p>21.1979603767395</text:p>
              </table:table-cell>
              <table:table-cell office:value-type="float" office:value="59605.3728618551">
                <text:p>59605.37286185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2984871864319">
                <text:p>21.2984871864319</text:p>
              </table:table-cell>
              <table:table-cell office:value-type="float" office:value="50692.9446542074">
                <text:p>50692.94465420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398175239563">
                <text:p>21.398175239563</text:p>
              </table:table-cell>
              <table:table-cell office:value-type="float" office:value="50076.2111728156">
                <text:p>50076.21117281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4984865188599">
                <text:p>21.4984865188599</text:p>
              </table:table-cell>
              <table:table-cell office:value-type="float" office:value="48808.070581077">
                <text:p>48808.0705810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51069688797">
                <text:p>21.51069688797</text:p>
              </table:table-cell>
              <table:table-cell office:value-type="float" office:value="393108.509391963">
                <text:p>393108.509391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5980234146118">
                <text:p>21.5980234146118</text:p>
              </table:table-cell>
              <table:table-cell office:value-type="float" office:value="54050.014142418">
                <text:p>54050.0141424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6985974311829">
                <text:p>21.6985974311829</text:p>
              </table:table-cell>
              <table:table-cell office:value-type="float" office:value="46135.1764421413">
                <text:p>46135.17644214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7105448246002">
                <text:p>21.7105448246002</text:p>
              </table:table-cell>
              <table:table-cell office:value-type="float" office:value="382342.81239648">
                <text:p>382342.812396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7979390621185">
                <text:p>21.7979390621185</text:p>
              </table:table-cell>
              <table:table-cell office:value-type="float" office:value="51536.5787024154">
                <text:p>51536.57870241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987493515015">
                <text:p>21.8987493515015</text:p>
              </table:table-cell>
              <table:table-cell office:value-type="float" office:value="44122.4802272313">
                <text:p>44122.48022723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9982059001923">
                <text:p>21.9982059001923</text:p>
              </table:table-cell>
              <table:table-cell office:value-type="float" office:value="44240.4251697827">
                <text:p>44240.42516978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0101556777954">
                <text:p>22.0101556777954</text:p>
              </table:table-cell>
              <table:table-cell office:value-type="float" office:value="364860.346760839">
                <text:p>364860.3467608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0978422164917">
                <text:p>22.0978422164917</text:p>
              </table:table-cell>
              <table:table-cell office:value-type="float" office:value="49448.867117656">
                <text:p>49448.8671176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980111598968">
                <text:p>22.1980111598968</text:p>
              </table:table-cell>
              <table:table-cell office:value-type="float" office:value="43047.2744686877">
                <text:p>43047.27446868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099664211273">
                <text:p>22.2099664211273</text:p>
              </table:table-cell>
              <table:table-cell office:value-type="float" office:value="359339.70134014">
                <text:p>359339.701340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2984867095947">
                <text:p>22.2984867095947</text:p>
              </table:table-cell>
              <table:table-cell office:value-type="float" office:value="48531.2471793601">
                <text:p>48531.24717936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3981137275696">
                <text:p>22.3981137275696</text:p>
              </table:table-cell>
              <table:table-cell office:value-type="float" office:value="43120.8329560194">
                <text:p>43120.83295601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4982888698578">
                <text:p>22.4982888698578</text:p>
              </table:table-cell>
              <table:table-cell office:value-type="float" office:value="43044.610683898">
                <text:p>43044.6106838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5977916717529">
                <text:p>22.5977916717529</text:p>
              </table:table-cell>
              <table:table-cell office:value-type="float" office:value="43496.2625932981">
                <text:p>43496.26259329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6984298229218">
                <text:p>22.6984298229218</text:p>
              </table:table-cell>
              <table:table-cell office:value-type="float" office:value="43323.530384476">
                <text:p>43323.5303844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7979943752289">
                <text:p>22.7979943752289</text:p>
              </table:table-cell>
              <table:table-cell office:value-type="float" office:value="44192.4349383627">
                <text:p>44192.43493836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898432970047">
                <text:p>22.898432970047</text:p>
              </table:table-cell>
              <table:table-cell office:value-type="float" office:value="44285.764929855">
                <text:p>44285.7649298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9977917671204">
                <text:p>22.9977917671204</text:p>
              </table:table-cell>
              <table:table-cell office:value-type="float" office:value="45250.1452556864">
                <text:p>45250.14525568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0984251499176">
                <text:p>23.0984251499176</text:p>
              </table:table-cell>
              <table:table-cell office:value-type="float" office:value="45312.995282963">
                <text:p>45312.995282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197696685791">
                <text:p>23.197696685791</text:p>
              </table:table-cell>
              <table:table-cell office:value-type="float" office:value="46659.9006376464">
                <text:p>46659.90063764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2981622219086">
                <text:p>23.2981622219086</text:p>
              </table:table-cell>
              <table:table-cell office:value-type="float" office:value="46822.026555414">
                <text:p>46822.0265554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3976876735687">
                <text:p>23.3976876735687</text:p>
              </table:table-cell>
              <table:table-cell office:value-type="float" office:value="48148.4878497509">
                <text:p>48148.48784975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4981005191803">
                <text:p>23.4981005191803</text:p>
              </table:table-cell>
              <table:table-cell office:value-type="float" office:value="48599.3596763241">
                <text:p>48599.35967632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5985646247864">
                <text:p>23.5985646247864</text:p>
              </table:table-cell>
              <table:table-cell office:value-type="float" office:value="49530.1278997193">
                <text:p>49530.12789971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6981317996979">
                <text:p>23.6981317996979</text:p>
              </table:table-cell>
              <table:table-cell office:value-type="float" office:value="51020.8309567425">
                <text:p>51020.83095674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7986154556274">
                <text:p>23.7986154556274</text:p>
              </table:table-cell>
              <table:table-cell office:value-type="float" office:value="51590.4795863892">
                <text:p>51590.47958638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982398509979">
                <text:p>23.8982398509979</text:p>
              </table:table-cell>
              <table:table-cell office:value-type="float" office:value="53159.6701822403">
                <text:p>53159.67018224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9974138736725">
                <text:p>23.9974138736725</text:p>
              </table:table-cell>
              <table:table-cell office:value-type="float" office:value="54530.4088122587">
                <text:p>54530.40881225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0978672504425">
                <text:p>24.0978672504425</text:p>
              </table:table-cell>
              <table:table-cell office:value-type="float" office:value="55030.50447628">
                <text:p>55030.504476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1983621120453">
                <text:p>24.1983621120453</text:p>
              </table:table-cell>
              <table:table-cell office:value-type="float" office:value="56201.8784833431">
                <text:p>56201.87848334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2977795600891">
                <text:p>24.2977795600891</text:p>
              </table:table-cell>
              <table:table-cell office:value-type="float" office:value="58017.9849060043">
                <text:p>58017.98490600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3984589576721">
                <text:p>24.3984589576721</text:p>
              </table:table-cell>
              <table:table-cell office:value-type="float" office:value="58562.1303021692">
                <text:p>58562.13030216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4980194568634">
                <text:p>24.4980194568634</text:p>
              </table:table-cell>
              <table:table-cell office:value-type="float" office:value="60425.5708726565">
                <text:p>60425.57087265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5982353687286">
                <text:p>24.5982353687286</text:p>
              </table:table-cell>
              <table:table-cell office:value-type="float" office:value="61307.6295535001">
                <text:p>61307.62955350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6991119384766">
                <text:p>24.6991119384766</text:p>
              </table:table-cell>
              <table:table-cell office:value-type="float" office:value="62174.9928221467">
                <text:p>62174.99282214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7975952625275">
                <text:p>24.7975952625275</text:p>
              </table:table-cell>
              <table:table-cell office:value-type="float" office:value="64904.3892618425">
                <text:p>64904.38926184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8981475830078">
                <text:p>24.8981475830078</text:p>
              </table:table-cell>
              <table:table-cell office:value-type="float" office:value="64841.8650992183">
                <text:p>64841.86509921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998458147049">
                <text:p>24.998458147049</text:p>
              </table:table-cell>
              <table:table-cell office:value-type="float" office:value="66194.4239220598">
                <text:p>66194.42392205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0980005264282">
                <text:p>25.0980005264282</text:p>
              </table:table-cell>
              <table:table-cell office:value-type="float" office:value="67910.7737041659">
                <text:p>67910.77370416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1986753940582">
                <text:p>25.1986753940582</text:p>
              </table:table-cell>
              <table:table-cell office:value-type="float" office:value="68259.3398111594">
                <text:p>68259.33981115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2977285385132">
                <text:p>25.2977285385132</text:p>
              </table:table-cell>
              <table:table-cell office:value-type="float" office:value="70507.6051692225">
                <text:p>70507.60516922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3977859020233">
                <text:p>25.3977859020233</text:p>
              </table:table-cell>
              <table:table-cell office:value-type="float" office:value="70839.3640542234">
                <text:p>70839.36405422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4982974529266">
                <text:p>25.4982974529266</text:p>
              </table:table-cell>
              <table:table-cell office:value-type="float" office:value="71553.9650454485">
                <text:p>71553.96504544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5976719856262">
                <text:p>25.5976719856262</text:p>
              </table:table-cell>
              <table:table-cell office:value-type="float" office:value="73338.7096473908">
                <text:p>73338.70964739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6981425285339">
                <text:p>25.6981425285339</text:p>
              </table:table-cell>
              <table:table-cell office:value-type="float" office:value="73494.1783561618">
                <text:p>73494.17835616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7987644672394">
                <text:p>25.7987644672394</text:p>
              </table:table-cell>
              <table:table-cell office:value-type="float" office:value="74178.6542381154">
                <text:p>74178.65423811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071733951569">
                <text:p>25.9071733951569</text:p>
              </table:table-cell>
              <table:table-cell office:value-type="float" office:value="69588.3645832417">
                <text:p>69588.36458324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0981738567352">
                <text:p>26.0981738567352</text:p>
              </table:table-cell>
              <table:table-cell office:value-type="float" office:value="39874.2491880057">
                <text:p>39874.24918800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976802349091">
                <text:p>26.1976802349091</text:p>
              </table:table-cell>
              <table:table-cell office:value-type="float" office:value="77180.982173663">
                <text:p>77180.9821736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981953620911">
                <text:p>26.2981953620911</text:p>
              </table:table-cell>
              <table:table-cell office:value-type="float" office:value="76963.5398858135">
                <text:p>76963.53988581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974430561066">
                <text:p>26.3974430561066</text:p>
              </table:table-cell>
              <table:table-cell office:value-type="float" office:value="78430.0338382079">
                <text:p>78430.03383820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5082652568817">
                <text:p>26.5082652568817</text:p>
              </table:table-cell>
              <table:table-cell office:value-type="float" office:value="70527.3848139718">
                <text:p>70527.38481397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6977083683014">
                <text:p>26.6977083683014</text:p>
              </table:table-cell>
              <table:table-cell office:value-type="float" office:value="41426.6844605088">
                <text:p>41426.68446050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798303604126">
                <text:p>26.798303604126</text:p>
              </table:table-cell>
              <table:table-cell office:value-type="float" office:value="78254.2029497994">
                <text:p>78254.20294979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8977348804474">
                <text:p>26.8977348804474</text:p>
              </table:table-cell>
              <table:table-cell office:value-type="float" office:value="79331.1751777386">
                <text:p>79331.17517773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9994609355926">
                <text:p>26.9994609355926</text:p>
              </table:table-cell>
              <table:table-cell office:value-type="float" office:value="77541.5894063328">
                <text:p>77541.58940633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1982262134552">
                <text:p>27.1982262134552</text:p>
              </table:table-cell>
              <table:table-cell office:value-type="float" office:value="39684.9997385094">
                <text:p>39684.99973850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2979304790497">
                <text:p>27.2979304790497</text:p>
              </table:table-cell>
              <table:table-cell office:value-type="float" office:value="78953.4926421005">
                <text:p>78953.49264210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3976573944092">
                <text:p>27.3976573944092</text:p>
              </table:table-cell>
              <table:table-cell office:value-type="float" office:value="78775.1227607971">
                <text:p>78775.12276079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4992470741272">
                <text:p>27.4992470741272</text:p>
              </table:table-cell>
              <table:table-cell office:value-type="float" office:value="77015.6970837695">
                <text:p>77015.69708376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6979908943176">
                <text:p>27.6979908943176</text:p>
              </table:table-cell>
              <table:table-cell office:value-type="float" office:value="39165.9976775209">
                <text:p>39165.99767752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7986459732056">
                <text:p>27.7986459732056</text:p>
              </table:table-cell>
              <table:table-cell office:value-type="float" office:value="76936.0084514115">
                <text:p>76936.00845141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8982031345367">
                <text:p>27.8982031345367</text:p>
              </table:table-cell>
              <table:table-cell office:value-type="float" office:value="77221.9687384002">
                <text:p>77221.96873840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9987297058105">
                <text:p>27.9987297058105</text:p>
              </table:table-cell>
              <table:table-cell office:value-type="float" office:value="75840.6449498268">
                <text:p>75840.64494982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.1047382354736">
                <text:p>28.1047382354736</text:p>
              </table:table-cell>
              <table:table-cell office:value-type="float" office:value="71239.5504776984">
                <text:p>71239.55047769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2982127666473">
                <text:p>28.2982127666473</text:p>
              </table:table-cell>
              <table:table-cell office:value-type="float" office:value="38661.419436568">
                <text:p>38661.4194365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3975958824158">
                <text:p>28.3975958824158</text:p>
              </table:table-cell>
              <table:table-cell office:value-type="float" office:value="74378.8312818015">
                <text:p>74378.83128180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4978818893433">
                <text:p>28.4978818893433</text:p>
              </table:table-cell>
              <table:table-cell office:value-type="float" office:value="72831.6963031643">
                <text:p>72831.69630316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5985503196716">
                <text:p>28.5985503196716</text:p>
              </table:table-cell>
              <table:table-cell office:value-type="float" office:value="71601.3945632043">
                <text:p>71601.39456320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6981921195984">
                <text:p>28.6981921195984</text:p>
              </table:table-cell>
              <table:table-cell office:value-type="float" office:value="71295.3801037499">
                <text:p>71295.38010374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7986872196198">
                <text:p>28.7986872196198</text:p>
              </table:table-cell>
              <table:table-cell office:value-type="float" office:value="69655.1373998534">
                <text:p>69655.13739985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898255109787">
                <text:p>28.898255109787</text:p>
              </table:table-cell>
              <table:table-cell office:value-type="float" office:value="69178.9289542118">
                <text:p>69178.92895421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997683763504">
                <text:p>28.997683763504</text:p>
              </table:table-cell>
              <table:table-cell office:value-type="float" office:value="68149.3688859901">
                <text:p>68149.36888599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.098331451416">
                <text:p>29.098331451416</text:p>
              </table:table-cell>
              <table:table-cell office:value-type="float" office:value="66131.6731470317">
                <text:p>66131.67314703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.1985909938812">
                <text:p>29.1985909938812</text:p>
              </table:table-cell>
              <table:table-cell office:value-type="float" office:value="65190.8021849191">
                <text:p>65190.80218491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.2981894016266">
                <text:p>29.2981894016266</text:p>
              </table:table-cell>
              <table:table-cell office:value-type="float" office:value="64418.7005117943">
                <text:p>64418.70051179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3975787162781">
                <text:p>29.3975787162781</text:p>
              </table:table-cell>
              <table:table-cell office:value-type="float" office:value="63266.3583811701">
                <text:p>63266.35838117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497837305069">
                <text:p>29.497837305069</text:p>
              </table:table-cell>
              <table:table-cell office:value-type="float" office:value="61520.9138128248">
                <text:p>61520.91381282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5984630584717">
                <text:p>29.5984630584717</text:p>
              </table:table-cell>
              <table:table-cell office:value-type="float" office:value="60024.3953039296">
                <text:p>60024.39530392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6980621814728">
                <text:p>29.6980621814728</text:p>
              </table:table-cell>
              <table:table-cell office:value-type="float" office:value="59357.9523781026">
                <text:p>59357.95237810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7987394332886">
                <text:p>29.7987394332886</text:p>
              </table:table-cell>
              <table:table-cell office:value-type="float" office:value="57530.3744941045">
                <text:p>57530.37449410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8981368541718">
                <text:p>29.8981368541718</text:p>
              </table:table-cell>
              <table:table-cell office:value-type="float" office:value="56983.3698870001">
                <text:p>56983.36988700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9975156784058">
                <text:p>29.9975156784058</text:p>
              </table:table-cell>
              <table:table-cell office:value-type="float" office:value="55786.5324200804">
                <text:p>55786.53242008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.0979917049408">
                <text:p>30.0979917049408</text:p>
              </table:table-cell>
              <table:table-cell office:value-type="float" office:value="53983.0264695902">
                <text:p>53983.02646959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1100800037384">
                <text:p>30.1100800037384</text:p>
              </table:table-cell>
              <table:table-cell office:value-type="float" office:value="439433.214626642">
                <text:p>439433.2146266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.1983151435852">
                <text:p>30.1983151435852</text:p>
              </table:table-cell>
              <table:table-cell office:value-type="float" office:value="58933.4363727252">
                <text:p>58933.43637272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.2982561588287">
                <text:p>30.2982561588287</text:p>
              </table:table-cell>
              <table:table-cell office:value-type="float" office:value="50990.076372372">
                <text:p>50990.0763723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3975787162781">
                <text:p>30.3975787162781</text:p>
              </table:table-cell>
              <table:table-cell office:value-type="float" office:value="50260.4859177751">
                <text:p>50260.48591777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4979748725891">
                <text:p>30.4979748725891</text:p>
              </table:table-cell>
              <table:table-cell office:value-type="float" office:value="48766.8072155253">
                <text:p>48766.80721552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5100970268249">
                <text:p>30.5100970268249</text:p>
              </table:table-cell>
              <table:table-cell office:value-type="float" office:value="395969.223507198">
                <text:p>395969.2235071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5983879566193">
                <text:p>30.5983879566193</text:p>
              </table:table-cell>
              <table:table-cell office:value-type="float" office:value="53459.6250259911">
                <text:p>53459.62502599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6978712081909">
                <text:p>30.6978712081909</text:p>
              </table:table-cell>
              <table:table-cell office:value-type="float" office:value="46641.0167208691">
                <text:p>46641.01672086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7098355293274">
                <text:p>30.7098355293274</text:p>
              </table:table-cell>
              <table:table-cell office:value-type="float" office:value="381801.854688932">
                <text:p>381801.8546889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7985079288483">
                <text:p>30.7985079288483</text:p>
              </table:table-cell>
              <table:table-cell office:value-type="float" office:value="50793.7083504742">
                <text:p>50793.70835047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8978548049927">
                <text:p>30.8978548049927</text:p>
              </table:table-cell>
              <table:table-cell office:value-type="float" office:value="44772.4193515099">
                <text:p>44772.41935150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9983556270599">
                <text:p>30.9983556270599</text:p>
              </table:table-cell>
              <table:table-cell office:value-type="float" office:value="43780.7364108452">
                <text:p>43780.73641084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.0103075504303">
                <text:p>31.0103075504303</text:p>
              </table:table-cell>
              <table:table-cell office:value-type="float" office:value="365464.190544584">
                <text:p>365464.1905445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0980358123779">
                <text:p>31.0980358123779</text:p>
              </table:table-cell>
              <table:table-cell office:value-type="float" office:value="49425.3494112116">
                <text:p>49425.34941121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98477268219">
                <text:p>31.198477268219</text:p>
              </table:table-cell>
              <table:table-cell office:value-type="float" office:value="42930.4808845382">
                <text:p>42930.48088453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105567455292">
                <text:p>31.2105567455292</text:p>
              </table:table-cell>
              <table:table-cell office:value-type="float" office:value="355644.527464719">
                <text:p>355644.5274647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2980263233185">
                <text:p>31.2980263233185</text:p>
              </table:table-cell>
              <table:table-cell office:value-type="float" office:value="49114.2190070705">
                <text:p>49114.21900707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3984034061432">
                <text:p>31.3984034061432</text:p>
              </table:table-cell>
              <table:table-cell office:value-type="float" office:value="42798.6137782296">
                <text:p>42798.61377822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4980316162109">
                <text:p>31.4980316162109</text:p>
              </table:table-cell>
              <table:table-cell office:value-type="float" office:value="43280.9140811399">
                <text:p>43280.91408113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5982880592346">
                <text:p>31.5982880592346</text:p>
              </table:table-cell>
              <table:table-cell office:value-type="float" office:value="43169.2953536929">
                <text:p>43169.29535369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6979992389679">
                <text:p>31.6979992389679</text:p>
              </table:table-cell>
              <table:table-cell office:value-type="float" office:value="43726.2903885285">
                <text:p>43726.29038852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7984101772308">
                <text:p>31.7984101772308</text:p>
              </table:table-cell>
              <table:table-cell office:value-type="float" office:value="43819.927152538">
                <text:p>43819.9271525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8978798389435">
                <text:p>31.8978798389435</text:p>
              </table:table-cell>
              <table:table-cell office:value-type="float" office:value="44636.7256463234">
                <text:p>44636.72564632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9983742237091">
                <text:p>31.9983742237091</text:p>
              </table:table-cell>
              <table:table-cell office:value-type="float" office:value="44738.8180989979">
                <text:p>44738.81809899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0979707241058">
                <text:p>32.0979707241058</text:p>
              </table:table-cell>
              <table:table-cell office:value-type="float" office:value="45784.7412492998">
                <text:p>45784.74124929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1983821392059">
                <text:p>32.1983821392059</text:p>
              </table:table-cell>
              <table:table-cell office:value-type="float" office:value="46130.2133366259">
                <text:p>46130.21333662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298077583313">
                <text:p>32.298077583313</text:p>
              </table:table-cell>
              <table:table-cell office:value-type="float" office:value="47183.7007411163">
                <text:p>47183.70074111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3982779979706">
                <text:p>32.3982779979706</text:p>
              </table:table-cell>
              <table:table-cell office:value-type="float" office:value="47824.1533867433">
                <text:p>47824.15338674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49791264534">
                <text:p>32.49791264534</text:p>
              </table:table-cell>
              <table:table-cell office:value-type="float" office:value="48978.9458671733">
                <text:p>48978.94586717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5983486175537">
                <text:p>32.5983486175537</text:p>
              </table:table-cell>
              <table:table-cell office:value-type="float" office:value="49544.0019180599">
                <text:p>49544.00191805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6977910995483">
                <text:p>32.6977910995483</text:p>
              </table:table-cell>
              <table:table-cell office:value-type="float" office:value="51084.8069970175">
                <text:p>51084.80699701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7982075214386">
                <text:p>32.7982075214386</text:p>
              </table:table-cell>
              <table:table-cell office:value-type="float" office:value="51625.0221070951">
                <text:p>51625.02210709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89772772789">
                <text:p>32.89772772789</text:p>
              </table:table-cell>
              <table:table-cell office:value-type="float" office:value="53215.3236899223">
                <text:p>53215.32368992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9980330467224">
                <text:p>32.9980330467224</text:p>
              </table:table-cell>
              <table:table-cell office:value-type="float" office:value="53915.3861724557">
                <text:p>53915.38617245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0985071659088">
                <text:p>33.0985071659088</text:p>
              </table:table-cell>
              <table:table-cell office:value-type="float" office:value="55019.1436836023">
                <text:p>55019.14368360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1980352401733">
                <text:p>33.1980352401733</text:p>
              </table:table-cell>
              <table:table-cell office:value-type="float" office:value="56747.8075079471">
                <text:p>56747.80750794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2985198497772">
                <text:p>33.2985198497772</text:p>
              </table:table-cell>
              <table:table-cell office:value-type="float" office:value="57401.8252420734">
                <text:p>57401.82524207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3976912498474">
                <text:p>33.3976912498474</text:p>
              </table:table-cell>
              <table:table-cell office:value-type="float" office:value="59452.6244040822">
                <text:p>59452.62440408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498425245285">
                <text:p>33.498425245285</text:p>
              </table:table-cell>
              <table:table-cell office:value-type="float" office:value="59801.0629264702">
                <text:p>59801.06292647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5975468158722">
                <text:p>33.5975468158722</text:p>
              </table:table-cell>
              <table:table-cell office:value-type="float" office:value="61984.4899914852">
                <text:p>61984.48999148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6980218887329">
                <text:p>33.6980218887329</text:p>
              </table:table-cell>
              <table:table-cell office:value-type="float" office:value="62423.4431628079">
                <text:p>62423.44316280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7976093292236">
                <text:p>33.7976093292236</text:p>
              </table:table-cell>
              <table:table-cell office:value-type="float" office:value="64184.800497965">
                <text:p>64184.8004979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898270368576">
                <text:p>33.898270368576</text:p>
              </table:table-cell>
              <table:table-cell office:value-type="float" office:value="64771.8326965938">
                <text:p>64771.83269659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9974589347839">
                <text:p>33.9974589347839</text:p>
              </table:table-cell>
              <table:table-cell office:value-type="float" office:value="66943.1997442474">
                <text:p>66943.19974424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098042011261">
                <text:p>34.098042011261</text:p>
              </table:table-cell>
              <table:table-cell office:value-type="float" office:value="67208.1252311106">
                <text:p>67208.12523111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1985645294189">
                <text:p>34.1985645294189</text:p>
              </table:table-cell>
              <table:table-cell office:value-type="float" office:value="68362.79199852">
                <text:p>68362.791998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2984023094177">
                <text:p>34.2984023094177</text:p>
              </table:table-cell>
              <table:table-cell office:value-type="float" office:value="69953.4785337313">
                <text:p>69953.47853373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3975808620453">
                <text:p>34.3975808620453</text:p>
              </table:table-cell>
              <table:table-cell office:value-type="float" office:value="71467.0643220308">
                <text:p>71467.06432203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4979410171509">
                <text:p>34.4979410171509</text:p>
              </table:table-cell>
              <table:table-cell office:value-type="float" office:value="71661.9059868248">
                <text:p>71661.90598682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5985448360443">
                <text:p>34.5985448360443</text:p>
              </table:table-cell>
              <table:table-cell office:value-type="float" office:value="72442.5780269834">
                <text:p>72442.57802698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6980230808258">
                <text:p>34.6980230808258</text:p>
              </table:table-cell>
              <table:table-cell office:value-type="float" office:value="74227.2847316425">
                <text:p>74227.28473164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7985792160034">
                <text:p>34.7985792160034</text:p>
              </table:table-cell>
              <table:table-cell office:value-type="float" office:value="74227.1964491907">
                <text:p>74227.19644919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065501689911">
                <text:p>34.9065501689911</text:p>
              </table:table-cell>
              <table:table-cell office:value-type="float" office:value="69870.6438282659">
                <text:p>69870.64382826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0980432033539">
                <text:p>35.0980432033539</text:p>
              </table:table-cell>
              <table:table-cell office:value-type="float" office:value="39771.6816454593">
                <text:p>39771.68164545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986706256866">
                <text:p>35.1986706256866</text:p>
              </table:table-cell>
              <table:table-cell office:value-type="float" office:value="76321.1440973127">
                <text:p>76321.14409731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978596687317">
                <text:p>35.2978596687317</text:p>
              </table:table-cell>
              <table:table-cell office:value-type="float" office:value="77992.4854853868">
                <text:p>77992.48548538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980162143707">
                <text:p>35.3980162143707</text:p>
              </table:table-cell>
              <table:table-cell office:value-type="float" office:value="77718.3353352996">
                <text:p>77718.33533529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5081458091736">
                <text:p>35.5081458091736</text:p>
              </table:table-cell>
              <table:table-cell office:value-type="float" office:value="70970.9321458184">
                <text:p>70970.93214581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6984605789185">
                <text:p>35.6984605789185</text:p>
              </table:table-cell>
              <table:table-cell office:value-type="float" office:value="41236.9466149194">
                <text:p>41236.94661491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7981581687927">
                <text:p>35.7981581687927</text:p>
              </table:table-cell>
              <table:table-cell office:value-type="float" office:value="78958.7793438907">
                <text:p>78958.77934389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8985841274261">
                <text:p>35.8985841274261</text:p>
              </table:table-cell>
              <table:table-cell office:value-type="float" office:value="78545.4289641681">
                <text:p>78545.42896416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.0002245903015">
                <text:p>36.0002245903015</text:p>
              </table:table-cell>
              <table:table-cell office:value-type="float" office:value="77606.8878166409">
                <text:p>77606.88781664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.1981263160706">
                <text:p>36.1981263160706</text:p>
              </table:table-cell>
              <table:table-cell office:value-type="float" office:value="39858.1668216755">
                <text:p>39858.16682167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2988073825836">
                <text:p>36.2988073825836</text:p>
              </table:table-cell>
              <table:table-cell office:value-type="float" office:value="78187.4911801689">
                <text:p>78187.49118016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3978362083435">
                <text:p>36.3978362083435</text:p>
              </table:table-cell>
              <table:table-cell office:value-type="float" office:value="79330.4367664443">
                <text:p>79330.43676644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4990110397339">
                <text:p>36.4990110397339</text:p>
              </table:table-cell>
              <table:table-cell office:value-type="float" office:value="77331.4854344681">
                <text:p>77331.48543446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6979784965515">
                <text:p>36.6979784965515</text:p>
              </table:table-cell>
              <table:table-cell office:value-type="float" office:value="39121.9756461721">
                <text:p>39121.97564617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7985382080078">
                <text:p>36.7985382080078</text:p>
              </table:table-cell>
              <table:table-cell office:value-type="float" office:value="77008.9719615532">
                <text:p>77008.97196155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8981161117554">
                <text:p>36.8981161117554</text:p>
              </table:table-cell>
              <table:table-cell office:value-type="float" office:value="77205.8831393957">
                <text:p>77205.88313939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9986062049866">
                <text:p>36.9986062049866</text:p>
              </table:table-cell>
              <table:table-cell office:value-type="float" office:value="75868.1752086665">
                <text:p>75868.17520866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.104832649231">
                <text:p>37.104832649231</text:p>
              </table:table-cell>
              <table:table-cell office:value-type="float" office:value="71093.4085548967">
                <text:p>71093.40855489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.2983469963074">
                <text:p>37.2983469963074</text:p>
              </table:table-cell>
              <table:table-cell office:value-type="float" office:value="38653.4647844289">
                <text:p>38653.46478442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.3976616859436">
                <text:p>37.3976616859436</text:p>
              </table:table-cell>
              <table:table-cell office:value-type="float" office:value="74430.0770316596">
                <text:p>74430.07703165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4979867935181">
                <text:p>37.4979867935181</text:p>
              </table:table-cell>
              <table:table-cell office:value-type="float" office:value="72803.3109217337">
                <text:p>72803.31092173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5984830856323">
                <text:p>37.5984830856323</text:p>
              </table:table-cell>
              <table:table-cell office:value-type="float" office:value="71724.0392491791">
                <text:p>71724.03924917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6980962753296">
                <text:p>37.6980962753296</text:p>
              </table:table-cell>
              <table:table-cell office:value-type="float" office:value="71315.8570826791">
                <text:p>71315.85708267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7988340854645">
                <text:p>37.7988340854645</text:p>
              </table:table-cell>
              <table:table-cell office:value-type="float" office:value="69487.315543459">
                <text:p>69487.3155434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8983221054077">
                <text:p>37.8983221054077</text:p>
              </table:table-cell>
              <table:table-cell office:value-type="float" office:value="69234.466661714">
                <text:p>69234.4666617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9977703094482">
                <text:p>37.9977703094482</text:p>
              </table:table-cell>
              <table:table-cell office:value-type="float" office:value="68135.9715378935">
                <text:p>68135.97153789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.098217010498">
                <text:p>38.098217010498</text:p>
              </table:table-cell>
              <table:table-cell office:value-type="float" office:value="66263.998025179">
                <text:p>66263.9980251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.197678565979">
                <text:p>38.197678565979</text:p>
              </table:table-cell>
              <table:table-cell office:value-type="float" office:value="65713.8325295082">
                <text:p>65713.83252950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.2982239723206">
                <text:p>38.2982239723206</text:p>
              </table:table-cell>
              <table:table-cell office:value-type="float" office:value="63811.9654935289">
                <text:p>63811.96549352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.3974084854126">
                <text:p>38.3974084854126</text:p>
              </table:table-cell>
              <table:table-cell office:value-type="float" office:value="63396.9941876397">
                <text:p>63396.99418763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4980027675629">
                <text:p>38.4980027675629</text:p>
              </table:table-cell>
              <table:table-cell office:value-type="float" office:value="61315.612261005">
                <text:p>61315.6122610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598381280899">
                <text:p>38.598381280899</text:p>
              </table:table-cell>
              <table:table-cell office:value-type="float" office:value="60172.2400467438">
                <text:p>60172.24004674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6978652477264">
                <text:p>38.6978652477264</text:p>
              </table:table-cell>
              <table:table-cell office:value-type="float" office:value="59426.6612856068">
                <text:p>59426.66128560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7987806797028">
                <text:p>38.7987806797028</text:p>
              </table:table-cell>
              <table:table-cell office:value-type="float" office:value="57394.5915562171">
                <text:p>57394.59155621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8981132507324">
                <text:p>38.8981132507324</text:p>
              </table:table-cell>
              <table:table-cell office:value-type="float" office:value="57020.5718153474">
                <text:p>57020.57181534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9975574016571">
                <text:p>38.9975574016571</text:p>
              </table:table-cell>
              <table:table-cell office:value-type="float" office:value="55749.8852214942">
                <text:p>55749.88522149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.0980293750763">
                <text:p>39.0980293750763</text:p>
              </table:table-cell>
              <table:table-cell office:value-type="float" office:value="53985.2041859472">
                <text:p>53985.20418594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.1100106239319">
                <text:p>39.1100106239319</text:p>
              </table:table-cell>
              <table:table-cell office:value-type="float" office:value="443359.458102004">
                <text:p>443359.4581020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.1987466812134">
                <text:p>39.1987466812134</text:p>
              </table:table-cell>
              <table:table-cell office:value-type="float" office:value="58600.7555362104">
                <text:p>58600.75553621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.297737121582">
                <text:p>39.297737121582</text:p>
              </table:table-cell>
              <table:table-cell office:value-type="float" office:value="51479.7184558618">
                <text:p>51479.71845586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3976850509644">
                <text:p>39.3976850509644</text:p>
              </table:table-cell>
              <table:table-cell office:value-type="float" office:value="49946.0071944505">
                <text:p>49946.00719445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4984726905823">
                <text:p>39.4984726905823</text:p>
              </table:table-cell>
              <table:table-cell office:value-type="float" office:value="48577.3852682775">
                <text:p>48577.38526827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5105578899384">
                <text:p>39.5105578899384</text:p>
              </table:table-cell>
              <table:table-cell office:value-type="float" office:value="397180.043007359">
                <text:p>397180.0430073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5975458621979">
                <text:p>39.5975458621979</text:p>
              </table:table-cell>
              <table:table-cell office:value-type="float" office:value="54260.3750541312">
                <text:p>54260.37505413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6981432437897">
                <text:p>39.6981432437897</text:p>
              </table:table-cell>
              <table:table-cell office:value-type="float" office:value="46124.460960904">
                <text:p>46124.4609609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7099792957306">
                <text:p>39.7099792957306</text:p>
              </table:table-cell>
              <table:table-cell office:value-type="float" office:value="385939.502699218">
                <text:p>385939.5026992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7978084087372">
                <text:p>39.7978084087372</text:p>
              </table:table-cell>
              <table:table-cell office:value-type="float" office:value="51281.4014148357">
                <text:p>51281.40141483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8983895778656">
                <text:p>39.8983895778656</text:p>
              </table:table-cell>
              <table:table-cell office:value-type="float" office:value="44222.9896365688">
                <text:p>44222.98963656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9974880218506">
                <text:p>39.9974880218506</text:p>
              </table:table-cell>
              <table:table-cell office:value-type="float" office:value="44400.2935168856">
                <text:p>44400.29351688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.0094473361969">
                <text:p>40.0094473361969</text:p>
              </table:table-cell>
              <table:table-cell office:value-type="float" office:value="365238.330017344">
                <text:p>365238.3300173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0979976654053">
                <text:p>40.0979976654053</text:p>
              </table:table-cell>
              <table:table-cell office:value-type="float" office:value="48966.5034423153">
                <text:p>48966.50344231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985764503479">
                <text:p>40.1985764503479</text:p>
              </table:table-cell>
              <table:table-cell office:value-type="float" office:value="42871.8641059314">
                <text:p>42871.86410593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107403278351">
                <text:p>40.2107403278351</text:p>
              </table:table-cell>
              <table:table-cell office:value-type="float" office:value="353176.855367608">
                <text:p>353176.8553676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2976627349854">
                <text:p>40.2976627349854</text:p>
              </table:table-cell>
              <table:table-cell office:value-type="float" office:value="49423.3896741173">
                <text:p>49423.38967411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397805929184">
                <text:p>40.397805929184</text:p>
              </table:table-cell>
              <table:table-cell office:value-type="float" office:value="42898.5717339911">
                <text:p>42898.57173399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4984879493713">
                <text:p>40.4984879493713</text:p>
              </table:table-cell>
              <table:table-cell office:value-type="float" office:value="42827.905041784">
                <text:p>42827.9050417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5977246761322">
                <text:p>40.5977246761322</text:p>
              </table:table-cell>
              <table:table-cell office:value-type="float" office:value="43612.8854837121">
                <text:p>43612.88548371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6983458995819">
                <text:p>40.6983458995819</text:p>
              </table:table-cell>
              <table:table-cell office:value-type="float" office:value="43330.8187927096">
                <text:p>43330.81879270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7977738380432">
                <text:p>40.7977738380432</text:p>
              </table:table-cell>
              <table:table-cell office:value-type="float" office:value="44253.1552810223">
                <text:p>44253.15528102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8983337879181">
                <text:p>40.8983337879181</text:p>
              </table:table-cell>
              <table:table-cell office:value-type="float" office:value="44232.3211729365">
                <text:p>44232.32117293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.9977195262909">
                <text:p>40.9977195262909</text:p>
              </table:table-cell>
              <table:table-cell office:value-type="float" office:value="45237.8789312325">
                <text:p>45237.87893123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0982193946838">
                <text:p>41.0982193946838</text:p>
              </table:table-cell>
              <table:table-cell office:value-type="float" office:value="45373.1937455964">
                <text:p>45373.19374559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1976301670074">
                <text:p>41.1976301670074</text:p>
              </table:table-cell>
              <table:table-cell office:value-type="float" office:value="46594.5479723426">
                <text:p>46594.54797234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2975573539734">
                <text:p>41.2975573539734</text:p>
              </table:table-cell>
              <table:table-cell office:value-type="float" office:value="47074.2762087683">
                <text:p>47074.27620876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3979780673981">
                <text:p>41.3979780673981</text:p>
              </table:table-cell>
              <table:table-cell office:value-type="float" office:value="47719.2387563955">
                <text:p>47719.23875639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4983522891998">
                <text:p>41.4983522891998</text:p>
              </table:table-cell>
              <table:table-cell office:value-type="float" office:value="48618.0606175772">
                <text:p>48618.06061757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5979354381561">
                <text:p>41.5979354381561</text:p>
              </table:table-cell>
              <table:table-cell office:value-type="float" office:value="49968.293352359">
                <text:p>49968.2933523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6982674598694">
                <text:p>41.6982674598694</text:p>
              </table:table-cell>
              <table:table-cell office:value-type="float" office:value="50631.8911276237">
                <text:p>50631.89112762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7978992462158">
                <text:p>41.7978992462158</text:p>
              </table:table-cell>
              <table:table-cell office:value-type="float" office:value="52031.5874090063">
                <text:p>52031.58740900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898472070694">
                <text:p>41.898472070694</text:p>
              </table:table-cell>
              <table:table-cell office:value-type="float" office:value="52658.3600239905">
                <text:p>52658.36002399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.997759103775">
                <text:p>41.997759103775</text:p>
              </table:table-cell>
              <table:table-cell office:value-type="float" office:value="54468.3412544424">
                <text:p>54468.34125444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0984241962433">
                <text:p>42.0984241962433</text:p>
              </table:table-cell>
              <table:table-cell office:value-type="float" office:value="54914.7660271896">
                <text:p>54914.76602718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1979358196259">
                <text:p>42.1979358196259</text:p>
              </table:table-cell>
              <table:table-cell office:value-type="float" office:value="56757.1888390012">
                <text:p>56757.18883900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2987847328186">
                <text:p>42.2987847328186</text:p>
              </table:table-cell>
              <table:table-cell office:value-type="float" office:value="57194.4686104433">
                <text:p>57194.46861044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3978731632233">
                <text:p>42.3978731632233</text:p>
              </table:table-cell>
              <table:table-cell office:value-type="float" office:value="59502.4058401326">
                <text:p>59502.40584013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4983417987824">
                <text:p>42.4983417987824</text:p>
              </table:table-cell>
              <table:table-cell office:value-type="float" office:value="59959.0107547295">
                <text:p>59959.01075472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5978646278381">
                <text:p>42.5978646278381</text:p>
              </table:table-cell>
              <table:table-cell office:value-type="float" office:value="61734.5794757911">
                <text:p>61734.57947579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6981852054596">
                <text:p>42.6981852054596</text:p>
              </table:table-cell>
              <table:table-cell office:value-type="float" office:value="62519.5762295764">
                <text:p>62519.57622957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7978241443634">
                <text:p>42.7978241443634</text:p>
              </table:table-cell>
              <table:table-cell office:value-type="float" office:value="64151.6265661042">
                <text:p>64151.62656610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8983166217804">
                <text:p>42.8983166217804</text:p>
              </table:table-cell>
              <table:table-cell office:value-type="float" office:value="64880.4782963539">
                <text:p>64880.47829635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.9979434013367">
                <text:p>42.9979434013367</text:p>
              </table:table-cell>
              <table:table-cell office:value-type="float" office:value="66648.7467483517">
                <text:p>66648.74674835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0983648300171">
                <text:p>43.0983648300171</text:p>
              </table:table-cell>
              <table:table-cell office:value-type="float" office:value="67316.309764054">
                <text:p>67316.3097640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1980192661285">
                <text:p>43.1980192661285</text:p>
              </table:table-cell>
              <table:table-cell office:value-type="float" office:value="68958.2949655606">
                <text:p>68958.29496556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298487663269">
                <text:p>43.298487663269</text:p>
              </table:table-cell>
              <table:table-cell office:value-type="float" office:value="69514.3965543018">
                <text:p>69514.39655430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3976695537567">
                <text:p>43.3976695537567</text:p>
              </table:table-cell>
              <table:table-cell office:value-type="float" office:value="71464.6591746615">
                <text:p>71464.65917466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498122215271">
                <text:p>43.498122215271</text:p>
              </table:table-cell>
              <table:table-cell office:value-type="float" office:value="71595.9128566987">
                <text:p>71595.91285669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597537279129">
                <text:p>43.597537279129</text:p>
              </table:table-cell>
              <table:table-cell office:value-type="float" office:value="73308.8097233181">
                <text:p>73308.80972331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6981177330017">
                <text:p>43.6981177330017</text:p>
              </table:table-cell>
              <table:table-cell office:value-type="float" office:value="73413.8663695732">
                <text:p>73413.86636957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7987775802612">
                <text:p>43.7987775802612</text:p>
              </table:table-cell>
              <table:table-cell office:value-type="float" office:value="74150.718515957">
                <text:p>74150.7185159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066474437714">
                <text:p>43.9066474437714</text:p>
              </table:table-cell>
              <table:table-cell office:value-type="float" office:value="69936.1226065834">
                <text:p>69936.12260658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0980045795441">
                <text:p>44.0980045795441</text:p>
              </table:table-cell>
              <table:table-cell office:value-type="float" office:value="39799.9268187538">
                <text:p>39799.92681875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987600326538">
                <text:p>44.1987600326538</text:p>
              </table:table-cell>
              <table:table-cell office:value-type="float" office:value="76224.1621963138">
                <text:p>76224.16219631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977983951569">
                <text:p>44.2977983951569</text:p>
              </table:table-cell>
              <table:table-cell office:value-type="float" office:value="78111.1460699042">
                <text:p>78111.14606990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979873657227">
                <text:p>44.3979873657227</text:p>
              </table:table-cell>
              <table:table-cell office:value-type="float" office:value="77693.1827529669">
                <text:p>77693.18275296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5083448886871">
                <text:p>44.5083448886871</text:p>
              </table:table-cell>
              <table:table-cell office:value-type="float" office:value="70824.3515262286">
                <text:p>70824.35152622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6983182430267">
                <text:p>44.6983182430267</text:p>
              </table:table-cell>
              <table:table-cell office:value-type="float" office:value="41311.0566336097">
                <text:p>41311.05663360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7989935874939">
                <text:p>44.7989935874939</text:p>
              </table:table-cell>
              <table:table-cell office:value-type="float" office:value="78191.9350925845">
                <text:p>78191.93509258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8982570171356">
                <text:p>44.8982570171356</text:p>
              </table:table-cell>
              <table:table-cell office:value-type="float" office:value="79465.3179773311">
                <text:p>79465.31797733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9999001026154">
                <text:p>44.9999001026154</text:p>
              </table:table-cell>
              <table:table-cell office:value-type="float" office:value="77604.8853964843">
                <text:p>77604.88539648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1986141204834">
                <text:p>45.1986141204834</text:p>
              </table:table-cell>
              <table:table-cell office:value-type="float" office:value="39695.236826413">
                <text:p>39695.2368264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2984344959259">
                <text:p>45.2984344959259</text:p>
              </table:table-cell>
              <table:table-cell office:value-type="float" office:value="78861.654898645">
                <text:p>78861.6548986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397495508194">
                <text:p>45.397495508194</text:p>
              </table:table-cell>
              <table:table-cell office:value-type="float" office:value="79304.6610379983">
                <text:p>79304.66103799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4995110034943">
                <text:p>45.4995110034943</text:p>
              </table:table-cell>
              <table:table-cell office:value-type="float" office:value="76694.2313711193">
                <text:p>76694.23137111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6978125572205">
                <text:p>45.6978125572205</text:p>
              </table:table-cell>
              <table:table-cell office:value-type="float" office:value="39253.3485176204">
                <text:p>39253.34851762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7983100414276">
                <text:p>45.7983100414276</text:p>
              </table:table-cell>
              <table:table-cell office:value-type="float" office:value="77056.6553092758">
                <text:p>77056.65530927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8978891372681">
                <text:p>45.8978891372681</text:p>
              </table:table-cell>
              <table:table-cell office:value-type="float" office:value="77204.9588833156">
                <text:p>77204.95888331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9983685016632">
                <text:p>45.9983685016632</text:p>
              </table:table-cell>
              <table:table-cell office:value-type="float" office:value="75876.2761477882">
                <text:p>75876.27614778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1043846607208">
                <text:p>46.1043846607208</text:p>
              </table:table-cell>
              <table:table-cell office:value-type="float" office:value="71234.4237626613">
                <text:p>71234.42376266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298038482666">
                <text:p>46.298038482666</text:p>
              </table:table-cell>
              <table:table-cell office:value-type="float" office:value="38625.6254839992">
                <text:p>38625.62548399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3980844020844">
                <text:p>46.3980844020844</text:p>
              </table:table-cell>
              <table:table-cell office:value-type="float" office:value="73886.0719455321">
                <text:p>73886.07194553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4972217082977">
                <text:p>46.4972217082977</text:p>
              </table:table-cell>
              <table:table-cell office:value-type="float" office:value="73675.5947784095">
                <text:p>73675.59477840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5976359844208">
                <text:p>46.5976359844208</text:p>
              </table:table-cell>
              <table:table-cell office:value-type="float" office:value="71782.6217376439">
                <text:p>71782.62173764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6976497173309">
                <text:p>46.6976497173309</text:p>
              </table:table-cell>
              <table:table-cell office:value-type="float" office:value="71030.2454802044">
                <text:p>71030.24548020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7983679771423">
                <text:p>46.7983679771423</text:p>
              </table:table-cell>
              <table:table-cell office:value-type="float" office:value="69500.8036587185">
                <text:p>69500.80365871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897766828537">
                <text:p>46.897766828537</text:p>
              </table:table-cell>
              <table:table-cell office:value-type="float" office:value="69296.5753965494">
                <text:p>69296.57539654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.0007510185242">
                <text:p>47.0007510185242</text:p>
              </table:table-cell>
              <table:table-cell office:value-type="float" office:value="65796.5072196357">
                <text:p>65796.50721963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.1024398803711">
                <text:p>47.1024398803711</text:p>
              </table:table-cell>
              <table:table-cell office:value-type="float" office:value="65454.5628607736">
                <text:p>65454.56286077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.2023348808289">
                <text:p>47.2023348808289</text:p>
              </table:table-cell>
              <table:table-cell office:value-type="float" office:value="65428.6998353183">
                <text:p>65428.69983531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.3084676265717">
                <text:p>47.3084676265717</text:p>
              </table:table-cell>
              <table:table-cell office:value-type="float" office:value="60452.5959928384">
                <text:p>60452.59599283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.4836859703064">
                <text:p>47.4836859703064</text:p>
              </table:table-cell>
              <table:table-cell office:value-type="float" office:value="35886.6535659032">
                <text:p>35886.65356590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5131957530975">
                <text:p>47.5131957530975</text:p>
              </table:table-cell>
              <table:table-cell office:value-type="float" office:value="208744.335517439">
                <text:p>208744.3355174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6041338443756">
                <text:p>47.6041338443756</text:p>
              </table:table-cell>
              <table:table-cell office:value-type="float" office:value="66418.8121293475">
                <text:p>66418.81212934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6978490352631">
                <text:p>47.6978490352631</text:p>
              </table:table-cell>
              <table:table-cell office:value-type="float" office:value="63084.7565268273">
                <text:p>63084.75652682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7982356548309">
                <text:p>47.7982356548309</text:p>
              </table:table-cell>
              <table:table-cell office:value-type="float" office:value="57696.9323693986">
                <text:p>57696.93236939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8975481987">
                <text:p>47.8975481987</text:p>
              </table:table-cell>
              <table:table-cell office:value-type="float" office:value="57032.0704650376">
                <text:p>57032.07046503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.0957553386688">
                <text:p>48.0957553386688</text:p>
              </table:table-cell>
              <table:table-cell office:value-type="float" office:value="27970.7380918299">
                <text:p>27970.73809182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.1662216186524">
                <text:p>48.1662216186524</text:p>
              </table:table-cell>
              <table:table-cell office:value-type="float" office:value="76972.9862463078">
                <text:p>76972.98624630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.2975769042969">
                <text:p>48.2975769042969</text:p>
              </table:table-cell>
              <table:table-cell office:value-type="float" office:value="40439.9409885578">
                <text:p>40439.94098855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.3986608982086">
                <text:p>48.3986608982086</text:p>
              </table:table-cell>
              <table:table-cell office:value-type="float" office:value="51442.3678642945">
                <text:p>51442.36786429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.4107382297516">
                <text:p>48.4107382297516</text:p>
              </table:table-cell>
              <table:table-cell office:value-type="float" office:value="421947.512318383">
                <text:p>421947.5123183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4983365535736">
                <text:p>48.4983365535736</text:p>
              </table:table-cell>
              <table:table-cell office:value-type="float" office:value="56987.391792365">
                <text:p>56987.3917923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5978634357452">
                <text:p>48.5978634357452</text:p>
              </table:table-cell>
              <table:table-cell office:value-type="float" office:value="49192.7396214121">
                <text:p>49192.73962141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7979998588562">
                <text:p>48.7979998588562</text:p>
              </table:table-cell>
              <table:table-cell office:value-type="float" office:value="23983.6403858319">
                <text:p>23983.64038583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8986427783966">
                <text:p>48.8986427783966</text:p>
              </table:table-cell>
              <table:table-cell office:value-type="float" office:value="46898.4805046822">
                <text:p>46898.48050468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9106018543243">
                <text:p>48.9106018543243</text:p>
              </table:table-cell>
              <table:table-cell office:value-type="float" office:value="387989.84370016">
                <text:p>387989.843700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.0232126712799">
                <text:p>49.0232126712799</text:p>
              </table:table-cell>
              <table:table-cell office:value-type="float" office:value="40564.4868183704">
                <text:p>40564.48681837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.04021525383">
                <text:p>49.04021525383</text:p>
              </table:table-cell>
              <table:table-cell office:value-type="float" office:value="264900.934122332">
                <text:p>264900.9341223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.110827922821">
                <text:p>49.110827922821</text:p>
              </table:table-cell>
              <table:table-cell office:value-type="float" office:value="62991.5291909066">
                <text:p>62991.52919090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.1806046962738">
                <text:p>49.1806046962738</text:p>
              </table:table-cell>
              <table:table-cell office:value-type="float" office:value="63058.2324500709">
                <text:p>63058.23245007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.2734880447388">
                <text:p>49.2734880447388</text:p>
              </table:table-cell>
              <table:table-cell office:value-type="float" office:value="47026.728387678">
                <text:p>47026.7283876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3265233039856">
                <text:p>49.3265233039856</text:p>
              </table:table-cell>
              <table:table-cell office:value-type="float" office:value="81756.930419068">
                <text:p>81756.930419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